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fo:background-color="#ff0000"/>
      <style:text-properties fo:color="#ffffff"/>
    </style:style>
    <style:style style:name="ce3" style:family="table-cell" style:parent-style-name="Default" style:data-style-name="N36">
      <style:table-cell-properties fo:background-color="#ff0000"/>
    </style:style>
    <style:style style:name="ce4" style:family="table-cell" style:parent-style-name="Default" style:data-style-name="N36">
      <style:table-cell-properties fo:background-color="#33ff99"/>
      <style:text-properties fo:color="#ffffff"/>
    </style:style>
    <style:style style:name="ce5" style:family="table-cell" style:parent-style-name="Default" style:data-style-name="N36">
      <style:table-cell-properties fo:background-color="#33ff99"/>
    </style:style>
    <style:style style:name="ce6" style:family="table-cell" style:parent-style-name="Default" style:data-style-name="N36">
      <style:table-cell-properties fo:background-color="#ff3300"/>
    </style:style>
    <style:style style:name="ce7" style:family="table-cell" style:parent-style-name="Default" style:data-style-name="N36">
      <style:table-cell-properties fo:background-color="#ff3300"/>
      <style:text-properties fo:color="#ffffff"/>
    </style:style>
    <style:style style:name="ce8" style:family="table-cell" style:parent-style-name="Default" style:data-style-name="N36">
      <style:table-cell-properties fo:background-color="#ff3333"/>
      <style:text-properties fo:color="#ffffff"/>
    </style:style>
    <style:style style:name="ce9" style:family="table-cell" style:parent-style-name="Default" style:data-style-name="N36">
      <style:table-cell-properties fo:background-color="#ff3333"/>
    </style:style>
    <style:style style:name="ce10" style:family="table-cell" style:parent-style-name="Default" style:data-style-name="N36">
      <style:table-cell-properties fo:background-color="#ffff00"/>
    </style:style>
    <style:style style:name="ce11" style:family="table-cell" style:parent-style-name="Default" style:data-style-name="N36"/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00"/>
    <style:style style:name="ce14" style:family="table-cell" style:parent-style-name="Default" style:data-style-name="N1">
      <style:table-cell-properties style:rotation-align="none"/>
    </style:style>
    <style:style style:name="ce15" style:family="table-cell" style:parent-style-name="Default" style:data-style-name="N1"/>
    <style:style style:name="ce16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6">
      <style:table-cell-properties fo:background-color="#ff0000"/>
      <style:text-properties fo:color="#000000"/>
    </style:style>
    <style:style style:name="ce20" style:family="table-cell" style:parent-style-name="Default" style:data-style-name="N36">
      <style:table-cell-properties fo:background-color="#33ff99"/>
      <style:text-properties fo:color="#000000"/>
    </style:style>
    <style:style style:name="ce21" style:family="table-cell" style:parent-style-name="Default" style:data-style-name="N36">
      <style:table-cell-properties fo:background-color="#ff3300"/>
      <style:text-properties fo:color="#000000"/>
    </style:style>
    <style:style style:name="ce22" style:family="table-cell" style:parent-style-name="Default" style:data-style-name="N36">
      <style:table-cell-properties fo:background-color="#ff3333"/>
      <style:text-properties fo:color="#000000"/>
    </style:style>
    <style:style style:name="ce23" style:family="table-cell" style:parent-style-name="Default" style:data-style-name="N11"/>
    <style:style style:name="ce24" style:family="table-cell" style:parent-style-name="Default" style:data-style-name="N36">
      <style:table-cell-properties fo:background-color="#ffff00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T1" style:family="text">
      <style:text-properties style:font-style-complex="normal" style:font-name="文泉驛微米黑" fo:font-weight="normal" style:text-underline-style="none" style:text-underline-color="font-color" style:text-line-through-type="none" fo:font-style="normal" style:text-outline="false" fo:text-shadow="none" style:text-position="0%" style:font-name-asian="文泉驛微米黑" style:font-size-asian="10pt" style:font-size-complex="10pt" style:font-weight-asian="normal" style:font-weight-complex="normal" style:font-style-asian="normal" fo:font-size="10pt"/>
    </style:style>
    <style:style style:name="T2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Arial" style:font-name-complex="Arial"/>
    </style:style>
  </office:automatic-styles>
  <office:body>
    <office:spreadsheet>
      <table:calculation-settings table:automatic-find-labels="false"/>
      <table:table table:name="買1、2、3" table:style-name="ta1">
        <table:table-column table:style-name="co1" table:default-cell-style-name="ce11"/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2" office:value-type="string" calcext:value-type="string">
            <text:p>價平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dateline</text:p>
          </table:table-cell>
          <table:table-cell table:style-name="ce12" office:value-type="string" calcext:value-type="string">
            <text:p>履約價</text:p>
          </table:table-cell>
          <table:table-cell table:style-name="ce12" office:value-type="string" calcext:value-type="string">
            <text:p>callorput</text:p>
          </table:table-cell>
          <table:table-cell table:style-name="ce12" office:value-type="string" calcext:value-type="string">
            <text:p>買進</text:p>
          </table:table-cell>
          <table:table-cell table:style-name="ce12" office:value-type="string" calcext:value-type="string">
            <text:p>賣出</text:p>
          </table:table-cell>
          <table:table-cell table:style-name="ce14" office:value-type="string" calcext:value-type="string">
            <text:p>口數</text:p>
          </table:table-cell>
          <table:table-cell table:style-name="ce12" office:value-type="string" calcext:value-type="string">
            <text:p>賺幾點</text:p>
          </table:table-cell>
          <table:table-cell table:style-name="ce12" office:value-type="string" calcext:value-type="string">
            <text:p>成本</text:p>
          </table:table-cell>
          <table:table-cell table:style-name="ce12" office:value-type="string" calcext:value-type="string">
            <text:p>收入</text:p>
          </table:table-cell>
          <table:table-cell table:style-name="ce16" office:value-type="string" calcext:value-type="string">
            <text:p>ROI</text:p>
          </table:table-cell>
          <table:table-cell table:style-name="ce12" office:value-type="string" calcext:value-type="string">
            <text:p><text:span text:style-name="T1">累計</text:span><text:span text:style-name="T2">roi</text:span></text:p>
          </table:table-cell>
          <table:table-cell table:style-name="ce12"/>
          <table:table-cell table:style-name="ce16"/>
          <table:table-cell table:style-name="ce12"/>
        </table:table-row>
        <table:table-row table:style-name="ro1">
          <table:table-cell table:style-name="ce2" office:value-type="string" calcext:value-type="string">
            <text:p>2016/1/18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float" office:value="201601" calcext:value-type="float">
            <text:p>20160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買權</text:p>
          </table:table-cell>
          <table:table-cell office:value-type="float" office:value="91" calcext:value-type="float">
            <text:p>91</text:p>
          </table:table-cell>
          <table:table-cell office:value-type="float" office:value="317" calcext:value-type="float">
            <text:p>317</text:p>
          </table:table-cell>
          <table:table-cell table:formula="of:=10000/([.G2]*50)" office:value-type="float" office:value="2.1978021978022" calcext:value-type="float">
            <text:p>2</text:p>
          </table:table-cell>
          <table:table-cell table:formula="of:=[.H2]-[.G2]-1" office:value-type="float" office:value="225" calcext:value-type="float">
            <text:p>225</text:p>
          </table:table-cell>
          <table:table-cell table:formula="of:=[.I2]*[.G2]*50" office:value-type="float" office:value="10000" calcext:value-type="float">
            <text:p>10000</text:p>
          </table:table-cell>
          <table:table-cell table:formula="of:=[.I2]*[.H2]*50" office:value-type="float" office:value="34835.1648351648" calcext:value-type="float">
            <text:p>34835.1648351648</text:p>
          </table:table-cell>
          <table:table-cell table:formula="of:=[.L2]/[.K2]" office:value-type="float" office:value="3.48351648351648" calcext:value-type="float">
            <text:p>3.48351648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2016/1/19</text:p>
          </table:table-cell>
          <table:table-cell office:value-type="float" office:value="7786" calcext:value-type="float">
            <text:p>7786</text:p>
          </table:table-cell>
          <table:table-cell/>
          <table:table-cell office:value-type="float" office:value="201601" calcext:value-type="float">
            <text:p>20160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49.5" calcext:value-type="float">
            <text:p>49.5</text:p>
          </table:table-cell>
          <table:table-cell office:value-type="float" office:value="80" calcext:value-type="float">
            <text:p>80</text:p>
          </table:table-cell>
          <table:table-cell table:formula="of:=10000/([.G3]*50)" office:value-type="float" office:value="4.04040404040404" calcext:value-type="float">
            <text:p>4</text:p>
          </table:table-cell>
          <table:table-cell table:formula="of:=[.H3]-[.G3]-1" office:value-type="float" office:value="29.5" calcext:value-type="float">
            <text:p>29.5</text:p>
          </table:table-cell>
          <table:table-cell table:formula="of:=[.I3]*[.G3]*50" office:value-type="float" office:value="10000" calcext:value-type="float">
            <text:p>10000</text:p>
          </table:table-cell>
          <table:table-cell table:formula="of:=[.I3]*[.H3]*50" office:value-type="float" office:value="16161.6161616162" calcext:value-type="float">
            <text:p>16161.6161616162</text:p>
          </table:table-cell>
          <table:table-cell table:formula="of:=[.L3]/[.K3]" office:value-type="float" office:value="1.61616161616162" calcext:value-type="float">
            <text:p>1.61616161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2016/1/20</text:p>
          </table:table-cell>
          <table:table-cell office:value-type="float" office:value="7797" calcext:value-type="float">
            <text:p>7797</text:p>
          </table:table-cell>
          <table:table-cell/>
          <table:table-cell office:value-type="float" office:value="201601" calcext:value-type="float">
            <text:p>20160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table:formula="of:=10000/([.G4]*50)" office:value-type="float" office:value="7.14285714285714" calcext:value-type="float">
            <text:p>7</text:p>
          </table:table-cell>
          <table:table-cell table:formula="of:=[.H4]-[.G4]-1" office:value-type="float" office:value="-28.8" calcext:value-type="float">
            <text:p>-28.8</text:p>
          </table:table-cell>
          <table:table-cell table:formula="of:=[.I4]*[.G4]*50" office:value-type="float" office:value="10000" calcext:value-type="float">
            <text:p>10000</text:p>
          </table:table-cell>
          <table:table-cell table:formula="of:=[.I4]*[.H4]*50" office:value-type="float" office:value="71.4285714285714" calcext:value-type="float">
            <text:p>71.4285714286</text:p>
          </table:table-cell>
          <table:table-cell table:formula="of:=[.L4]/[.K4]" office:value-type="float" office:value="0.00714285714285714" calcext:value-type="float">
            <text:p>0.007142857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016/1/21</text:p>
          </table:table-cell>
          <table:table-cell office:value-type="float" office:value="7659" calcext:value-type="float">
            <text:p>765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5]-[.G5]-1" office:value-type="float" office:value="-1" calcext:value-type="float">
            <text:p>-1</text:p>
          </table:table-cell>
          <table:table-cell table:formula="of:=[.I5]*[.G5]*50" office:value-type="float" office:value="0" calcext:value-type="float">
            <text:p>0</text:p>
          </table:table-cell>
          <table:table-cell table:formula="of:=[.I5]*[.H5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2016/1/22</text:p>
          </table:table-cell>
          <table:table-cell office:value-type="float" office:value="7730" calcext:value-type="float">
            <text:p>773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6]-[.G6]-1" office:value-type="float" office:value="-1" calcext:value-type="float">
            <text:p>-1</text:p>
          </table:table-cell>
          <table:table-cell table:formula="of:=[.I6]*[.G6]*50" office:value-type="float" office:value="0" calcext:value-type="float">
            <text:p>0</text:p>
          </table:table-cell>
          <table:table-cell table:formula="of:=[.I6]*[.H6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6/1/25</text:p>
          </table:table-cell>
          <table:table-cell office:value-type="float" office:value="7768" calcext:value-type="float">
            <text:p>7768</text:p>
          </table:table-cell>
          <table:table-cell table:style-name="ce13" office:value-type="string" calcext:value-type="string">
            <text:p>2016/1/25</text:p>
          </table:table-cell>
          <table:table-cell office:value-type="string" calcext:value-type="string">
            <text:p>201601W4</text:p>
          </table:table-cell>
          <table:table-cell office:value-type="float" office:value="7750" calcext:value-type="float">
            <text:p>7750</text:p>
          </table:table-cell>
          <table:table-cell office:value-type="string" calcext:value-type="string">
            <text:p>買權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table:formula="of:=10000/([.G7]*50)" office:value-type="float" office:value="2.32558139534884" calcext:value-type="float">
            <text:p>2</text:p>
          </table:table-cell>
          <table:table-cell table:formula="of:=[.H7]-[.G7]-1" office:value-type="float" office:value="35" calcext:value-type="float">
            <text:p>35</text:p>
          </table:table-cell>
          <table:table-cell table:formula="of:=[.I7]*[.G7]*50" office:value-type="float" office:value="10000" calcext:value-type="float">
            <text:p>10000</text:p>
          </table:table-cell>
          <table:table-cell table:formula="of:=[.I7]*[.H7]*50" office:value-type="float" office:value="14186.0465116279" calcext:value-type="float">
            <text:p>14186.046511627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6/1/26</text:p>
          </table:table-cell>
          <table:table-cell office:value-type="float" office:value="7784" calcext:value-type="float">
            <text:p>7784</text:p>
          </table:table-cell>
          <table:table-cell table:style-name="ce13" office:value-type="string" calcext:value-type="string">
            <text:p>2016/1/26</text:p>
          </table:table-cell>
          <table:table-cell office:value-type="string" calcext:value-type="string">
            <text:p>201601W4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table:formula="of:=10000/([.G8]*50)" office:value-type="float" office:value="4" calcext:value-type="float">
            <text:p>4</text:p>
          </table:table-cell>
          <table:table-cell table:formula="of:=[.H8]-[.G8]-1" office:value-type="float" office:value="-2.5" calcext:value-type="float">
            <text:p>-2.5</text:p>
          </table:table-cell>
          <table:table-cell table:formula="of:=[.I8]*[.G8]*50" office:value-type="float" office:value="10000" calcext:value-type="float">
            <text:p>10000</text:p>
          </table:table-cell>
          <table:table-cell table:formula="of:=[.I8]*[.H8]*50" office:value-type="float" office:value="9700" calcext:value-type="float">
            <text:p>97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6/1/27</text:p>
          </table:table-cell>
          <table:table-cell office:value-type="float" office:value="7850" calcext:value-type="float">
            <text:p>7850</text:p>
          </table:table-cell>
          <table:table-cell table:style-name="ce13" office:value-type="string" calcext:value-type="string">
            <text:p>2016/1/27</text:p>
          </table:table-cell>
          <table:table-cell office:value-type="string" calcext:value-type="string">
            <text:p>201601W4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買權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table:formula="of:=10000/([.G9]*50)" office:value-type="float" office:value="4.76190476190476" calcext:value-type="float">
            <text:p>5</text:p>
          </table:table-cell>
          <table:table-cell table:formula="of:=[.H9]-[.G9]-1" office:value-type="float" office:value="-42.8" calcext:value-type="float">
            <text:p>-42.8</text:p>
          </table:table-cell>
          <table:table-cell table:formula="of:=[.I9]*[.G9]*50" office:value-type="float" office:value="10000" calcext:value-type="float">
            <text:p>10000</text:p>
          </table:table-cell>
          <table:table-cell table:formula="of:=[.I9]*[.H9]*50" office:value-type="float" office:value="47.6190476190476" calcext:value-type="float">
            <text:p>47.61904761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2016/1/28</text:p>
          </table:table-cell>
          <table:table-cell office:value-type="float" office:value="7800" calcext:value-type="float">
            <text:p>78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0]-[.G10]-1" office:value-type="float" office:value="-1" calcext:value-type="float">
            <text:p>-1</text:p>
          </table:table-cell>
          <table:table-cell table:formula="of:=[.I10]*[.G10]*50" office:value-type="float" office:value="0" calcext:value-type="float">
            <text:p>0</text:p>
          </table:table-cell>
          <table:table-cell table:formula="of:=[.I10]*[.H10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2016/1/29</text:p>
          </table:table-cell>
          <table:table-cell office:value-type="float" office:value="7841" calcext:value-type="float">
            <text:p>784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1]-[.G11]-1" office:value-type="float" office:value="-1" calcext:value-type="float">
            <text:p>-1</text:p>
          </table:table-cell>
          <table:table-cell table:formula="of:=[.I11]*[.G11]*50" office:value-type="float" office:value="0" calcext:value-type="float">
            <text:p>0</text:p>
          </table:table-cell>
          <table:table-cell table:formula="of:=[.I11]*[.H11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2016/1/30</text:p>
          </table:table-cell>
          <table:table-cell office:value-type="float" office:value="8103" calcext:value-type="float">
            <text:p>810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2]-[.G12]-1" office:value-type="float" office:value="-1" calcext:value-type="float">
            <text:p>-1</text:p>
          </table:table-cell>
          <table:table-cell table:formula="of:=[.I12]*[.G12]*50" office:value-type="float" office:value="0" calcext:value-type="float">
            <text:p>0</text:p>
          </table:table-cell>
          <table:table-cell table:formula="of:=[.I12]*[.H12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1</text:p>
          </table:table-cell>
          <table:table-cell office:value-type="float" office:value="8131" calcext:value-type="float">
            <text:p>8131</text:p>
          </table:table-cell>
          <table:table-cell table:style-name="ce13" office:value-type="string" calcext:value-type="string">
            <text:p>2016/2/1</text:p>
          </table:table-cell>
          <table:table-cell office:value-type="string" calcext:value-type="string">
            <text:p>201602W1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賣權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10000/([.G13]*50)" office:value-type="float" office:value="6.89655172413793" calcext:value-type="float">
            <text:p>7</text:p>
          </table:table-cell>
          <table:table-cell table:formula="of:=[.H13]-[.G13]-1" office:value-type="float" office:value="-3" calcext:value-type="float">
            <text:p>-3</text:p>
          </table:table-cell>
          <table:table-cell table:formula="of:=[.I13]*[.G13]*50" office:value-type="float" office:value="10000" calcext:value-type="float">
            <text:p>10000</text:p>
          </table:table-cell>
          <table:table-cell table:formula="of:=[.I13]*[.H13]*50" office:value-type="float" office:value="9310.34482758621" calcext:value-type="float">
            <text:p>9310.344827586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2</text:p>
          </table:table-cell>
          <table:table-cell office:value-type="float" office:value="8079" calcext:value-type="float">
            <text:p>8079</text:p>
          </table:table-cell>
          <table:table-cell table:style-name="ce13" office:value-type="string" calcext:value-type="string">
            <text:p>2016/2/2</text:p>
          </table:table-cell>
          <table:table-cell office:value-type="string" calcext:value-type="string">
            <text:p>201602W1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賣權</text:p>
          </table:table-cell>
          <table:table-cell office:value-type="float" office:value="39" calcext:value-type="float">
            <text:p>39</text:p>
          </table:table-cell>
          <table:table-cell office:value-type="float" office:value="18.5" calcext:value-type="float">
            <text:p>18.5</text:p>
          </table:table-cell>
          <table:table-cell table:formula="of:=10000/([.G14]*50)" office:value-type="float" office:value="5.12820512820513" calcext:value-type="float">
            <text:p>5</text:p>
          </table:table-cell>
          <table:table-cell table:formula="of:=[.H14]-[.G14]-1" office:value-type="float" office:value="-21.5" calcext:value-type="float">
            <text:p>-21.5</text:p>
          </table:table-cell>
          <table:table-cell table:formula="of:=[.I14]*[.G14]*50" office:value-type="float" office:value="10000" calcext:value-type="float">
            <text:p>10000</text:p>
          </table:table-cell>
          <table:table-cell table:formula="of:=[.I14]*[.H14]*50" office:value-type="float" office:value="4743.58974358974" calcext:value-type="float">
            <text:p>4743.589743589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3</text:p>
          </table:table-cell>
          <table:table-cell office:value-type="float" office:value="8026" calcext:value-type="float">
            <text:p>8026</text:p>
          </table:table-cell>
          <table:table-cell table:style-name="ce13" office:value-type="string" calcext:value-type="string">
            <text:p>2016/2/3</text:p>
          </table:table-cell>
          <table:table-cell office:value-type="string" calcext:value-type="string">
            <text:p>201602W1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賣權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table:formula="of:=10000/([.G15]*50)" office:value-type="float" office:value="10.8108108108108" calcext:value-type="float">
            <text:p>11</text:p>
          </table:table-cell>
          <table:table-cell table:formula="of:=[.H15]-[.G15]-1" office:value-type="float" office:value="-19.3" calcext:value-type="float">
            <text:p>-19.3</text:p>
          </table:table-cell>
          <table:table-cell table:formula="of:=[.I15]*[.G15]*50" office:value-type="float" office:value="10000" calcext:value-type="float">
            <text:p>10000</text:p>
          </table:table-cell>
          <table:table-cell table:formula="of:=[.I15]*[.H15]*50" office:value-type="float" office:value="108.108108108108" calcext:value-type="float">
            <text:p>108.108108108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15</text:p>
          </table:table-cell>
          <table:table-cell office:value-type="float" office:value="7920" calcext:value-type="float">
            <text:p>7920</text:p>
          </table:table-cell>
          <table:table-cell table:style-name="ce13" office:value-type="string" calcext:value-type="string">
            <text:p>2016/2/15</text:p>
          </table:table-cell>
          <table:table-cell office:value-type="string" calcext:value-type="string">
            <text:p>201602W2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賣權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table:formula="of:=10000/([.G16]*50)" office:value-type="float" office:value="4.76190476190476" calcext:value-type="float">
            <text:p>5</text:p>
          </table:table-cell>
          <table:table-cell table:formula="of:=[.H16]-[.G16]-1" office:value-type="float" office:value="-42.9" calcext:value-type="float">
            <text:p>-42.9</text:p>
          </table:table-cell>
          <table:table-cell table:formula="of:=[.I16]*[.G16]*50" office:value-type="float" office:value="10000" calcext:value-type="float">
            <text:p>10000</text:p>
          </table:table-cell>
          <table:table-cell table:formula="of:=[.I16]*[.H16]*50" office:value-type="float" office:value="23.8095238095238" calcext:value-type="float">
            <text:p>23.80952380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16</text:p>
          </table:table-cell>
          <table:table-cell office:value-type="float" office:value="8080" calcext:value-type="float">
            <text:p>8080</text:p>
          </table:table-cell>
          <table:table-cell table:style-name="ce13" office:value-type="string" calcext:value-type="string">
            <text:p>2016/2/16</text:p>
          </table:table-cell>
          <table:table-cell office:value-type="float" office:value="201602" calcext:value-type="float">
            <text:p>201602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賣權</text:p>
          </table:table-cell>
          <table:table-cell office:value-type="float" office:value="60" calcext:value-type="float">
            <text:p>60</text:p>
          </table:table-cell>
          <table:table-cell office:value-type="float" office:value="5.9" calcext:value-type="float">
            <text:p>5.9</text:p>
          </table:table-cell>
          <table:table-cell table:formula="of:=10000/([.G17]*50)" office:value-type="float" office:value="3.33333333333333" calcext:value-type="float">
            <text:p>3</text:p>
          </table:table-cell>
          <table:table-cell table:formula="of:=[.H17]-[.G17]-1" office:value-type="float" office:value="-55.1" calcext:value-type="float">
            <text:p>-55.1</text:p>
          </table:table-cell>
          <table:table-cell table:formula="of:=[.I17]*[.G17]*50" office:value-type="float" office:value="10000" calcext:value-type="float">
            <text:p>10000</text:p>
          </table:table-cell>
          <table:table-cell table:formula="of:=[.I17]*[.H17]*50" office:value-type="float" office:value="983.333333333333" calcext:value-type="float">
            <text:p>983.333333333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17</text:p>
          </table:table-cell>
          <table:table-cell office:value-type="float" office:value="8232" calcext:value-type="float">
            <text:p>8232</text:p>
          </table:table-cell>
          <table:table-cell table:style-name="ce13" office:value-type="string" calcext:value-type="string">
            <text:p>2016/2/18</text:p>
          </table:table-cell>
          <table:table-cell office:value-type="string" calcext:value-type="string">
            <text:p>201602W4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賣權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10000/([.G18]*50)" office:value-type="float" office:value="4" calcext:value-type="float">
            <text:p>4</text:p>
          </table:table-cell>
          <table:table-cell table:formula="of:=[.H18]-[.G18]-1" office:value-type="float" office:value="-2" calcext:value-type="float">
            <text:p>-2</text:p>
          </table:table-cell>
          <table:table-cell table:formula="of:=[.I18]*[.G18]*50" office:value-type="float" office:value="10000" calcext:value-type="float">
            <text:p>10000</text:p>
          </table:table-cell>
          <table:table-cell table:formula="of:=[.I18]*[.H18]*50" office:value-type="float" office:value="9800" calcext:value-type="float">
            <text:p>98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2/18</text:p>
          </table:table-cell>
          <table:table-cell office:value-type="float" office:value="8290" calcext:value-type="float">
            <text:p>829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9]-[.G19]-1" office:value-type="float" office:value="-1" calcext:value-type="float">
            <text:p>-1</text:p>
          </table:table-cell>
          <table:table-cell table:formula="of:=[.I19]*[.G19]*50" office:value-type="float" office:value="0" calcext:value-type="float">
            <text:p>0</text:p>
          </table:table-cell>
          <table:table-cell table:formula="of:=[.I19]*[.H19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2/19</text:p>
          </table:table-cell>
          <table:table-cell office:value-type="float" office:value="8278" calcext:value-type="float">
            <text:p>827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20]-[.G20]-1" office:value-type="float" office:value="-1" calcext:value-type="float">
            <text:p>-1</text:p>
          </table:table-cell>
          <table:table-cell table:formula="of:=[.I20]*[.G20]*50" office:value-type="float" office:value="0" calcext:value-type="float">
            <text:p>0</text:p>
          </table:table-cell>
          <table:table-cell table:formula="of:=[.I20]*[.H20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22</text:p>
          </table:table-cell>
          <table:table-cell office:value-type="float" office:value="8289" calcext:value-type="float">
            <text:p>8289</text:p>
          </table:table-cell>
          <table:table-cell table:style-name="ce13" office:value-type="string" calcext:value-type="string">
            <text:p>2016/2/22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10000/([.G21]*50)" office:value-type="float" office:value="3.92156862745098" calcext:value-type="float">
            <text:p>4</text:p>
          </table:table-cell>
          <table:table-cell table:formula="of:=[.H21]-[.G21]-1" office:value-type="float" office:value="-16" calcext:value-type="float">
            <text:p>-16</text:p>
          </table:table-cell>
          <table:table-cell table:formula="of:=[.I21]*[.G21]*50" office:value-type="float" office:value="10000" calcext:value-type="float">
            <text:p>10000</text:p>
          </table:table-cell>
          <table:table-cell table:formula="of:=[.I21]*[.H21]*50" office:value-type="float" office:value="7058.82352941176" calcext:value-type="float">
            <text:p>7058.823529411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23</text:p>
          </table:table-cell>
          <table:table-cell office:value-type="float" office:value="8321" calcext:value-type="float">
            <text:p>8321</text:p>
          </table:table-cell>
          <table:table-cell table:style-name="ce13" office:value-type="string" calcext:value-type="string">
            <text:p>2016/2/23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table:formula="of:=10000/([.G22]*50)" office:value-type="float" office:value="9.75609756097561" calcext:value-type="float">
            <text:p>10</text:p>
          </table:table-cell>
          <table:table-cell table:formula="of:=[.H22]-[.G22]-1" office:value-type="float" office:value="-5" calcext:value-type="float">
            <text:p>-5</text:p>
          </table:table-cell>
          <table:table-cell table:formula="of:=[.I22]*[.G22]*50" office:value-type="float" office:value="10000" calcext:value-type="float">
            <text:p>10000</text:p>
          </table:table-cell>
          <table:table-cell table:formula="of:=[.I22]*[.H22]*50" office:value-type="float" office:value="8048.78048780488" calcext:value-type="float">
            <text:p>8048.780487804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2/24</text:p>
          </table:table-cell>
          <table:table-cell office:value-type="float" office:value="8300" calcext:value-type="float">
            <text:p>8300</text:p>
          </table:table-cell>
          <table:table-cell table:style-name="ce13" office:value-type="string" calcext:value-type="string">
            <text:p>2016/2/24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0000/([.G23]*50)" office:value-type="float" office:value="9.52380952380952" calcext:value-type="float">
            <text:p>10</text:p>
          </table:table-cell>
          <table:table-cell table:formula="of:=[.H23]-[.G23]-1" office:value-type="float" office:value="2" calcext:value-type="float">
            <text:p>2</text:p>
          </table:table-cell>
          <table:table-cell table:formula="of:=[.I23]*[.G23]*50" office:value-type="float" office:value="10000" calcext:value-type="float">
            <text:p>10000</text:p>
          </table:table-cell>
          <table:table-cell table:formula="of:=[.I23]*[.H23]*50" office:value-type="float" office:value="11428.5714285714" calcext:value-type="float">
            <text:p>11428.571428571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2/25</text:p>
          </table:table-cell>
          <table:table-cell office:value-type="float" office:value="8287" calcext:value-type="float">
            <text:p>828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24]-[.G24]-1" office:value-type="float" office:value="-1" calcext:value-type="float">
            <text:p>-1</text:p>
          </table:table-cell>
          <table:table-cell table:formula="of:=[.I24]*[.G24]*50" office:value-type="float" office:value="0" calcext:value-type="float">
            <text:p>0</text:p>
          </table:table-cell>
          <table:table-cell table:formula="of:=[.I24]*[.H24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2/26</text:p>
          </table:table-cell>
          <table:table-cell office:value-type="float" office:value="8390" calcext:value-type="float">
            <text:p>839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25]-[.G25]-1" office:value-type="float" office:value="-1" calcext:value-type="float">
            <text:p>-1</text:p>
          </table:table-cell>
          <table:table-cell table:formula="of:=[.I25]*[.G25]*50" office:value-type="float" office:value="0" calcext:value-type="float">
            <text:p>0</text:p>
          </table:table-cell>
          <table:table-cell table:formula="of:=[.I25]*[.H25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1</text:p>
          </table:table-cell>
          <table:table-cell office:value-type="float" office:value="8372" calcext:value-type="float">
            <text:p>8372</text:p>
          </table:table-cell>
          <table:table-cell table:style-name="ce13" office:value-type="string" calcext:value-type="string">
            <text:p>2016/3/1</text:p>
          </table:table-cell>
          <table:table-cell office:value-type="string" calcext:value-type="string">
            <text:p>201603W1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賣權</text:p>
          </table:table-cell>
          <table:table-cell office:value-type="float" office:value="32.5" calcext:value-type="float">
            <text:p>32.5</text:p>
          </table:table-cell>
          <table:table-cell office:value-type="float" office:value="4.3" calcext:value-type="float">
            <text:p>4.3</text:p>
          </table:table-cell>
          <table:table-cell table:formula="of:=10000/([.G26]*50)" office:value-type="float" office:value="6.15384615384615" calcext:value-type="float">
            <text:p>6</text:p>
          </table:table-cell>
          <table:table-cell table:formula="of:=[.H26]-[.G26]-1" office:value-type="float" office:value="-29.2" calcext:value-type="float">
            <text:p>-29.2</text:p>
          </table:table-cell>
          <table:table-cell table:formula="of:=[.I26]*[.G26]*50" office:value-type="float" office:value="10000" calcext:value-type="float">
            <text:p>10000</text:p>
          </table:table-cell>
          <table:table-cell table:formula="of:=[.I26]*[.H26]*50" office:value-type="float" office:value="1323.07692307692" calcext:value-type="float">
            <text:p>1323.076923076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2</text:p>
          </table:table-cell>
          <table:table-cell office:value-type="float" office:value="8540" calcext:value-type="float">
            <text:p>8540</text:p>
          </table:table-cell>
          <table:table-cell table:style-name="ce13" office:value-type="string" calcext:value-type="string">
            <text:p>2016/3/2</text:p>
          </table:table-cell>
          <table:table-cell office:value-type="string" calcext:value-type="string">
            <text:p>201603W1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table:formula="of:=10000/([.G27]*50)" office:value-type="float" office:value="9.09090909090909" calcext:value-type="float">
            <text:p>9</text:p>
          </table:table-cell>
          <table:table-cell table:formula="of:=[.H27]-[.G27]-1" office:value-type="float" office:value="-22.4" calcext:value-type="float">
            <text:p>-22.4</text:p>
          </table:table-cell>
          <table:table-cell table:formula="of:=[.I27]*[.G27]*50" office:value-type="float" office:value="10000" calcext:value-type="float">
            <text:p>10000</text:p>
          </table:table-cell>
          <table:table-cell table:formula="of:=[.I27]*[.H27]*50" office:value-type="float" office:value="272.727272727273" calcext:value-type="float">
            <text:p>272.727272727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3</text:p>
          </table:table-cell>
          <table:table-cell office:value-type="float" office:value="8530" calcext:value-type="float">
            <text:p>853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28]-[.G28]-1" office:value-type="float" office:value="-1" calcext:value-type="float">
            <text:p>-1</text:p>
          </table:table-cell>
          <table:table-cell table:formula="of:=[.I28]*[.G28]*50" office:value-type="float" office:value="0" calcext:value-type="float">
            <text:p>0</text:p>
          </table:table-cell>
          <table:table-cell table:formula="of:=[.I28]*[.H28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4</text:p>
          </table:table-cell>
          <table:table-cell office:value-type="float" office:value="8570" calcext:value-type="float">
            <text:p>857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29]-[.G29]-1" office:value-type="float" office:value="-1" calcext:value-type="float">
            <text:p>-1</text:p>
          </table:table-cell>
          <table:table-cell table:formula="of:=[.I29]*[.G29]*50" office:value-type="float" office:value="0" calcext:value-type="float">
            <text:p>0</text:p>
          </table:table-cell>
          <table:table-cell table:formula="of:=[.I29]*[.H29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7</text:p>
          </table:table-cell>
          <table:table-cell office:value-type="float" office:value="8605" calcext:value-type="float">
            <text:p>8605</text:p>
          </table:table-cell>
          <table:table-cell table:style-name="ce13" office:value-type="string" calcext:value-type="string">
            <text:p>2016/3/7</text:p>
          </table:table-cell>
          <table:table-cell office:value-type="string" calcext:value-type="string">
            <text:p>201603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31" calcext:value-type="float">
            <text:p>31</text:p>
          </table:table-cell>
          <table:table-cell office:value-type="float" office:value="25.5" calcext:value-type="float">
            <text:p>25.5</text:p>
          </table:table-cell>
          <table:table-cell table:formula="of:=10000/([.G30]*50)" office:value-type="float" office:value="6.45161290322581" calcext:value-type="float">
            <text:p>6</text:p>
          </table:table-cell>
          <table:table-cell table:formula="of:=[.H30]-[.G30]-1" office:value-type="float" office:value="-6.5" calcext:value-type="float">
            <text:p>-6.5</text:p>
          </table:table-cell>
          <table:table-cell table:formula="of:=[.I30]*[.G30]*50" office:value-type="float" office:value="10000" calcext:value-type="float">
            <text:p>10000</text:p>
          </table:table-cell>
          <table:table-cell table:formula="of:=[.I30]*[.H30]*50" office:value-type="float" office:value="8225.8064516129" calcext:value-type="float">
            <text:p>8225.80645161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8</text:p>
          </table:table-cell>
          <table:table-cell office:value-type="float" office:value="8611" calcext:value-type="float">
            <text:p>8611</text:p>
          </table:table-cell>
          <table:table-cell table:style-name="ce13" office:value-type="string" calcext:value-type="string">
            <text:p>2016/3/8</text:p>
          </table:table-cell>
          <table:table-cell office:value-type="string" calcext:value-type="string">
            <text:p>201603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table:formula="of:=10000/([.G31]*50)" office:value-type="float" office:value="10" calcext:value-type="float">
            <text:p>10</text:p>
          </table:table-cell>
          <table:table-cell table:formula="of:=[.H31]-[.G31]-1" office:value-type="float" office:value="-8.5" calcext:value-type="float">
            <text:p>-8.5</text:p>
          </table:table-cell>
          <table:table-cell table:formula="of:=[.I31]*[.G31]*50" office:value-type="float" office:value="10000" calcext:value-type="float">
            <text:p>10000</text:p>
          </table:table-cell>
          <table:table-cell table:formula="of:=[.I31]*[.H31]*50" office:value-type="float" office:value="6250" calcext:value-type="float">
            <text:p>625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9</text:p>
          </table:table-cell>
          <table:table-cell office:value-type="float" office:value="8613" calcext:value-type="float">
            <text:p>8613</text:p>
          </table:table-cell>
          <table:table-cell table:style-name="ce13" office:value-type="string" calcext:value-type="string">
            <text:p>2016/3/9</text:p>
          </table:table-cell>
          <table:table-cell office:value-type="string" calcext:value-type="string">
            <text:p>201603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table:formula="of:=10000/([.G32]*50)" office:value-type="float" office:value="16" calcext:value-type="float">
            <text:p>16</text:p>
          </table:table-cell>
          <table:table-cell table:formula="of:=[.H32]-[.G32]-1" office:value-type="float" office:value="-13.3" calcext:value-type="float">
            <text:p>-13.3</text:p>
          </table:table-cell>
          <table:table-cell table:formula="of:=[.I32]*[.G32]*50" office:value-type="float" office:value="10000" calcext:value-type="float">
            <text:p>10000</text:p>
          </table:table-cell>
          <table:table-cell table:formula="of:=[.I32]*[.H32]*50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10</text:p>
          </table:table-cell>
          <table:table-cell office:value-type="float" office:value="8629" calcext:value-type="float">
            <text:p>86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33]-[.G33]-1" office:value-type="float" office:value="-1" calcext:value-type="float">
            <text:p>-1</text:p>
          </table:table-cell>
          <table:table-cell table:formula="of:=[.I33]*[.G33]*50" office:value-type="float" office:value="0" calcext:value-type="float">
            <text:p>0</text:p>
          </table:table-cell>
          <table:table-cell table:formula="of:=[.I33]*[.H33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11</text:p>
          </table:table-cell>
          <table:table-cell office:value-type="float" office:value="8618" calcext:value-type="float">
            <text:p>86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34]-[.G34]-1" office:value-type="float" office:value="-1" calcext:value-type="float">
            <text:p>-1</text:p>
          </table:table-cell>
          <table:table-cell table:formula="of:=[.I34]*[.G34]*50" office:value-type="float" office:value="0" calcext:value-type="float">
            <text:p>0</text:p>
          </table:table-cell>
          <table:table-cell table:formula="of:=[.I34]*[.H34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14</text:p>
          </table:table-cell>
          <table:table-cell office:value-type="float" office:value="8727" calcext:value-type="float">
            <text:p>8727</text:p>
          </table:table-cell>
          <table:table-cell table:style-name="ce13" office:value-type="string" calcext:value-type="string">
            <text:p>2016/3/14</text:p>
          </table:table-cell>
          <table:table-cell office:value-type="float" office:value="201603" calcext:value-type="float">
            <text:p>20160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10000/([.G35]*50)" office:value-type="float" office:value="4.25531914893617" calcext:value-type="float">
            <text:p>4</text:p>
          </table:table-cell>
          <table:table-cell table:formula="of:=[.H35]-[.G35]-1" office:value-type="float" office:value="-10" calcext:value-type="float">
            <text:p>-10</text:p>
          </table:table-cell>
          <table:table-cell table:formula="of:=[.I35]*[.G35]*50" office:value-type="float" office:value="10000" calcext:value-type="float">
            <text:p>10000</text:p>
          </table:table-cell>
          <table:table-cell table:formula="of:=[.I35]*[.H35]*50" office:value-type="float" office:value="8085.10638297872" calcext:value-type="float">
            <text:p>8085.106382978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15</text:p>
          </table:table-cell>
          <table:table-cell office:value-type="float" office:value="8739" calcext:value-type="float">
            <text:p>8739</text:p>
          </table:table-cell>
          <table:table-cell table:style-name="ce13" office:value-type="string" calcext:value-type="string">
            <text:p>2016/3/15</text:p>
          </table:table-cell>
          <table:table-cell office:value-type="float" office:value="201603" calcext:value-type="float">
            <text:p>20160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table:formula="of:=10000/([.G36]*50)" office:value-type="float" office:value="5.71428571428571" calcext:value-type="float">
            <text:p>6</text:p>
          </table:table-cell>
          <table:table-cell table:formula="of:=[.H36]-[.G36]-1" office:value-type="float" office:value="113" calcext:value-type="float">
            <text:p>113</text:p>
          </table:table-cell>
          <table:table-cell table:formula="of:=[.I36]*[.G36]*50" office:value-type="float" office:value="10000" calcext:value-type="float">
            <text:p>10000</text:p>
          </table:table-cell>
          <table:table-cell table:formula="of:=[.I36]*[.H36]*50" office:value-type="float" office:value="42571.4285714286" calcext:value-type="float">
            <text:p>42571.4285714286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16</text:p>
          </table:table-cell>
          <table:table-cell office:value-type="float" office:value="8636" calcext:value-type="float">
            <text:p>8636</text:p>
          </table:table-cell>
          <table:table-cell table:style-name="ce13" office:value-type="string" calcext:value-type="string">
            <text:p>2016/3/16</text:p>
          </table:table-cell>
          <table:table-cell office:value-type="float" office:value="201603" calcext:value-type="float">
            <text:p>201603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formula="of:=10000/([.G37]*50)" office:value-type="float" office:value="8" calcext:value-type="float">
            <text:p>8</text:p>
          </table:table-cell>
          <table:table-cell table:formula="of:=[.H37]-[.G37]-1" office:value-type="float" office:value="-25.9" calcext:value-type="float">
            <text:p>-25.9</text:p>
          </table:table-cell>
          <table:table-cell table:formula="of:=[.I37]*[.G37]*50" office:value-type="float" office:value="10000" calcext:value-type="float">
            <text:p>10000</text:p>
          </table:table-cell>
          <table:table-cell table:formula="of:=[.I37]*[.H37]*5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17</text:p>
          </table:table-cell>
          <table:table-cell office:value-type="float" office:value="8754" calcext:value-type="float">
            <text:p>875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38]-[.G38]-1" office:value-type="float" office:value="-1" calcext:value-type="float">
            <text:p>-1</text:p>
          </table:table-cell>
          <table:table-cell table:formula="of:=[.I38]*[.G38]*50" office:value-type="float" office:value="0" calcext:value-type="float">
            <text:p>0</text:p>
          </table:table-cell>
          <table:table-cell table:formula="of:=[.I38]*[.H38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18</text:p>
          </table:table-cell>
          <table:table-cell office:value-type="float" office:value="8725" calcext:value-type="float">
            <text:p>87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39]-[.G39]-1" office:value-type="float" office:value="-1" calcext:value-type="float">
            <text:p>-1</text:p>
          </table:table-cell>
          <table:table-cell table:formula="of:=[.I39]*[.G39]*50" office:value-type="float" office:value="0" calcext:value-type="float">
            <text:p>0</text:p>
          </table:table-cell>
          <table:table-cell table:formula="of:=[.I39]*[.H39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21</text:p>
          </table:table-cell>
          <table:table-cell office:value-type="float" office:value="8798" calcext:value-type="float">
            <text:p>8798</text:p>
          </table:table-cell>
          <table:table-cell table:style-name="ce13" office:value-type="string" calcext:value-type="string">
            <text:p>2016/3/21</text:p>
          </table:table-cell>
          <table:table-cell office:value-type="string" calcext:value-type="string">
            <text:p>201603W4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賣權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10000/([.G40]*50)" office:value-type="float" office:value="5.71428571428571" calcext:value-type="float">
            <text:p>6</text:p>
          </table:table-cell>
          <table:table-cell table:formula="of:=[.H40]-[.G40]-1" office:value-type="float" office:value="13" calcext:value-type="float">
            <text:p>13</text:p>
          </table:table-cell>
          <table:table-cell table:formula="of:=[.I40]*[.G40]*50" office:value-type="float" office:value="10000" calcext:value-type="float">
            <text:p>10000</text:p>
          </table:table-cell>
          <table:table-cell table:formula="of:=[.I40]*[.H40]*50" office:value-type="float" office:value="14000" calcext:value-type="float">
            <text:p>140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22</text:p>
          </table:table-cell>
          <table:table-cell office:value-type="float" office:value="8775" calcext:value-type="float">
            <text:p>8775</text:p>
          </table:table-cell>
          <table:table-cell table:style-name="ce13" office:value-type="string" calcext:value-type="string">
            <text:p>2016/3/22</text:p>
          </table:table-cell>
          <table:table-cell office:value-type="string" calcext:value-type="string">
            <text:p>201603W4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table:formula="of:=10000/([.G41]*50)" office:value-type="float" office:value="11.1111111111111" calcext:value-type="float">
            <text:p>11</text:p>
          </table:table-cell>
          <table:table-cell table:formula="of:=[.H41]-[.G41]-1" office:value-type="float" office:value="-6.5" calcext:value-type="float">
            <text:p>-6.5</text:p>
          </table:table-cell>
          <table:table-cell table:formula="of:=[.I41]*[.G41]*50" office:value-type="float" office:value="10000" calcext:value-type="float">
            <text:p>10000</text:p>
          </table:table-cell>
          <table:table-cell table:formula="of:=[.I41]*[.H41]*50" office:value-type="float" office:value="6944.44444444444" calcext:value-type="float">
            <text:p>6944.444444444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23</text:p>
          </table:table-cell>
          <table:table-cell office:value-type="float" office:value="8761" calcext:value-type="float">
            <text:p>8761</text:p>
          </table:table-cell>
          <table:table-cell table:style-name="ce13" office:value-type="string" calcext:value-type="string">
            <text:p>2016/3/23</text:p>
          </table:table-cell>
          <table:table-cell office:value-type="string" calcext:value-type="string">
            <text:p>201603W4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10000/([.G42]*50)" office:value-type="float" office:value="15.3846153846154" calcext:value-type="float">
            <text:p>15</text:p>
          </table:table-cell>
          <table:table-cell table:formula="of:=[.H42]-[.G42]-1" office:value-type="float" office:value="-9" calcext:value-type="float">
            <text:p>-9</text:p>
          </table:table-cell>
          <table:table-cell table:formula="of:=[.I42]*[.G42]*50" office:value-type="float" office:value="10000" calcext:value-type="float">
            <text:p>10000</text:p>
          </table:table-cell>
          <table:table-cell table:formula="of:=[.I42]*[.H42]*50" office:value-type="float" office:value="3846.15384615385" calcext:value-type="float">
            <text:p>3846.1538461539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24</text:p>
          </table:table-cell>
          <table:table-cell office:value-type="float" office:value="8685" calcext:value-type="float">
            <text:p>868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43]-[.G43]-1" office:value-type="float" office:value="-1" calcext:value-type="float">
            <text:p>-1</text:p>
          </table:table-cell>
          <table:table-cell table:formula="of:=[.I43]*[.G43]*50" office:value-type="float" office:value="0" calcext:value-type="float">
            <text:p>0</text:p>
          </table:table-cell>
          <table:table-cell table:formula="of:=[.I43]*[.H43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25</text:p>
          </table:table-cell>
          <table:table-cell office:value-type="float" office:value="8727" calcext:value-type="float">
            <text:p>872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44]-[.G44]-1" office:value-type="float" office:value="-1" calcext:value-type="float">
            <text:p>-1</text:p>
          </table:table-cell>
          <table:table-cell table:formula="of:=[.I44]*[.G44]*50" office:value-type="float" office:value="0" calcext:value-type="float">
            <text:p>0</text:p>
          </table:table-cell>
          <table:table-cell table:formula="of:=[.I44]*[.H44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28</text:p>
          </table:table-cell>
          <table:table-cell office:value-type="float" office:value="8720" calcext:value-type="float">
            <text:p>8720</text:p>
          </table:table-cell>
          <table:table-cell table:style-name="ce13" office:value-type="string" calcext:value-type="string">
            <text:p>2016/3/28</text:p>
          </table:table-cell>
          <table:table-cell office:value-type="string" calcext:value-type="string">
            <text:p>201603W5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10000/([.G45]*50)" office:value-type="float" office:value="6.06060606060606" calcext:value-type="float">
            <text:p>6</text:p>
          </table:table-cell>
          <table:table-cell table:formula="of:=[.H45]-[.G45]-1" office:value-type="float" office:value="4" calcext:value-type="float">
            <text:p>4</text:p>
          </table:table-cell>
          <table:table-cell table:formula="of:=[.I45]*[.G45]*50" office:value-type="float" office:value="10000" calcext:value-type="float">
            <text:p>10000</text:p>
          </table:table-cell>
          <table:table-cell table:formula="of:=[.I45]*[.H45]*50" office:value-type="float" office:value="11515.1515151515" calcext:value-type="float">
            <text:p>11515.151515151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29</text:p>
          </table:table-cell>
          <table:table-cell office:value-type="float" office:value="8682" calcext:value-type="float">
            <text:p>8682</text:p>
          </table:table-cell>
          <table:table-cell table:style-name="ce13" office:value-type="string" calcext:value-type="string">
            <text:p>2016/3/29</text:p>
          </table:table-cell>
          <table:table-cell office:value-type="string" calcext:value-type="string">
            <text:p>201603W5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formula="of:=10000/([.G46]*50)" office:value-type="float" office:value="5.26315789473684" calcext:value-type="float">
            <text:p>5</text:p>
          </table:table-cell>
          <table:table-cell table:formula="of:=[.H46]-[.G46]-1" office:value-type="float" office:value="41" calcext:value-type="float">
            <text:p>41</text:p>
          </table:table-cell>
          <table:table-cell table:formula="of:=[.I46]*[.G46]*50" office:value-type="float" office:value="10000" calcext:value-type="float">
            <text:p>10000</text:p>
          </table:table-cell>
          <table:table-cell table:formula="of:=[.I46]*[.H46]*50" office:value-type="float" office:value="21052.6315789474" calcext:value-type="float">
            <text:p>21052.631578947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3/30</text:p>
          </table:table-cell>
          <table:table-cell office:value-type="float" office:value="8645" calcext:value-type="float">
            <text:p>8645</text:p>
          </table:table-cell>
          <table:table-cell table:style-name="ce13" office:value-type="string" calcext:value-type="string">
            <text:p>2016/3/30</text:p>
          </table:table-cell>
          <table:table-cell office:value-type="string" calcext:value-type="string">
            <text:p>201603W5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table:formula="of:=10000/([.G47]*50)" office:value-type="float" office:value="11.1111111111111" calcext:value-type="float">
            <text:p>11</text:p>
          </table:table-cell>
          <table:table-cell table:formula="of:=[.H47]-[.G47]-1" office:value-type="float" office:value="-18.9" calcext:value-type="float">
            <text:p>-18.9</text:p>
          </table:table-cell>
          <table:table-cell table:formula="of:=[.I47]*[.G47]*50" office:value-type="float" office:value="10000" calcext:value-type="float">
            <text:p>10000</text:p>
          </table:table-cell>
          <table:table-cell table:formula="of:=[.I47]*[.H47]*50" office:value-type="float" office:value="55.5555555555556" calcext:value-type="float">
            <text:p>55.555555555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3/31</text:p>
          </table:table-cell>
          <table:table-cell office:value-type="float" office:value="8784" calcext:value-type="float">
            <text:p>878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48]-[.G48]-1" office:value-type="float" office:value="-1" calcext:value-type="float">
            <text:p>-1</text:p>
          </table:table-cell>
          <table:table-cell table:formula="of:=[.I48]*[.G48]*50" office:value-type="float" office:value="0" calcext:value-type="float">
            <text:p>0</text:p>
          </table:table-cell>
          <table:table-cell table:formula="of:=[.I48]*[.H48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1</text:p>
          </table:table-cell>
          <table:table-cell office:value-type="float" office:value="8670" calcext:value-type="float">
            <text:p>867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49]-[.G49]-1" office:value-type="float" office:value="-1" calcext:value-type="float">
            <text:p>-1</text:p>
          </table:table-cell>
          <table:table-cell table:formula="of:=[.I49]*[.G49]*50" office:value-type="float" office:value="0" calcext:value-type="float">
            <text:p>0</text:p>
          </table:table-cell>
          <table:table-cell table:formula="of:=[.I49]*[.H49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4/6</text:p>
          </table:table-cell>
          <table:table-cell office:value-type="float" office:value="8591" calcext:value-type="float">
            <text:p>8591</text:p>
          </table:table-cell>
          <table:table-cell table:style-name="ce13" office:value-type="string" calcext:value-type="string">
            <text:p>2016/4/6</text:p>
          </table:table-cell>
          <table:table-cell office:value-type="string" calcext:value-type="string">
            <text:p>201604W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table:formula="of:=10000/([.G50]*50)" office:value-type="float" office:value="11.7647058823529" calcext:value-type="float">
            <text:p>12</text:p>
          </table:table-cell>
          <table:table-cell table:formula="of:=[.H50]-[.G50]-1" office:value-type="float" office:value="60" calcext:value-type="float">
            <text:p>60</text:p>
          </table:table-cell>
          <table:table-cell table:formula="of:=[.I50]*[.G50]*50" office:value-type="float" office:value="10000" calcext:value-type="float">
            <text:p>10000</text:p>
          </table:table-cell>
          <table:table-cell table:formula="of:=[.I50]*[.H50]*50" office:value-type="float" office:value="45882.3529411765" calcext:value-type="float">
            <text:p>45882.352941176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7</text:p>
          </table:table-cell>
          <table:table-cell office:value-type="float" office:value="8470" calcext:value-type="float">
            <text:p>847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51]-[.G51]-1" office:value-type="float" office:value="-1" calcext:value-type="float">
            <text:p>-1</text:p>
          </table:table-cell>
          <table:table-cell table:formula="of:=[.I51]*[.G51]*50" office:value-type="float" office:value="0" calcext:value-type="float">
            <text:p>0</text:p>
          </table:table-cell>
          <table:table-cell table:formula="of:=[.I51]*[.H51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2016/4/8</text:p>
          </table:table-cell>
          <table:table-cell office:value-type="float" office:value="8388" calcext:value-type="float">
            <text:p>838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52]-[.G52]-1" office:value-type="float" office:value="-1" calcext:value-type="float">
            <text:p>-1</text:p>
          </table:table-cell>
          <table:table-cell table:formula="of:=[.I52]*[.G52]*50" office:value-type="float" office:value="0" calcext:value-type="float">
            <text:p>0</text:p>
          </table:table-cell>
          <table:table-cell table:formula="of:=[.I52]*[.H52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2016/4/11</text:p>
          </table:table-cell>
          <table:table-cell office:value-type="float" office:value="8456" calcext:value-type="float">
            <text:p>8456</text:p>
          </table:table-cell>
          <table:table-cell table:style-name="ce13" office:value-type="string" calcext:value-type="string">
            <text:p>2016/4/11</text:p>
          </table:table-cell>
          <table:table-cell office:value-type="string" calcext:value-type="string">
            <text:p>201604W2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買權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table:formula="of:=10000/([.G53]*50)" office:value-type="float" office:value="2.53164556962025" calcext:value-type="float">
            <text:p>3</text:p>
          </table:table-cell>
          <table:table-cell table:formula="of:=[.H53]-[.G53]-1" office:value-type="float" office:value="27" calcext:value-type="float">
            <text:p>27</text:p>
          </table:table-cell>
          <table:table-cell table:formula="of:=[.I53]*[.G53]*50" office:value-type="float" office:value="10000" calcext:value-type="float">
            <text:p>10000</text:p>
          </table:table-cell>
          <table:table-cell table:formula="of:=[.I53]*[.H53]*50" office:value-type="float" office:value="13544.3037974684" calcext:value-type="float">
            <text:p>13544.303797468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2016/4/12</text:p>
          </table:table-cell>
          <table:table-cell office:value-type="float" office:value="8541" calcext:value-type="float">
            <text:p>8541</text:p>
          </table:table-cell>
          <table:table-cell table:style-name="ce13" office:value-type="string" calcext:value-type="string">
            <text:p>2016/4/12</text:p>
          </table:table-cell>
          <table:table-cell office:value-type="string" calcext:value-type="string">
            <text:p>201604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買權</text:p>
          </table:table-cell>
          <table:table-cell office:value-type="float" office:value="42.5" calcext:value-type="float">
            <text:p>42.5</text:p>
          </table:table-cell>
          <table:table-cell office:value-type="float" office:value="16.5" calcext:value-type="float">
            <text:p>16.5</text:p>
          </table:table-cell>
          <table:table-cell table:formula="of:=10000/([.G54]*50)" office:value-type="float" office:value="4.70588235294118" calcext:value-type="float">
            <text:p>5</text:p>
          </table:table-cell>
          <table:table-cell table:formula="of:=[.H54]-[.G54]-1" office:value-type="float" office:value="-27" calcext:value-type="float">
            <text:p>-27</text:p>
          </table:table-cell>
          <table:table-cell table:formula="of:=[.I54]*[.G54]*50" office:value-type="float" office:value="10000" calcext:value-type="float">
            <text:p>10000</text:p>
          </table:table-cell>
          <table:table-cell table:formula="of:=[.I54]*[.H54]*50" office:value-type="float" office:value="3882.35294117647" calcext:value-type="float">
            <text:p>3882.3529411765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2016/4/13</text:p>
          </table:table-cell>
          <table:table-cell office:value-type="float" office:value="8542" calcext:value-type="float">
            <text:p>8542</text:p>
          </table:table-cell>
          <table:table-cell table:style-name="ce13" office:value-type="string" calcext:value-type="string">
            <text:p>2016/4/13</text:p>
          </table:table-cell>
          <table:table-cell office:value-type="string" calcext:value-type="string">
            <text:p>201604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買權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table:formula="of:=10000/([.G55]*50)" office:value-type="float" office:value="5.88235294117647" calcext:value-type="float">
            <text:p>6</text:p>
          </table:table-cell>
          <table:table-cell table:formula="of:=[.H55]-[.G55]-1" office:value-type="float" office:value="55" calcext:value-type="float">
            <text:p>55</text:p>
          </table:table-cell>
          <table:table-cell table:formula="of:=[.I55]*[.G55]*50" office:value-type="float" office:value="10000" calcext:value-type="float">
            <text:p>10000</text:p>
          </table:table-cell>
          <table:table-cell table:formula="of:=[.I55]*[.H55]*50" office:value-type="float" office:value="26470.5882352941" calcext:value-type="float">
            <text:p>26470.588235294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14</text:p>
          </table:table-cell>
          <table:table-cell office:value-type="float" office:value="8705" calcext:value-type="float">
            <text:p>87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56]-[.G56]-1" office:value-type="float" office:value="-1" calcext:value-type="float">
            <text:p>-1</text:p>
          </table:table-cell>
          <table:table-cell table:formula="of:=[.I56]*[.G56]*50" office:value-type="float" office:value="0" calcext:value-type="float">
            <text:p>0</text:p>
          </table:table-cell>
          <table:table-cell table:formula="of:=[.I56]*[.H56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15</text:p>
          </table:table-cell>
          <table:table-cell office:value-type="float" office:value="8620" calcext:value-type="float">
            <text:p>86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57]-[.G57]-1" office:value-type="float" office:value="-1" calcext:value-type="float">
            <text:p>-1</text:p>
          </table:table-cell>
          <table:table-cell table:formula="of:=[.I57]*[.G57]*50" office:value-type="float" office:value="0" calcext:value-type="float">
            <text:p>0</text:p>
          </table:table-cell>
          <table:table-cell table:formula="of:=[.I57]*[.H57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4/18</text:p>
          </table:table-cell>
          <table:table-cell office:value-type="float" office:value="8651" calcext:value-type="float">
            <text:p>8651</text:p>
          </table:table-cell>
          <table:table-cell table:style-name="ce13" office:value-type="string" calcext:value-type="string">
            <text:p>2016/4/18</text:p>
          </table:table-cell>
          <table:table-cell office:value-type="float" office:value="201604" calcext:value-type="float">
            <text:p>201604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41.5" calcext:value-type="float">
            <text:p>41.5</text:p>
          </table:table-cell>
          <table:table-cell office:value-type="float" office:value="45.5" calcext:value-type="float">
            <text:p>45.5</text:p>
          </table:table-cell>
          <table:table-cell table:formula="of:=10000/([.G58]*50)" office:value-type="float" office:value="4.81927710843374" calcext:value-type="float">
            <text:p>5</text:p>
          </table:table-cell>
          <table:table-cell table:formula="of:=[.H58]-[.G58]-1" office:value-type="float" office:value="3" calcext:value-type="float">
            <text:p>3</text:p>
          </table:table-cell>
          <table:table-cell table:formula="of:=[.I58]*[.G58]*50" office:value-type="float" office:value="10000" calcext:value-type="float">
            <text:p>10000</text:p>
          </table:table-cell>
          <table:table-cell table:formula="of:=[.I58]*[.H58]*50" office:value-type="float" office:value="10963.8554216867" calcext:value-type="float">
            <text:p>10963.855421686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4/19</text:p>
          </table:table-cell>
          <table:table-cell office:value-type="float" office:value="8700" calcext:value-type="float">
            <text:p>8700</text:p>
          </table:table-cell>
          <table:table-cell table:style-name="ce13" office:value-type="string" calcext:value-type="string">
            <text:p>2016/4/19</text:p>
          </table:table-cell>
          <table:table-cell office:value-type="float" office:value="201604" calcext:value-type="float">
            <text:p>201604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10000/([.G59]*50)" office:value-type="float" office:value="5.40540540540541" calcext:value-type="float">
            <text:p>5</text:p>
          </table:table-cell>
          <table:table-cell table:formula="of:=[.H59]-[.G59]-1" office:value-type="float" office:value="36" calcext:value-type="float">
            <text:p>36</text:p>
          </table:table-cell>
          <table:table-cell table:formula="of:=[.I59]*[.G59]*50" office:value-type="float" office:value="10000" calcext:value-type="float">
            <text:p>10000</text:p>
          </table:table-cell>
          <table:table-cell table:formula="of:=[.I59]*[.H59]*50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4/20</text:p>
          </table:table-cell>
          <table:table-cell office:value-type="float" office:value="8657" calcext:value-type="float">
            <text:p>8657</text:p>
          </table:table-cell>
          <table:table-cell table:style-name="ce13" office:value-type="string" calcext:value-type="string">
            <text:p>2016/4/20</text:p>
          </table:table-cell>
          <table:table-cell office:value-type="float" office:value="201604" calcext:value-type="float">
            <text:p>201604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formula="of:=10000/([.G60]*50)" office:value-type="float" office:value="8" calcext:value-type="float">
            <text:p>8</text:p>
          </table:table-cell>
          <table:table-cell table:formula="of:=[.H60]-[.G60]-1" office:value-type="float" office:value="105" calcext:value-type="float">
            <text:p>105</text:p>
          </table:table-cell>
          <table:table-cell table:formula="of:=[.I60]*[.G60]*50" office:value-type="float" office:value="10000" calcext:value-type="float">
            <text:p>10000</text:p>
          </table:table-cell>
          <table:table-cell table:formula="of:=[.I60]*[.H60]*50" office:value-type="float" office:value="52400" calcext:value-type="float">
            <text:p>524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21</text:p>
          </table:table-cell>
          <table:table-cell office:value-type="float" office:value="8513" calcext:value-type="float">
            <text:p>85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61]-[.G61]-1" office:value-type="float" office:value="-1" calcext:value-type="float">
            <text:p>-1</text:p>
          </table:table-cell>
          <table:table-cell table:formula="of:=[.I61]*[.G61]*50" office:value-type="float" office:value="0" calcext:value-type="float">
            <text:p>0</text:p>
          </table:table-cell>
          <table:table-cell table:formula="of:=[.I61]*[.H61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22</text:p>
          </table:table-cell>
          <table:table-cell office:value-type="float" office:value="8513" calcext:value-type="float">
            <text:p>85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62]-[.G62]-1" office:value-type="float" office:value="-1" calcext:value-type="float">
            <text:p>-1</text:p>
          </table:table-cell>
          <table:table-cell table:formula="of:=[.I62]*[.G62]*50" office:value-type="float" office:value="0" calcext:value-type="float">
            <text:p>0</text:p>
          </table:table-cell>
          <table:table-cell table:formula="of:=[.I62]*[.H62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4/25</text:p>
          </table:table-cell>
          <table:table-cell office:value-type="float" office:value="8519" calcext:value-type="float">
            <text:p>8519</text:p>
          </table:table-cell>
          <table:table-cell table:style-name="ce13" office:value-type="string" calcext:value-type="string">
            <text:p>2016/4/25</text:p>
          </table:table-cell>
          <table:table-cell office:value-type="string" calcext:value-type="string">
            <text:p>201604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28" calcext:value-type="float">
            <text:p>28</text:p>
          </table:table-cell>
          <table:table-cell office:value-type="float" office:value="18.5" calcext:value-type="float">
            <text:p>18.5</text:p>
          </table:table-cell>
          <table:table-cell table:formula="of:=10000/([.G63]*50)" office:value-type="float" office:value="7.14285714285714" calcext:value-type="float">
            <text:p>7</text:p>
          </table:table-cell>
          <table:table-cell table:formula="of:=[.H63]-[.G63]-1" office:value-type="float" office:value="-10.5" calcext:value-type="float">
            <text:p>-10.5</text:p>
          </table:table-cell>
          <table:table-cell table:formula="of:=[.I63]*[.G63]*50" office:value-type="float" office:value="10000" calcext:value-type="float">
            <text:p>10000</text:p>
          </table:table-cell>
          <table:table-cell table:formula="of:=[.I63]*[.H63]*50" office:value-type="float" office:value="6607.14285714286" calcext:value-type="float">
            <text:p>6607.1428571429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4/26</text:p>
          </table:table-cell>
          <table:table-cell office:value-type="float" office:value="8533" calcext:value-type="float">
            <text:p>8533</text:p>
          </table:table-cell>
          <table:table-cell table:style-name="ce13" office:value-type="string" calcext:value-type="string">
            <text:p>2016/4/26</text:p>
          </table:table-cell>
          <table:table-cell office:value-type="string" calcext:value-type="string">
            <text:p>201604W4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買權</text:p>
          </table:table-cell>
          <table:table-cell office:value-type="float" office:value="44.5" calcext:value-type="float">
            <text:p>44.5</text:p>
          </table:table-cell>
          <table:table-cell office:value-type="float" office:value="54" calcext:value-type="float">
            <text:p>54</text:p>
          </table:table-cell>
          <table:table-cell table:formula="of:=10000/([.G64]*50)" office:value-type="float" office:value="4.49438202247191" calcext:value-type="float">
            <text:p>4</text:p>
          </table:table-cell>
          <table:table-cell table:formula="of:=[.H64]-[.G64]-1" office:value-type="float" office:value="8.5" calcext:value-type="float">
            <text:p>8.5</text:p>
          </table:table-cell>
          <table:table-cell table:formula="of:=[.I64]*[.G64]*50" office:value-type="float" office:value="10000" calcext:value-type="float">
            <text:p>10000</text:p>
          </table:table-cell>
          <table:table-cell table:formula="of:=[.I64]*[.H64]*50" office:value-type="float" office:value="12134.8314606742" calcext:value-type="float">
            <text:p>12134.831460674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4/27</text:p>
          </table:table-cell>
          <table:table-cell office:value-type="float" office:value="8560" calcext:value-type="float">
            <text:p>8560</text:p>
          </table:table-cell>
          <table:table-cell table:style-name="ce13" office:value-type="string" calcext:value-type="string">
            <text:p>2016/4/27</text:p>
          </table:table-cell>
          <table:table-cell office:value-type="string" calcext:value-type="string">
            <text:p>201604W4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formula="of:=10000/([.G65]*50)" office:value-type="float" office:value="14.2857142857143" calcext:value-type="float">
            <text:p>14</text:p>
          </table:table-cell>
          <table:table-cell table:formula="of:=[.H65]-[.G65]-1" office:value-type="float" office:value="-14.8" calcext:value-type="float">
            <text:p>-14.8</text:p>
          </table:table-cell>
          <table:table-cell table:formula="of:=[.I65]*[.G65]*50" office:value-type="float" office:value="10000" calcext:value-type="float">
            <text:p>10000</text:p>
          </table:table-cell>
          <table:table-cell table:formula="of:=[.I65]*[.H65]*50" office:value-type="float" office:value="142.857142857143" calcext:value-type="float">
            <text:p>142.857142857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4/28</text:p>
          </table:table-cell>
          <table:table-cell office:value-type="float" office:value="8586" calcext:value-type="float">
            <text:p>85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66]-[.G66]-1" office:value-type="float" office:value="-1" calcext:value-type="float">
            <text:p>-1</text:p>
          </table:table-cell>
          <table:table-cell table:formula="of:=[.I66]*[.G66]*50" office:value-type="float" office:value="0" calcext:value-type="float">
            <text:p>0</text:p>
          </table:table-cell>
          <table:table-cell table:formula="of:=[.I66]*[.H66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4/29</text:p>
          </table:table-cell>
          <table:table-cell office:value-type="float" office:value="8375" calcext:value-type="float">
            <text:p>83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67]-[.G67]-1" office:value-type="float" office:value="-1" calcext:value-type="float">
            <text:p>-1</text:p>
          </table:table-cell>
          <table:table-cell table:formula="of:=[.I67]*[.G67]*50" office:value-type="float" office:value="0" calcext:value-type="float">
            <text:p>0</text:p>
          </table:table-cell>
          <table:table-cell table:formula="of:=[.I67]*[.H67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3</text:p>
          </table:table-cell>
          <table:table-cell office:value-type="float" office:value="8319" calcext:value-type="float">
            <text:p>8319</text:p>
          </table:table-cell>
          <table:table-cell table:style-name="ce13" office:value-type="string" calcext:value-type="string">
            <text:p>2016/5/3</text:p>
          </table:table-cell>
          <table:table-cell office:value-type="string" calcext:value-type="string">
            <text:p>201605W1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買權</text:p>
          </table:table-cell>
          <table:table-cell office:value-type="float" office:value="71" calcext:value-type="float">
            <text:p>71</text:p>
          </table:table-cell>
          <table:table-cell office:value-type="float" office:value="22.5" calcext:value-type="float">
            <text:p>22.5</text:p>
          </table:table-cell>
          <table:table-cell table:formula="of:=10000/([.G68]*50)" office:value-type="float" office:value="2.8169014084507" calcext:value-type="float">
            <text:p>3</text:p>
          </table:table-cell>
          <table:table-cell table:formula="of:=[.H68]-[.G68]-1" office:value-type="float" office:value="-49.5" calcext:value-type="float">
            <text:p>-49.5</text:p>
          </table:table-cell>
          <table:table-cell table:formula="of:=[.I68]*[.G68]*50" office:value-type="float" office:value="10000" calcext:value-type="float">
            <text:p>10000</text:p>
          </table:table-cell>
          <table:table-cell table:formula="of:=[.I68]*[.H68]*50" office:value-type="float" office:value="3169.01408450704" calcext:value-type="float">
            <text:p>3169.014084507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4</text:p>
          </table:table-cell>
          <table:table-cell office:value-type="float" office:value="8238" calcext:value-type="float">
            <text:p>8238</text:p>
          </table:table-cell>
          <table:table-cell table:style-name="ce13" office:value-type="string" calcext:value-type="string">
            <text:p>2016/5/4</text:p>
          </table:table-cell>
          <table:table-cell office:value-type="string" calcext:value-type="string">
            <text:p>201605W1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買權</text:p>
          </table:table-cell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table:formula="of:=10000/([.G69]*50)" office:value-type="float" office:value="5.55555555555556" calcext:value-type="float">
            <text:p>6</text:p>
          </table:table-cell>
          <table:table-cell table:formula="of:=[.H69]-[.G69]-1" office:value-type="float" office:value="-36.8" calcext:value-type="float">
            <text:p>-36.8</text:p>
          </table:table-cell>
          <table:table-cell table:formula="of:=[.I69]*[.G69]*50" office:value-type="float" office:value="10000" calcext:value-type="float">
            <text:p>10000</text:p>
          </table:table-cell>
          <table:table-cell table:formula="of:=[.I69]*[.H69]*50" office:value-type="float" office:value="55.5555555555556" calcext:value-type="float">
            <text:p>55.5555555556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5</text:p>
          </table:table-cell>
          <table:table-cell office:value-type="float" office:value="8160" calcext:value-type="float">
            <text:p>816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70]-[.G70]-1" office:value-type="float" office:value="-1" calcext:value-type="float">
            <text:p>-1</text:p>
          </table:table-cell>
          <table:table-cell table:formula="of:=[.I70]*[.G70]*50" office:value-type="float" office:value="0" calcext:value-type="float">
            <text:p>0</text:p>
          </table:table-cell>
          <table:table-cell table:formula="of:=[.I70]*[.H70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6</text:p>
          </table:table-cell>
          <table:table-cell office:value-type="float" office:value="8118" calcext:value-type="float">
            <text:p>81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71]-[.G71]-1" office:value-type="float" office:value="-1" calcext:value-type="float">
            <text:p>-1</text:p>
          </table:table-cell>
          <table:table-cell table:formula="of:=[.I71]*[.G71]*50" office:value-type="float" office:value="0" calcext:value-type="float">
            <text:p>0</text:p>
          </table:table-cell>
          <table:table-cell table:formula="of:=[.I71]*[.H71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9</text:p>
          </table:table-cell>
          <table:table-cell office:value-type="float" office:value="8141" calcext:value-type="float">
            <text:p>8141</text:p>
          </table:table-cell>
          <table:table-cell table:style-name="ce13" office:value-type="string" calcext:value-type="string">
            <text:p>2016/5/9</text:p>
          </table:table-cell>
          <table:table-cell office:value-type="string" calcext:value-type="string">
            <text:p>201605W2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買權</text:p>
          </table:table-cell>
          <table:table-cell office:value-type="float" office:value="50" calcext:value-type="float">
            <text:p>50</text:p>
          </table:table-cell>
          <table:table-cell office:value-type="float" office:value="31.5" calcext:value-type="float">
            <text:p>31.5</text:p>
          </table:table-cell>
          <table:table-cell table:formula="of:=10000/([.G72]*50)" office:value-type="float" office:value="4" calcext:value-type="float">
            <text:p>4</text:p>
          </table:table-cell>
          <table:table-cell table:formula="of:=[.H72]-[.G72]-1" office:value-type="float" office:value="-19.5" calcext:value-type="float">
            <text:p>-19.5</text:p>
          </table:table-cell>
          <table:table-cell table:formula="of:=[.I72]*[.G72]*50" office:value-type="float" office:value="10000" calcext:value-type="float">
            <text:p>10000</text:p>
          </table:table-cell>
          <table:table-cell table:formula="of:=[.I72]*[.H72]*50" office:value-type="float" office:value="6300" calcext:value-type="float">
            <text:p>63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10</text:p>
          </table:table-cell>
          <table:table-cell office:value-type="float" office:value="8116" calcext:value-type="float">
            <text:p>8116</text:p>
          </table:table-cell>
          <table:table-cell table:style-name="ce13" office:value-type="string" calcext:value-type="string">
            <text:p>2016/5/10</text:p>
          </table:table-cell>
          <table:table-cell office:value-type="string" calcext:value-type="string">
            <text:p>201605W2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formula="of:=10000/([.G73]*50)" office:value-type="float" office:value="3.44827586206897" calcext:value-type="float">
            <text:p>3</text:p>
          </table:table-cell>
          <table:table-cell table:formula="of:=[.H73]-[.G73]-1" office:value-type="float" office:value="16" calcext:value-type="float">
            <text:p>16</text:p>
          </table:table-cell>
          <table:table-cell table:formula="of:=[.I73]*[.G73]*50" office:value-type="float" office:value="10000" calcext:value-type="float">
            <text:p>10000</text:p>
          </table:table-cell>
          <table:table-cell table:formula="of:=[.I73]*[.H73]*50" office:value-type="float" office:value="12931.0344827586" calcext:value-type="float">
            <text:p>12931.0344827586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11</text:p>
          </table:table-cell>
          <table:table-cell office:value-type="float" office:value="8177" calcext:value-type="float">
            <text:p>8177</text:p>
          </table:table-cell>
          <table:table-cell table:style-name="ce13" office:value-type="string" calcext:value-type="string">
            <text:p>2016/5/11</text:p>
          </table:table-cell>
          <table:table-cell office:value-type="string" calcext:value-type="string">
            <text:p>201605W2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買權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table:formula="of:=10000/([.G74]*50)" office:value-type="float" office:value="10.8108108108108" calcext:value-type="float">
            <text:p>11</text:p>
          </table:table-cell>
          <table:table-cell table:formula="of:=[.H74]-[.G74]-1" office:value-type="float" office:value="-19.3" calcext:value-type="float">
            <text:p>-19.3</text:p>
          </table:table-cell>
          <table:table-cell table:formula="of:=[.I74]*[.G74]*50" office:value-type="float" office:value="10000" calcext:value-type="float">
            <text:p>10000</text:p>
          </table:table-cell>
          <table:table-cell table:formula="of:=[.I74]*[.H74]*50" office:value-type="float" office:value="108.108108108108" calcext:value-type="float">
            <text:p>108.1081081081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12</text:p>
          </table:table-cell>
          <table:table-cell office:value-type="float" office:value="8096" calcext:value-type="float">
            <text:p>809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75]-[.G75]-1" office:value-type="float" office:value="-1" calcext:value-type="float">
            <text:p>-1</text:p>
          </table:table-cell>
          <table:table-cell table:formula="of:=[.I75]*[.G75]*50" office:value-type="float" office:value="0" calcext:value-type="float">
            <text:p>0</text:p>
          </table:table-cell>
          <table:table-cell table:formula="of:=[.I75]*[.H75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13</text:p>
          </table:table-cell>
          <table:table-cell office:value-type="float" office:value="8067" calcext:value-type="float">
            <text:p>80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76]-[.G76]-1" office:value-type="float" office:value="-1" calcext:value-type="float">
            <text:p>-1</text:p>
          </table:table-cell>
          <table:table-cell table:formula="of:=[.I76]*[.G76]*50" office:value-type="float" office:value="0" calcext:value-type="float">
            <text:p>0</text:p>
          </table:table-cell>
          <table:table-cell table:formula="of:=[.I76]*[.H76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16</text:p>
          </table:table-cell>
          <table:table-cell office:value-type="float" office:value="8021" calcext:value-type="float">
            <text:p>8021</text:p>
          </table:table-cell>
          <table:table-cell table:style-name="ce13" office:value-type="string" calcext:value-type="string">
            <text:p>2016/5/16</text:p>
          </table:table-cell>
          <table:table-cell office:value-type="float" office:value="201605" calcext:value-type="float">
            <text:p>20160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買權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formula="of:=10000/([.G77]*50)" office:value-type="float" office:value="3.2258064516129" calcext:value-type="float">
            <text:p>3</text:p>
          </table:table-cell>
          <table:table-cell table:formula="of:=[.H77]-[.G77]-1" office:value-type="float" office:value="19" calcext:value-type="float">
            <text:p>19</text:p>
          </table:table-cell>
          <table:table-cell table:formula="of:=[.I77]*[.G77]*50" office:value-type="float" office:value="10000" calcext:value-type="float">
            <text:p>10000</text:p>
          </table:table-cell>
          <table:table-cell table:formula="of:=[.I77]*[.H77]*50" office:value-type="float" office:value="13225.8064516129" calcext:value-type="float">
            <text:p>13225.8064516129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17</text:p>
          </table:table-cell>
          <table:table-cell office:value-type="float" office:value="8076" calcext:value-type="float">
            <text:p>8076</text:p>
          </table:table-cell>
          <table:table-cell table:style-name="ce13" office:value-type="string" calcext:value-type="string">
            <text:p>2016/5/17</text:p>
          </table:table-cell>
          <table:table-cell office:value-type="float" office:value="201605" calcext:value-type="float">
            <text:p>201605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formula="of:=10000/([.G78]*50)" office:value-type="float" office:value="7.14285714285714" calcext:value-type="float">
            <text:p>7</text:p>
          </table:table-cell>
          <table:table-cell table:formula="of:=[.H78]-[.G78]-1" office:value-type="float" office:value="33" calcext:value-type="float">
            <text:p>33</text:p>
          </table:table-cell>
          <table:table-cell table:formula="of:=[.I78]*[.G78]*50" office:value-type="float" office:value="10000" calcext:value-type="float">
            <text:p>10000</text:p>
          </table:table-cell>
          <table:table-cell table:formula="of:=[.I78]*[.H78]*50" office:value-type="float" office:value="22142.8571428571" calcext:value-type="float">
            <text:p>22142.857142857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18</text:p>
          </table:table-cell>
          <table:table-cell office:value-type="float" office:value="8093" calcext:value-type="float">
            <text:p>8093</text:p>
          </table:table-cell>
          <table:table-cell table:style-name="ce13" office:value-type="string" calcext:value-type="string">
            <text:p>2016/5/18</text:p>
          </table:table-cell>
          <table:table-cell office:value-type="float" office:value="201605" calcext:value-type="float">
            <text:p>201605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10000/([.G79]*50)" office:value-type="float" office:value="9.52380952380952" calcext:value-type="float">
            <text:p>10</text:p>
          </table:table-cell>
          <table:table-cell table:formula="of:=[.H79]-[.G79]-1" office:value-type="float" office:value="27" calcext:value-type="float">
            <text:p>27</text:p>
          </table:table-cell>
          <table:table-cell table:formula="of:=[.I79]*[.G79]*50" office:value-type="float" office:value="10000" calcext:value-type="float">
            <text:p>10000</text:p>
          </table:table-cell>
          <table:table-cell table:formula="of:=[.I79]*[.H79]*50" office:value-type="float" office:value="23333.3333333333" calcext:value-type="float">
            <text:p>23333.3333333333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19</text:p>
          </table:table-cell>
          <table:table-cell office:value-type="float" office:value="8118" calcext:value-type="float">
            <text:p>81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80]-[.G80]-1" office:value-type="float" office:value="-1" calcext:value-type="float">
            <text:p>-1</text:p>
          </table:table-cell>
          <table:table-cell table:formula="of:=[.I80]*[.G80]*50" office:value-type="float" office:value="0" calcext:value-type="float">
            <text:p>0</text:p>
          </table:table-cell>
          <table:table-cell table:formula="of:=[.I80]*[.H80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20</text:p>
          </table:table-cell>
          <table:table-cell office:value-type="float" office:value="8035" calcext:value-type="float">
            <text:p>803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81]-[.G81]-1" office:value-type="float" office:value="-1" calcext:value-type="float">
            <text:p>-1</text:p>
          </table:table-cell>
          <table:table-cell table:formula="of:=[.I81]*[.G81]*50" office:value-type="float" office:value="0" calcext:value-type="float">
            <text:p>0</text:p>
          </table:table-cell>
          <table:table-cell table:formula="of:=[.I81]*[.H81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23</text:p>
          </table:table-cell>
          <table:table-cell office:value-type="float" office:value="8121" calcext:value-type="float">
            <text:p>8121</text:p>
          </table:table-cell>
          <table:table-cell table:style-name="ce13" office:value-type="string" calcext:value-type="string">
            <text:p>2016/5/23</text:p>
          </table:table-cell>
          <table:table-cell office:value-type="string" calcext:value-type="string">
            <text:p>201605W4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84" calcext:value-type="float">
            <text:p>84</text:p>
          </table:table-cell>
          <table:table-cell office:value-type="float" office:value="261" calcext:value-type="float">
            <text:p>261</text:p>
          </table:table-cell>
          <table:table-cell table:formula="of:=10000/([.G82]*50)" office:value-type="float" office:value="2.38095238095238" calcext:value-type="float">
            <text:p>2</text:p>
          </table:table-cell>
          <table:table-cell table:formula="of:=[.H82]-[.G82]-1" office:value-type="float" office:value="176" calcext:value-type="float">
            <text:p>176</text:p>
          </table:table-cell>
          <table:table-cell table:formula="of:=[.I82]*[.G82]*50" office:value-type="float" office:value="10000" calcext:value-type="float">
            <text:p>10000</text:p>
          </table:table-cell>
          <table:table-cell table:formula="of:=[.I82]*[.H82]*50" office:value-type="float" office:value="31071.4285714286" calcext:value-type="float">
            <text:p>31071.4285714286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24</text:p>
          </table:table-cell>
          <table:table-cell office:value-type="float" office:value="8329" calcext:value-type="float">
            <text:p>8329</text:p>
          </table:table-cell>
          <table:table-cell table:style-name="ce13" office:value-type="string" calcext:value-type="string">
            <text:p>2016/5/24</text:p>
          </table:table-cell>
          <table:table-cell office:value-type="string" calcext:value-type="string">
            <text:p>201605W4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買權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.7</text:p>
          </table:table-cell>
          <table:table-cell table:formula="of:=10000/([.G83]*50)" office:value-type="float" office:value="5.40540540540541" calcext:value-type="float">
            <text:p>5</text:p>
          </table:table-cell>
          <table:table-cell table:formula="of:=[.H83]-[.G83]-1" office:value-type="float" office:value="-28.3" calcext:value-type="float">
            <text:p>-28.3</text:p>
          </table:table-cell>
          <table:table-cell table:formula="of:=[.I83]*[.G83]*50" office:value-type="float" office:value="10000" calcext:value-type="float">
            <text:p>10000</text:p>
          </table:table-cell>
          <table:table-cell table:formula="of:=[.I83]*[.H83]*50" office:value-type="float" office:value="2621.62162162162" calcext:value-type="float">
            <text:p>2621.6216216216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5/25</text:p>
          </table:table-cell>
          <table:table-cell office:value-type="float" office:value="8341" calcext:value-type="float">
            <text:p>8341</text:p>
          </table:table-cell>
          <table:table-cell table:style-name="ce13" office:value-type="string" calcext:value-type="string">
            <text:p>2016/5/25</text:p>
          </table:table-cell>
          <table:table-cell office:value-type="string" calcext:value-type="string">
            <text:p>201605W4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買權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10000/([.G84]*50)" office:value-type="float" office:value="9.52380952380952" calcext:value-type="float">
            <text:p>10</text:p>
          </table:table-cell>
          <table:table-cell table:formula="of:=[.H84]-[.G84]-1" office:value-type="float" office:value="15" calcext:value-type="float">
            <text:p>15</text:p>
          </table:table-cell>
          <table:table-cell table:formula="of:=[.I84]*[.G84]*50" office:value-type="float" office:value="10000" calcext:value-type="float">
            <text:p>10000</text:p>
          </table:table-cell>
          <table:table-cell table:formula="of:=[.I84]*[.H84]*50" office:value-type="float" office:value="17619.0476190476" calcext:value-type="float">
            <text:p>17619.0476190476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5/26</text:p>
          </table:table-cell>
          <table:table-cell office:value-type="float" office:value="8401" calcext:value-type="float">
            <text:p>840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85]-[.G85]-1" office:value-type="float" office:value="-1" calcext:value-type="float">
            <text:p>-1</text:p>
          </table:table-cell>
          <table:table-cell table:formula="of:=[.I85]*[.G85]*50" office:value-type="float" office:value="0" calcext:value-type="float">
            <text:p>0</text:p>
          </table:table-cell>
          <table:table-cell table:formula="of:=[.I85]*[.H85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5/27</text:p>
          </table:table-cell>
          <table:table-cell office:value-type="float" office:value="8416" calcext:value-type="float">
            <text:p>841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86]-[.G86]-1" office:value-type="float" office:value="-1" calcext:value-type="float">
            <text:p>-1</text:p>
          </table:table-cell>
          <table:table-cell table:formula="of:=[.I86]*[.G86]*50" office:value-type="float" office:value="0" calcext:value-type="float">
            <text:p>0</text:p>
          </table:table-cell>
          <table:table-cell table:formula="of:=[.I86]*[.H86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5/30</text:p>
          </table:table-cell>
          <table:table-cell office:value-type="float" office:value="8481" calcext:value-type="float">
            <text:p>8481</text:p>
          </table:table-cell>
          <table:table-cell table:style-name="ce13" office:value-type="string" calcext:value-type="string">
            <text:p>2016/5/30</text:p>
          </table:table-cell>
          <table:table-cell office:value-type="string" calcext:value-type="string">
            <text:p>201606W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50" calcext:value-type="float">
            <text:p>50</text:p>
          </table:table-cell>
          <table:table-cell office:value-type="float" office:value="28.5" calcext:value-type="float">
            <text:p>28.5</text:p>
          </table:table-cell>
          <table:table-cell table:formula="of:=10000/([.G87]*50)" office:value-type="float" office:value="4" calcext:value-type="float">
            <text:p>4</text:p>
          </table:table-cell>
          <table:table-cell table:formula="of:=[.H87]-[.G87]-1" office:value-type="float" office:value="-22.5" calcext:value-type="float">
            <text:p>-22.5</text:p>
          </table:table-cell>
          <table:table-cell table:formula="of:=[.I87]*[.G87]*50" office:value-type="float" office:value="10000" calcext:value-type="float">
            <text:p>10000</text:p>
          </table:table-cell>
          <table:table-cell table:formula="of:=[.I87]*[.H87]*50" office:value-type="float" office:value="5700" calcext:value-type="float">
            <text:p>57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5/31</text:p>
          </table:table-cell>
          <table:table-cell office:value-type="float" office:value="8499" calcext:value-type="float">
            <text:p>8499</text:p>
          </table:table-cell>
          <table:table-cell table:style-name="ce13" office:value-type="string" calcext:value-type="string">
            <text:p>2016/5/31</text:p>
          </table:table-cell>
          <table:table-cell office:value-type="string" calcext:value-type="string">
            <text:p>201606W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10000/([.G88]*50)" office:value-type="float" office:value="6.25" calcext:value-type="float">
            <text:p>6</text:p>
          </table:table-cell>
          <table:table-cell table:formula="of:=[.H88]-[.G88]-1" office:value-type="float" office:value="-15" calcext:value-type="float">
            <text:p>-15</text:p>
          </table:table-cell>
          <table:table-cell table:formula="of:=[.I88]*[.G88]*50" office:value-type="float" office:value="10000" calcext:value-type="float">
            <text:p>10000</text:p>
          </table:table-cell>
          <table:table-cell table:formula="of:=[.I88]*[.H88]*50" office:value-type="float" office:value="5625" calcext:value-type="float">
            <text:p>562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1</text:p>
          </table:table-cell>
          <table:table-cell office:value-type="float" office:value="8490" calcext:value-type="float">
            <text:p>8490</text:p>
          </table:table-cell>
          <table:table-cell table:style-name="ce13" office:value-type="string" calcext:value-type="string">
            <text:p>2016/6/1</text:p>
          </table:table-cell>
          <table:table-cell office:value-type="string" calcext:value-type="string">
            <text:p>201606W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table:formula="of:=10000/([.G89]*50)" office:value-type="float" office:value="8.69565217391304" calcext:value-type="float">
            <text:p>9</text:p>
          </table:table-cell>
          <table:table-cell table:formula="of:=[.H89]-[.G89]-1" office:value-type="float" office:value="-23.9" calcext:value-type="float">
            <text:p>-23.9</text:p>
          </table:table-cell>
          <table:table-cell table:formula="of:=[.I89]*[.G89]*50" office:value-type="float" office:value="10000" calcext:value-type="float">
            <text:p>10000</text:p>
          </table:table-cell>
          <table:table-cell table:formula="of:=[.I89]*[.H89]*50" office:value-type="float" office:value="43.4782608695652" calcext:value-type="float">
            <text:p>43.478260869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2</text:p>
          </table:table-cell>
          <table:table-cell office:value-type="float" office:value="8568" calcext:value-type="float">
            <text:p>856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90]-[.G90]-1" office:value-type="float" office:value="-1" calcext:value-type="float">
            <text:p>-1</text:p>
          </table:table-cell>
          <table:table-cell table:formula="of:=[.I90]*[.G90]*50" office:value-type="float" office:value="0" calcext:value-type="float">
            <text:p>0</text:p>
          </table:table-cell>
          <table:table-cell table:formula="of:=[.I90]*[.H90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3</text:p>
          </table:table-cell>
          <table:table-cell office:value-type="float" office:value="8561" calcext:value-type="float">
            <text:p>85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91]-[.G91]-1" office:value-type="float" office:value="-1" calcext:value-type="float">
            <text:p>-1</text:p>
          </table:table-cell>
          <table:table-cell table:formula="of:=[.I91]*[.G91]*50" office:value-type="float" office:value="0" calcext:value-type="float">
            <text:p>0</text:p>
          </table:table-cell>
          <table:table-cell table:formula="of:=[.I91]*[.H91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4</text:p>
          </table:table-cell>
          <table:table-cell office:value-type="float" office:value="8566" calcext:value-type="float">
            <text:p>85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92]-[.G92]-1" office:value-type="float" office:value="-1" calcext:value-type="float">
            <text:p>-1</text:p>
          </table:table-cell>
          <table:table-cell table:formula="of:=[.I92]*[.G92]*50" office:value-type="float" office:value="0" calcext:value-type="float">
            <text:p>0</text:p>
          </table:table-cell>
          <table:table-cell table:formula="of:=[.I92]*[.H92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6</text:p>
          </table:table-cell>
          <table:table-cell office:value-type="float" office:value="8575" calcext:value-type="float">
            <text:p>8575</text:p>
          </table:table-cell>
          <table:table-cell table:style-name="ce13" office:value-type="string" calcext:value-type="string">
            <text:p>2016/6/6</text:p>
          </table:table-cell>
          <table:table-cell office:value-type="string" calcext:value-type="string">
            <text:p>201606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53" calcext:value-type="float">
            <text:p>53</text:p>
          </table:table-cell>
          <table:table-cell office:value-type="float" office:value="44.5" calcext:value-type="float">
            <text:p>44.5</text:p>
          </table:table-cell>
          <table:table-cell table:formula="of:=10000/([.G93]*50)" office:value-type="float" office:value="3.77358490566038" calcext:value-type="float">
            <text:p>4</text:p>
          </table:table-cell>
          <table:table-cell table:formula="of:=[.H93]-[.G93]-1" office:value-type="float" office:value="-9.5" calcext:value-type="float">
            <text:p>-9.5</text:p>
          </table:table-cell>
          <table:table-cell table:formula="of:=[.I93]*[.G93]*50" office:value-type="float" office:value="10000" calcext:value-type="float">
            <text:p>10000</text:p>
          </table:table-cell>
          <table:table-cell table:formula="of:=[.I93]*[.H93]*50" office:value-type="float" office:value="8396.22641509434" calcext:value-type="float">
            <text:p>8396.226415094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7</text:p>
          </table:table-cell>
          <table:table-cell office:value-type="float" office:value="8614" calcext:value-type="float">
            <text:p>8614</text:p>
          </table:table-cell>
          <table:table-cell table:style-name="ce13" office:value-type="string" calcext:value-type="string">
            <text:p>2016/6/7</text:p>
          </table:table-cell>
          <table:table-cell office:value-type="string" calcext:value-type="string">
            <text:p>201606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28.5" calcext:value-type="float">
            <text:p>28.5</text:p>
          </table:table-cell>
          <table:table-cell office:value-type="float" office:value="4.9" calcext:value-type="float">
            <text:p>4.9</text:p>
          </table:table-cell>
          <table:table-cell table:formula="of:=10000/([.G94]*50)" office:value-type="float" office:value="7.01754385964912" calcext:value-type="float">
            <text:p>7</text:p>
          </table:table-cell>
          <table:table-cell table:formula="of:=[.H94]-[.G94]-1" office:value-type="float" office:value="-24.6" calcext:value-type="float">
            <text:p>-24.6</text:p>
          </table:table-cell>
          <table:table-cell table:formula="of:=[.I94]*[.G94]*50" office:value-type="float" office:value="10000" calcext:value-type="float">
            <text:p>10000</text:p>
          </table:table-cell>
          <table:table-cell table:formula="of:=[.I94]*[.H94]*50" office:value-type="float" office:value="1719.29824561404" calcext:value-type="float">
            <text:p>1719.29824561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8</text:p>
          </table:table-cell>
          <table:table-cell office:value-type="float" office:value="8673" calcext:value-type="float">
            <text:p>8673</text:p>
          </table:table-cell>
          <table:table-cell table:style-name="ce13" office:value-type="string" calcext:value-type="string">
            <text:p>2016/6/8</text:p>
          </table:table-cell>
          <table:table-cell office:value-type="string" calcext:value-type="string">
            <text:p>201606W2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table:formula="of:=10000/([.G95]*50)" office:value-type="float" office:value="19.047619047619" calcext:value-type="float">
            <text:p>19</text:p>
          </table:table-cell>
          <table:table-cell table:formula="of:=[.H95]-[.G95]-1" office:value-type="float" office:value="-11.4" calcext:value-type="float">
            <text:p>-11.4</text:p>
          </table:table-cell>
          <table:table-cell table:formula="of:=[.I95]*[.G95]*50" office:value-type="float" office:value="10000" calcext:value-type="float">
            <text:p>10000</text:p>
          </table:table-cell>
          <table:table-cell table:formula="of:=[.I95]*[.H95]*50" office:value-type="float" office:value="95.2380952380952" calcext:value-type="float">
            <text:p>95.238095238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13</text:p>
          </table:table-cell>
          <table:table-cell office:value-type="float" office:value="8635" calcext:value-type="float">
            <text:p>8635</text:p>
          </table:table-cell>
          <table:table-cell table:style-name="ce13" office:value-type="string" calcext:value-type="string">
            <text:p>2016/6/13</text:p>
          </table:table-cell>
          <table:table-cell office:value-type="float" office:value="201606" calcext:value-type="float">
            <text:p>201606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table:formula="of:=10000/([.G96]*50)" office:value-type="float" office:value="3.33333333333333" calcext:value-type="float">
            <text:p>3</text:p>
          </table:table-cell>
          <table:table-cell table:formula="of:=[.H96]-[.G96]-1" office:value-type="float" office:value="70" calcext:value-type="float">
            <text:p>70</text:p>
          </table:table-cell>
          <table:table-cell table:formula="of:=[.I96]*[.G96]*50" office:value-type="float" office:value="10000" calcext:value-type="float">
            <text:p>10000</text:p>
          </table:table-cell>
          <table:table-cell table:formula="of:=[.I96]*[.H96]*50" office:value-type="float" office:value="21833.3333333333" calcext:value-type="float">
            <text:p>21833.333333333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14</text:p>
          </table:table-cell>
          <table:table-cell office:value-type="float" office:value="8495" calcext:value-type="float">
            <text:p>8495</text:p>
          </table:table-cell>
          <table:table-cell table:style-name="ce13" office:value-type="string" calcext:value-type="string">
            <text:p>2016/6/14</text:p>
          </table:table-cell>
          <table:table-cell office:value-type="float" office:value="201606" calcext:value-type="float">
            <text:p>20160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.4</text:p>
          </table:table-cell>
          <table:table-cell table:formula="of:=10000/([.G97]*50)" office:value-type="float" office:value="4.16666666666667" calcext:value-type="float">
            <text:p>4</text:p>
          </table:table-cell>
          <table:table-cell table:formula="of:=[.H97]-[.G97]-1" office:value-type="float" office:value="-40.6" calcext:value-type="float">
            <text:p>-40.6</text:p>
          </table:table-cell>
          <table:table-cell table:formula="of:=[.I97]*[.G97]*50" office:value-type="float" office:value="10000" calcext:value-type="float">
            <text:p>10000</text:p>
          </table:table-cell>
          <table:table-cell table:formula="of:=[.I97]*[.H97]*50"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15</text:p>
          </table:table-cell>
          <table:table-cell office:value-type="float" office:value="8552" calcext:value-type="float">
            <text:p>8552</text:p>
          </table:table-cell>
          <table:table-cell table:style-name="ce13" office:value-type="string" calcext:value-type="string">
            <text:p>2016/6/15</text:p>
          </table:table-cell>
          <table:table-cell office:value-type="float" office:value="201606" calcext:value-type="float">
            <text:p>201606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formula="of:=10000/([.G98]*50)" office:value-type="float" office:value="9.52380952380952" calcext:value-type="float">
            <text:p>10</text:p>
          </table:table-cell>
          <table:table-cell table:formula="of:=[.H98]-[.G98]-1" office:value-type="float" office:value="-21.9" calcext:value-type="float">
            <text:p>-21.9</text:p>
          </table:table-cell>
          <table:table-cell table:formula="of:=[.I98]*[.G98]*50" office:value-type="float" office:value="10000" calcext:value-type="float">
            <text:p>10000</text:p>
          </table:table-cell>
          <table:table-cell table:formula="of:=[.I98]*[.H98]*50" office:value-type="float" office:value="47.6190476190476" calcext:value-type="float">
            <text:p>47.619047619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16</text:p>
          </table:table-cell>
          <table:table-cell office:value-type="float" office:value="8410" calcext:value-type="float">
            <text:p>84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99]-[.G99]-1" office:value-type="float" office:value="-1" calcext:value-type="float">
            <text:p>-1</text:p>
          </table:table-cell>
          <table:table-cell table:formula="of:=[.I99]*[.G99]*50" office:value-type="float" office:value="0" calcext:value-type="float">
            <text:p>0</text:p>
          </table:table-cell>
          <table:table-cell table:formula="of:=[.I99]*[.H99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17</text:p>
          </table:table-cell>
          <table:table-cell office:value-type="float" office:value="8348" calcext:value-type="float">
            <text:p>834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00]-[.G100]-1" office:value-type="float" office:value="-1" calcext:value-type="float">
            <text:p>-1</text:p>
          </table:table-cell>
          <table:table-cell table:formula="of:=[.I100]*[.G100]*50" office:value-type="float" office:value="0" calcext:value-type="float">
            <text:p>0</text:p>
          </table:table-cell>
          <table:table-cell table:formula="of:=[.I100]*[.H100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6/20</text:p>
          </table:table-cell>
          <table:table-cell office:value-type="float" office:value="8503" calcext:value-type="float">
            <text:p>8503</text:p>
          </table:table-cell>
          <table:table-cell table:style-name="ce13" office:value-type="string" calcext:value-type="string">
            <text:p>2016/6/20</text:p>
          </table:table-cell>
          <table:table-cell office:value-type="string" calcext:value-type="string">
            <text:p>201606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買權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table:formula="of:=10000/([.G101]*50)" office:value-type="float" office:value="1.15606936416185" calcext:value-type="float">
            <text:p>1</text:p>
          </table:table-cell>
          <table:table-cell table:formula="of:=[.H101]-[.G101]-1" office:value-type="float" office:value="-24" calcext:value-type="float">
            <text:p>-24</text:p>
          </table:table-cell>
          <table:table-cell table:formula="of:=[.I101]*[.G101]*50" office:value-type="float" office:value="10000" calcext:value-type="float">
            <text:p>10000</text:p>
          </table:table-cell>
          <table:table-cell table:formula="of:=[.I101]*[.H101]*50" office:value-type="float" office:value="8670.52023121387" calcext:value-type="float">
            <text:p>8670.5202312139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6/21</text:p>
          </table:table-cell>
          <table:table-cell office:value-type="float" office:value="8459" calcext:value-type="float">
            <text:p>8459</text:p>
          </table:table-cell>
          <table:table-cell table:style-name="ce13" office:value-type="string" calcext:value-type="string">
            <text:p>2016/6/21</text:p>
          </table:table-cell>
          <table:table-cell office:value-type="string" calcext:value-type="string">
            <text:p>201606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買權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formula="of:=10000/([.G102]*50)" office:value-type="float" office:value="1.42857142857143" calcext:value-type="float">
            <text:p>1</text:p>
          </table:table-cell>
          <table:table-cell table:formula="of:=[.H102]-[.G102]-1" office:value-type="float" office:value="39" calcext:value-type="float">
            <text:p>39</text:p>
          </table:table-cell>
          <table:table-cell table:formula="of:=[.I102]*[.G102]*50" office:value-type="float" office:value="10000" calcext:value-type="float">
            <text:p>10000</text:p>
          </table:table-cell>
          <table:table-cell table:formula="of:=[.I102]*[.H102]*50" office:value-type="float" office:value="12857.1428571429" calcext:value-type="float">
            <text:p>12857.14285714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22</text:p>
          </table:table-cell>
          <table:table-cell office:value-type="float" office:value="8510" calcext:value-type="float">
            <text:p>8510</text:p>
          </table:table-cell>
          <table:table-cell table:style-name="ce13" office:value-type="string" calcext:value-type="string">
            <text:p>2016/6/22</text:p>
          </table:table-cell>
          <table:table-cell office:value-type="string" calcext:value-type="string">
            <text:p>201606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10000/([.G103]*50)" office:value-type="float" office:value="400" calcext:value-type="float">
            <text:p>400</text:p>
          </table:table-cell>
          <table:table-cell table:formula="of:=[.H103]-[.G103]-1" office:value-type="float" office:value="-1.3" calcext:value-type="float">
            <text:p>-1.3</text:p>
          </table:table-cell>
          <table:table-cell table:formula="of:=[.I103]*[.G103]*50" office:value-type="float" office:value="10000" calcext:value-type="float">
            <text:p>10000</text:p>
          </table:table-cell>
          <table:table-cell table:formula="of:=[.I103]*[.H103]*50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23</text:p>
          </table:table-cell>
          <table:table-cell office:value-type="float" office:value="8515" calcext:value-type="float">
            <text:p>85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04]-[.G104]-1" office:value-type="float" office:value="-1" calcext:value-type="float">
            <text:p>-1</text:p>
          </table:table-cell>
          <table:table-cell table:formula="of:=[.I104]*[.G104]*50" office:value-type="float" office:value="0" calcext:value-type="float">
            <text:p>0</text:p>
          </table:table-cell>
          <table:table-cell table:formula="of:=[.I104]*[.H104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016/6/24</text:p>
          </table:table-cell>
          <table:table-cell office:value-type="float" office:value="8500" calcext:value-type="float">
            <text:p>85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[.H105]-[.G105]-1" office:value-type="float" office:value="-1" calcext:value-type="float">
            <text:p>-1</text:p>
          </table:table-cell>
          <table:table-cell table:formula="of:=[.I105]*[.G105]*50" office:value-type="float" office:value="0" calcext:value-type="float">
            <text:p>0</text:p>
          </table:table-cell>
          <table:table-cell table:formula="of:=[.I105]*[.H105]*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16/6/27</text:p>
          </table:table-cell>
          <table:table-cell office:value-type="float" office:value="8250" calcext:value-type="float">
            <text:p>8250</text:p>
          </table:table-cell>
          <table:table-cell table:style-name="ce13" office:value-type="string" calcext:value-type="string">
            <text:p>2016/6/27</text:p>
          </table:table-cell>
          <table:table-cell office:value-type="string" calcext:value-type="string">
            <text:p>201606W5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賣權</text:p>
          </table:table-cell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</text:p>
          </table:table-cell>
          <table:table-cell table:formula="of:=10000/([.G106]*50)" office:value-type="float" office:value="5.26315789473684" calcext:value-type="float">
            <text:p>5</text:p>
          </table:table-cell>
          <table:table-cell table:formula="of:=[.H106]-[.G106]-1" office:value-type="float" office:value="-33.5" calcext:value-type="float">
            <text:p>-33.5</text:p>
          </table:table-cell>
          <table:table-cell table:formula="of:=[.I106]*[.G106]*50" office:value-type="float" office:value="10000" calcext:value-type="float">
            <text:p>10000</text:p>
          </table:table-cell>
          <table:table-cell table:formula="of:=[.I106]*[.H106]*50" office:value-type="float" office:value="1447.36842105263" calcext:value-type="float">
            <text:p>1447.3684210526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6/28</text:p>
          </table:table-cell>
          <table:table-cell office:value-type="float" office:value="8274" calcext:value-type="float">
            <text:p>8274</text:p>
          </table:table-cell>
          <table:table-cell table:style-name="ce13" office:value-type="string" calcext:value-type="string">
            <text:p>2016/6/28</text:p>
          </table:table-cell>
          <table:table-cell office:value-type="string" calcext:value-type="string">
            <text:p>201606W5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買權</text:p>
          </table:table-cell>
          <table:table-cell office:value-type="float" office:value="157" calcext:value-type="float">
            <text:p>157</text:p>
          </table:table-cell>
          <table:table-cell office:value-type="float" office:value="252" calcext:value-type="float">
            <text:p>252</text:p>
          </table:table-cell>
          <table:table-cell table:formula="of:=10000/([.G107]*50)" office:value-type="float" office:value="1.27388535031847" calcext:value-type="float">
            <text:p>1</text:p>
          </table:table-cell>
          <table:table-cell table:formula="of:=[.H107]-[.G107]-1" office:value-type="float" office:value="94" calcext:value-type="float">
            <text:p>94</text:p>
          </table:table-cell>
          <table:table-cell table:formula="of:=[.I107]*[.G107]*50" office:value-type="float" office:value="10000" calcext:value-type="float">
            <text:p>10000</text:p>
          </table:table-cell>
          <table:table-cell table:formula="of:=[.I107]*[.H107]*50" office:value-type="float" office:value="16050.9554140127" calcext:value-type="float">
            <text:p>16050.9554140127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2016/6/29</text:p>
          </table:table-cell>
          <table:table-cell office:value-type="float" office:value="8392" calcext:value-type="float">
            <text:p>8392</text:p>
          </table:table-cell>
          <table:table-cell table:style-name="ce13" office:value-type="string" calcext:value-type="string">
            <text:p>2016/6/29</text:p>
          </table:table-cell>
          <table:table-cell office:value-type="string" calcext:value-type="string">
            <text:p>201606W5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買權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table:formula="of:=10000/([.G108]*50)" office:value-type="float" office:value="1.72413793103448" calcext:value-type="float">
            <text:p>2</text:p>
          </table:table-cell>
          <table:table-cell table:formula="of:=[.H108]-[.G108]-1" office:value-type="float" office:value="67" calcext:value-type="float">
            <text:p>67</text:p>
          </table:table-cell>
          <table:table-cell table:formula="of:=[.I108]*[.G108]*50" office:value-type="float" office:value="10000" calcext:value-type="float">
            <text:p>10000</text:p>
          </table:table-cell>
          <table:table-cell table:formula="of:=[.I108]*[.H108]*50" office:value-type="float" office:value="15862.0689655172" calcext:value-type="float">
            <text:p>15862.068965517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16/6/30</text:p>
          </table:table-cell>
          <table:table-cell office:value-type="float" office:value="8492" calcext:value-type="float">
            <text:p>849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</text:p>
          </table:table-cell>
          <table:table-cell office:value-type="float" office:value="8568" calcext:value-type="float">
            <text:p>856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4</text:p>
          </table:table-cell>
          <table:table-cell office:value-type="float" office:value="8636" calcext:value-type="float">
            <text:p>863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5</text:p>
          </table:table-cell>
          <table:table-cell office:value-type="float" office:value="8600" calcext:value-type="float">
            <text:p>860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6</text:p>
          </table:table-cell>
          <table:table-cell office:value-type="float" office:value="8552" calcext:value-type="float">
            <text:p>855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7</text:p>
          </table:table-cell>
          <table:table-cell office:value-type="float" office:value="8508" calcext:value-type="float">
            <text:p>850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1</text:p>
          </table:table-cell>
          <table:table-cell office:value-type="float" office:value="8683" calcext:value-type="float">
            <text:p>868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2</text:p>
          </table:table-cell>
          <table:table-cell office:value-type="float" office:value="8751" calcext:value-type="float">
            <text:p>875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3</text:p>
          </table:table-cell>
          <table:table-cell office:value-type="float" office:value="8825" calcext:value-type="float">
            <text:p>882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4</text:p>
          </table:table-cell>
          <table:table-cell office:value-type="float" office:value="8800" calcext:value-type="float">
            <text:p>880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5</text:p>
          </table:table-cell>
          <table:table-cell office:value-type="float" office:value="8846" calcext:value-type="float">
            <text:p>884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8</text:p>
          </table:table-cell>
          <table:table-cell office:value-type="float" office:value="8918" calcext:value-type="float">
            <text:p>891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19</text:p>
          </table:table-cell>
          <table:table-cell office:value-type="float" office:value="9020" calcext:value-type="float">
            <text:p>902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0</text:p>
          </table:table-cell>
          <table:table-cell office:value-type="float" office:value="9010" calcext:value-type="float">
            <text:p>901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1</text:p>
          </table:table-cell>
          <table:table-cell office:value-type="float" office:value="8922" calcext:value-type="float">
            <text:p>892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2</text:p>
          </table:table-cell>
          <table:table-cell office:value-type="float" office:value="8965" calcext:value-type="float">
            <text:p>896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5</text:p>
          </table:table-cell>
          <table:table-cell office:value-type="float" office:value="8967" calcext:value-type="float">
            <text:p>896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6</text:p>
          </table:table-cell>
          <table:table-cell office:value-type="float" office:value="8871" calcext:value-type="float">
            <text:p>88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7</text:p>
          </table:table-cell>
          <table:table-cell office:value-type="float" office:value="9016" calcext:value-type="float">
            <text:p>901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8</text:p>
          </table:table-cell>
          <table:table-cell office:value-type="float" office:value="8982" calcext:value-type="float">
            <text:p>898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7/29</text:p>
          </table:table-cell>
          <table:table-cell office:value-type="float" office:value="9003" calcext:value-type="float">
            <text:p>900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</text:p>
          </table:table-cell>
          <table:table-cell office:value-type="float" office:value="8940" calcext:value-type="float">
            <text:p>894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</text:p>
          </table:table-cell>
          <table:table-cell office:value-type="float" office:value="9014" calcext:value-type="float">
            <text:p>9014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3</text:p>
          </table:table-cell>
          <table:table-cell office:value-type="float" office:value="8914" calcext:value-type="float">
            <text:p>8914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4</text:p>
          </table:table-cell>
          <table:table-cell office:value-type="float" office:value="8990" calcext:value-type="float">
            <text:p>899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5</text:p>
          </table:table-cell>
          <table:table-cell office:value-type="float" office:value="8996" calcext:value-type="float">
            <text:p>899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8</text:p>
          </table:table-cell>
          <table:table-cell office:value-type="float" office:value="9133" calcext:value-type="float">
            <text:p>913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9</text:p>
          </table:table-cell>
          <table:table-cell office:value-type="float" office:value="9122" calcext:value-type="float">
            <text:p>912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0</text:p>
          </table:table-cell>
          <table:table-cell office:value-type="float" office:value="9136" calcext:value-type="float">
            <text:p>913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1</text:p>
          </table:table-cell>
          <table:table-cell office:value-type="float" office:value="9125" calcext:value-type="float">
            <text:p>912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2</text:p>
          </table:table-cell>
          <table:table-cell office:value-type="float" office:value="9129" calcext:value-type="float">
            <text:p>912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5</text:p>
          </table:table-cell>
          <table:table-cell office:value-type="float" office:value="9147" calcext:value-type="float">
            <text:p>914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6</text:p>
          </table:table-cell>
          <table:table-cell office:value-type="float" office:value="9155" calcext:value-type="float">
            <text:p>915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7</text:p>
          </table:table-cell>
          <table:table-cell office:value-type="float" office:value="9073" calcext:value-type="float">
            <text:p>907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8</text:p>
          </table:table-cell>
          <table:table-cell office:value-type="float" office:value="9010" calcext:value-type="float">
            <text:p>901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19</text:p>
          </table:table-cell>
          <table:table-cell office:value-type="float" office:value="9050" calcext:value-type="float">
            <text:p>905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2</text:p>
          </table:table-cell>
          <table:table-cell office:value-type="float" office:value="8941" calcext:value-type="float">
            <text:p>894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3</text:p>
          </table:table-cell>
          <table:table-cell office:value-type="float" office:value="8921" calcext:value-type="float">
            <text:p>892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4</text:p>
          </table:table-cell>
          <table:table-cell office:value-type="float" office:value="9002" calcext:value-type="float">
            <text:p>900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5</text:p>
          </table:table-cell>
          <table:table-cell office:value-type="float" office:value="8942" calcext:value-type="float">
            <text:p>894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6</text:p>
          </table:table-cell>
          <table:table-cell office:value-type="float" office:value="9055" calcext:value-type="float">
            <text:p>905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29</text:p>
          </table:table-cell>
          <table:table-cell office:value-type="float" office:value="9045" calcext:value-type="float">
            <text:p>90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30</text:p>
          </table:table-cell>
          <table:table-cell office:value-type="float" office:value="9075" calcext:value-type="float">
            <text:p>907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8/31</text:p>
          </table:table-cell>
          <table:table-cell office:value-type="float" office:value="9018" calcext:value-type="float">
            <text:p>901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1</text:p>
          </table:table-cell>
          <table:table-cell office:value-type="float" office:value="8971" calcext:value-type="float">
            <text:p>89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</text:p>
          </table:table-cell>
          <table:table-cell office:value-type="float" office:value="8948" calcext:value-type="float">
            <text:p>894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5</text:p>
          </table:table-cell>
          <table:table-cell office:value-type="float" office:value="9000" calcext:value-type="float">
            <text:p>900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6</text:p>
          </table:table-cell>
          <table:table-cell office:value-type="float" office:value="9073" calcext:value-type="float">
            <text:p>907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7</text:p>
          </table:table-cell>
          <table:table-cell office:value-type="float" office:value="9156" calcext:value-type="float">
            <text:p>915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8</text:p>
          </table:table-cell>
          <table:table-cell office:value-type="float" office:value="9251" calcext:value-type="float">
            <text:p>925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9</text:p>
          </table:table-cell>
          <table:table-cell office:value-type="float" office:value="9182" calcext:value-type="float">
            <text:p>918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10</text:p>
          </table:table-cell>
          <table:table-cell office:value-type="float" office:value="8930" calcext:value-type="float">
            <text:p>893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12</text:p>
          </table:table-cell>
          <table:table-cell office:value-type="float" office:value="8990" calcext:value-type="float">
            <text:p>899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13</text:p>
          </table:table-cell>
          <table:table-cell office:value-type="float" office:value="8974" calcext:value-type="float">
            <text:p>8974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9/14</text:p>
          </table:table-cell>
          <table:table-cell office:value-type="float" office:value="8866" calcext:value-type="float">
            <text:p>8866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9/19</text:p>
          </table:table-cell>
          <table:table-cell office:value-type="float" office:value="8949" calcext:value-type="float">
            <text:p>894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0</text:p>
          </table:table-cell>
          <table:table-cell office:value-type="float" office:value="9142" calcext:value-type="float">
            <text:p>914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1</text:p>
          </table:table-cell>
          <table:table-cell office:value-type="float" office:value="9129" calcext:value-type="float">
            <text:p>912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2</text:p>
          </table:table-cell>
          <table:table-cell office:value-type="float" office:value="9221" calcext:value-type="float">
            <text:p>922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3</text:p>
          </table:table-cell>
          <table:table-cell office:value-type="float" office:value="9234" calcext:value-type="float">
            <text:p>9234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6</text:p>
          </table:table-cell>
          <table:table-cell office:value-type="float" office:value="9222" calcext:value-type="float">
            <text:p>922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29</text:p>
          </table:table-cell>
          <table:table-cell office:value-type="float" office:value="9226" calcext:value-type="float">
            <text:p>922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9/30</text:p>
          </table:table-cell>
          <table:table-cell office:value-type="float" office:value="9183" calcext:value-type="float">
            <text:p>918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3</text:p>
          </table:table-cell>
          <table:table-cell office:value-type="float" office:value="9205" calcext:value-type="float">
            <text:p>920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4</text:p>
          </table:table-cell>
          <table:table-cell office:value-type="float" office:value="9202" calcext:value-type="float">
            <text:p>920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5</text:p>
          </table:table-cell>
          <table:table-cell office:value-type="float" office:value="9210" calcext:value-type="float">
            <text:p>921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6</text:p>
          </table:table-cell>
          <table:table-cell office:value-type="float" office:value="9281" calcext:value-type="float">
            <text:p>928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7</text:p>
          </table:table-cell>
          <table:table-cell office:value-type="float" office:value="9250" calcext:value-type="float">
            <text:p>925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1</text:p>
          </table:table-cell>
          <table:table-cell office:value-type="float" office:value="9300" calcext:value-type="float">
            <text:p>930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2</text:p>
          </table:table-cell>
          <table:table-cell office:value-type="float" office:value="9180" calcext:value-type="float">
            <text:p>918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3</text:p>
          </table:table-cell>
          <table:table-cell office:value-type="float" office:value="9268" calcext:value-type="float">
            <text:p>926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4</text:p>
          </table:table-cell>
          <table:table-cell office:value-type="float" office:value="9207" calcext:value-type="float">
            <text:p>920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7</text:p>
          </table:table-cell>
          <table:table-cell office:value-type="float" office:value="9178" calcext:value-type="float">
            <text:p>917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8</text:p>
          </table:table-cell>
          <table:table-cell office:value-type="float" office:value="9183" calcext:value-type="float">
            <text:p>918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19</text:p>
          </table:table-cell>
          <table:table-cell office:value-type="float" office:value="9223" calcext:value-type="float">
            <text:p>922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0</text:p>
          </table:table-cell>
          <table:table-cell office:value-type="float" office:value="9269" calcext:value-type="float">
            <text:p>926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1</text:p>
          </table:table-cell>
          <table:table-cell office:value-type="float" office:value="9259" calcext:value-type="float">
            <text:p>925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4</text:p>
          </table:table-cell>
          <table:table-cell office:value-type="float" office:value="9294" calcext:value-type="float">
            <text:p>9294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5</text:p>
          </table:table-cell>
          <table:table-cell office:value-type="float" office:value="9328" calcext:value-type="float">
            <text:p>932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6</text:p>
          </table:table-cell>
          <table:table-cell office:value-type="float" office:value="9340" calcext:value-type="float">
            <text:p>934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7</text:p>
          </table:table-cell>
          <table:table-cell office:value-type="float" office:value="9324" calcext:value-type="float">
            <text:p>9324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28</text:p>
          </table:table-cell>
          <table:table-cell office:value-type="float" office:value="9286" calcext:value-type="float">
            <text:p>928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0/31</text:p>
          </table:table-cell>
          <table:table-cell office:value-type="float" office:value="9263" calcext:value-type="float">
            <text:p>926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1</text:p>
          </table:table-cell>
          <table:table-cell office:value-type="float" office:value="9259" calcext:value-type="float">
            <text:p>925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2</text:p>
          </table:table-cell>
          <table:table-cell office:value-type="float" office:value="9199" calcext:value-type="float">
            <text:p>919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3</text:p>
          </table:table-cell>
          <table:table-cell office:value-type="float" office:value="9131" calcext:value-type="float">
            <text:p>913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4</text:p>
          </table:table-cell>
          <table:table-cell office:value-type="float" office:value="9058" calcext:value-type="float">
            <text:p>9058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2016/11/7</text:p>
          </table:table-cell>
          <table:table-cell office:value-type="float" office:value="9131" calcext:value-type="float">
            <text:p>913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2016/11/8</text:p>
          </table:table-cell>
          <table:table-cell office:value-type="float" office:value="9216" calcext:value-type="float">
            <text:p>921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2016/11/9</text:p>
          </table:table-cell>
          <table:table-cell office:value-type="float" office:value="9223" calcext:value-type="float">
            <text:p>922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2016/11/10</text:p>
          </table:table-cell>
          <table:table-cell office:value-type="float" office:value="9140" calcext:value-type="float">
            <text:p>914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11</text:p>
          </table:table-cell>
          <table:table-cell office:value-type="float" office:value="9048" calcext:value-type="float">
            <text:p>9048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14</text:p>
          </table:table-cell>
          <table:table-cell office:value-type="float" office:value="8957" calcext:value-type="float">
            <text:p>8957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15</text:p>
          </table:table-cell>
          <table:table-cell office:value-type="float" office:value="8900" calcext:value-type="float">
            <text:p>8900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16</text:p>
          </table:table-cell>
          <table:table-cell office:value-type="float" office:value="8990" calcext:value-type="float">
            <text:p>8990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17</text:p>
          </table:table-cell>
          <table:table-cell office:value-type="float" office:value="8942" calcext:value-type="float">
            <text:p>8942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18</text:p>
          </table:table-cell>
          <table:table-cell office:value-type="float" office:value="8979" calcext:value-type="float">
            <text:p>8979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21</text:p>
          </table:table-cell>
          <table:table-cell office:value-type="float" office:value="8980" calcext:value-type="float">
            <text:p>8980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1/22</text:p>
          </table:table-cell>
          <table:table-cell office:value-type="float" office:value="9050" calcext:value-type="float">
            <text:p>905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23</text:p>
          </table:table-cell>
          <table:table-cell office:value-type="float" office:value="9150" calcext:value-type="float">
            <text:p>915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24</text:p>
          </table:table-cell>
          <table:table-cell office:value-type="float" office:value="9156" calcext:value-type="float">
            <text:p>915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25</text:p>
          </table:table-cell>
          <table:table-cell office:value-type="float" office:value="9142" calcext:value-type="float">
            <text:p>914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28</text:p>
          </table:table-cell>
          <table:table-cell office:value-type="float" office:value="9157" calcext:value-type="float">
            <text:p>915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29</text:p>
          </table:table-cell>
          <table:table-cell office:value-type="float" office:value="9222" calcext:value-type="float">
            <text:p>922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1/30</text:p>
          </table:table-cell>
          <table:table-cell office:value-type="float" office:value="9211" calcext:value-type="float">
            <text:p>921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</text:p>
          </table:table-cell>
          <table:table-cell office:value-type="float" office:value="9229" calcext:value-type="float">
            <text:p>922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2</text:p>
          </table:table-cell>
          <table:table-cell office:value-type="float" office:value="9199" calcext:value-type="float">
            <text:p>919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5</text:p>
          </table:table-cell>
          <table:table-cell office:value-type="float" office:value="9159" calcext:value-type="float">
            <text:p>915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6</text:p>
          </table:table-cell>
          <table:table-cell office:value-type="float" office:value="9232" calcext:value-type="float">
            <text:p>923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7</text:p>
          </table:table-cell>
          <table:table-cell office:value-type="float" office:value="9300" calcext:value-type="float">
            <text:p>930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8</text:p>
          </table:table-cell>
          <table:table-cell office:value-type="float" office:value="9360" calcext:value-type="float">
            <text:p>936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9</text:p>
          </table:table-cell>
          <table:table-cell office:value-type="float" office:value="9377" calcext:value-type="float">
            <text:p>937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2</text:p>
          </table:table-cell>
          <table:table-cell office:value-type="float" office:value="9420" calcext:value-type="float">
            <text:p>942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3</text:p>
          </table:table-cell>
          <table:table-cell office:value-type="float" office:value="9340" calcext:value-type="float">
            <text:p>934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4</text:p>
          </table:table-cell>
          <table:table-cell office:value-type="float" office:value="9409" calcext:value-type="float">
            <text:p>9409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5</text:p>
          </table:table-cell>
          <table:table-cell office:value-type="float" office:value="9330" calcext:value-type="float">
            <text:p>933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6</text:p>
          </table:table-cell>
          <table:table-cell office:value-type="float" office:value="9367" calcext:value-type="float">
            <text:p>936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19</text:p>
          </table:table-cell>
          <table:table-cell office:value-type="float" office:value="9290" calcext:value-type="float">
            <text:p>929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20</text:p>
          </table:table-cell>
          <table:table-cell office:value-type="float" office:value="9261" calcext:value-type="float">
            <text:p>926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6/12/21</text:p>
          </table:table-cell>
          <table:table-cell office:value-type="float" office:value="9261" calcext:value-type="float">
            <text:p>9261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2/22</text:p>
          </table:table-cell>
          <table:table-cell office:value-type="float" office:value="9211" calcext:value-type="float">
            <text:p>9211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2/23</text:p>
          </table:table-cell>
          <table:table-cell office:value-type="float" office:value="9115" calcext:value-type="float">
            <text:p>9115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2/26</text:p>
          </table:table-cell>
          <table:table-cell office:value-type="float" office:value="9107" calcext:value-type="float">
            <text:p>9107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2/27</text:p>
          </table:table-cell>
          <table:table-cell office:value-type="float" office:value="9123" calcext:value-type="float">
            <text:p>9123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2/28</text:p>
          </table:table-cell>
          <table:table-cell office:value-type="float" office:value="9110" calcext:value-type="float">
            <text:p>9110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016/12/29</text:p>
          </table:table-cell>
          <table:table-cell office:value-type="float" office:value="9188" calcext:value-type="float">
            <text:p>9188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6/12/30</text:p>
          </table:table-cell>
          <table:table-cell office:value-type="float" office:value="9215" calcext:value-type="float">
            <text:p>9215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3</text:p>
          </table:table-cell>
          <table:table-cell office:value-type="float" office:value="9266" calcext:value-type="float">
            <text:p>9266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4</text:p>
          </table:table-cell>
          <table:table-cell office:value-type="float" office:value="9281" calcext:value-type="float">
            <text:p>928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5</text:p>
          </table:table-cell>
          <table:table-cell office:value-type="float" office:value="9270" calcext:value-type="float">
            <text:p>9270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6</text:p>
          </table:table-cell>
          <table:table-cell office:value-type="float" office:value="9353" calcext:value-type="float">
            <text:p>9353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9</text:p>
          </table:table-cell>
          <table:table-cell office:value-type="float" office:value="9379" calcext:value-type="float">
            <text:p>9379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10</text:p>
          </table:table-cell>
          <table:table-cell office:value-type="float" office:value="9332" calcext:value-type="float">
            <text:p>9332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11</text:p>
          </table:table-cell>
          <table:table-cell office:value-type="float" office:value="9395" calcext:value-type="float">
            <text:p>939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12</text:p>
          </table:table-cell>
          <table:table-cell office:value-type="float" office:value="9353" calcext:value-type="float">
            <text:p>9353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13</text:p>
          </table:table-cell>
          <table:table-cell office:value-type="float" office:value="9388" calcext:value-type="float">
            <text:p>938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16</text:p>
          </table:table-cell>
          <table:table-cell office:value-type="float" office:value="9360" calcext:value-type="float">
            <text:p>936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17</text:p>
          </table:table-cell>
          <table:table-cell office:value-type="float" office:value="9282" calcext:value-type="float">
            <text:p>9282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18</text:p>
          </table:table-cell>
          <table:table-cell office:value-type="float" office:value="9336" calcext:value-type="float">
            <text:p>933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19</text:p>
          </table:table-cell>
          <table:table-cell office:value-type="float" office:value="9337" calcext:value-type="float">
            <text:p>9337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20</text:p>
          </table:table-cell>
          <table:table-cell office:value-type="float" office:value="9283" calcext:value-type="float">
            <text:p>9283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2017/1/23</text:p>
          </table:table-cell>
          <table:table-cell office:value-type="float" office:value="9319" calcext:value-type="float">
            <text:p>9319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1/24</text:p>
          </table:table-cell>
          <table:table-cell office:value-type="float" office:value="9423" calcext:value-type="float">
            <text:p>9423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017/2/2</text:p>
          </table:table-cell>
          <table:table-cell office:value-type="float" office:value="9500" calcext:value-type="float">
            <text:p>9500</text:p>
          </table:table-cell>
          <table:table-cell table:number-columns-repeated="15"/>
        </table:table-row>
        <table:table-row table:style-name="ro1" table:number-rows-repeated="104832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買4、5、1、2" table:style-name="ta1">
        <table:table-column table:style-name="co1" table:default-cell-style-name="ce17"/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column table:style-name="co1" table:default-cell-style-name="ce23"/>
        <table:table-column table:style-name="co1" table:default-cell-style-name="Default"/>
        <table:table-row table:style-name="ro1">
          <table:table-cell office:value-type="string" calcext:value-type="string">
            <text:p>買四五6日，如果有高於5倍就賣出==&gt;結論要再提高準確度，不然半年總共30萬變成37萬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2" office:value-type="string" calcext:value-type="string">
            <text:p>價平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dateline</text:p>
          </table:table-cell>
          <table:table-cell table:style-name="ce12" office:value-type="string" calcext:value-type="string">
            <text:p>履約價</text:p>
          </table:table-cell>
          <table:table-cell table:style-name="ce12" office:value-type="string" calcext:value-type="string">
            <text:p>callorput</text:p>
          </table:table-cell>
          <table:table-cell table:style-name="ce12" office:value-type="string" calcext:value-type="string">
            <text:p>買進</text:p>
          </table:table-cell>
          <table:table-cell table:style-name="ce12" office:value-type="string" calcext:value-type="string">
            <text:p>賣出</text:p>
          </table:table-cell>
          <table:table-cell table:style-name="ce14" office:value-type="string" calcext:value-type="string">
            <text:p>口數</text:p>
          </table:table-cell>
          <table:table-cell table:style-name="ce12" office:value-type="string" calcext:value-type="string">
            <text:p>賺幾點</text:p>
          </table:table-cell>
          <table:table-cell table:style-name="ce12" office:value-type="string" calcext:value-type="string">
            <text:p>成本</text:p>
          </table:table-cell>
          <table:table-cell table:style-name="ce12" office:value-type="string" calcext:value-type="string">
            <text:p>收入</text:p>
          </table:table-cell>
          <table:table-cell table:style-name="ce16" office:value-type="string" calcext:value-type="string">
            <text:p>累計收入</text:p>
          </table:table-cell>
          <table:table-cell table:style-name="ce12" office:value-type="string" calcext:value-type="string">
            <text:p><text:span text:style-name="T1">累計</text:span><text:span text:style-name="T2">roi</text:span>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真正總支出</text:p>
          </table:table-cell>
        </table:table-row>
        <table:table-row table:style-name="ro1">
          <table:table-cell table:style-name="ce2" office:value-type="string" calcext:value-type="string">
            <text:p>2016/1/18</text:p>
          </table:table-cell>
          <table:table-cell office:value-type="float" office:value="7513" calcext:value-type="float">
            <text:p>7513</text:p>
          </table:table-cell>
          <table:table-cell table:style-name="ce13" office:value-type="string" calcext:value-type="string">
            <text:p>2016/1/18</text:p>
          </table:table-cell>
          <table:table-cell office:value-type="float" office:value="201601" calcext:value-type="float">
            <text:p>20160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買權</text:p>
          </table:table-cell>
          <table:table-cell office:value-type="float" office:value="91" calcext:value-type="float">
            <text:p>91</text:p>
          </table:table-cell>
          <table:table-cell office:value-type="float" office:value="273" calcext:value-type="float">
            <text:p>273</text:p>
          </table:table-cell>
          <table:table-cell table:formula="of:=10000/(50*[.G3])" office:value-type="float" office:value="2.1978021978022" calcext:value-type="float">
            <text:p>2</text:p>
          </table:table-cell>
          <table:table-cell/>
          <table:table-cell table:formula="of:=[.I3]*[.G3]*50" office:value-type="float" office:value="10000" calcext:value-type="float">
            <text:p>10000</text:p>
          </table:table-cell>
          <table:table-cell table:formula="of:=[.I3]*[.H3]*50" office:value-type="float" office:value="30000" calcext:value-type="float">
            <text:p>30000</text:p>
          </table:table-cell>
          <table:table-cell table:formula="of:=[.L3]-[.K3]" office:value-type="float" office:value="20000" calcext:value-type="float">
            <text:p>20000</text:p>
          </table:table-cell>
          <table:table-cell table:formula="of:=[.M3]" office:value-type="float" office:value="20000" calcext:value-type="float">
            <text:p>20000</text:p>
          </table:table-cell>
          <table:table-cell table:formula="of:=1+[.N3]/[.K3]" office:value-type="percentage" office:value="3" calcext:value-type="percentage">
            <text:p>300.00%</text:p>
          </table:table-cell>
          <table:table-cell table:formula="of:=IF([.N3]&gt;10000;0;10000-[.N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19</text:p>
          </table:table-cell>
          <table:table-cell office:value-type="float" office:value="7786" calcext:value-type="float">
            <text:p>7786</text:p>
          </table:table-cell>
          <table:table-cell table:style-name="ce13" office:value-type="string" calcext:value-type="string">
            <text:p>2016/1/19</text:p>
          </table:table-cell>
          <table:table-cell office:value-type="float" office:value="201601" calcext:value-type="float">
            <text:p>20160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49.5" calcext:value-type="float">
            <text:p>49.5</text:p>
          </table:table-cell>
          <table:table-cell office:value-type="float" office:value="80" calcext:value-type="float">
            <text:p>80</text:p>
          </table:table-cell>
          <table:table-cell table:formula="of:=10000/(50*[.G4])" office:value-type="float" office:value="4.04040404040404" calcext:value-type="float">
            <text:p>4</text:p>
          </table:table-cell>
          <table:table-cell/>
          <table:table-cell table:formula="of:=[.I4]*[.G4]*50" office:value-type="float" office:value="10000" calcext:value-type="float">
            <text:p>10000</text:p>
          </table:table-cell>
          <table:table-cell table:formula="of:=[.I4]*[.H4]*50" office:value-type="float" office:value="16161.6161616162" calcext:value-type="float">
            <text:p>16161.6161616162</text:p>
          </table:table-cell>
          <table:table-cell table:formula="of:=[.L4]-[.K4]" office:value-type="float" office:value="6161.61616161616" calcext:value-type="float">
            <text:p>6161.6161616162</text:p>
          </table:table-cell>
          <table:table-cell table:formula="of:=SUM([.$M$3:.M4])" office:value-type="float" office:value="26161.6161616162" calcext:value-type="float">
            <text:p>26161.6161616162</text:p>
          </table:table-cell>
          <table:table-cell table:formula="of:=1+[.N4]/[.K4]" office:value-type="percentage" office:value="3.61616161616162" calcext:value-type="percentage">
            <text:p>361.62%</text:p>
          </table:table-cell>
          <table:table-cell table:formula="of:=IF([.N4]&gt;10000;0;10000-[.N4]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2016/1/20</text:p>
          </table:table-cell>
          <table:table-cell office:value-type="float" office:value="7797" calcext:value-type="float">
            <text:p>779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5]*[.G5]*50" office:value-type="float" office:value="0" calcext:value-type="float">
            <text:p>0</text:p>
          </table:table-cell>
          <table:table-cell table:formula="of:=[.I5]*[.H5]*50" office:value-type="float" office:value="0" calcext:value-type="float">
            <text:p>0</text:p>
          </table:table-cell>
          <table:table-cell table:formula="of:=[.L5]-[.K5]" office:value-type="float" office:value="0" calcext:value-type="float">
            <text:p>0</text:p>
          </table:table-cell>
          <table:table-cell table:formula="of:=SUM([.$M$3:.M5])" office:value-type="float" office:value="26161.6161616162" calcext:value-type="float">
            <text:p>26161.6161616162</text:p>
          </table:table-cell>
          <table:table-cell office:value-type="percentage" office:value="0" calcext:value-type="percentage">
            <text:p>0.00%</text:p>
          </table:table-cell>
          <table:table-cell table:formula="of:=IF([.N5]&gt;10000;0;10000-[.N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21</text:p>
          </table:table-cell>
          <table:table-cell office:value-type="float" office:value="7659" calcext:value-type="float">
            <text:p>7659</text:p>
          </table:table-cell>
          <table:table-cell table:style-name="ce13" office:value-type="string" calcext:value-type="string">
            <text:p>2016/1/21</text:p>
          </table:table-cell>
          <table:table-cell office:value-type="string" calcext:value-type="string">
            <text:p>201601W4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10000/(50*[.G6])" office:value-type="float" office:value="5.26315789473684" calcext:value-type="float">
            <text:p>5</text:p>
          </table:table-cell>
          <table:table-cell/>
          <table:table-cell table:formula="of:=[.I6]*[.G6]*50" office:value-type="float" office:value="10000" calcext:value-type="float">
            <text:p>10000</text:p>
          </table:table-cell>
          <table:table-cell table:formula="of:=[.I6]*[.H6]*50" office:value-type="float" office:value="7368.42105263158" calcext:value-type="float">
            <text:p>7368.4210526316</text:p>
          </table:table-cell>
          <table:table-cell table:formula="of:=[.L6]-[.K6]" office:value-type="float" office:value="-2631.57894736842" calcext:value-type="float">
            <text:p>-2631.5789473684</text:p>
          </table:table-cell>
          <table:table-cell table:formula="of:=SUM([.$M$3:.M6])" office:value-type="float" office:value="23530.0372142477" calcext:value-type="float">
            <text:p>23530.0372142477</text:p>
          </table:table-cell>
          <table:table-cell table:formula="of:=1+[.N6]/[.K6]" office:value-type="percentage" office:value="3.35300372142477" calcext:value-type="percentage">
            <text:p>335.30%</text:p>
          </table:table-cell>
          <table:table-cell table:formula="of:=IF([.N6]&gt;10000;0;10000-[.N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22</text:p>
          </table:table-cell>
          <table:table-cell office:value-type="float" office:value="7730" calcext:value-type="float">
            <text:p>7730</text:p>
          </table:table-cell>
          <table:table-cell table:style-name="ce13" office:value-type="string" calcext:value-type="string">
            <text:p>2016/1/22</text:p>
          </table:table-cell>
          <table:table-cell office:value-type="string" calcext:value-type="string">
            <text:p>201601W4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買權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table:formula="of:=10000/(50*[.G7])" office:value-type="float" office:value="0.865800865800866" calcext:value-type="float">
            <text:p>1</text:p>
          </table:table-cell>
          <table:table-cell/>
          <table:table-cell table:formula="of:=[.I7]*[.G7]*50" office:value-type="float" office:value="10000" calcext:value-type="float">
            <text:p>10000</text:p>
          </table:table-cell>
          <table:table-cell table:formula="of:=[.I7]*[.H7]*50" office:value-type="float" office:value="10216.4502164502" calcext:value-type="float">
            <text:p>10216.4502164502</text:p>
          </table:table-cell>
          <table:table-cell table:formula="of:=[.L7]-[.K7]" office:value-type="float" office:value="216.450216450217" calcext:value-type="float">
            <text:p>216.4502164502</text:p>
          </table:table-cell>
          <table:table-cell table:formula="of:=SUM([.$M$3:.M7])" office:value-type="float" office:value="23746.487430698" calcext:value-type="float">
            <text:p>23746.487430698</text:p>
          </table:table-cell>
          <table:table-cell table:formula="of:=1+[.N7]/[.K7]" office:value-type="percentage" office:value="3.3746487430698" calcext:value-type="percentage">
            <text:p>337.46%</text:p>
          </table:table-cell>
          <table:table-cell table:formula="of:=IF([.N7]&gt;10000;0;10000-[.N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25</text:p>
          </table:table-cell>
          <table:table-cell office:value-type="float" office:value="7768" calcext:value-type="float">
            <text:p>7768</text:p>
          </table:table-cell>
          <table:table-cell table:style-name="ce13" office:value-type="string" calcext:value-type="string">
            <text:p>2016/1/25</text:p>
          </table:table-cell>
          <table:table-cell office:value-type="string" calcext:value-type="string">
            <text:p>201601W4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買權</text:p>
          </table:table-cell>
          <table:table-cell office:value-type="float" office:value="236" calcext:value-type="float">
            <text:p>236</text:p>
          </table:table-cell>
          <table:table-cell office:value-type="float" office:value="317" calcext:value-type="float">
            <text:p>317</text:p>
          </table:table-cell>
          <table:table-cell table:formula="of:=10000/(50*[.G8])" office:value-type="float" office:value="0.847457627118644" calcext:value-type="float">
            <text:p>1</text:p>
          </table:table-cell>
          <table:table-cell/>
          <table:table-cell table:formula="of:=[.I8]*[.G8]*50" office:value-type="float" office:value="10000" calcext:value-type="float">
            <text:p>10000</text:p>
          </table:table-cell>
          <table:table-cell table:formula="of:=[.I8]*[.H8]*50" office:value-type="float" office:value="13432.2033898305" calcext:value-type="float">
            <text:p>13432.2033898305</text:p>
          </table:table-cell>
          <table:table-cell table:formula="of:=[.L8]-[.K8]" office:value-type="float" office:value="3432.20338983051" calcext:value-type="float">
            <text:p>3432.2033898305</text:p>
          </table:table-cell>
          <table:table-cell table:formula="of:=SUM([.$M$3:.M8])" office:value-type="float" office:value="27178.6908205285" calcext:value-type="float">
            <text:p>27178.6908205285</text:p>
          </table:table-cell>
          <table:table-cell table:formula="of:=1+[.N8]/[.K8]" office:value-type="percentage" office:value="3.71786908205285" calcext:value-type="percentage">
            <text:p>371.79%</text:p>
          </table:table-cell>
          <table:table-cell table:formula="of:=IF([.N8]&gt;10000;0;10000-[.N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26</text:p>
          </table:table-cell>
          <table:table-cell office:value-type="float" office:value="7784" calcext:value-type="float">
            <text:p>7784</text:p>
          </table:table-cell>
          <table:table-cell table:style-name="ce13" office:value-type="string" calcext:value-type="string">
            <text:p>2016/1/26</text:p>
          </table:table-cell>
          <table:table-cell office:value-type="string" calcext:value-type="string">
            <text:p>201601W4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table:formula="of:=10000/(50*[.G9])" office:value-type="float" office:value="4" calcext:value-type="float">
            <text:p>4</text:p>
          </table:table-cell>
          <table:table-cell/>
          <table:table-cell table:formula="of:=[.I9]*[.G9]*50" office:value-type="float" office:value="10000" calcext:value-type="float">
            <text:p>10000</text:p>
          </table:table-cell>
          <table:table-cell table:formula="of:=[.I9]*[.H9]*50" office:value-type="float" office:value="9700" calcext:value-type="float">
            <text:p>9700</text:p>
          </table:table-cell>
          <table:table-cell table:formula="of:=[.L9]-[.K9]" office:value-type="float" office:value="-300" calcext:value-type="float">
            <text:p>-300</text:p>
          </table:table-cell>
          <table:table-cell table:formula="of:=SUM([.$M$3:.M9])" office:value-type="float" office:value="26878.6908205285" calcext:value-type="float">
            <text:p>26878.6908205285</text:p>
          </table:table-cell>
          <table:table-cell table:formula="of:=1+[.N9]/[.K9]" office:value-type="percentage" office:value="3.68786908205285" calcext:value-type="percentage">
            <text:p>368.79%</text:p>
          </table:table-cell>
          <table:table-cell table:formula="of:=IF([.N9]&gt;10000;0;10000-[.N9]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2016/1/27</text:p>
          </table:table-cell>
          <table:table-cell office:value-type="float" office:value="7850" calcext:value-type="float">
            <text:p>785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10]*[.G10]*50" office:value-type="float" office:value="0" calcext:value-type="float">
            <text:p>0</text:p>
          </table:table-cell>
          <table:table-cell table:formula="of:=[.I10]*[.H10]*50" office:value-type="float" office:value="0" calcext:value-type="float">
            <text:p>0</text:p>
          </table:table-cell>
          <table:table-cell table:formula="of:=[.L10]-[.K10]" office:value-type="float" office:value="0" calcext:value-type="float">
            <text:p>0</text:p>
          </table:table-cell>
          <table:table-cell table:formula="of:=SUM([.$M$3:.M10])" office:value-type="float" office:value="26878.6908205285" calcext:value-type="float">
            <text:p>26878.6908205285</text:p>
          </table:table-cell>
          <table:table-cell office:value-type="percentage" office:value="0" calcext:value-type="percentage">
            <text:p>0.00%</text:p>
          </table:table-cell>
          <table:table-cell table:formula="of:=IF([.N10]&gt;10000;0;10000-[.N10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28</text:p>
          </table:table-cell>
          <table:table-cell office:value-type="float" office:value="7800" calcext:value-type="float">
            <text:p>7800</text:p>
          </table:table-cell>
          <table:table-cell table:style-name="ce13" office:value-type="string" calcext:value-type="string">
            <text:p>2016/1/28</text:p>
          </table:table-cell>
          <table:table-cell office:value-type="string" calcext:value-type="string">
            <text:p>201602W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買權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10000/(50*[.G11])" office:value-type="float" office:value="1.70940170940171" calcext:value-type="float">
            <text:p>2</text:p>
          </table:table-cell>
          <table:table-cell/>
          <table:table-cell table:formula="of:=[.I11]*[.G11]*50" office:value-type="float" office:value="10000" calcext:value-type="float">
            <text:p>10000</text:p>
          </table:table-cell>
          <table:table-cell table:formula="of:=[.I11]*[.H11]*50" office:value-type="float" office:value="10085.4700854701" calcext:value-type="float">
            <text:p>10085.4700854701</text:p>
          </table:table-cell>
          <table:table-cell table:formula="of:=[.L11]-[.K11]" office:value-type="float" office:value="85.4700854700859" calcext:value-type="float">
            <text:p>85.4700854701</text:p>
          </table:table-cell>
          <table:table-cell table:formula="of:=SUM([.$M$3:.M11])" office:value-type="float" office:value="26964.1609059986" calcext:value-type="float">
            <text:p>26964.1609059986</text:p>
          </table:table-cell>
          <table:table-cell table:formula="of:=1+[.N11]/[.K11]" office:value-type="percentage" office:value="3.69641609059986" calcext:value-type="percentage">
            <text:p>369.64%</text:p>
          </table:table-cell>
          <table:table-cell table:formula="of:=IF([.N11]&gt;10000;0;10000-[.N1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6/1/29</text:p>
          </table:table-cell>
          <table:table-cell office:value-type="float" office:value="7841" calcext:value-type="float">
            <text:p>7841</text:p>
          </table:table-cell>
          <table:table-cell table:style-name="ce13" office:value-type="string" calcext:value-type="string">
            <text:p>2016/1/29</text:p>
          </table:table-cell>
          <table:table-cell office:value-type="string" calcext:value-type="string">
            <text:p>201602W1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買權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table:formula="of:=10000/(50*[.G12])" office:value-type="float" office:value="2.63157894736842" calcext:value-type="float">
            <text:p>3</text:p>
          </table:table-cell>
          <table:table-cell/>
          <table:table-cell table:formula="of:=[.I12]*[.G12]*50" office:value-type="float" office:value="10000" calcext:value-type="float">
            <text:p>10000</text:p>
          </table:table-cell>
          <table:table-cell table:formula="of:=[.I12]*[.H12]*50" office:value-type="float" office:value="30000" calcext:value-type="float">
            <text:p>30000</text:p>
          </table:table-cell>
          <table:table-cell table:formula="of:=[.L12]-[.K12]" office:value-type="float" office:value="20000" calcext:value-type="float">
            <text:p>20000</text:p>
          </table:table-cell>
          <table:table-cell table:formula="of:=SUM([.$M$3:.M12])" office:value-type="float" office:value="46964.1609059986" calcext:value-type="float">
            <text:p>46964.1609059986</text:p>
          </table:table-cell>
          <table:table-cell table:formula="of:=1+[.N12]/[.K12]" office:value-type="percentage" office:value="5.69641609059986" calcext:value-type="percentage">
            <text:p>569.64%</text:p>
          </table:table-cell>
          <table:table-cell table:formula="of:=IF([.N12]&gt;10000;0;10000-[.N12]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2016/1/30</text:p>
          </table:table-cell>
          <table:table-cell office:value-type="float" office:value="8103" calcext:value-type="float">
            <text:p>810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13]*[.G13]*50" office:value-type="float" office:value="0" calcext:value-type="float">
            <text:p>0</text:p>
          </table:table-cell>
          <table:table-cell table:formula="of:=[.I13]*[.H13]*50" office:value-type="float" office:value="0" calcext:value-type="float">
            <text:p>0</text:p>
          </table:table-cell>
          <table:table-cell table:formula="of:=[.L13]-[.K13]" office:value-type="float" office:value="0" calcext:value-type="float">
            <text:p>0</text:p>
          </table:table-cell>
          <table:table-cell table:formula="of:=SUM([.$M$3:.M13])" office:value-type="float" office:value="46964.1609059986" calcext:value-type="float">
            <text:p>46964.1609059986</text:p>
          </table:table-cell>
          <table:table-cell office:value-type="percentage" office:value="0" calcext:value-type="percentage">
            <text:p>0.00%</text:p>
          </table:table-cell>
          <table:table-cell table:formula="of:=IF([.N13]&gt;10000;0;10000-[.N13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1</text:p>
          </table:table-cell>
          <table:table-cell office:value-type="float" office:value="8131" calcext:value-type="float">
            <text:p>8131</text:p>
          </table:table-cell>
          <table:table-cell table:style-name="ce13" office:value-type="string" calcext:value-type="string">
            <text:p>2016/2/1</text:p>
          </table:table-cell>
          <table:table-cell office:value-type="string" calcext:value-type="string">
            <text:p>201602W1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賣權</text:p>
          </table:table-cell>
          <table:table-cell office:value-type="float" office:value="51" calcext:value-type="float">
            <text:p>51</text:p>
          </table:table-cell>
          <table:table-cell office:value-type="float" office:value="47.5" calcext:value-type="float">
            <text:p>47.5</text:p>
          </table:table-cell>
          <table:table-cell table:formula="of:=10000/(50*[.G14])" office:value-type="float" office:value="3.92156862745098" calcext:value-type="float">
            <text:p>4</text:p>
          </table:table-cell>
          <table:table-cell/>
          <table:table-cell table:formula="of:=[.I14]*[.G14]*50" office:value-type="float" office:value="10000" calcext:value-type="float">
            <text:p>10000</text:p>
          </table:table-cell>
          <table:table-cell table:formula="of:=[.I14]*[.H14]*50" office:value-type="float" office:value="9313.72549019608" calcext:value-type="float">
            <text:p>9313.7254901961</text:p>
          </table:table-cell>
          <table:table-cell table:formula="of:=[.L14]-[.K14]" office:value-type="float" office:value="-686.274509803921" calcext:value-type="float">
            <text:p>-686.2745098039</text:p>
          </table:table-cell>
          <table:table-cell table:formula="of:=SUM([.$M$3:.M14])" office:value-type="float" office:value="46277.8863961946" calcext:value-type="float">
            <text:p>46277.8863961946</text:p>
          </table:table-cell>
          <table:table-cell table:formula="of:=1+[.N14]/[.K14]" office:value-type="percentage" office:value="5.62778863961946" calcext:value-type="percentage">
            <text:p>562.78%</text:p>
          </table:table-cell>
          <table:table-cell table:formula="of:=IF([.N14]&gt;10000;0;10000-[.N1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2</text:p>
          </table:table-cell>
          <table:table-cell office:value-type="float" office:value="8079" calcext:value-type="float">
            <text:p>8079</text:p>
          </table:table-cell>
          <table:table-cell table:style-name="ce13" office:value-type="string" calcext:value-type="string">
            <text:p>2016/2/2</text:p>
          </table:table-cell>
          <table:table-cell office:value-type="string" calcext:value-type="string">
            <text:p>201602W1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賣權</text:p>
          </table:table-cell>
          <table:table-cell office:value-type="float" office:value="39" calcext:value-type="float">
            <text:p>39</text:p>
          </table:table-cell>
          <table:table-cell office:value-type="float" office:value="18.5" calcext:value-type="float">
            <text:p>18.5</text:p>
          </table:table-cell>
          <table:table-cell table:formula="of:=10000/(50*[.G15])" office:value-type="float" office:value="5.12820512820513" calcext:value-type="float">
            <text:p>5</text:p>
          </table:table-cell>
          <table:table-cell/>
          <table:table-cell table:formula="of:=[.I15]*[.G15]*50" office:value-type="float" office:value="10000" calcext:value-type="float">
            <text:p>10000</text:p>
          </table:table-cell>
          <table:table-cell table:formula="of:=[.I15]*[.H15]*50" office:value-type="float" office:value="4743.58974358974" calcext:value-type="float">
            <text:p>4743.5897435898</text:p>
          </table:table-cell>
          <table:table-cell table:formula="of:=[.L15]-[.K15]" office:value-type="float" office:value="-5256.41025641026" calcext:value-type="float">
            <text:p>-5256.4102564103</text:p>
          </table:table-cell>
          <table:table-cell table:formula="of:=SUM([.$M$3:.M15])" office:value-type="float" office:value="41021.4761397844" calcext:value-type="float">
            <text:p>41021.4761397844</text:p>
          </table:table-cell>
          <table:table-cell table:formula="of:=1+[.N15]/[.K15]" office:value-type="percentage" office:value="5.10214761397844" calcext:value-type="percentage">
            <text:p>510.21%</text:p>
          </table:table-cell>
          <table:table-cell table:formula="of:=IF([.N15]&gt;10000;0;10000-[.N15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2/3</text:p>
          </table:table-cell>
          <table:table-cell office:value-type="float" office:value="8026" calcext:value-type="float">
            <text:p>802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16]*[.G16]*50" office:value-type="float" office:value="0" calcext:value-type="float">
            <text:p>0</text:p>
          </table:table-cell>
          <table:table-cell table:formula="of:=[.I16]*[.H16]*50" office:value-type="float" office:value="0" calcext:value-type="float">
            <text:p>0</text:p>
          </table:table-cell>
          <table:table-cell table:formula="of:=[.L16]-[.K16]" office:value-type="float" office:value="0" calcext:value-type="float">
            <text:p>0</text:p>
          </table:table-cell>
          <table:table-cell table:formula="of:=SUM([.$M$3:.M16])" office:value-type="float" office:value="41021.4761397844" calcext:value-type="float">
            <text:p>41021.4761397844</text:p>
          </table:table-cell>
          <table:table-cell office:value-type="percentage" office:value="0" calcext:value-type="percentage">
            <text:p>0.00%</text:p>
          </table:table-cell>
          <table:table-cell table:formula="of:=IF([.N16]&gt;10000;0;10000-[.N1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15</text:p>
          </table:table-cell>
          <table:table-cell office:value-type="float" office:value="7920" calcext:value-type="float">
            <text:p>7920</text:p>
          </table:table-cell>
          <table:table-cell table:style-name="ce13" office:value-type="string" calcext:value-type="string">
            <text:p>2016/2/15</text:p>
          </table:table-cell>
          <table:table-cell office:value-type="string" calcext:value-type="string">
            <text:p>201602W2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賣權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table:formula="of:=10000/(50*[.G17])" office:value-type="float" office:value="4.76190476190476" calcext:value-type="float">
            <text:p>5</text:p>
          </table:table-cell>
          <table:table-cell/>
          <table:table-cell table:formula="of:=[.I17]*[.G17]*50" office:value-type="float" office:value="10000" calcext:value-type="float">
            <text:p>10000</text:p>
          </table:table-cell>
          <table:table-cell table:formula="of:=[.I17]*[.H17]*50" office:value-type="float" office:value="23.8095238095238" calcext:value-type="float">
            <text:p>23.8095238095</text:p>
          </table:table-cell>
          <table:table-cell table:formula="of:=[.L17]-[.K17]" office:value-type="float" office:value="-9976.19047619048" calcext:value-type="float">
            <text:p>-9976.1904761905</text:p>
          </table:table-cell>
          <table:table-cell table:formula="of:=SUM([.$M$3:.M17])" office:value-type="float" office:value="31045.2856635939" calcext:value-type="float">
            <text:p>31045.2856635939</text:p>
          </table:table-cell>
          <table:table-cell table:formula="of:=1+[.N17]/[.K17]" office:value-type="percentage" office:value="4.10452856635939" calcext:value-type="percentage">
            <text:p>410.45%</text:p>
          </table:table-cell>
          <table:table-cell table:formula="of:=IF([.N17]&gt;10000;0;10000-[.N17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16</text:p>
          </table:table-cell>
          <table:table-cell office:value-type="float" office:value="8080" calcext:value-type="float">
            <text:p>8080</text:p>
          </table:table-cell>
          <table:table-cell table:style-name="ce13" office:value-type="string" calcext:value-type="string">
            <text:p>2016/2/16</text:p>
          </table:table-cell>
          <table:table-cell office:value-type="float" office:value="201602" calcext:value-type="float">
            <text:p>201602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賣權</text:p>
          </table:table-cell>
          <table:table-cell office:value-type="float" office:value="60" calcext:value-type="float">
            <text:p>60</text:p>
          </table:table-cell>
          <table:table-cell office:value-type="float" office:value="5.9" calcext:value-type="float">
            <text:p>5.9</text:p>
          </table:table-cell>
          <table:table-cell table:formula="of:=10000/(50*[.G18])" office:value-type="float" office:value="3.33333333333333" calcext:value-type="float">
            <text:p>3</text:p>
          </table:table-cell>
          <table:table-cell/>
          <table:table-cell table:formula="of:=[.I18]*[.G18]*50" office:value-type="float" office:value="10000" calcext:value-type="float">
            <text:p>10000</text:p>
          </table:table-cell>
          <table:table-cell table:formula="of:=[.I18]*[.H18]*50" office:value-type="float" office:value="983.333333333333" calcext:value-type="float">
            <text:p>983.3333333333</text:p>
          </table:table-cell>
          <table:table-cell table:formula="of:=[.L18]-[.K18]" office:value-type="float" office:value="-9016.66666666667" calcext:value-type="float">
            <text:p>-9016.6666666667</text:p>
          </table:table-cell>
          <table:table-cell table:formula="of:=SUM([.$M$3:.M18])" office:value-type="float" office:value="22028.6189969272" calcext:value-type="float">
            <text:p>22028.6189969272</text:p>
          </table:table-cell>
          <table:table-cell table:formula="of:=1+[.N18]/[.K18]" office:value-type="percentage" office:value="3.20286189969272" calcext:value-type="percentage">
            <text:p>320.29%</text:p>
          </table:table-cell>
          <table:table-cell table:formula="of:=IF([.N18]&gt;10000;0;10000-[.N18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2/17</text:p>
          </table:table-cell>
          <table:table-cell office:value-type="float" office:value="8232" calcext:value-type="float">
            <text:p>82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19]*[.G19]*50" office:value-type="float" office:value="0" calcext:value-type="float">
            <text:p>0</text:p>
          </table:table-cell>
          <table:table-cell table:formula="of:=[.I19]*[.H19]*50" office:value-type="float" office:value="0" calcext:value-type="float">
            <text:p>0</text:p>
          </table:table-cell>
          <table:table-cell table:formula="of:=[.L19]-[.K19]" office:value-type="float" office:value="0" calcext:value-type="float">
            <text:p>0</text:p>
          </table:table-cell>
          <table:table-cell table:formula="of:=SUM([.$M$3:.M19])" office:value-type="float" office:value="22028.6189969272" calcext:value-type="float">
            <text:p>22028.6189969272</text:p>
          </table:table-cell>
          <table:table-cell office:value-type="percentage" office:value="0" calcext:value-type="percentage">
            <text:p>0.00%</text:p>
          </table:table-cell>
          <table:table-cell table:formula="of:=IF([.N19]&gt;10000;0;10000-[.N1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18</text:p>
          </table:table-cell>
          <table:table-cell office:value-type="float" office:value="8290" calcext:value-type="float">
            <text:p>8290</text:p>
          </table:table-cell>
          <table:table-cell table:style-name="ce13" office:value-type="string" calcext:value-type="string">
            <text:p>2016/2/18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formula="of:=10000/(50*[.G20])" office:value-type="float" office:value="2.66666666666667" calcext:value-type="float">
            <text:p>3</text:p>
          </table:table-cell>
          <table:table-cell/>
          <table:table-cell table:formula="of:=[.I20]*[.G20]*50" office:value-type="float" office:value="10000" calcext:value-type="float">
            <text:p>10000</text:p>
          </table:table-cell>
          <table:table-cell table:formula="of:=[.I20]*[.H20]*50" office:value-type="float" office:value="9466.66666666667" calcext:value-type="float">
            <text:p>9466.6666666667</text:p>
          </table:table-cell>
          <table:table-cell table:formula="of:=[.L20]-[.K20]" office:value-type="float" office:value="-533.333333333334" calcext:value-type="float">
            <text:p>-533.3333333333</text:p>
          </table:table-cell>
          <table:table-cell table:formula="of:=SUM([.$M$3:.M20])" office:value-type="float" office:value="21495.2856635939" calcext:value-type="float">
            <text:p>21495.2856635939</text:p>
          </table:table-cell>
          <table:table-cell table:formula="of:=1+[.N20]/[.K20]" office:value-type="percentage" office:value="3.14952856635939" calcext:value-type="percentage">
            <text:p>314.95%</text:p>
          </table:table-cell>
          <table:table-cell table:formula="of:=IF([.N20]&gt;10000;0;10000-[.N20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19</text:p>
          </table:table-cell>
          <table:table-cell office:value-type="float" office:value="8278" calcext:value-type="float">
            <text:p>8278</text:p>
          </table:table-cell>
          <table:table-cell table:style-name="ce13" office:value-type="string" calcext:value-type="string">
            <text:p>2016/2/19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10000/(50*[.G21])" office:value-type="float" office:value="2.85714285714286" calcext:value-type="float">
            <text:p>3</text:p>
          </table:table-cell>
          <table:table-cell/>
          <table:table-cell table:formula="of:=[.I21]*[.G21]*50" office:value-type="float" office:value="10000" calcext:value-type="float">
            <text:p>10000</text:p>
          </table:table-cell>
          <table:table-cell table:formula="of:=[.I21]*[.H21]*50" office:value-type="float" office:value="7285.71428571429" calcext:value-type="float">
            <text:p>7285.7142857143</text:p>
          </table:table-cell>
          <table:table-cell table:formula="of:=[.L21]-[.K21]" office:value-type="float" office:value="-2714.28571428571" calcext:value-type="float">
            <text:p>-2714.2857142857</text:p>
          </table:table-cell>
          <table:table-cell table:formula="of:=SUM([.$M$3:.M21])" office:value-type="float" office:value="18780.9999493082" calcext:value-type="float">
            <text:p>18780.9999493082</text:p>
          </table:table-cell>
          <table:table-cell table:formula="of:=1+[.N21]/[.K21]" office:value-type="percentage" office:value="2.87809999493082" calcext:value-type="percentage">
            <text:p>287.81%</text:p>
          </table:table-cell>
          <table:table-cell table:formula="of:=IF([.N21]&gt;10000;0;10000-[.N21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22</text:p>
          </table:table-cell>
          <table:table-cell office:value-type="float" office:value="8289" calcext:value-type="float">
            <text:p>8289</text:p>
          </table:table-cell>
          <table:table-cell table:style-name="ce13" office:value-type="string" calcext:value-type="string">
            <text:p>2016/2/22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10000/(50*[.G22])" office:value-type="float" office:value="3.92156862745098" calcext:value-type="float">
            <text:p>4</text:p>
          </table:table-cell>
          <table:table-cell/>
          <table:table-cell table:formula="of:=[.I22]*[.G22]*50" office:value-type="float" office:value="10000" calcext:value-type="float">
            <text:p>10000</text:p>
          </table:table-cell>
          <table:table-cell table:formula="of:=[.I22]*[.H22]*50" office:value-type="float" office:value="7058.82352941176" calcext:value-type="float">
            <text:p>7058.8235294118</text:p>
          </table:table-cell>
          <table:table-cell table:formula="of:=[.L22]-[.K22]" office:value-type="float" office:value="-2941.17647058824" calcext:value-type="float">
            <text:p>-2941.1764705882</text:p>
          </table:table-cell>
          <table:table-cell table:formula="of:=SUM([.$M$3:.M22])" office:value-type="float" office:value="15839.8234787199" calcext:value-type="float">
            <text:p>15839.8234787199</text:p>
          </table:table-cell>
          <table:table-cell table:formula="of:=1+[.N22]/[.K22]" office:value-type="percentage" office:value="2.58398234787199" calcext:value-type="percentage">
            <text:p>258.40%</text:p>
          </table:table-cell>
          <table:table-cell table:formula="of:=IF([.N22]&gt;10000;0;10000-[.N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23</text:p>
          </table:table-cell>
          <table:table-cell office:value-type="float" office:value="8321" calcext:value-type="float">
            <text:p>8321</text:p>
          </table:table-cell>
          <table:table-cell table:style-name="ce13" office:value-type="string" calcext:value-type="string">
            <text:p>2016/2/23</text:p>
          </table:table-cell>
          <table:table-cell office:value-type="string" calcext:value-type="string">
            <text:p>201602W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table:formula="of:=10000/(50*[.G23])" office:value-type="float" office:value="9.75609756097561" calcext:value-type="float">
            <text:p>10</text:p>
          </table:table-cell>
          <table:table-cell/>
          <table:table-cell table:formula="of:=[.I23]*[.G23]*50" office:value-type="float" office:value="10000" calcext:value-type="float">
            <text:p>10000</text:p>
          </table:table-cell>
          <table:table-cell table:formula="of:=[.I23]*[.H23]*50" office:value-type="float" office:value="8048.78048780488" calcext:value-type="float">
            <text:p>8048.7804878049</text:p>
          </table:table-cell>
          <table:table-cell table:formula="of:=[.L23]-[.K23]" office:value-type="float" office:value="-1951.21951219512" calcext:value-type="float">
            <text:p>-1951.2195121951</text:p>
          </table:table-cell>
          <table:table-cell table:formula="of:=SUM([.$M$3:.M23])" office:value-type="float" office:value="13888.6039665248" calcext:value-type="float">
            <text:p>13888.6039665248</text:p>
          </table:table-cell>
          <table:table-cell table:formula="of:=1+[.N23]/[.K23]" office:value-type="percentage" office:value="2.38886039665248" calcext:value-type="percentage">
            <text:p>238.89%</text:p>
          </table:table-cell>
          <table:table-cell table:formula="of:=IF([.N23]&gt;10000;0;10000-[.N23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2/24</text:p>
          </table:table-cell>
          <table:table-cell office:value-type="float" office:value="8300" calcext:value-type="float">
            <text:p>83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24]*[.G24]*50" office:value-type="float" office:value="0" calcext:value-type="float">
            <text:p>0</text:p>
          </table:table-cell>
          <table:table-cell table:formula="of:=[.I24]*[.H24]*50" office:value-type="float" office:value="0" calcext:value-type="float">
            <text:p>0</text:p>
          </table:table-cell>
          <table:table-cell table:formula="of:=[.L24]-[.K24]" office:value-type="float" office:value="0" calcext:value-type="float">
            <text:p>0</text:p>
          </table:table-cell>
          <table:table-cell table:formula="of:=SUM([.$M$3:.M24])" office:value-type="float" office:value="13888.6039665248" calcext:value-type="float">
            <text:p>13888.6039665248</text:p>
          </table:table-cell>
          <table:table-cell office:value-type="percentage" office:value="0" calcext:value-type="percentage">
            <text:p>0.00%</text:p>
          </table:table-cell>
          <table:table-cell table:formula="of:=IF([.N24]&gt;10000;0;10000-[.N2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2/25</text:p>
          </table:table-cell>
          <table:table-cell office:value-type="float" office:value="8287" calcext:value-type="float">
            <text:p>8287</text:p>
          </table:table-cell>
          <table:table-cell table:style-name="ce13" office:value-type="string" calcext:value-type="string">
            <text:p>2016/2/25</text:p>
          </table:table-cell>
          <table:table-cell office:value-type="string" calcext:value-type="string">
            <text:p>201603W1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66" calcext:value-type="float">
            <text:p>66</text:p>
          </table:table-cell>
          <table:table-cell office:value-type="float" office:value="38.5" calcext:value-type="float">
            <text:p>38.5</text:p>
          </table:table-cell>
          <table:table-cell table:formula="of:=10000/(50*[.G25])" office:value-type="float" office:value="3.03030303030303" calcext:value-type="float">
            <text:p>3</text:p>
          </table:table-cell>
          <table:table-cell/>
          <table:table-cell table:formula="of:=[.I25]*[.G25]*50" office:value-type="float" office:value="10000" calcext:value-type="float">
            <text:p>10000</text:p>
          </table:table-cell>
          <table:table-cell table:formula="of:=[.I25]*[.H25]*50" office:value-type="float" office:value="5833.33333333333" calcext:value-type="float">
            <text:p>5833.3333333333</text:p>
          </table:table-cell>
          <table:table-cell table:formula="of:=[.L25]-[.K25]" office:value-type="float" office:value="-4166.66666666667" calcext:value-type="float">
            <text:p>-4166.6666666667</text:p>
          </table:table-cell>
          <table:table-cell table:formula="of:=SUM([.$M$3:.M25])" office:value-type="float" office:value="9721.93729985816" calcext:value-type="float">
            <text:p>9721.9372998582</text:p>
          </table:table-cell>
          <table:table-cell table:formula="of:=1+[.N25]/[.K25]" office:value-type="percentage" office:value="1.97219372998582" calcext:value-type="percentage">
            <text:p>197.22%</text:p>
          </table:table-cell>
          <table:table-cell table:formula="of:=IF([.N25]&gt;10000;0;10000-[.N25])" office:value-type="float" office:value="278.062700141845" calcext:value-type="float">
            <text:p>278.0627001418</text:p>
          </table:table-cell>
        </table:table-row>
        <table:table-row table:style-name="ro1">
          <table:table-cell table:style-name="ce4" office:value-type="string" calcext:value-type="string">
            <text:p>2016/2/26</text:p>
          </table:table-cell>
          <table:table-cell office:value-type="float" office:value="8390" calcext:value-type="float">
            <text:p>8390</text:p>
          </table:table-cell>
          <table:table-cell table:style-name="ce13" office:value-type="string" calcext:value-type="string">
            <text:p>2016/2/26</text:p>
          </table:table-cell>
          <table:table-cell office:value-type="string" calcext:value-type="string">
            <text:p>201603W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賣權</text:p>
          </table:table-cell>
          <table:table-cell office:value-type="float" office:value="56" calcext:value-type="float">
            <text:p>56</text:p>
          </table:table-cell>
          <table:table-cell office:value-type="float" office:value="44.5" calcext:value-type="float">
            <text:p>44.5</text:p>
          </table:table-cell>
          <table:table-cell table:formula="of:=10000/(50*[.G26])" office:value-type="float" office:value="3.57142857142857" calcext:value-type="float">
            <text:p>4</text:p>
          </table:table-cell>
          <table:table-cell/>
          <table:table-cell table:formula="of:=[.I26]*[.G26]*50" office:value-type="float" office:value="10000" calcext:value-type="float">
            <text:p>10000</text:p>
          </table:table-cell>
          <table:table-cell table:formula="of:=[.I26]*[.H26]*50" office:value-type="float" office:value="7946.42857142857" calcext:value-type="float">
            <text:p>7946.4285714286</text:p>
          </table:table-cell>
          <table:table-cell table:formula="of:=[.L26]-[.K26]" office:value-type="float" office:value="-2053.57142857143" calcext:value-type="float">
            <text:p>-2053.5714285714</text:p>
          </table:table-cell>
          <table:table-cell table:formula="of:=SUM([.$M$3:.M26])" office:value-type="float" office:value="7668.36587128673" calcext:value-type="float">
            <text:p>7668.3658712867</text:p>
          </table:table-cell>
          <table:table-cell table:formula="of:=1+[.N26]/[.K26]" office:value-type="percentage" office:value="1.76683658712867" calcext:value-type="percentage">
            <text:p>176.68%</text:p>
          </table:table-cell>
          <table:table-cell table:formula="of:=IF([.N26]&gt;10000;0;10000-[.N26])" office:value-type="float" office:value="2331.63412871327" calcext:value-type="float">
            <text:p>2331.6341287133</text:p>
          </table:table-cell>
        </table:table-row>
        <table:table-row table:style-name="ro1">
          <table:table-cell table:style-name="ce4" office:value-type="string" calcext:value-type="string">
            <text:p>2016/3/1</text:p>
          </table:table-cell>
          <table:table-cell office:value-type="float" office:value="8372" calcext:value-type="float">
            <text:p>8372</text:p>
          </table:table-cell>
          <table:table-cell table:style-name="ce13" office:value-type="string" calcext:value-type="string">
            <text:p>2016/3/1</text:p>
          </table:table-cell>
          <table:table-cell office:value-type="string" calcext:value-type="string">
            <text:p>201603W1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賣權</text:p>
          </table:table-cell>
          <table:table-cell office:value-type="float" office:value="32.5" calcext:value-type="float">
            <text:p>32.5</text:p>
          </table:table-cell>
          <table:table-cell office:value-type="float" office:value="4.3" calcext:value-type="float">
            <text:p>4.3</text:p>
          </table:table-cell>
          <table:table-cell table:formula="of:=10000/(50*[.G27])" office:value-type="float" office:value="6.15384615384615" calcext:value-type="float">
            <text:p>6</text:p>
          </table:table-cell>
          <table:table-cell/>
          <table:table-cell table:formula="of:=[.I27]*[.G27]*50" office:value-type="float" office:value="10000" calcext:value-type="float">
            <text:p>10000</text:p>
          </table:table-cell>
          <table:table-cell table:formula="of:=[.I27]*[.H27]*50" office:value-type="float" office:value="1323.07692307692" calcext:value-type="float">
            <text:p>1323.0769230769</text:p>
          </table:table-cell>
          <table:table-cell table:formula="of:=[.L27]-[.K27]" office:value-type="float" office:value="-8676.92307692308" calcext:value-type="float">
            <text:p>-8676.9230769231</text:p>
          </table:table-cell>
          <table:table-cell table:formula="of:=SUM([.$M$3:.M27])" office:value-type="float" office:value="-1008.55720563635" calcext:value-type="float">
            <text:p>-1008.5572056364</text:p>
          </table:table-cell>
          <table:table-cell table:formula="of:=1+[.N27]/[.K27]" office:value-type="percentage" office:value="0.899144279436365" calcext:value-type="percentage">
            <text:p>89.91%</text:p>
          </table:table-cell>
          <table:table-cell table:formula="of:=IF([.N27]&gt;10000;0;10000-[.N27])" office:value-type="float" office:value="11008.5572056364" calcext:value-type="float">
            <text:p>11008.5572056364</text:p>
          </table:table-cell>
        </table:table-row>
        <table:table-row table:style-name="ro1">
          <table:table-cell table:style-name="ce20" office:value-type="string" calcext:value-type="string">
            <text:p>2016/3/2</text:p>
          </table:table-cell>
          <table:table-cell office:value-type="float" office:value="8540" calcext:value-type="float">
            <text:p>854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28]*[.G28]*50" office:value-type="float" office:value="0" calcext:value-type="float">
            <text:p>0</text:p>
          </table:table-cell>
          <table:table-cell table:formula="of:=[.I28]*[.H28]*50" office:value-type="float" office:value="0" calcext:value-type="float">
            <text:p>0</text:p>
          </table:table-cell>
          <table:table-cell table:formula="of:=[.L28]-[.K28]" office:value-type="float" office:value="0" calcext:value-type="float">
            <text:p>0</text:p>
          </table:table-cell>
          <table:table-cell table:formula="of:=SUM([.$M$3:.M28])" office:value-type="float" office:value="-1008.55720563635" calcext:value-type="float">
            <text:p>-1008.5572056364</text:p>
          </table:table-cell>
          <table:table-cell office:value-type="percentage" office:value="0" calcext:value-type="percentage">
            <text:p>0.00%</text:p>
          </table:table-cell>
          <table:table-cell table:formula="of:=IF([.N28]&gt;10000;0;10000-[.N28])" office:value-type="float" office:value="11008.5572056363" calcext:value-type="float">
            <text:p>11008.5572056363</text:p>
          </table:table-cell>
        </table:table-row>
        <table:table-row table:style-name="ro1">
          <table:table-cell table:style-name="ce4" office:value-type="string" calcext:value-type="string">
            <text:p>2016/3/3</text:p>
          </table:table-cell>
          <table:table-cell office:value-type="float" office:value="8530" calcext:value-type="float">
            <text:p>8530</text:p>
          </table:table-cell>
          <table:table-cell table:style-name="ce13" office:value-type="string" calcext:value-type="string">
            <text:p>2016/3/3</text:p>
          </table:table-cell>
          <table:table-cell office:value-type="string" calcext:value-type="string">
            <text:p>201603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formula="of:=10000/(50*[.G29])" office:value-type="float" office:value="2.8169014084507" calcext:value-type="float">
            <text:p>3</text:p>
          </table:table-cell>
          <table:table-cell/>
          <table:table-cell table:formula="of:=[.I29]*[.G29]*50" office:value-type="float" office:value="10000" calcext:value-type="float">
            <text:p>10000</text:p>
          </table:table-cell>
          <table:table-cell table:formula="of:=[.I29]*[.H29]*50" office:value-type="float" office:value="6338.02816901408" calcext:value-type="float">
            <text:p>6338.0281690141</text:p>
          </table:table-cell>
          <table:table-cell table:formula="of:=[.L29]-[.K29]" office:value-type="float" office:value="-3661.97183098592" calcext:value-type="float">
            <text:p>-3661.9718309859</text:p>
          </table:table-cell>
          <table:table-cell table:formula="of:=SUM([.$M$3:.M29])" office:value-type="float" office:value="-4670.52903662226" calcext:value-type="float">
            <text:p>-4670.5290366223</text:p>
          </table:table-cell>
          <table:table-cell table:formula="of:=1+[.N29]/[.K29]" office:value-type="percentage" office:value="0.532947096337774" calcext:value-type="percentage">
            <text:p>53.29%</text:p>
          </table:table-cell>
          <table:table-cell table:formula="of:=IF([.N29]&gt;10000;0;10000-[.N29])" office:value-type="float" office:value="14670.5290366223" calcext:value-type="float">
            <text:p>14670.5290366223</text:p>
          </table:table-cell>
        </table:table-row>
        <table:table-row table:style-name="ro1">
          <table:table-cell table:style-name="ce4" office:value-type="string" calcext:value-type="string">
            <text:p>2016/3/4</text:p>
          </table:table-cell>
          <table:table-cell office:value-type="float" office:value="8570" calcext:value-type="float">
            <text:p>8570</text:p>
          </table:table-cell>
          <table:table-cell table:style-name="ce13" office:value-type="string" calcext:value-type="string">
            <text:p>2016/3/4</text:p>
          </table:table-cell>
          <table:table-cell office:value-type="string" calcext:value-type="string">
            <text:p>201603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37.5" calcext:value-type="float">
            <text:p>37.5</text:p>
          </table:table-cell>
          <table:table-cell office:value-type="float" office:value="23.5" calcext:value-type="float">
            <text:p>23.5</text:p>
          </table:table-cell>
          <table:table-cell table:formula="of:=10000/(50*[.G30])" office:value-type="float" office:value="5.33333333333333" calcext:value-type="float">
            <text:p>5</text:p>
          </table:table-cell>
          <table:table-cell/>
          <table:table-cell table:formula="of:=[.I30]*[.G30]*50" office:value-type="float" office:value="10000" calcext:value-type="float">
            <text:p>10000</text:p>
          </table:table-cell>
          <table:table-cell table:formula="of:=[.I30]*[.H30]*50" office:value-type="float" office:value="6266.66666666667" calcext:value-type="float">
            <text:p>6266.6666666667</text:p>
          </table:table-cell>
          <table:table-cell table:formula="of:=[.L30]-[.K30]" office:value-type="float" office:value="-3733.33333333333" calcext:value-type="float">
            <text:p>-3733.3333333333</text:p>
          </table:table-cell>
          <table:table-cell table:formula="of:=SUM([.$M$3:.M30])" office:value-type="float" office:value="-8403.8623699556" calcext:value-type="float">
            <text:p>-8403.8623699556</text:p>
          </table:table-cell>
          <table:table-cell table:formula="of:=1+[.N30]/[.K30]" office:value-type="percentage" office:value="0.15961376300444" calcext:value-type="percentage">
            <text:p>15.96%</text:p>
          </table:table-cell>
          <table:table-cell table:formula="of:=IF([.N30]&gt;10000;0;10000-[.N30])" office:value-type="float" office:value="18403.8623699556" calcext:value-type="float">
            <text:p>18403.8623699556</text:p>
          </table:table-cell>
        </table:table-row>
        <table:table-row table:style-name="ro1">
          <table:table-cell table:style-name="ce4" office:value-type="string" calcext:value-type="string">
            <text:p>2016/3/7</text:p>
          </table:table-cell>
          <table:table-cell office:value-type="float" office:value="8605" calcext:value-type="float">
            <text:p>8605</text:p>
          </table:table-cell>
          <table:table-cell table:style-name="ce13" office:value-type="string" calcext:value-type="string">
            <text:p>2016/3/7</text:p>
          </table:table-cell>
          <table:table-cell office:value-type="string" calcext:value-type="string">
            <text:p>201603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31" calcext:value-type="float">
            <text:p>31</text:p>
          </table:table-cell>
          <table:table-cell office:value-type="float" office:value="25.5" calcext:value-type="float">
            <text:p>25.5</text:p>
          </table:table-cell>
          <table:table-cell table:formula="of:=10000/(50*[.G31])" office:value-type="float" office:value="6.45161290322581" calcext:value-type="float">
            <text:p>6</text:p>
          </table:table-cell>
          <table:table-cell/>
          <table:table-cell table:formula="of:=[.I31]*[.G31]*50" office:value-type="float" office:value="10000" calcext:value-type="float">
            <text:p>10000</text:p>
          </table:table-cell>
          <table:table-cell table:formula="of:=[.I31]*[.H31]*50" office:value-type="float" office:value="8225.8064516129" calcext:value-type="float">
            <text:p>8225.8064516129</text:p>
          </table:table-cell>
          <table:table-cell table:formula="of:=[.L31]-[.K31]" office:value-type="float" office:value="-1774.1935483871" calcext:value-type="float">
            <text:p>-1774.1935483871</text:p>
          </table:table-cell>
          <table:table-cell table:formula="of:=SUM([.$M$3:.M31])" office:value-type="float" office:value="-10178.0559183427" calcext:value-type="float">
            <text:p>-10178.0559183427</text:p>
          </table:table-cell>
          <table:table-cell table:formula="of:=1+[.N31]/[.K31]" office:value-type="percentage" office:value="-0.0178055918342697" calcext:value-type="percentage">
            <text:p>-1.78%</text:p>
          </table:table-cell>
          <table:table-cell table:formula="of:=IF([.N31]&gt;10000;0;10000-[.N31])" office:value-type="float" office:value="20178.0559183427" calcext:value-type="float">
            <text:p>20178.0559183427</text:p>
          </table:table-cell>
        </table:table-row>
        <table:table-row table:style-name="ro1">
          <table:table-cell table:style-name="ce4" office:value-type="string" calcext:value-type="string">
            <text:p>2016/3/8</text:p>
          </table:table-cell>
          <table:table-cell office:value-type="float" office:value="8611" calcext:value-type="float">
            <text:p>8611</text:p>
          </table:table-cell>
          <table:table-cell table:style-name="ce13" office:value-type="string" calcext:value-type="string">
            <text:p>2016/3/8</text:p>
          </table:table-cell>
          <table:table-cell office:value-type="string" calcext:value-type="string">
            <text:p>201603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table:formula="of:=10000/(50*[.G32])" office:value-type="float" office:value="10" calcext:value-type="float">
            <text:p>10</text:p>
          </table:table-cell>
          <table:table-cell/>
          <table:table-cell table:formula="of:=[.I32]*[.G32]*50" office:value-type="float" office:value="10000" calcext:value-type="float">
            <text:p>10000</text:p>
          </table:table-cell>
          <table:table-cell table:formula="of:=[.I32]*[.H32]*50" office:value-type="float" office:value="6250" calcext:value-type="float">
            <text:p>6250</text:p>
          </table:table-cell>
          <table:table-cell table:formula="of:=[.L32]-[.K32]" office:value-type="float" office:value="-3750" calcext:value-type="float">
            <text:p>-3750</text:p>
          </table:table-cell>
          <table:table-cell table:formula="of:=SUM([.$M$3:.M32])" office:value-type="float" office:value="-13928.0559183427" calcext:value-type="float">
            <text:p>-13928.0559183427</text:p>
          </table:table-cell>
          <table:table-cell table:formula="of:=1+[.N32]/[.K32]" office:value-type="percentage" office:value="-0.39280559183427" calcext:value-type="percentage">
            <text:p>-39.28%</text:p>
          </table:table-cell>
          <table:table-cell table:formula="of:=IF([.N32]&gt;10000;0;10000-[.N32])" office:value-type="float" office:value="23928.0559183427" calcext:value-type="float">
            <text:p>23928.0559183427</text:p>
          </table:table-cell>
        </table:table-row>
        <table:table-row table:style-name="ro1">
          <table:table-cell table:style-name="ce20" office:value-type="string" calcext:value-type="string">
            <text:p>2016/3/9</text:p>
          </table:table-cell>
          <table:table-cell office:value-type="float" office:value="8613" calcext:value-type="float">
            <text:p>86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33]*[.G33]*50" office:value-type="float" office:value="0" calcext:value-type="float">
            <text:p>0</text:p>
          </table:table-cell>
          <table:table-cell table:formula="of:=[.I33]*[.H33]*50" office:value-type="float" office:value="0" calcext:value-type="float">
            <text:p>0</text:p>
          </table:table-cell>
          <table:table-cell table:formula="of:=[.L33]-[.K33]" office:value-type="float" office:value="0" calcext:value-type="float">
            <text:p>0</text:p>
          </table:table-cell>
          <table:table-cell table:formula="of:=SUM([.$M$3:.M33])" office:value-type="float" office:value="-13928.0559183427" calcext:value-type="float">
            <text:p>-13928.0559183427</text:p>
          </table:table-cell>
          <table:table-cell office:value-type="percentage" office:value="0" calcext:value-type="percentage">
            <text:p>0.00%</text:p>
          </table:table-cell>
          <table:table-cell table:formula="of:=IF([.N33]&gt;10000;0;10000-[.N33])" office:value-type="float" office:value="23928.0559183427" calcext:value-type="float">
            <text:p>23928.0559183427</text:p>
          </table:table-cell>
        </table:table-row>
        <table:table-row table:style-name="ro1">
          <table:table-cell table:style-name="ce4" office:value-type="string" calcext:value-type="string">
            <text:p>2016/3/10</text:p>
          </table:table-cell>
          <table:table-cell office:value-type="float" office:value="8629" calcext:value-type="float">
            <text:p>8629</text:p>
          </table:table-cell>
          <table:table-cell table:style-name="ce13" office:value-type="string" calcext:value-type="string">
            <text:p>2016/3/10</text:p>
          </table:table-cell>
          <table:table-cell office:value-type="float" office:value="201603" calcext:value-type="float">
            <text:p>201603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formula="of:=10000/(50*[.G34])" office:value-type="float" office:value="2.77777777777778" calcext:value-type="float">
            <text:p>3</text:p>
          </table:table-cell>
          <table:table-cell/>
          <table:table-cell table:formula="of:=[.I34]*[.G34]*50" office:value-type="float" office:value="10000" calcext:value-type="float">
            <text:p>10000</text:p>
          </table:table-cell>
          <table:table-cell table:formula="of:=[.I34]*[.H34]*50" office:value-type="float" office:value="8750" calcext:value-type="float">
            <text:p>8750</text:p>
          </table:table-cell>
          <table:table-cell table:formula="of:=[.L34]-[.K34]" office:value-type="float" office:value="-1250" calcext:value-type="float">
            <text:p>-1250</text:p>
          </table:table-cell>
          <table:table-cell table:formula="of:=SUM([.$M$3:.M34])" office:value-type="float" office:value="-15178.0559183427" calcext:value-type="float">
            <text:p>-15178.0559183427</text:p>
          </table:table-cell>
          <table:table-cell table:formula="of:=1+[.N34]/[.K34]" office:value-type="percentage" office:value="-0.51780559183427" calcext:value-type="percentage">
            <text:p>-51.78%</text:p>
          </table:table-cell>
          <table:table-cell table:formula="of:=IF([.N34]&gt;10000;0;10000-[.N34])" office:value-type="float" office:value="25178.0559183427" calcext:value-type="float">
            <text:p>25178.0559183427</text:p>
          </table:table-cell>
        </table:table-row>
        <table:table-row table:style-name="ro1">
          <table:table-cell table:style-name="ce4" office:value-type="string" calcext:value-type="string">
            <text:p>2016/3/11</text:p>
          </table:table-cell>
          <table:table-cell office:value-type="float" office:value="8618" calcext:value-type="float">
            <text:p>8618</text:p>
          </table:table-cell>
          <table:table-cell table:style-name="ce13" office:value-type="string" calcext:value-type="string">
            <text:p>2016/3/11</text:p>
          </table:table-cell>
          <table:table-cell office:value-type="float" office:value="201603" calcext:value-type="float">
            <text:p>201603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table:formula="of:=10000/(50*[.G35])" office:value-type="float" office:value="2.85714285714286" calcext:value-type="float">
            <text:p>3</text:p>
          </table:table-cell>
          <table:table-cell/>
          <table:table-cell table:formula="of:=[.I35]*[.G35]*50" office:value-type="float" office:value="10000" calcext:value-type="float">
            <text:p>10000</text:p>
          </table:table-cell>
          <table:table-cell table:formula="of:=[.I35]*[.H35]*50" office:value-type="float" office:value="3071.42857142857" calcext:value-type="float">
            <text:p>3071.4285714286</text:p>
          </table:table-cell>
          <table:table-cell table:formula="of:=[.L35]-[.K35]" office:value-type="float" office:value="-6928.57142857143" calcext:value-type="float">
            <text:p>-6928.5714285714</text:p>
          </table:table-cell>
          <table:table-cell table:formula="of:=SUM([.$M$3:.M35])" office:value-type="float" office:value="-22106.6273469141" calcext:value-type="float">
            <text:p>-22106.6273469141</text:p>
          </table:table-cell>
          <table:table-cell table:formula="of:=1+[.N35]/[.K35]" office:value-type="percentage" office:value="-1.21066273469141" calcext:value-type="percentage">
            <text:p>-121.07%</text:p>
          </table:table-cell>
          <table:table-cell table:formula="of:=IF([.N35]&gt;10000;0;10000-[.N35])" office:value-type="float" office:value="32106.6273469141" calcext:value-type="float">
            <text:p>32106.6273469141</text:p>
          </table:table-cell>
        </table:table-row>
        <table:table-row table:style-name="ro1">
          <table:table-cell table:style-name="ce4" office:value-type="string" calcext:value-type="string">
            <text:p>2016/3/14</text:p>
          </table:table-cell>
          <table:table-cell office:value-type="float" office:value="8727" calcext:value-type="float">
            <text:p>8727</text:p>
          </table:table-cell>
          <table:table-cell table:style-name="ce13" office:value-type="string" calcext:value-type="string">
            <text:p>2016/3/14</text:p>
          </table:table-cell>
          <table:table-cell office:value-type="float" office:value="201603" calcext:value-type="float">
            <text:p>20160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10000/(50*[.G36])" office:value-type="float" office:value="4.25531914893617" calcext:value-type="float">
            <text:p>4</text:p>
          </table:table-cell>
          <table:table-cell/>
          <table:table-cell table:formula="of:=[.I36]*[.G36]*50" office:value-type="float" office:value="10000" calcext:value-type="float">
            <text:p>10000</text:p>
          </table:table-cell>
          <table:table-cell table:formula="of:=[.I36]*[.H36]*50" office:value-type="float" office:value="8085.10638297872" calcext:value-type="float">
            <text:p>8085.1063829787</text:p>
          </table:table-cell>
          <table:table-cell table:formula="of:=[.L36]-[.K36]" office:value-type="float" office:value="-1914.89361702128" calcext:value-type="float">
            <text:p>-1914.8936170213</text:p>
          </table:table-cell>
          <table:table-cell table:formula="of:=SUM([.$M$3:.M36])" office:value-type="float" office:value="-24021.5209639354" calcext:value-type="float">
            <text:p>-24021.5209639354</text:p>
          </table:table-cell>
          <table:table-cell table:formula="of:=1+[.N36]/[.K36]" office:value-type="percentage" office:value="-1.40215209639354" calcext:value-type="percentage">
            <text:p>-140.22%</text:p>
          </table:table-cell>
          <table:table-cell table:formula="of:=IF([.N36]&gt;10000;0;10000-[.N36])" office:value-type="float" office:value="34021.5209639354" calcext:value-type="float">
            <text:p>34021.5209639354</text:p>
          </table:table-cell>
        </table:table-row>
        <table:table-row table:style-name="ro1">
          <table:table-cell table:style-name="ce4" office:value-type="string" calcext:value-type="string">
            <text:p>2016/3/15</text:p>
          </table:table-cell>
          <table:table-cell office:value-type="float" office:value="8739" calcext:value-type="float">
            <text:p>8739</text:p>
          </table:table-cell>
          <table:table-cell table:style-name="ce13" office:value-type="string" calcext:value-type="string">
            <text:p>2016/3/15</text:p>
          </table:table-cell>
          <table:table-cell office:value-type="float" office:value="201603" calcext:value-type="float">
            <text:p>20160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formula="of:=10000/(50*[.G37])" office:value-type="float" office:value="5.71428571428571" calcext:value-type="float">
            <text:p>6</text:p>
          </table:table-cell>
          <table:table-cell/>
          <table:table-cell table:formula="of:=[.I37]*[.G37]*50" office:value-type="float" office:value="10000" calcext:value-type="float">
            <text:p>10000</text:p>
          </table:table-cell>
          <table:table-cell table:formula="of:=[.I37]*[.H37]*50" office:value-type="float" office:value="30000" calcext:value-type="float">
            <text:p>30000</text:p>
          </table:table-cell>
          <table:table-cell table:formula="of:=[.L37]-[.K37]" office:value-type="float" office:value="20000" calcext:value-type="float">
            <text:p>20000</text:p>
          </table:table-cell>
          <table:table-cell table:formula="of:=SUM([.$M$3:.M37])" office:value-type="float" office:value="-4021.52096393541" calcext:value-type="float">
            <text:p>-4021.5209639354</text:p>
          </table:table-cell>
          <table:table-cell table:formula="of:=1+[.N37]/[.K37]" office:value-type="percentage" office:value="0.597847903606459" calcext:value-type="percentage">
            <text:p>59.78%</text:p>
          </table:table-cell>
          <table:table-cell table:formula="of:=IF([.N37]&gt;10000;0;10000-[.N37])" office:value-type="float" office:value="14021.5209639354" calcext:value-type="float">
            <text:p>14021.5209639354</text:p>
          </table:table-cell>
        </table:table-row>
        <table:table-row table:style-name="ro1">
          <table:table-cell table:style-name="ce20" office:value-type="string" calcext:value-type="string">
            <text:p>2016/3/16</text:p>
          </table:table-cell>
          <table:table-cell office:value-type="float" office:value="8636" calcext:value-type="float">
            <text:p>863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38]*[.G38]*50" office:value-type="float" office:value="0" calcext:value-type="float">
            <text:p>0</text:p>
          </table:table-cell>
          <table:table-cell table:formula="of:=[.I38]*[.H38]*50" office:value-type="float" office:value="0" calcext:value-type="float">
            <text:p>0</text:p>
          </table:table-cell>
          <table:table-cell table:formula="of:=[.L38]-[.K38]" office:value-type="float" office:value="0" calcext:value-type="float">
            <text:p>0</text:p>
          </table:table-cell>
          <table:table-cell table:formula="of:=SUM([.$M$3:.M38])" office:value-type="float" office:value="-4021.52096393541" calcext:value-type="float">
            <text:p>-4021.5209639354</text:p>
          </table:table-cell>
          <table:table-cell office:value-type="percentage" office:value="0" calcext:value-type="percentage">
            <text:p>0.00%</text:p>
          </table:table-cell>
          <table:table-cell table:formula="of:=IF([.N38]&gt;10000;0;10000-[.N38])" office:value-type="float" office:value="14021.5209639354" calcext:value-type="float">
            <text:p>14021.5209639354</text:p>
          </table:table-cell>
        </table:table-row>
        <table:table-row table:style-name="ro1">
          <table:table-cell table:style-name="ce4" office:value-type="string" calcext:value-type="string">
            <text:p>2016/3/17</text:p>
          </table:table-cell>
          <table:table-cell office:value-type="float" office:value="8754" calcext:value-type="float">
            <text:p>8754</text:p>
          </table:table-cell>
          <table:table-cell table:style-name="ce13" office:value-type="string" calcext:value-type="string">
            <text:p>2016/3/17</text:p>
          </table:table-cell>
          <table:table-cell office:value-type="string" calcext:value-type="string">
            <text:p>201603W4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formula="of:=10000/(50*[.G39])" office:value-type="float" office:value="3.7037037037037" calcext:value-type="float">
            <text:p>4</text:p>
          </table:table-cell>
          <table:table-cell/>
          <table:table-cell table:formula="of:=[.I39]*[.G39]*50" office:value-type="float" office:value="10000" calcext:value-type="float">
            <text:p>10000</text:p>
          </table:table-cell>
          <table:table-cell table:formula="of:=[.I39]*[.H39]*50" office:value-type="float" office:value="13703.7037037037" calcext:value-type="float">
            <text:p>13703.7037037037</text:p>
          </table:table-cell>
          <table:table-cell table:formula="of:=[.L39]-[.K39]" office:value-type="float" office:value="3703.7037037037" calcext:value-type="float">
            <text:p>3703.7037037037</text:p>
          </table:table-cell>
          <table:table-cell table:formula="of:=SUM([.$M$3:.M39])" office:value-type="float" office:value="-317.817260231703" calcext:value-type="float">
            <text:p>-317.8172602317</text:p>
          </table:table-cell>
          <table:table-cell table:formula="of:=1+[.N39]/[.K39]" office:value-type="percentage" office:value="0.96821827397683" calcext:value-type="percentage">
            <text:p>96.82%</text:p>
          </table:table-cell>
          <table:table-cell table:formula="of:=IF([.N39]&gt;10000;0;10000-[.N39])" office:value-type="float" office:value="10317.8172602317" calcext:value-type="float">
            <text:p>10317.8172602317</text:p>
          </table:table-cell>
        </table:table-row>
        <table:table-row table:style-name="ro1">
          <table:table-cell table:style-name="ce4" office:value-type="string" calcext:value-type="string">
            <text:p>2016/3/18</text:p>
          </table:table-cell>
          <table:table-cell office:value-type="float" office:value="8725" calcext:value-type="float">
            <text:p>8725</text:p>
          </table:table-cell>
          <table:table-cell table:style-name="ce13" office:value-type="string" calcext:value-type="string">
            <text:p>2016/3/18</text:p>
          </table:table-cell>
          <table:table-cell office:value-type="string" calcext:value-type="string">
            <text:p>201603W4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10000/(50*[.G40])" office:value-type="float" office:value="5.26315789473684" calcext:value-type="float">
            <text:p>5</text:p>
          </table:table-cell>
          <table:table-cell/>
          <table:table-cell table:formula="of:=[.I40]*[.G40]*50" office:value-type="float" office:value="10000" calcext:value-type="float">
            <text:p>10000</text:p>
          </table:table-cell>
          <table:table-cell table:formula="of:=[.I40]*[.H40]*50" office:value-type="float" office:value="4736.84210526316" calcext:value-type="float">
            <text:p>4736.8421052632</text:p>
          </table:table-cell>
          <table:table-cell table:formula="of:=[.L40]-[.K40]" office:value-type="float" office:value="-5263.15789473684" calcext:value-type="float">
            <text:p>-5263.1578947369</text:p>
          </table:table-cell>
          <table:table-cell table:formula="of:=SUM([.$M$3:.M40])" office:value-type="float" office:value="-5580.97515496855" calcext:value-type="float">
            <text:p>-5580.9751549686</text:p>
          </table:table-cell>
          <table:table-cell table:formula="of:=1+[.N40]/[.K40]" office:value-type="percentage" office:value="0.441902484503145" calcext:value-type="percentage">
            <text:p>44.19%</text:p>
          </table:table-cell>
          <table:table-cell table:formula="of:=IF([.N40]&gt;10000;0;10000-[.N40])" office:value-type="float" office:value="15580.9751549685" calcext:value-type="float">
            <text:p>15580.9751549685</text:p>
          </table:table-cell>
        </table:table-row>
        <table:table-row table:style-name="ro1">
          <table:table-cell table:style-name="ce4" office:value-type="string" calcext:value-type="string">
            <text:p>2016/3/21</text:p>
          </table:table-cell>
          <table:table-cell office:value-type="float" office:value="8798" calcext:value-type="float">
            <text:p>8798</text:p>
          </table:table-cell>
          <table:table-cell table:style-name="ce13" office:value-type="string" calcext:value-type="string">
            <text:p>2016/3/21</text:p>
          </table:table-cell>
          <table:table-cell office:value-type="string" calcext:value-type="string">
            <text:p>201603W4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賣權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10000/(50*[.G41])" office:value-type="float" office:value="5.71428571428571" calcext:value-type="float">
            <text:p>6</text:p>
          </table:table-cell>
          <table:table-cell/>
          <table:table-cell table:formula="of:=[.I41]*[.G41]*50" office:value-type="float" office:value="10000" calcext:value-type="float">
            <text:p>10000</text:p>
          </table:table-cell>
          <table:table-cell table:formula="of:=[.I41]*[.H41]*50" office:value-type="float" office:value="14000" calcext:value-type="float">
            <text:p>14000</text:p>
          </table:table-cell>
          <table:table-cell table:formula="of:=[.L41]-[.K41]" office:value-type="float" office:value="4000" calcext:value-type="float">
            <text:p>4000</text:p>
          </table:table-cell>
          <table:table-cell table:formula="of:=SUM([.$M$3:.M41])" office:value-type="float" office:value="-1580.97515496855" calcext:value-type="float">
            <text:p>-1580.9751549686</text:p>
          </table:table-cell>
          <table:table-cell table:formula="of:=1+[.N41]/[.K41]" office:value-type="percentage" office:value="0.841902484503145" calcext:value-type="percentage">
            <text:p>84.19%</text:p>
          </table:table-cell>
          <table:table-cell table:formula="of:=IF([.N41]&gt;10000;0;10000-[.N41])" office:value-type="float" office:value="11580.9751549685" calcext:value-type="float">
            <text:p>11580.9751549685</text:p>
          </table:table-cell>
        </table:table-row>
        <table:table-row table:style-name="ro1">
          <table:table-cell table:style-name="ce4" office:value-type="string" calcext:value-type="string">
            <text:p>2016/3/22</text:p>
          </table:table-cell>
          <table:table-cell office:value-type="float" office:value="8775" calcext:value-type="float">
            <text:p>8775</text:p>
          </table:table-cell>
          <table:table-cell table:style-name="ce13" office:value-type="string" calcext:value-type="string">
            <text:p>2016/3/22</text:p>
          </table:table-cell>
          <table:table-cell office:value-type="string" calcext:value-type="string">
            <text:p>201603W4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10000/(50*[.G42])" office:value-type="float" office:value="11.1111111111111" calcext:value-type="float">
            <text:p>11</text:p>
          </table:table-cell>
          <table:table-cell/>
          <table:table-cell table:formula="of:=[.I42]*[.G42]*50" office:value-type="float" office:value="10000" calcext:value-type="float">
            <text:p>10000</text:p>
          </table:table-cell>
          <table:table-cell table:formula="of:=[.I42]*[.H42]*50" office:value-type="float" office:value="30000" calcext:value-type="float">
            <text:p>30000</text:p>
          </table:table-cell>
          <table:table-cell table:formula="of:=[.L42]-[.K42]" office:value-type="float" office:value="20000" calcext:value-type="float">
            <text:p>20000</text:p>
          </table:table-cell>
          <table:table-cell table:formula="of:=SUM([.$M$3:.M42])" office:value-type="float" office:value="18419.0248450315" calcext:value-type="float">
            <text:p>18419.0248450315</text:p>
          </table:table-cell>
          <table:table-cell table:formula="of:=1+[.N42]/[.K42]" office:value-type="percentage" office:value="2.84190248450315" calcext:value-type="percentage">
            <text:p>284.19%</text:p>
          </table:table-cell>
          <table:table-cell table:formula="of:=IF([.N42]&gt;10000;0;10000-[.N42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3/23</text:p>
          </table:table-cell>
          <table:table-cell office:value-type="float" office:value="8761" calcext:value-type="float">
            <text:p>87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43]*[.G43]*50" office:value-type="float" office:value="0" calcext:value-type="float">
            <text:p>0</text:p>
          </table:table-cell>
          <table:table-cell table:formula="of:=[.I43]*[.H43]*50" office:value-type="float" office:value="0" calcext:value-type="float">
            <text:p>0</text:p>
          </table:table-cell>
          <table:table-cell table:formula="of:=[.L43]-[.K43]" office:value-type="float" office:value="0" calcext:value-type="float">
            <text:p>0</text:p>
          </table:table-cell>
          <table:table-cell table:formula="of:=SUM([.$M$3:.M43])" office:value-type="float" office:value="18419.0248450315" calcext:value-type="float">
            <text:p>18419.0248450315</text:p>
          </table:table-cell>
          <table:table-cell office:value-type="percentage" office:value="0" calcext:value-type="percentage">
            <text:p>0.00%</text:p>
          </table:table-cell>
          <table:table-cell table:formula="of:=IF([.N43]&gt;10000;0;10000-[.N43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3/24</text:p>
          </table:table-cell>
          <table:table-cell office:value-type="float" office:value="8685" calcext:value-type="float">
            <text:p>8685</text:p>
          </table:table-cell>
          <table:table-cell table:style-name="ce13" office:value-type="string" calcext:value-type="string">
            <text:p>2016/3/24</text:p>
          </table:table-cell>
          <table:table-cell office:value-type="string" calcext:value-type="string">
            <text:p>201603W5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56" calcext:value-type="float">
            <text:p>56</text:p>
          </table:table-cell>
          <table:table-cell office:value-type="float" office:value="42.5" calcext:value-type="float">
            <text:p>42.5</text:p>
          </table:table-cell>
          <table:table-cell table:formula="of:=10000/(50*[.G44])" office:value-type="float" office:value="3.57142857142857" calcext:value-type="float">
            <text:p>4</text:p>
          </table:table-cell>
          <table:table-cell/>
          <table:table-cell table:formula="of:=[.I44]*[.G44]*50" office:value-type="float" office:value="10000" calcext:value-type="float">
            <text:p>10000</text:p>
          </table:table-cell>
          <table:table-cell table:formula="of:=[.I44]*[.H44]*50" office:value-type="float" office:value="7589.28571428572" calcext:value-type="float">
            <text:p>7589.2857142857</text:p>
          </table:table-cell>
          <table:table-cell table:formula="of:=[.L44]-[.K44]" office:value-type="float" office:value="-2410.71428571428" calcext:value-type="float">
            <text:p>-2410.7142857143</text:p>
          </table:table-cell>
          <table:table-cell table:formula="of:=SUM([.$M$3:.M44])" office:value-type="float" office:value="16008.3105593172" calcext:value-type="float">
            <text:p>16008.3105593172</text:p>
          </table:table-cell>
          <table:table-cell table:formula="of:=1+[.N44]/[.K44]" office:value-type="percentage" office:value="2.60083105593172" calcext:value-type="percentage">
            <text:p>260.08%</text:p>
          </table:table-cell>
          <table:table-cell table:formula="of:=IF([.N44]&gt;10000;0;10000-[.N4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3/25</text:p>
          </table:table-cell>
          <table:table-cell office:value-type="float" office:value="8727" calcext:value-type="float">
            <text:p>8727</text:p>
          </table:table-cell>
          <table:table-cell table:style-name="ce13" office:value-type="string" calcext:value-type="string">
            <text:p>2016/3/25</text:p>
          </table:table-cell>
          <table:table-cell office:value-type="string" calcext:value-type="string">
            <text:p>201603W5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賣權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formula="of:=10000/(50*[.G45])" office:value-type="float" office:value="3.50877192982456" calcext:value-type="float">
            <text:p>4</text:p>
          </table:table-cell>
          <table:table-cell/>
          <table:table-cell table:formula="of:=[.I45]*[.G45]*50" office:value-type="float" office:value="10000" calcext:value-type="float">
            <text:p>10000</text:p>
          </table:table-cell>
          <table:table-cell table:formula="of:=[.I45]*[.H45]*50" office:value-type="float" office:value="10701.7543859649" calcext:value-type="float">
            <text:p>10701.7543859649</text:p>
          </table:table-cell>
          <table:table-cell table:formula="of:=[.L45]-[.K45]" office:value-type="float" office:value="701.754385964912" calcext:value-type="float">
            <text:p>701.7543859649</text:p>
          </table:table-cell>
          <table:table-cell table:formula="of:=SUM([.$M$3:.M45])" office:value-type="float" office:value="16710.0649452821" calcext:value-type="float">
            <text:p>16710.0649452821</text:p>
          </table:table-cell>
          <table:table-cell table:formula="of:=1+[.N45]/[.K45]" office:value-type="percentage" office:value="2.67100649452821" calcext:value-type="percentage">
            <text:p>267.10%</text:p>
          </table:table-cell>
          <table:table-cell table:formula="of:=IF([.N45]&gt;10000;0;10000-[.N45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3/28</text:p>
          </table:table-cell>
          <table:table-cell office:value-type="float" office:value="8720" calcext:value-type="float">
            <text:p>8720</text:p>
          </table:table-cell>
          <table:table-cell table:style-name="ce13" office:value-type="string" calcext:value-type="string">
            <text:p>2016/3/28</text:p>
          </table:table-cell>
          <table:table-cell office:value-type="string" calcext:value-type="string">
            <text:p>201603W5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10000/(50*[.G46])" office:value-type="float" office:value="6.06060606060606" calcext:value-type="float">
            <text:p>6</text:p>
          </table:table-cell>
          <table:table-cell/>
          <table:table-cell table:formula="of:=[.I46]*[.G46]*50" office:value-type="float" office:value="10000" calcext:value-type="float">
            <text:p>10000</text:p>
          </table:table-cell>
          <table:table-cell table:formula="of:=[.I46]*[.H46]*50" office:value-type="float" office:value="11515.1515151515" calcext:value-type="float">
            <text:p>11515.1515151515</text:p>
          </table:table-cell>
          <table:table-cell table:formula="of:=[.L46]-[.K46]" office:value-type="float" office:value="1515.15151515152" calcext:value-type="float">
            <text:p>1515.1515151515</text:p>
          </table:table-cell>
          <table:table-cell table:formula="of:=SUM([.$M$3:.M46])" office:value-type="float" office:value="18225.2164604336" calcext:value-type="float">
            <text:p>18225.2164604336</text:p>
          </table:table-cell>
          <table:table-cell table:formula="of:=1+[.N46]/[.K46]" office:value-type="percentage" office:value="2.82252164604336" calcext:value-type="percentage">
            <text:p>282.25%</text:p>
          </table:table-cell>
          <table:table-cell table:formula="of:=IF([.N46]&gt;10000;0;10000-[.N4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3/29</text:p>
          </table:table-cell>
          <table:table-cell office:value-type="float" office:value="8682" calcext:value-type="float">
            <text:p>8682</text:p>
          </table:table-cell>
          <table:table-cell table:style-name="ce13" office:value-type="string" calcext:value-type="string">
            <text:p>2016/3/29</text:p>
          </table:table-cell>
          <table:table-cell office:value-type="string" calcext:value-type="string">
            <text:p>201603W5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formula="of:=10000/(50*[.G47])" office:value-type="float" office:value="5.26315789473684" calcext:value-type="float">
            <text:p>5</text:p>
          </table:table-cell>
          <table:table-cell/>
          <table:table-cell table:formula="of:=[.I47]*[.G47]*50" office:value-type="float" office:value="10000" calcext:value-type="float">
            <text:p>10000</text:p>
          </table:table-cell>
          <table:table-cell table:formula="of:=[.I47]*[.H47]*50" office:value-type="float" office:value="21052.6315789474" calcext:value-type="float">
            <text:p>21052.6315789474</text:p>
          </table:table-cell>
          <table:table-cell table:formula="of:=[.L47]-[.K47]" office:value-type="float" office:value="11052.6315789474" calcext:value-type="float">
            <text:p>11052.6315789474</text:p>
          </table:table-cell>
          <table:table-cell table:formula="of:=SUM([.$M$3:.M47])" office:value-type="float" office:value="29277.848039381" calcext:value-type="float">
            <text:p>29277.848039381</text:p>
          </table:table-cell>
          <table:table-cell table:formula="of:=1+[.N47]/[.K47]" office:value-type="percentage" office:value="3.9277848039381" calcext:value-type="percentage">
            <text:p>392.78%</text:p>
          </table:table-cell>
          <table:table-cell table:formula="of:=IF([.N47]&gt;10000;0;10000-[.N47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3/30</text:p>
          </table:table-cell>
          <table:table-cell office:value-type="float" office:value="8645" calcext:value-type="float">
            <text:p>864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48]*[.G48]*50" office:value-type="float" office:value="0" calcext:value-type="float">
            <text:p>0</text:p>
          </table:table-cell>
          <table:table-cell table:formula="of:=[.I48]*[.H48]*50" office:value-type="float" office:value="0" calcext:value-type="float">
            <text:p>0</text:p>
          </table:table-cell>
          <table:table-cell table:formula="of:=[.L48]-[.K48]" office:value-type="float" office:value="0" calcext:value-type="float">
            <text:p>0</text:p>
          </table:table-cell>
          <table:table-cell table:formula="of:=SUM([.$M$3:.M48])" office:value-type="float" office:value="29277.848039381" calcext:value-type="float">
            <text:p>29277.848039381</text:p>
          </table:table-cell>
          <table:table-cell office:value-type="percentage" office:value="0" calcext:value-type="percentage">
            <text:p>0.00%</text:p>
          </table:table-cell>
          <table:table-cell table:formula="of:=IF([.N48]&gt;10000;0;10000-[.N48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3/31</text:p>
          </table:table-cell>
          <table:table-cell office:value-type="float" office:value="8784" calcext:value-type="float">
            <text:p>8784</text:p>
          </table:table-cell>
          <table:table-cell table:style-name="ce13" office:value-type="string" calcext:value-type="string">
            <text:p>2016/3/31</text:p>
          </table:table-cell>
          <table:table-cell office:value-type="string" calcext:value-type="string">
            <text:p>201604W1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賣權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10000/(50*[.G49])" office:value-type="float" office:value="3.44827586206897" calcext:value-type="float">
            <text:p>3</text:p>
          </table:table-cell>
          <table:table-cell/>
          <table:table-cell table:formula="of:=[.I49]*[.G49]*50" office:value-type="float" office:value="10000" calcext:value-type="float">
            <text:p>10000</text:p>
          </table:table-cell>
          <table:table-cell table:formula="of:=[.I49]*[.H49]*50" office:value-type="float" office:value="15517.2413793103" calcext:value-type="float">
            <text:p>15517.2413793103</text:p>
          </table:table-cell>
          <table:table-cell table:formula="of:=[.L49]-[.K49]" office:value-type="float" office:value="5517.24137931034" calcext:value-type="float">
            <text:p>5517.2413793104</text:p>
          </table:table-cell>
          <table:table-cell table:formula="of:=SUM([.$M$3:.M49])" office:value-type="float" office:value="34795.0894186913" calcext:value-type="float">
            <text:p>34795.0894186913</text:p>
          </table:table-cell>
          <table:table-cell table:formula="of:=1+[.N49]/[.K49]" office:value-type="percentage" office:value="4.47950894186913" calcext:value-type="percentage">
            <text:p>447.95%</text:p>
          </table:table-cell>
          <table:table-cell table:formula="of:=IF([.N49]&gt;10000;0;10000-[.N4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1</text:p>
          </table:table-cell>
          <table:table-cell office:value-type="float" office:value="8670" calcext:value-type="float">
            <text:p>8670</text:p>
          </table:table-cell>
          <table:table-cell table:style-name="ce13" office:value-type="string" calcext:value-type="string">
            <text:p>2016/4/1</text:p>
          </table:table-cell>
          <table:table-cell office:value-type="string" calcext:value-type="string">
            <text:p>201604W1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10000/(50*[.G50])" office:value-type="float" office:value="7.40740740740741" calcext:value-type="float">
            <text:p>7</text:p>
          </table:table-cell>
          <table:table-cell/>
          <table:table-cell table:formula="of:=[.I50]*[.G50]*50" office:value-type="float" office:value="10000" calcext:value-type="float">
            <text:p>10000</text:p>
          </table:table-cell>
          <table:table-cell table:formula="of:=[.I50]*[.H50]*50" office:value-type="float" office:value="11111.1111111111" calcext:value-type="float">
            <text:p>11111.1111111111</text:p>
          </table:table-cell>
          <table:table-cell table:formula="of:=[.L50]-[.K50]" office:value-type="float" office:value="1111.11111111111" calcext:value-type="float">
            <text:p>1111.1111111111</text:p>
          </table:table-cell>
          <table:table-cell table:formula="of:=SUM([.$M$3:.M50])" office:value-type="float" office:value="35906.2005298024" calcext:value-type="float">
            <text:p>35906.2005298024</text:p>
          </table:table-cell>
          <table:table-cell table:formula="of:=1+[.N50]/[.K50]" office:value-type="percentage" office:value="4.59062005298024" calcext:value-type="percentage">
            <text:p>459.06%</text:p>
          </table:table-cell>
          <table:table-cell table:formula="of:=IF([.N50]&gt;10000;0;10000-[.N50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4/6</text:p>
          </table:table-cell>
          <table:table-cell office:value-type="float" office:value="8591" calcext:value-type="float">
            <text:p>859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51]*[.G51]*50" office:value-type="float" office:value="0" calcext:value-type="float">
            <text:p>0</text:p>
          </table:table-cell>
          <table:table-cell table:formula="of:=[.I51]*[.H51]*50" office:value-type="float" office:value="0" calcext:value-type="float">
            <text:p>0</text:p>
          </table:table-cell>
          <table:table-cell table:formula="of:=[.L51]-[.K51]" office:value-type="float" office:value="0" calcext:value-type="float">
            <text:p>0</text:p>
          </table:table-cell>
          <table:table-cell table:formula="of:=SUM([.$M$3:.M51])" office:value-type="float" office:value="35906.2005298024" calcext:value-type="float">
            <text:p>35906.2005298024</text:p>
          </table:table-cell>
          <table:table-cell office:value-type="percentage" office:value="0" calcext:value-type="percentage">
            <text:p>0.00%</text:p>
          </table:table-cell>
          <table:table-cell table:formula="of:=IF([.N51]&gt;10000;0;10000-[.N51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7</text:p>
          </table:table-cell>
          <table:table-cell office:value-type="float" office:value="8470" calcext:value-type="float">
            <text:p>8470</text:p>
          </table:table-cell>
          <table:table-cell table:style-name="ce13" office:value-type="string" calcext:value-type="string">
            <text:p>2016/4/7</text:p>
          </table:table-cell>
          <table:table-cell office:value-type="string" calcext:value-type="string">
            <text:p>201604W2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賣權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10000/(50*[.G52])" office:value-type="float" office:value="3.84615384615385" calcext:value-type="float">
            <text:p>4</text:p>
          </table:table-cell>
          <table:table-cell/>
          <table:table-cell table:formula="of:=[.I52]*[.G52]*50" office:value-type="float" office:value="10000" calcext:value-type="float">
            <text:p>10000</text:p>
          </table:table-cell>
          <table:table-cell table:formula="of:=[.I52]*[.H52]*50" office:value-type="float" office:value="10769.2307692308" calcext:value-type="float">
            <text:p>10769.2307692308</text:p>
          </table:table-cell>
          <table:table-cell table:formula="of:=[.L52]-[.K52]" office:value-type="float" office:value="769.23076923077" calcext:value-type="float">
            <text:p>769.2307692308</text:p>
          </table:table-cell>
          <table:table-cell table:formula="of:=SUM([.$M$3:.M52])" office:value-type="float" office:value="36675.4312990332" calcext:value-type="float">
            <text:p>36675.4312990332</text:p>
          </table:table-cell>
          <table:table-cell table:formula="of:=1+[.N52]/[.K52]" office:value-type="percentage" office:value="4.66754312990332" calcext:value-type="percentage">
            <text:p>466.75%</text:p>
          </table:table-cell>
          <table:table-cell table:formula="of:=IF([.N52]&gt;10000;0;10000-[.N52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16/4/8</text:p>
          </table:table-cell>
          <table:table-cell office:value-type="float" office:value="8388" calcext:value-type="float">
            <text:p>8388</text:p>
          </table:table-cell>
          <table:table-cell table:style-name="ce13" office:value-type="string" calcext:value-type="string">
            <text:p>2016/4/8</text:p>
          </table:table-cell>
          <table:table-cell office:value-type="string" calcext:value-type="string">
            <text:p>201604W2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買權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formula="of:=10000/(50*[.G53])" office:value-type="float" office:value="2.7027027027027" calcext:value-type="float">
            <text:p>3</text:p>
          </table:table-cell>
          <table:table-cell/>
          <table:table-cell table:formula="of:=[.I53]*[.G53]*50" office:value-type="float" office:value="10000" calcext:value-type="float">
            <text:p>10000</text:p>
          </table:table-cell>
          <table:table-cell table:formula="of:=[.I53]*[.H53]*50" office:value-type="float" office:value="17297.2972972973" calcext:value-type="float">
            <text:p>17297.2972972973</text:p>
          </table:table-cell>
          <table:table-cell table:formula="of:=[.L53]-[.K53]" office:value-type="float" office:value="7297.2972972973" calcext:value-type="float">
            <text:p>7297.2972972973</text:p>
          </table:table-cell>
          <table:table-cell table:formula="of:=SUM([.$M$3:.M53])" office:value-type="float" office:value="43972.7285963305" calcext:value-type="float">
            <text:p>43972.7285963305</text:p>
          </table:table-cell>
          <table:table-cell table:formula="of:=1+[.N53]/[.K53]" office:value-type="percentage" office:value="5.39727285963305" calcext:value-type="percentage">
            <text:p>539.73%</text:p>
          </table:table-cell>
          <table:table-cell table:formula="of:=IF([.N53]&gt;10000;0;10000-[.N53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16/4/11</text:p>
          </table:table-cell>
          <table:table-cell office:value-type="float" office:value="8456" calcext:value-type="float">
            <text:p>8456</text:p>
          </table:table-cell>
          <table:table-cell table:style-name="ce13" office:value-type="string" calcext:value-type="string">
            <text:p>2016/4/11</text:p>
          </table:table-cell>
          <table:table-cell office:value-type="string" calcext:value-type="string">
            <text:p>201604W2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買權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table:formula="of:=10000/(50*[.G54])" office:value-type="float" office:value="2.53164556962025" calcext:value-type="float">
            <text:p>3</text:p>
          </table:table-cell>
          <table:table-cell/>
          <table:table-cell table:formula="of:=[.I54]*[.G54]*50" office:value-type="float" office:value="10000" calcext:value-type="float">
            <text:p>10000</text:p>
          </table:table-cell>
          <table:table-cell table:formula="of:=[.I54]*[.H54]*50" office:value-type="float" office:value="13544.3037974684" calcext:value-type="float">
            <text:p>13544.3037974684</text:p>
          </table:table-cell>
          <table:table-cell table:formula="of:=[.L54]-[.K54]" office:value-type="float" office:value="3544.30379746836" calcext:value-type="float">
            <text:p>3544.3037974684</text:p>
          </table:table-cell>
          <table:table-cell table:formula="of:=SUM([.$M$3:.M54])" office:value-type="float" office:value="47517.0323937989" calcext:value-type="float">
            <text:p>47517.0323937989</text:p>
          </table:table-cell>
          <table:table-cell table:formula="of:=1+[.N54]/[.K54]" office:value-type="percentage" office:value="5.75170323937989" calcext:value-type="percentage">
            <text:p>575.17%</text:p>
          </table:table-cell>
          <table:table-cell table:formula="of:=IF([.N54]&gt;10000;0;10000-[.N54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16/4/12</text:p>
          </table:table-cell>
          <table:table-cell office:value-type="float" office:value="8541" calcext:value-type="float">
            <text:p>8541</text:p>
          </table:table-cell>
          <table:table-cell table:style-name="ce13" office:value-type="string" calcext:value-type="string">
            <text:p>2016/4/12</text:p>
          </table:table-cell>
          <table:table-cell office:value-type="string" calcext:value-type="string">
            <text:p>201604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買權</text:p>
          </table:table-cell>
          <table:table-cell office:value-type="float" office:value="42.5" calcext:value-type="float">
            <text:p>42.5</text:p>
          </table:table-cell>
          <table:table-cell office:value-type="float" office:value="16.5" calcext:value-type="float">
            <text:p>16.5</text:p>
          </table:table-cell>
          <table:table-cell table:formula="of:=10000/(50*[.G55])" office:value-type="float" office:value="4.70588235294118" calcext:value-type="float">
            <text:p>5</text:p>
          </table:table-cell>
          <table:table-cell/>
          <table:table-cell table:formula="of:=[.I55]*[.G55]*50" office:value-type="float" office:value="10000" calcext:value-type="float">
            <text:p>10000</text:p>
          </table:table-cell>
          <table:table-cell table:formula="of:=[.I55]*[.H55]*50" office:value-type="float" office:value="3882.35294117647" calcext:value-type="float">
            <text:p>3882.3529411765</text:p>
          </table:table-cell>
          <table:table-cell table:formula="of:=[.L55]-[.K55]" office:value-type="float" office:value="-6117.64705882353" calcext:value-type="float">
            <text:p>-6117.6470588235</text:p>
          </table:table-cell>
          <table:table-cell table:formula="of:=SUM([.$M$3:.M55])" office:value-type="float" office:value="41399.3853349753" calcext:value-type="float">
            <text:p>41399.3853349753</text:p>
          </table:table-cell>
          <table:table-cell table:formula="of:=1+[.N55]/[.K55]" office:value-type="percentage" office:value="5.13993853349753" calcext:value-type="percentage">
            <text:p>513.99%</text:p>
          </table:table-cell>
          <table:table-cell table:formula="of:=IF([.N55]&gt;10000;0;10000-[.N55])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2016/4/13</text:p>
          </table:table-cell>
          <table:table-cell office:value-type="float" office:value="8542" calcext:value-type="float">
            <text:p>854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56]*[.G56]*50" office:value-type="float" office:value="0" calcext:value-type="float">
            <text:p>0</text:p>
          </table:table-cell>
          <table:table-cell table:formula="of:=[.I56]*[.H56]*50" office:value-type="float" office:value="0" calcext:value-type="float">
            <text:p>0</text:p>
          </table:table-cell>
          <table:table-cell table:formula="of:=[.L56]-[.K56]" office:value-type="float" office:value="0" calcext:value-type="float">
            <text:p>0</text:p>
          </table:table-cell>
          <table:table-cell table:formula="of:=SUM([.$M$3:.M56])" office:value-type="float" office:value="41399.3853349753" calcext:value-type="float">
            <text:p>41399.3853349753</text:p>
          </table:table-cell>
          <table:table-cell office:value-type="percentage" office:value="0" calcext:value-type="percentage">
            <text:p>0.00%</text:p>
          </table:table-cell>
          <table:table-cell table:formula="of:=IF([.N56]&gt;10000;0;10000-[.N5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14</text:p>
          </table:table-cell>
          <table:table-cell office:value-type="float" office:value="8705" calcext:value-type="float">
            <text:p>8705</text:p>
          </table:table-cell>
          <table:table-cell table:style-name="ce13" office:value-type="string" calcext:value-type="string">
            <text:p>2016/4/14</text:p>
          </table:table-cell>
          <table:table-cell office:value-type="float" office:value="201604" calcext:value-type="float">
            <text:p>201604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formula="of:=10000/(50*[.G57])" office:value-type="float" office:value="3.27868852459016" calcext:value-type="float">
            <text:p>3</text:p>
          </table:table-cell>
          <table:table-cell/>
          <table:table-cell table:formula="of:=[.I57]*[.G57]*50" office:value-type="float" office:value="10000" calcext:value-type="float">
            <text:p>10000</text:p>
          </table:table-cell>
          <table:table-cell table:formula="of:=[.I57]*[.H57]*50" office:value-type="float" office:value="13114.7540983607" calcext:value-type="float">
            <text:p>13114.7540983607</text:p>
          </table:table-cell>
          <table:table-cell table:formula="of:=[.L57]-[.K57]" office:value-type="float" office:value="3114.75409836066" calcext:value-type="float">
            <text:p>3114.7540983607</text:p>
          </table:table-cell>
          <table:table-cell table:formula="of:=SUM([.$M$3:.M57])" office:value-type="float" office:value="44514.139433336" calcext:value-type="float">
            <text:p>44514.139433336</text:p>
          </table:table-cell>
          <table:table-cell table:formula="of:=1+[.N57]/[.K57]" office:value-type="percentage" office:value="5.4514139433336" calcext:value-type="percentage">
            <text:p>545.14%</text:p>
          </table:table-cell>
          <table:table-cell table:formula="of:=IF([.N57]&gt;10000;0;10000-[.N57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15</text:p>
          </table:table-cell>
          <table:table-cell office:value-type="float" office:value="8620" calcext:value-type="float">
            <text:p>8620</text:p>
          </table:table-cell>
          <table:table-cell table:style-name="ce13" office:value-type="string" calcext:value-type="string">
            <text:p>2016/4/15</text:p>
          </table:table-cell>
          <table:table-cell office:value-type="float" office:value="201604" calcext:value-type="float">
            <text:p>201604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43" calcext:value-type="float">
            <text:p>43</text:p>
          </table:table-cell>
          <table:table-cell office:value-type="float" office:value="13.5" calcext:value-type="float">
            <text:p>13.5</text:p>
          </table:table-cell>
          <table:table-cell table:formula="of:=10000/(50*[.G58])" office:value-type="float" office:value="4.65116279069768" calcext:value-type="float">
            <text:p>5</text:p>
          </table:table-cell>
          <table:table-cell/>
          <table:table-cell table:formula="of:=[.I58]*[.G58]*50" office:value-type="float" office:value="10000" calcext:value-type="float">
            <text:p>10000</text:p>
          </table:table-cell>
          <table:table-cell table:formula="of:=[.I58]*[.H58]*50" office:value-type="float" office:value="3139.53488372093" calcext:value-type="float">
            <text:p>3139.5348837209</text:p>
          </table:table-cell>
          <table:table-cell table:formula="of:=[.L58]-[.K58]" office:value-type="float" office:value="-6860.46511627907" calcext:value-type="float">
            <text:p>-6860.4651162791</text:p>
          </table:table-cell>
          <table:table-cell table:formula="of:=SUM([.$M$3:.M58])" office:value-type="float" office:value="37653.6743170569" calcext:value-type="float">
            <text:p>37653.6743170569</text:p>
          </table:table-cell>
          <table:table-cell table:formula="of:=1+[.N58]/[.K58]" office:value-type="percentage" office:value="4.76536743170569" calcext:value-type="percentage">
            <text:p>476.54%</text:p>
          </table:table-cell>
          <table:table-cell table:formula="of:=IF([.N58]&gt;10000;0;10000-[.N58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18</text:p>
          </table:table-cell>
          <table:table-cell office:value-type="float" office:value="8651" calcext:value-type="float">
            <text:p>8651</text:p>
          </table:table-cell>
          <table:table-cell table:style-name="ce13" office:value-type="string" calcext:value-type="string">
            <text:p>2016/4/18</text:p>
          </table:table-cell>
          <table:table-cell office:value-type="float" office:value="201604" calcext:value-type="float">
            <text:p>201604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41.5" calcext:value-type="float">
            <text:p>41.5</text:p>
          </table:table-cell>
          <table:table-cell office:value-type="float" office:value="45.5" calcext:value-type="float">
            <text:p>45.5</text:p>
          </table:table-cell>
          <table:table-cell table:formula="of:=10000/(50*[.G59])" office:value-type="float" office:value="4.81927710843374" calcext:value-type="float">
            <text:p>5</text:p>
          </table:table-cell>
          <table:table-cell/>
          <table:table-cell table:formula="of:=[.I59]*[.G59]*50" office:value-type="float" office:value="10000" calcext:value-type="float">
            <text:p>10000</text:p>
          </table:table-cell>
          <table:table-cell table:formula="of:=[.I59]*[.H59]*50" office:value-type="float" office:value="10963.8554216867" calcext:value-type="float">
            <text:p>10963.8554216867</text:p>
          </table:table-cell>
          <table:table-cell table:formula="of:=[.L59]-[.K59]" office:value-type="float" office:value="963.855421686745" calcext:value-type="float">
            <text:p>963.8554216867</text:p>
          </table:table-cell>
          <table:table-cell table:formula="of:=SUM([.$M$3:.M59])" office:value-type="float" office:value="38617.5297387437" calcext:value-type="float">
            <text:p>38617.5297387437</text:p>
          </table:table-cell>
          <table:table-cell table:formula="of:=1+[.N59]/[.K59]" office:value-type="percentage" office:value="4.86175297387437" calcext:value-type="percentage">
            <text:p>486.18%</text:p>
          </table:table-cell>
          <table:table-cell table:formula="of:=IF([.N59]&gt;10000;0;10000-[.N5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19</text:p>
          </table:table-cell>
          <table:table-cell office:value-type="float" office:value="8700" calcext:value-type="float">
            <text:p>8700</text:p>
          </table:table-cell>
          <table:table-cell table:style-name="ce13" office:value-type="string" calcext:value-type="string">
            <text:p>2016/4/18</text:p>
          </table:table-cell>
          <table:table-cell office:value-type="float" office:value="201604" calcext:value-type="float">
            <text:p>201604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賣權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10000/(50*[.G60])" office:value-type="float" office:value="5.40540540540541" calcext:value-type="float">
            <text:p>5</text:p>
          </table:table-cell>
          <table:table-cell/>
          <table:table-cell table:formula="of:=[.I60]*[.G60]*50" office:value-type="float" office:value="10000" calcext:value-type="float">
            <text:p>10000</text:p>
          </table:table-cell>
          <table:table-cell table:formula="of:=[.I60]*[.H60]*50" office:value-type="float" office:value="20000" calcext:value-type="float">
            <text:p>20000</text:p>
          </table:table-cell>
          <table:table-cell table:formula="of:=[.L60]-[.K60]" office:value-type="float" office:value="10000" calcext:value-type="float">
            <text:p>10000</text:p>
          </table:table-cell>
          <table:table-cell table:formula="of:=SUM([.$M$3:.M60])" office:value-type="float" office:value="48617.5297387437" calcext:value-type="float">
            <text:p>48617.5297387437</text:p>
          </table:table-cell>
          <table:table-cell table:formula="of:=1+[.N60]/[.K60]" office:value-type="percentage" office:value="5.86175297387437" calcext:value-type="percentage">
            <text:p>586.18%</text:p>
          </table:table-cell>
          <table:table-cell table:formula="of:=IF([.N60]&gt;10000;0;10000-[.N60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4/20</text:p>
          </table:table-cell>
          <table:table-cell office:value-type="float" office:value="8657" calcext:value-type="float">
            <text:p>865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61]*[.G61]*50" office:value-type="float" office:value="0" calcext:value-type="float">
            <text:p>0</text:p>
          </table:table-cell>
          <table:table-cell table:formula="of:=[.I61]*[.H61]*50" office:value-type="float" office:value="0" calcext:value-type="float">
            <text:p>0</text:p>
          </table:table-cell>
          <table:table-cell table:formula="of:=[.L61]-[.K61]" office:value-type="float" office:value="0" calcext:value-type="float">
            <text:p>0</text:p>
          </table:table-cell>
          <table:table-cell table:formula="of:=SUM([.$M$3:.M61])" office:value-type="float" office:value="48617.5297387437" calcext:value-type="float">
            <text:p>48617.5297387437</text:p>
          </table:table-cell>
          <table:table-cell office:value-type="percentage" office:value="0" calcext:value-type="percentage">
            <text:p>0.00%</text:p>
          </table:table-cell>
          <table:table-cell table:formula="of:=IF([.N61]&gt;10000;0;10000-[.N61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21</text:p>
          </table:table-cell>
          <table:table-cell office:value-type="float" office:value="8513" calcext:value-type="float">
            <text:p>8513</text:p>
          </table:table-cell>
          <table:table-cell table:style-name="ce13" office:value-type="string" calcext:value-type="string">
            <text:p>2016/4/21</text:p>
          </table:table-cell>
          <table:table-cell office:value-type="string" calcext:value-type="string">
            <text:p>201604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10000/(50*[.G62])" office:value-type="float" office:value="4.08163265306122" calcext:value-type="float">
            <text:p>4</text:p>
          </table:table-cell>
          <table:table-cell/>
          <table:table-cell table:formula="of:=[.I62]*[.G62]*50" office:value-type="float" office:value="10000" calcext:value-type="float">
            <text:p>10000</text:p>
          </table:table-cell>
          <table:table-cell table:formula="of:=[.I62]*[.H62]*50" office:value-type="float" office:value="6734.69387755102" calcext:value-type="float">
            <text:p>6734.693877551</text:p>
          </table:table-cell>
          <table:table-cell table:formula="of:=[.L62]-[.K62]" office:value-type="float" office:value="-3265.30612244898" calcext:value-type="float">
            <text:p>-3265.306122449</text:p>
          </table:table-cell>
          <table:table-cell table:formula="of:=SUM([.$M$3:.M62])" office:value-type="float" office:value="45352.2236162947" calcext:value-type="float">
            <text:p>45352.2236162947</text:p>
          </table:table-cell>
          <table:table-cell table:formula="of:=1+[.N62]/[.K62]" office:value-type="percentage" office:value="5.53522236162947" calcext:value-type="percentage">
            <text:p>553.52%</text:p>
          </table:table-cell>
          <table:table-cell table:formula="of:=IF([.N62]&gt;10000;0;10000-[.N6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22</text:p>
          </table:table-cell>
          <table:table-cell office:value-type="float" office:value="8513" calcext:value-type="float">
            <text:p>8513</text:p>
          </table:table-cell>
          <table:table-cell table:style-name="ce13" office:value-type="string" calcext:value-type="string">
            <text:p>2016/4/22</text:p>
          </table:table-cell>
          <table:table-cell office:value-type="string" calcext:value-type="string">
            <text:p>201604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38" calcext:value-type="float">
            <text:p>38</text:p>
          </table:table-cell>
          <table:table-cell office:value-type="float" office:value="34.5" calcext:value-type="float">
            <text:p>34.5</text:p>
          </table:table-cell>
          <table:table-cell table:formula="of:=10000/(50*[.G63])" office:value-type="float" office:value="5.26315789473684" calcext:value-type="float">
            <text:p>5</text:p>
          </table:table-cell>
          <table:table-cell/>
          <table:table-cell table:formula="of:=[.I63]*[.G63]*50" office:value-type="float" office:value="10000" calcext:value-type="float">
            <text:p>10000</text:p>
          </table:table-cell>
          <table:table-cell table:formula="of:=[.I63]*[.H63]*50" office:value-type="float" office:value="9078.94736842105" calcext:value-type="float">
            <text:p>9078.9473684211</text:p>
          </table:table-cell>
          <table:table-cell table:formula="of:=[.L63]-[.K63]" office:value-type="float" office:value="-921.052631578947" calcext:value-type="float">
            <text:p>-921.0526315789</text:p>
          </table:table-cell>
          <table:table-cell table:formula="of:=SUM([.$M$3:.M63])" office:value-type="float" office:value="44431.1709847157" calcext:value-type="float">
            <text:p>44431.1709847157</text:p>
          </table:table-cell>
          <table:table-cell table:formula="of:=1+[.N63]/[.K63]" office:value-type="percentage" office:value="5.44311709847157" calcext:value-type="percentage">
            <text:p>544.31%</text:p>
          </table:table-cell>
          <table:table-cell table:formula="of:=IF([.N63]&gt;10000;0;10000-[.N63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25</text:p>
          </table:table-cell>
          <table:table-cell office:value-type="float" office:value="8519" calcext:value-type="float">
            <text:p>8519</text:p>
          </table:table-cell>
          <table:table-cell table:style-name="ce13" office:value-type="string" calcext:value-type="string">
            <text:p>2016/4/25</text:p>
          </table:table-cell>
          <table:table-cell office:value-type="string" calcext:value-type="string">
            <text:p>201604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28" calcext:value-type="float">
            <text:p>28</text:p>
          </table:table-cell>
          <table:table-cell office:value-type="float" office:value="18.5" calcext:value-type="float">
            <text:p>18.5</text:p>
          </table:table-cell>
          <table:table-cell table:formula="of:=10000/(50*[.G64])" office:value-type="float" office:value="7.14285714285714" calcext:value-type="float">
            <text:p>7</text:p>
          </table:table-cell>
          <table:table-cell/>
          <table:table-cell table:formula="of:=[.I64]*[.G64]*50" office:value-type="float" office:value="10000" calcext:value-type="float">
            <text:p>10000</text:p>
          </table:table-cell>
          <table:table-cell table:formula="of:=[.I64]*[.H64]*50" office:value-type="float" office:value="6607.14285714286" calcext:value-type="float">
            <text:p>6607.1428571429</text:p>
          </table:table-cell>
          <table:table-cell table:formula="of:=[.L64]-[.K64]" office:value-type="float" office:value="-3392.85714285714" calcext:value-type="float">
            <text:p>-3392.8571428572</text:p>
          </table:table-cell>
          <table:table-cell table:formula="of:=SUM([.$M$3:.M64])" office:value-type="float" office:value="41038.3138418586" calcext:value-type="float">
            <text:p>41038.3138418586</text:p>
          </table:table-cell>
          <table:table-cell table:formula="of:=1+[.N64]/[.K64]" office:value-type="percentage" office:value="5.10383138418586" calcext:value-type="percentage">
            <text:p>510.38%</text:p>
          </table:table-cell>
          <table:table-cell table:formula="of:=IF([.N64]&gt;10000;0;10000-[.N6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4/26</text:p>
          </table:table-cell>
          <table:table-cell office:value-type="float" office:value="8533" calcext:value-type="float">
            <text:p>8533</text:p>
          </table:table-cell>
          <table:table-cell table:style-name="ce13" office:value-type="string" calcext:value-type="string">
            <text:p>2016/4/26</text:p>
          </table:table-cell>
          <table:table-cell office:value-type="string" calcext:value-type="string">
            <text:p>201604W4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買權</text:p>
          </table:table-cell>
          <table:table-cell office:value-type="float" office:value="44.5" calcext:value-type="float">
            <text:p>44.5</text:p>
          </table:table-cell>
          <table:table-cell office:value-type="float" office:value="54" calcext:value-type="float">
            <text:p>54</text:p>
          </table:table-cell>
          <table:table-cell table:formula="of:=10000/(50*[.G65])" office:value-type="float" office:value="4.49438202247191" calcext:value-type="float">
            <text:p>4</text:p>
          </table:table-cell>
          <table:table-cell/>
          <table:table-cell table:formula="of:=[.I65]*[.G65]*50" office:value-type="float" office:value="10000" calcext:value-type="float">
            <text:p>10000</text:p>
          </table:table-cell>
          <table:table-cell table:formula="of:=[.I65]*[.H65]*50" office:value-type="float" office:value="12134.8314606742" calcext:value-type="float">
            <text:p>12134.8314606742</text:p>
          </table:table-cell>
          <table:table-cell table:formula="of:=[.L65]-[.K65]" office:value-type="float" office:value="2134.83146067416" calcext:value-type="float">
            <text:p>2134.8314606742</text:p>
          </table:table-cell>
          <table:table-cell table:formula="of:=SUM([.$M$3:.M65])" office:value-type="float" office:value="43173.1453025327" calcext:value-type="float">
            <text:p>43173.1453025327</text:p>
          </table:table-cell>
          <table:table-cell table:formula="of:=1+[.N65]/[.K65]" office:value-type="percentage" office:value="5.31731453025327" calcext:value-type="percentage">
            <text:p>531.73%</text:p>
          </table:table-cell>
          <table:table-cell table:formula="of:=IF([.N65]&gt;10000;0;10000-[.N65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4/27</text:p>
          </table:table-cell>
          <table:table-cell office:value-type="float" office:value="8560" calcext:value-type="float">
            <text:p>856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66]*[.G66]*50" office:value-type="float" office:value="0" calcext:value-type="float">
            <text:p>0</text:p>
          </table:table-cell>
          <table:table-cell table:formula="of:=[.I66]*[.H66]*50" office:value-type="float" office:value="0" calcext:value-type="float">
            <text:p>0</text:p>
          </table:table-cell>
          <table:table-cell table:formula="of:=[.L66]-[.K66]" office:value-type="float" office:value="0" calcext:value-type="float">
            <text:p>0</text:p>
          </table:table-cell>
          <table:table-cell table:formula="of:=SUM([.$M$3:.M66])" office:value-type="float" office:value="43173.1453025327" calcext:value-type="float">
            <text:p>43173.1453025327</text:p>
          </table:table-cell>
          <table:table-cell office:value-type="percentage" office:value="0" calcext:value-type="percentage">
            <text:p>0.00%</text:p>
          </table:table-cell>
          <table:table-cell table:formula="of:=IF([.N66]&gt;10000;0;10000-[.N6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4/28</text:p>
          </table:table-cell>
          <table:table-cell office:value-type="float" office:value="8586" calcext:value-type="float">
            <text:p>8586</text:p>
          </table:table-cell>
          <table:table-cell table:style-name="ce13" office:value-type="string" calcext:value-type="string">
            <text:p>2016/4/28</text:p>
          </table:table-cell>
          <table:table-cell office:value-type="string" calcext:value-type="string">
            <text:p>201605W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table:formula="of:=10000/(50*[.G67])" office:value-type="float" office:value="3.84615384615385" calcext:value-type="float">
            <text:p>4</text:p>
          </table:table-cell>
          <table:table-cell/>
          <table:table-cell table:formula="of:=[.I67]*[.G67]*50" office:value-type="float" office:value="10000" calcext:value-type="float">
            <text:p>10000</text:p>
          </table:table-cell>
          <table:table-cell table:formula="of:=[.I67]*[.H67]*50" office:value-type="float" office:value="30000" calcext:value-type="float">
            <text:p>30000</text:p>
          </table:table-cell>
          <table:table-cell table:formula="of:=[.L67]-[.K67]" office:value-type="float" office:value="20000" calcext:value-type="float">
            <text:p>20000</text:p>
          </table:table-cell>
          <table:table-cell table:formula="of:=SUM([.$M$3:.M67])" office:value-type="float" office:value="63173.1453025327" calcext:value-type="float">
            <text:p>63173.1453025327</text:p>
          </table:table-cell>
          <table:table-cell table:formula="of:=1+[.N67]/[.K67]" office:value-type="percentage" office:value="7.31731453025327" calcext:value-type="percentage">
            <text:p>731.73%</text:p>
          </table:table-cell>
          <table:table-cell table:formula="of:=IF([.N67]&gt;10000;0;10000-[.N6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4/29</text:p>
          </table:table-cell>
          <table:table-cell office:value-type="float" office:value="8375" calcext:value-type="float">
            <text:p>8375</text:p>
          </table:table-cell>
          <table:table-cell table:style-name="ce13" office:value-type="string" calcext:value-type="string">
            <text:p>2016/4/29</text:p>
          </table:table-cell>
          <table:table-cell office:value-type="string" calcext:value-type="string">
            <text:p>201605W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買權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10000/(50*[.G68])" office:value-type="float" office:value="3.57142857142857" calcext:value-type="float">
            <text:p>4</text:p>
          </table:table-cell>
          <table:table-cell/>
          <table:table-cell table:formula="of:=[.I68]*[.G68]*50" office:value-type="float" office:value="10000" calcext:value-type="float">
            <text:p>10000</text:p>
          </table:table-cell>
          <table:table-cell table:formula="of:=[.I68]*[.H68]*50" office:value-type="float" office:value="3214.28571428571" calcext:value-type="float">
            <text:p>3214.2857142857</text:p>
          </table:table-cell>
          <table:table-cell table:formula="of:=[.L68]-[.K68]" office:value-type="float" office:value="-6785.71428571429" calcext:value-type="float">
            <text:p>-6785.7142857143</text:p>
          </table:table-cell>
          <table:table-cell table:formula="of:=SUM([.$M$3:.M68])" office:value-type="float" office:value="56387.4310168185" calcext:value-type="float">
            <text:p>56387.4310168185</text:p>
          </table:table-cell>
          <table:table-cell table:formula="of:=1+[.N68]/[.K68]" office:value-type="percentage" office:value="6.63874310168185" calcext:value-type="percentage">
            <text:p>663.87%</text:p>
          </table:table-cell>
          <table:table-cell table:formula="of:=IF([.N68]&gt;10000;0;10000-[.N6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3</text:p>
          </table:table-cell>
          <table:table-cell office:value-type="float" office:value="8319" calcext:value-type="float">
            <text:p>8319</text:p>
          </table:table-cell>
          <table:table-cell table:style-name="ce13" office:value-type="string" calcext:value-type="string">
            <text:p>2016/5/3</text:p>
          </table:table-cell>
          <table:table-cell office:value-type="string" calcext:value-type="string">
            <text:p>201605W1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買權</text:p>
          </table:table-cell>
          <table:table-cell office:value-type="float" office:value="71" calcext:value-type="float">
            <text:p>71</text:p>
          </table:table-cell>
          <table:table-cell office:value-type="float" office:value="22.5" calcext:value-type="float">
            <text:p>22.5</text:p>
          </table:table-cell>
          <table:table-cell table:formula="of:=10000/(50*[.G69])" office:value-type="float" office:value="2.8169014084507" calcext:value-type="float">
            <text:p>3</text:p>
          </table:table-cell>
          <table:table-cell/>
          <table:table-cell table:formula="of:=[.I69]*[.G69]*50" office:value-type="float" office:value="10000" calcext:value-type="float">
            <text:p>10000</text:p>
          </table:table-cell>
          <table:table-cell table:formula="of:=[.I69]*[.H69]*50" office:value-type="float" office:value="3169.01408450704" calcext:value-type="float">
            <text:p>3169.0140845071</text:p>
          </table:table-cell>
          <table:table-cell table:formula="of:=[.L69]-[.K69]" office:value-type="float" office:value="-6830.98591549296" calcext:value-type="float">
            <text:p>-6830.985915493</text:p>
          </table:table-cell>
          <table:table-cell table:formula="of:=SUM([.$M$3:.M69])" office:value-type="float" office:value="49556.4451013255" calcext:value-type="float">
            <text:p>49556.4451013255</text:p>
          </table:table-cell>
          <table:table-cell table:formula="of:=1+[.N69]/[.K69]" office:value-type="percentage" office:value="5.95564451013255" calcext:value-type="percentage">
            <text:p>595.56%</text:p>
          </table:table-cell>
          <table:table-cell table:formula="of:=IF([.N69]&gt;10000;0;10000-[.N69])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2016/5/4</text:p>
          </table:table-cell>
          <table:table-cell office:value-type="float" office:value="8238" calcext:value-type="float">
            <text:p>823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70]*[.G70]*50" office:value-type="float" office:value="0" calcext:value-type="float">
            <text:p>0</text:p>
          </table:table-cell>
          <table:table-cell table:formula="of:=[.I70]*[.H70]*50" office:value-type="float" office:value="0" calcext:value-type="float">
            <text:p>0</text:p>
          </table:table-cell>
          <table:table-cell table:formula="of:=[.L70]-[.K70]" office:value-type="float" office:value="0" calcext:value-type="float">
            <text:p>0</text:p>
          </table:table-cell>
          <table:table-cell table:formula="of:=SUM([.$M$3:.M70])" office:value-type="float" office:value="49556.4451013255" calcext:value-type="float">
            <text:p>49556.4451013255</text:p>
          </table:table-cell>
          <table:table-cell office:value-type="percentage" office:value="0" calcext:value-type="percentage">
            <text:p>0.00%</text:p>
          </table:table-cell>
          <table:table-cell table:formula="of:=IF([.N70]&gt;10000;0;10000-[.N7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5</text:p>
          </table:table-cell>
          <table:table-cell office:value-type="float" office:value="8160" calcext:value-type="float">
            <text:p>8160</text:p>
          </table:table-cell>
          <table:table-cell table:style-name="ce13" office:value-type="string" calcext:value-type="string">
            <text:p>2016/5/5</text:p>
          </table:table-cell>
          <table:table-cell office:value-type="string" calcext:value-type="string">
            <text:p>201605W2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買權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10000/(50*[.G71])" office:value-type="float" office:value="2.5" calcext:value-type="float">
            <text:p>3</text:p>
          </table:table-cell>
          <table:table-cell/>
          <table:table-cell table:formula="of:=[.I71]*[.G71]*50" office:value-type="float" office:value="10000" calcext:value-type="float">
            <text:p>10000</text:p>
          </table:table-cell>
          <table:table-cell table:formula="of:=[.I71]*[.H71]*50" office:value-type="float" office:value="8000" calcext:value-type="float">
            <text:p>8000</text:p>
          </table:table-cell>
          <table:table-cell table:formula="of:=[.L71]-[.K71]" office:value-type="float" office:value="-2000" calcext:value-type="float">
            <text:p>-2000</text:p>
          </table:table-cell>
          <table:table-cell table:formula="of:=SUM([.$M$3:.M71])" office:value-type="float" office:value="47556.4451013255" calcext:value-type="float">
            <text:p>47556.4451013255</text:p>
          </table:table-cell>
          <table:table-cell table:formula="of:=1+[.N71]/[.K71]" office:value-type="percentage" office:value="5.75564451013255" calcext:value-type="percentage">
            <text:p>575.56%</text:p>
          </table:table-cell>
          <table:table-cell table:formula="of:=IF([.N71]&gt;10000;0;10000-[.N7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6</text:p>
          </table:table-cell>
          <table:table-cell office:value-type="float" office:value="8118" calcext:value-type="float">
            <text:p>8118</text:p>
          </table:table-cell>
          <table:table-cell table:style-name="ce13" office:value-type="string" calcext:value-type="string">
            <text:p>2016/5/6</text:p>
          </table:table-cell>
          <table:table-cell office:value-type="string" calcext:value-type="string">
            <text:p>201605W2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10000/(50*[.G72])" office:value-type="float" office:value="2.56410256410256" calcext:value-type="float">
            <text:p>3</text:p>
          </table:table-cell>
          <table:table-cell/>
          <table:table-cell table:formula="of:=[.I72]*[.G72]*50" office:value-type="float" office:value="10000" calcext:value-type="float">
            <text:p>10000</text:p>
          </table:table-cell>
          <table:table-cell table:formula="of:=[.I72]*[.H72]*50" office:value-type="float" office:value="8333.33333333333" calcext:value-type="float">
            <text:p>8333.3333333333</text:p>
          </table:table-cell>
          <table:table-cell table:formula="of:=[.L72]-[.K72]" office:value-type="float" office:value="-1666.66666666667" calcext:value-type="float">
            <text:p>-1666.6666666667</text:p>
          </table:table-cell>
          <table:table-cell table:formula="of:=SUM([.$M$3:.M72])" office:value-type="float" office:value="45889.7784346588" calcext:value-type="float">
            <text:p>45889.7784346588</text:p>
          </table:table-cell>
          <table:table-cell table:formula="of:=1+[.N72]/[.K72]" office:value-type="percentage" office:value="5.58897784346588" calcext:value-type="percentage">
            <text:p>558.90%</text:p>
          </table:table-cell>
          <table:table-cell table:formula="of:=IF([.N72]&gt;10000;0;10000-[.N7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9</text:p>
          </table:table-cell>
          <table:table-cell office:value-type="float" office:value="8141" calcext:value-type="float">
            <text:p>8141</text:p>
          </table:table-cell>
          <table:table-cell table:style-name="ce13" office:value-type="string" calcext:value-type="string">
            <text:p>2016/5/9</text:p>
          </table:table-cell>
          <table:table-cell office:value-type="string" calcext:value-type="string">
            <text:p>201605W2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買權</text:p>
          </table:table-cell>
          <table:table-cell office:value-type="float" office:value="50" calcext:value-type="float">
            <text:p>50</text:p>
          </table:table-cell>
          <table:table-cell office:value-type="float" office:value="31.5" calcext:value-type="float">
            <text:p>31.5</text:p>
          </table:table-cell>
          <table:table-cell table:formula="of:=10000/(50*[.G73])" office:value-type="float" office:value="4" calcext:value-type="float">
            <text:p>4</text:p>
          </table:table-cell>
          <table:table-cell/>
          <table:table-cell table:formula="of:=[.I73]*[.G73]*50" office:value-type="float" office:value="10000" calcext:value-type="float">
            <text:p>10000</text:p>
          </table:table-cell>
          <table:table-cell table:formula="of:=[.I73]*[.H73]*50" office:value-type="float" office:value="6300" calcext:value-type="float">
            <text:p>6300</text:p>
          </table:table-cell>
          <table:table-cell table:formula="of:=[.L73]-[.K73]" office:value-type="float" office:value="-3700" calcext:value-type="float">
            <text:p>-3700</text:p>
          </table:table-cell>
          <table:table-cell table:formula="of:=SUM([.$M$3:.M73])" office:value-type="float" office:value="42189.7784346588" calcext:value-type="float">
            <text:p>42189.7784346588</text:p>
          </table:table-cell>
          <table:table-cell table:formula="of:=1+[.N73]/[.K73]" office:value-type="percentage" office:value="5.21897784346588" calcext:value-type="percentage">
            <text:p>521.90%</text:p>
          </table:table-cell>
          <table:table-cell table:formula="of:=IF([.N73]&gt;10000;0;10000-[.N7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10</text:p>
          </table:table-cell>
          <table:table-cell office:value-type="float" office:value="8116" calcext:value-type="float">
            <text:p>8116</text:p>
          </table:table-cell>
          <table:table-cell table:style-name="ce13" office:value-type="string" calcext:value-type="string">
            <text:p>2016/5/10</text:p>
          </table:table-cell>
          <table:table-cell office:value-type="string" calcext:value-type="string">
            <text:p>201605W2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formula="of:=10000/(50*[.G74])" office:value-type="float" office:value="3.44827586206897" calcext:value-type="float">
            <text:p>3</text:p>
          </table:table-cell>
          <table:table-cell/>
          <table:table-cell table:formula="of:=[.I74]*[.G74]*50" office:value-type="float" office:value="10000" calcext:value-type="float">
            <text:p>10000</text:p>
          </table:table-cell>
          <table:table-cell table:formula="of:=[.I74]*[.H74]*50" office:value-type="float" office:value="12931.0344827586" calcext:value-type="float">
            <text:p>12931.0344827586</text:p>
          </table:table-cell>
          <table:table-cell table:formula="of:=[.L74]-[.K74]" office:value-type="float" office:value="2931.03448275862" calcext:value-type="float">
            <text:p>2931.0344827586</text:p>
          </table:table-cell>
          <table:table-cell table:formula="of:=SUM([.$M$3:.M74])" office:value-type="float" office:value="45120.8129174175" calcext:value-type="float">
            <text:p>45120.8129174175</text:p>
          </table:table-cell>
          <table:table-cell table:formula="of:=1+[.N74]/[.K74]" office:value-type="percentage" office:value="5.51208129174175" calcext:value-type="percentage">
            <text:p>551.21%</text:p>
          </table:table-cell>
          <table:table-cell table:formula="of:=IF([.N74]&gt;10000;0;10000-[.N74])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2016/5/11</text:p>
          </table:table-cell>
          <table:table-cell office:value-type="float" office:value="8177" calcext:value-type="float">
            <text:p>817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75]*[.G75]*50" office:value-type="float" office:value="0" calcext:value-type="float">
            <text:p>0</text:p>
          </table:table-cell>
          <table:table-cell table:formula="of:=[.I75]*[.H75]*50" office:value-type="float" office:value="0" calcext:value-type="float">
            <text:p>0</text:p>
          </table:table-cell>
          <table:table-cell table:formula="of:=[.L75]-[.K75]" office:value-type="float" office:value="0" calcext:value-type="float">
            <text:p>0</text:p>
          </table:table-cell>
          <table:table-cell table:formula="of:=SUM([.$M$3:.M75])" office:value-type="float" office:value="45120.8129174175" calcext:value-type="float">
            <text:p>45120.8129174175</text:p>
          </table:table-cell>
          <table:table-cell office:value-type="percentage" office:value="0" calcext:value-type="percentage">
            <text:p>0.00%</text:p>
          </table:table-cell>
          <table:table-cell table:formula="of:=IF([.N75]&gt;10000;0;10000-[.N7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12</text:p>
          </table:table-cell>
          <table:table-cell office:value-type="float" office:value="8096" calcext:value-type="float">
            <text:p>8096</text:p>
          </table:table-cell>
          <table:table-cell table:style-name="ce13" office:value-type="string" calcext:value-type="string">
            <text:p>2016/5/12</text:p>
          </table:table-cell>
          <table:table-cell office:value-type="float" office:value="201605" calcext:value-type="float">
            <text:p>201605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65" calcext:value-type="float">
            <text:p>65</text:p>
          </table:table-cell>
          <table:table-cell office:value-type="float" office:value="49.5" calcext:value-type="float">
            <text:p>49.5</text:p>
          </table:table-cell>
          <table:table-cell table:formula="of:=10000/(50*[.G76])" office:value-type="float" office:value="3.07692307692308" calcext:value-type="float">
            <text:p>3</text:p>
          </table:table-cell>
          <table:table-cell/>
          <table:table-cell table:formula="of:=[.I76]*[.G76]*50" office:value-type="float" office:value="10000" calcext:value-type="float">
            <text:p>10000</text:p>
          </table:table-cell>
          <table:table-cell table:formula="of:=[.I76]*[.H76]*50" office:value-type="float" office:value="7615.38461538462" calcext:value-type="float">
            <text:p>7615.3846153846</text:p>
          </table:table-cell>
          <table:table-cell table:formula="of:=[.L76]-[.K76]" office:value-type="float" office:value="-2384.61538461538" calcext:value-type="float">
            <text:p>-2384.6153846154</text:p>
          </table:table-cell>
          <table:table-cell table:formula="of:=SUM([.$M$3:.M76])" office:value-type="float" office:value="42736.1975328021" calcext:value-type="float">
            <text:p>42736.1975328021</text:p>
          </table:table-cell>
          <table:table-cell table:formula="of:=1+[.N76]/[.K76]" office:value-type="percentage" office:value="5.27361975328021" calcext:value-type="percentage">
            <text:p>527.36%</text:p>
          </table:table-cell>
          <table:table-cell table:formula="of:=IF([.N76]&gt;10000;0;10000-[.N7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13</text:p>
          </table:table-cell>
          <table:table-cell office:value-type="float" office:value="8067" calcext:value-type="float">
            <text:p>8067</text:p>
          </table:table-cell>
          <table:table-cell table:style-name="ce13" office:value-type="string" calcext:value-type="string">
            <text:p>2016/5/13</text:p>
          </table:table-cell>
          <table:table-cell office:value-type="float" office:value="201605" calcext:value-type="float">
            <text:p>201605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買權</text:p>
          </table:table-cell>
          <table:table-cell office:value-type="float" office:value="70" calcext:value-type="float">
            <text:p>70</text:p>
          </table:table-cell>
          <table:table-cell office:value-type="float" office:value="36.5" calcext:value-type="float">
            <text:p>36.5</text:p>
          </table:table-cell>
          <table:table-cell table:formula="of:=10000/(50*[.G77])" office:value-type="float" office:value="2.85714285714286" calcext:value-type="float">
            <text:p>3</text:p>
          </table:table-cell>
          <table:table-cell/>
          <table:table-cell table:formula="of:=[.I77]*[.G77]*50" office:value-type="float" office:value="10000" calcext:value-type="float">
            <text:p>10000</text:p>
          </table:table-cell>
          <table:table-cell table:formula="of:=[.I77]*[.H77]*50" office:value-type="float" office:value="5214.28571428571" calcext:value-type="float">
            <text:p>5214.2857142857</text:p>
          </table:table-cell>
          <table:table-cell table:formula="of:=[.L77]-[.K77]" office:value-type="float" office:value="-4785.71428571429" calcext:value-type="float">
            <text:p>-4785.7142857143</text:p>
          </table:table-cell>
          <table:table-cell table:formula="of:=SUM([.$M$3:.M77])" office:value-type="float" office:value="37950.4832470878" calcext:value-type="float">
            <text:p>37950.4832470878</text:p>
          </table:table-cell>
          <table:table-cell table:formula="of:=1+[.N77]/[.K77]" office:value-type="percentage" office:value="4.79504832470878" calcext:value-type="percentage">
            <text:p>479.50%</text:p>
          </table:table-cell>
          <table:table-cell table:formula="of:=IF([.N77]&gt;10000;0;10000-[.N7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16</text:p>
          </table:table-cell>
          <table:table-cell office:value-type="float" office:value="8021" calcext:value-type="float">
            <text:p>8021</text:p>
          </table:table-cell>
          <table:table-cell table:style-name="ce13" office:value-type="string" calcext:value-type="string">
            <text:p>2016/5/16</text:p>
          </table:table-cell>
          <table:table-cell office:value-type="float" office:value="201605" calcext:value-type="float">
            <text:p>20160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買權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formula="of:=10000/(50*[.G78])" office:value-type="float" office:value="3.2258064516129" calcext:value-type="float">
            <text:p>3</text:p>
          </table:table-cell>
          <table:table-cell/>
          <table:table-cell table:formula="of:=[.I78]*[.G78]*50" office:value-type="float" office:value="10000" calcext:value-type="float">
            <text:p>10000</text:p>
          </table:table-cell>
          <table:table-cell table:formula="of:=[.I78]*[.H78]*50" office:value-type="float" office:value="13225.8064516129" calcext:value-type="float">
            <text:p>13225.8064516129</text:p>
          </table:table-cell>
          <table:table-cell table:formula="of:=[.L78]-[.K78]" office:value-type="float" office:value="3225.8064516129" calcext:value-type="float">
            <text:p>3225.8064516129</text:p>
          </table:table-cell>
          <table:table-cell table:formula="of:=SUM([.$M$3:.M78])" office:value-type="float" office:value="41176.2896987007" calcext:value-type="float">
            <text:p>41176.2896987007</text:p>
          </table:table-cell>
          <table:table-cell table:formula="of:=1+[.N78]/[.K78]" office:value-type="percentage" office:value="5.11762896987007" calcext:value-type="percentage">
            <text:p>511.76%</text:p>
          </table:table-cell>
          <table:table-cell table:formula="of:=IF([.N78]&gt;10000;0;10000-[.N7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17</text:p>
          </table:table-cell>
          <table:table-cell office:value-type="float" office:value="8076" calcext:value-type="float">
            <text:p>8076</text:p>
          </table:table-cell>
          <table:table-cell table:style-name="ce13" office:value-type="string" calcext:value-type="string">
            <text:p>2016/5/17</text:p>
          </table:table-cell>
          <table:table-cell office:value-type="float" office:value="201605" calcext:value-type="float">
            <text:p>201605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formula="of:=10000/(50*[.G79])" office:value-type="float" office:value="7.14285714285714" calcext:value-type="float">
            <text:p>7</text:p>
          </table:table-cell>
          <table:table-cell/>
          <table:table-cell table:formula="of:=[.I79]*[.G79]*50" office:value-type="float" office:value="10000" calcext:value-type="float">
            <text:p>10000</text:p>
          </table:table-cell>
          <table:table-cell table:formula="of:=[.I79]*[.H79]*50" office:value-type="float" office:value="22142.8571428571" calcext:value-type="float">
            <text:p>22142.8571428571</text:p>
          </table:table-cell>
          <table:table-cell table:formula="of:=[.L79]-[.K79]" office:value-type="float" office:value="12142.8571428571" calcext:value-type="float">
            <text:p>12142.8571428571</text:p>
          </table:table-cell>
          <table:table-cell table:formula="of:=SUM([.$M$3:.M79])" office:value-type="float" office:value="53319.1468415578" calcext:value-type="float">
            <text:p>53319.1468415578</text:p>
          </table:table-cell>
          <table:table-cell table:formula="of:=1+[.N79]/[.K79]" office:value-type="percentage" office:value="6.33191468415578" calcext:value-type="percentage">
            <text:p>633.19%</text:p>
          </table:table-cell>
          <table:table-cell table:formula="of:=IF([.N79]&gt;10000;0;10000-[.N79])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2016/5/18</text:p>
          </table:table-cell>
          <table:table-cell office:value-type="float" office:value="8093" calcext:value-type="float">
            <text:p>8093</text:p>
          </table:table-cell>
          <table:table-cell table:style-name="ce13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formula="of:=[.I80]*[.G80]*50" office:value-type="float" office:value="0" calcext:value-type="float">
            <text:p>0</text:p>
          </table:table-cell>
          <table:table-cell table:formula="of:=[.I80]*[.H80]*50" office:value-type="float" office:value="0" calcext:value-type="float">
            <text:p>0</text:p>
          </table:table-cell>
          <table:table-cell table:formula="of:=[.L80]-[.K80]" office:value-type="float" office:value="0" calcext:value-type="float">
            <text:p>0</text:p>
          </table:table-cell>
          <table:table-cell table:formula="of:=SUM([.$M$3:.M80])" office:value-type="float" office:value="53319.1468415578" calcext:value-type="float">
            <text:p>53319.1468415578</text:p>
          </table:table-cell>
          <table:table-cell office:value-type="percentage" office:value="0" calcext:value-type="percentage">
            <text:p>0.00%</text:p>
          </table:table-cell>
          <table:table-cell table:formula="of:=IF([.N80]&gt;10000;0;10000-[.N8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19</text:p>
          </table:table-cell>
          <table:table-cell office:value-type="float" office:value="8118" calcext:value-type="float">
            <text:p>8118</text:p>
          </table:table-cell>
          <table:table-cell table:style-name="ce13" office:value-type="string" calcext:value-type="string">
            <text:p>2016/5/19</text:p>
          </table:table-cell>
          <table:table-cell office:value-type="string" calcext:value-type="string">
            <text:p>201605W4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table:formula="of:=10000/(50*[.G81])" office:value-type="float" office:value="1.88679245283019" calcext:value-type="float">
            <text:p>2</text:p>
          </table:table-cell>
          <table:table-cell/>
          <table:table-cell table:formula="of:=[.I81]*[.G81]*50" office:value-type="float" office:value="10000" calcext:value-type="float">
            <text:p>10000</text:p>
          </table:table-cell>
          <table:table-cell table:formula="of:=[.I81]*[.H81]*50" office:value-type="float" office:value="5849.05660377359" calcext:value-type="float">
            <text:p>5849.0566037736</text:p>
          </table:table-cell>
          <table:table-cell table:formula="of:=[.L81]-[.K81]" office:value-type="float" office:value="-4150.94339622642" calcext:value-type="float">
            <text:p>-4150.9433962264</text:p>
          </table:table-cell>
          <table:table-cell table:formula="of:=SUM([.$M$3:.M81])" office:value-type="float" office:value="49168.2034453314" calcext:value-type="float">
            <text:p>49168.2034453314</text:p>
          </table:table-cell>
          <table:table-cell table:formula="of:=1+[.N81]/[.K81]" office:value-type="percentage" office:value="5.91682034453314" calcext:value-type="percentage">
            <text:p>591.68%</text:p>
          </table:table-cell>
          <table:table-cell table:formula="of:=IF([.N81]&gt;10000;0;10000-[.N8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20</text:p>
          </table:table-cell>
          <table:table-cell office:value-type="float" office:value="8035" calcext:value-type="float">
            <text:p>8035</text:p>
          </table:table-cell>
          <table:table-cell table:style-name="ce13" office:value-type="string" calcext:value-type="string">
            <text:p>2016/5/20</text:p>
          </table:table-cell>
          <table:table-cell office:value-type="string" calcext:value-type="string">
            <text:p>201605W4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買權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formula="of:=10000/(50*[.G82])" office:value-type="float" office:value="2.27272727272727" calcext:value-type="float">
            <text:p>2</text:p>
          </table:table-cell>
          <table:table-cell/>
          <table:table-cell table:formula="of:=[.I82]*[.G82]*50" office:value-type="float" office:value="10000" calcext:value-type="float">
            <text:p>10000</text:p>
          </table:table-cell>
          <table:table-cell table:formula="of:=[.I82]*[.H82]*50" office:value-type="float" office:value="13181.8181818182" calcext:value-type="float">
            <text:p>13181.8181818182</text:p>
          </table:table-cell>
          <table:table-cell table:formula="of:=[.L82]-[.K82]" office:value-type="float" office:value="3181.81818181818" calcext:value-type="float">
            <text:p>3181.8181818182</text:p>
          </table:table-cell>
          <table:table-cell table:formula="of:=SUM([.$M$3:.M82])" office:value-type="float" office:value="52350.0216271496" calcext:value-type="float">
            <text:p>52350.0216271496</text:p>
          </table:table-cell>
          <table:table-cell table:formula="of:=1+[.N82]/[.K82]" office:value-type="percentage" office:value="6.23500216271496" calcext:value-type="percentage">
            <text:p>623.50%</text:p>
          </table:table-cell>
          <table:table-cell table:formula="of:=IF([.N82]&gt;10000;0;10000-[.N8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23</text:p>
          </table:table-cell>
          <table:table-cell office:value-type="float" office:value="8121" calcext:value-type="float">
            <text:p>8121</text:p>
          </table:table-cell>
          <table:table-cell table:style-name="ce13" office:value-type="string" calcext:value-type="string">
            <text:p>2016/5/23</text:p>
          </table:table-cell>
          <table:table-cell office:value-type="string" calcext:value-type="string">
            <text:p>201605W4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買權</text:p>
          </table:table-cell>
          <table:table-cell office:value-type="float" office:value="84" calcext:value-type="float">
            <text:p>84</text:p>
          </table:table-cell>
          <table:table-cell office:value-type="float" office:value="252" calcext:value-type="float">
            <text:p>252</text:p>
          </table:table-cell>
          <table:table-cell table:formula="of:=10000/(50*[.G83])" office:value-type="float" office:value="2.38095238095238" calcext:value-type="float">
            <text:p>2</text:p>
          </table:table-cell>
          <table:table-cell/>
          <table:table-cell table:formula="of:=[.I83]*[.G83]*50" office:value-type="float" office:value="10000" calcext:value-type="float">
            <text:p>10000</text:p>
          </table:table-cell>
          <table:table-cell table:formula="of:=[.I83]*[.H83]*50" office:value-type="float" office:value="30000" calcext:value-type="float">
            <text:p>30000</text:p>
          </table:table-cell>
          <table:table-cell table:formula="of:=[.L83]-[.K83]" office:value-type="float" office:value="20000" calcext:value-type="float">
            <text:p>20000</text:p>
          </table:table-cell>
          <table:table-cell table:formula="of:=SUM([.$M$3:.M83])" office:value-type="float" office:value="72350.0216271496" calcext:value-type="float">
            <text:p>72350.0216271496</text:p>
          </table:table-cell>
          <table:table-cell table:formula="of:=1+[.N83]/[.K83]" office:value-type="percentage" office:value="8.23500216271496" calcext:value-type="percentage">
            <text:p>823.50%</text:p>
          </table:table-cell>
          <table:table-cell table:formula="of:=IF([.N83]&gt;10000;0;10000-[.N8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24</text:p>
          </table:table-cell>
          <table:table-cell office:value-type="float" office:value="8329" calcext:value-type="float">
            <text:p>8329</text:p>
          </table:table-cell>
          <table:table-cell table:style-name="ce13" office:value-type="string" calcext:value-type="string">
            <text:p>2016/5/24</text:p>
          </table:table-cell>
          <table:table-cell office:value-type="string" calcext:value-type="string">
            <text:p>201605W4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買權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.7</text:p>
          </table:table-cell>
          <table:table-cell table:formula="of:=10000/(50*[.G84])" office:value-type="float" office:value="5.40540540540541" calcext:value-type="float">
            <text:p>5</text:p>
          </table:table-cell>
          <table:table-cell/>
          <table:table-cell table:formula="of:=[.I84]*[.G84]*50" office:value-type="float" office:value="10000" calcext:value-type="float">
            <text:p>10000</text:p>
          </table:table-cell>
          <table:table-cell table:formula="of:=[.I84]*[.H84]*50" office:value-type="float" office:value="2621.62162162162" calcext:value-type="float">
            <text:p>2621.6216216216</text:p>
          </table:table-cell>
          <table:table-cell table:formula="of:=[.L84]-[.K84]" office:value-type="float" office:value="-7378.37837837838" calcext:value-type="float">
            <text:p>-7378.3783783784</text:p>
          </table:table-cell>
          <table:table-cell table:formula="of:=SUM([.$M$3:.M84])" office:value-type="float" office:value="64971.6432487712" calcext:value-type="float">
            <text:p>64971.6432487712</text:p>
          </table:table-cell>
          <table:table-cell table:formula="of:=1+[.N84]/[.K84]" office:value-type="percentage" office:value="7.49716432487712" calcext:value-type="percentage">
            <text:p>749.72%</text:p>
          </table:table-cell>
          <table:table-cell table:formula="of:=IF([.N84]&gt;10000;0;10000-[.N84])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2016/5/25</text:p>
          </table:table-cell>
          <table:table-cell office:value-type="float" office:value="8341" calcext:value-type="float">
            <text:p>834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85]*[.G85]*50" office:value-type="float" office:value="0" calcext:value-type="float">
            <text:p>0</text:p>
          </table:table-cell>
          <table:table-cell table:formula="of:=[.I85]*[.H85]*50" office:value-type="float" office:value="0" calcext:value-type="float">
            <text:p>0</text:p>
          </table:table-cell>
          <table:table-cell table:formula="of:=[.L85]-[.K85]" office:value-type="float" office:value="0" calcext:value-type="float">
            <text:p>0</text:p>
          </table:table-cell>
          <table:table-cell table:formula="of:=SUM([.$M$3:.M85])" office:value-type="float" office:value="64971.6432487712" calcext:value-type="float">
            <text:p>64971.6432487712</text:p>
          </table:table-cell>
          <table:table-cell office:value-type="percentage" office:value="0" calcext:value-type="percentage">
            <text:p>0.00%</text:p>
          </table:table-cell>
          <table:table-cell table:formula="of:=IF([.N85]&gt;10000;0;10000-[.N8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5/26</text:p>
          </table:table-cell>
          <table:table-cell office:value-type="float" office:value="8401" calcext:value-type="float">
            <text:p>8401</text:p>
          </table:table-cell>
          <table:table-cell table:style-name="ce13" office:value-type="string" calcext:value-type="string">
            <text:p>2016/5/26</text:p>
          </table:table-cell>
          <table:table-cell office:value-type="string" calcext:value-type="string">
            <text:p>201606W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買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formula="of:=10000/(50*[.G86])" office:value-type="float" office:value="2.98507462686567" calcext:value-type="float">
            <text:p>3</text:p>
          </table:table-cell>
          <table:table-cell/>
          <table:table-cell table:formula="of:=[.I86]*[.G86]*50" office:value-type="float" office:value="10000" calcext:value-type="float">
            <text:p>10000</text:p>
          </table:table-cell>
          <table:table-cell table:formula="of:=[.I86]*[.H86]*50" office:value-type="float" office:value="7462.68656716418" calcext:value-type="float">
            <text:p>7462.6865671642</text:p>
          </table:table-cell>
          <table:table-cell table:formula="of:=[.L86]-[.K86]" office:value-type="float" office:value="-2537.31343283582" calcext:value-type="float">
            <text:p>-2537.3134328358</text:p>
          </table:table-cell>
          <table:table-cell table:formula="of:=SUM([.$M$3:.M86])" office:value-type="float" office:value="62434.3298159354" calcext:value-type="float">
            <text:p>62434.3298159354</text:p>
          </table:table-cell>
          <table:table-cell table:formula="of:=1+[.N86]/[.K86]" office:value-type="percentage" office:value="7.24343298159354" calcext:value-type="percentage">
            <text:p>724.34%</text:p>
          </table:table-cell>
          <table:table-cell table:formula="of:=IF([.N86]&gt;10000;0;10000-[.N8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5/27</text:p>
          </table:table-cell>
          <table:table-cell office:value-type="float" office:value="8416" calcext:value-type="float">
            <text:p>8416</text:p>
          </table:table-cell>
          <table:table-cell table:style-name="ce13" office:value-type="string" calcext:value-type="string">
            <text:p>2016/5/27</text:p>
          </table:table-cell>
          <table:table-cell office:value-type="string" calcext:value-type="string">
            <text:p>201606W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賣權</text:p>
          </table:table-cell>
          <table:table-cell office:value-type="float" office:value="43.5" calcext:value-type="float">
            <text:p>43.5</text:p>
          </table:table-cell>
          <table:table-cell office:value-type="float" office:value="21.5" calcext:value-type="float">
            <text:p>21.5</text:p>
          </table:table-cell>
          <table:table-cell table:formula="of:=10000/(50*[.G87])" office:value-type="float" office:value="4.59770114942529" calcext:value-type="float">
            <text:p>5</text:p>
          </table:table-cell>
          <table:table-cell/>
          <table:table-cell table:formula="of:=[.I87]*[.G87]*50" office:value-type="float" office:value="10000" calcext:value-type="float">
            <text:p>10000</text:p>
          </table:table-cell>
          <table:table-cell table:formula="of:=[.I87]*[.H87]*50" office:value-type="float" office:value="4942.52873563218" calcext:value-type="float">
            <text:p>4942.5287356322</text:p>
          </table:table-cell>
          <table:table-cell table:formula="of:=[.L87]-[.K87]" office:value-type="float" office:value="-5057.47126436782" calcext:value-type="float">
            <text:p>-5057.4712643678</text:p>
          </table:table-cell>
          <table:table-cell table:formula="of:=SUM([.$M$3:.M87])" office:value-type="float" office:value="57376.8585515676" calcext:value-type="float">
            <text:p>57376.8585515676</text:p>
          </table:table-cell>
          <table:table-cell table:formula="of:=1+[.N87]/[.K87]" office:value-type="percentage" office:value="6.73768585515676" calcext:value-type="percentage">
            <text:p>673.77%</text:p>
          </table:table-cell>
          <table:table-cell table:formula="of:=IF([.N87]&gt;10000;0;10000-[.N87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5/30</text:p>
          </table:table-cell>
          <table:table-cell office:value-type="float" office:value="8481" calcext:value-type="float">
            <text:p>8481</text:p>
          </table:table-cell>
          <table:table-cell table:style-name="ce13" office:value-type="string" calcext:value-type="string">
            <text:p>2016/5/30</text:p>
          </table:table-cell>
          <table:table-cell office:value-type="string" calcext:value-type="string">
            <text:p>201606W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50" calcext:value-type="float">
            <text:p>50</text:p>
          </table:table-cell>
          <table:table-cell office:value-type="float" office:value="28.5" calcext:value-type="float">
            <text:p>28.5</text:p>
          </table:table-cell>
          <table:table-cell table:formula="of:=10000/(50*[.G88])" office:value-type="float" office:value="4" calcext:value-type="float">
            <text:p>4</text:p>
          </table:table-cell>
          <table:table-cell/>
          <table:table-cell table:formula="of:=[.I88]*[.G88]*50" office:value-type="float" office:value="10000" calcext:value-type="float">
            <text:p>10000</text:p>
          </table:table-cell>
          <table:table-cell table:formula="of:=[.I88]*[.H88]*50" office:value-type="float" office:value="5700" calcext:value-type="float">
            <text:p>5700</text:p>
          </table:table-cell>
          <table:table-cell table:formula="of:=[.L88]-[.K88]" office:value-type="float" office:value="-4300" calcext:value-type="float">
            <text:p>-4300</text:p>
          </table:table-cell>
          <table:table-cell table:formula="of:=SUM([.$M$3:.M88])" office:value-type="float" office:value="53076.8585515676" calcext:value-type="float">
            <text:p>53076.8585515676</text:p>
          </table:table-cell>
          <table:table-cell table:formula="of:=1+[.N88]/[.K88]" office:value-type="percentage" office:value="6.30768585515676" calcext:value-type="percentage">
            <text:p>630.77%</text:p>
          </table:table-cell>
          <table:table-cell table:formula="of:=IF([.N88]&gt;10000;0;10000-[.N88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5/31</text:p>
          </table:table-cell>
          <table:table-cell office:value-type="float" office:value="8499" calcext:value-type="float">
            <text:p>8499</text:p>
          </table:table-cell>
          <table:table-cell table:style-name="ce13" office:value-type="string" calcext:value-type="string">
            <text:p>2016/5/31</text:p>
          </table:table-cell>
          <table:table-cell office:value-type="string" calcext:value-type="string">
            <text:p>201606W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10000/(50*[.G89])" office:value-type="float" office:value="6.25" calcext:value-type="float">
            <text:p>6</text:p>
          </table:table-cell>
          <table:table-cell/>
          <table:table-cell table:formula="of:=[.I89]*[.G89]*50" office:value-type="float" office:value="10000" calcext:value-type="float">
            <text:p>10000</text:p>
          </table:table-cell>
          <table:table-cell table:formula="of:=[.I89]*[.H89]*50" office:value-type="float" office:value="5625" calcext:value-type="float">
            <text:p>5625</text:p>
          </table:table-cell>
          <table:table-cell table:formula="of:=[.L89]-[.K89]" office:value-type="float" office:value="-4375" calcext:value-type="float">
            <text:p>-4375</text:p>
          </table:table-cell>
          <table:table-cell table:formula="of:=SUM([.$M$3:.M89])" office:value-type="float" office:value="48701.8585515676" calcext:value-type="float">
            <text:p>48701.8585515676</text:p>
          </table:table-cell>
          <table:table-cell table:formula="of:=1+[.N89]/[.K89]" office:value-type="percentage" office:value="5.87018585515676" calcext:value-type="percentage">
            <text:p>587.02%</text:p>
          </table:table-cell>
          <table:table-cell table:formula="of:=IF([.N89]&gt;10000;0;10000-[.N89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6/1</text:p>
          </table:table-cell>
          <table:table-cell office:value-type="float" office:value="8490" calcext:value-type="float">
            <text:p>849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90]*[.G90]*50" office:value-type="float" office:value="0" calcext:value-type="float">
            <text:p>0</text:p>
          </table:table-cell>
          <table:table-cell table:formula="of:=[.I90]*[.H90]*50" office:value-type="float" office:value="0" calcext:value-type="float">
            <text:p>0</text:p>
          </table:table-cell>
          <table:table-cell table:formula="of:=[.L90]-[.K90]" office:value-type="float" office:value="0" calcext:value-type="float">
            <text:p>0</text:p>
          </table:table-cell>
          <table:table-cell table:formula="of:=SUM([.$M$3:.M90])" office:value-type="float" office:value="48701.8585515676" calcext:value-type="float">
            <text:p>48701.8585515676</text:p>
          </table:table-cell>
          <table:table-cell office:value-type="percentage" office:value="0" calcext:value-type="percentage">
            <text:p>0.00%</text:p>
          </table:table-cell>
          <table:table-cell table:formula="of:=IF([.N90]&gt;10000;0;10000-[.N90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2</text:p>
          </table:table-cell>
          <table:table-cell office:value-type="float" office:value="8568" calcext:value-type="float">
            <text:p>8568</text:p>
          </table:table-cell>
          <table:table-cell table:style-name="ce13" office:value-type="string" calcext:value-type="string">
            <text:p>2016/6/2</text:p>
          </table:table-cell>
          <table:table-cell office:value-type="string" calcext:value-type="string">
            <text:p>201606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10000/(50*[.G91])" office:value-type="float" office:value="4.08163265306122" calcext:value-type="float">
            <text:p>4</text:p>
          </table:table-cell>
          <table:table-cell/>
          <table:table-cell table:formula="of:=[.I91]*[.G91]*50" office:value-type="float" office:value="10000" calcext:value-type="float">
            <text:p>10000</text:p>
          </table:table-cell>
          <table:table-cell table:formula="of:=[.I91]*[.H91]*50" office:value-type="float" office:value="11428.5714285714" calcext:value-type="float">
            <text:p>11428.5714285714</text:p>
          </table:table-cell>
          <table:table-cell table:formula="of:=[.L91]-[.K91]" office:value-type="float" office:value="1428.57142857143" calcext:value-type="float">
            <text:p>1428.5714285714</text:p>
          </table:table-cell>
          <table:table-cell table:formula="of:=SUM([.$M$3:.M91])" office:value-type="float" office:value="50130.429980139" calcext:value-type="float">
            <text:p>50130.429980139</text:p>
          </table:table-cell>
          <table:table-cell table:formula="of:=1+[.N91]/[.K91]" office:value-type="percentage" office:value="6.0130429980139" calcext:value-type="percentage">
            <text:p>601.30%</text:p>
          </table:table-cell>
          <table:table-cell table:formula="of:=IF([.N91]&gt;10000;0;10000-[.N91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3</text:p>
          </table:table-cell>
          <table:table-cell office:value-type="float" office:value="8561" calcext:value-type="float">
            <text:p>8561</text:p>
          </table:table-cell>
          <table:table-cell table:style-name="ce13" office:value-type="string" calcext:value-type="string">
            <text:p>2016/6/3</text:p>
          </table:table-cell>
          <table:table-cell office:value-type="string" calcext:value-type="string">
            <text:p>201606W2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賣權</text:p>
          </table:table-cell>
          <table:table-cell office:value-type="float" office:value="48.5" calcext:value-type="float">
            <text:p>48.5</text:p>
          </table:table-cell>
          <table:table-cell office:value-type="float" office:value="44.5" calcext:value-type="float">
            <text:p>44.5</text:p>
          </table:table-cell>
          <table:table-cell table:formula="of:=10000/(50*[.G92])" office:value-type="float" office:value="4.12371134020619" calcext:value-type="float">
            <text:p>4</text:p>
          </table:table-cell>
          <table:table-cell/>
          <table:table-cell table:formula="of:=[.I92]*[.G92]*50" office:value-type="float" office:value="10000" calcext:value-type="float">
            <text:p>10000</text:p>
          </table:table-cell>
          <table:table-cell table:formula="of:=[.I92]*[.H92]*50" office:value-type="float" office:value="9175.25773195876" calcext:value-type="float">
            <text:p>9175.2577319588</text:p>
          </table:table-cell>
          <table:table-cell table:formula="of:=[.L92]-[.K92]" office:value-type="float" office:value="-824.742268041237" calcext:value-type="float">
            <text:p>-824.7422680412</text:p>
          </table:table-cell>
          <table:table-cell table:formula="of:=SUM([.$M$3:.M92])" office:value-type="float" office:value="49305.6877120978" calcext:value-type="float">
            <text:p>49305.6877120978</text:p>
          </table:table-cell>
          <table:table-cell table:formula="of:=1+[.N92]/[.K92]" office:value-type="percentage" office:value="5.93056877120978" calcext:value-type="percentage">
            <text:p>593.06%</text:p>
          </table:table-cell>
          <table:table-cell table:formula="of:=IF([.N92]&gt;10000;0;10000-[.N92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6/4</text:p>
          </table:table-cell>
          <table:table-cell office:value-type="float" office:value="8566" calcext:value-type="float">
            <text:p>85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93]*[.G93]*50" office:value-type="float" office:value="0" calcext:value-type="float">
            <text:p>0</text:p>
          </table:table-cell>
          <table:table-cell table:formula="of:=[.I93]*[.H93]*50" office:value-type="float" office:value="0" calcext:value-type="float">
            <text:p>0</text:p>
          </table:table-cell>
          <table:table-cell table:formula="of:=[.L93]-[.K93]" office:value-type="float" office:value="0" calcext:value-type="float">
            <text:p>0</text:p>
          </table:table-cell>
          <table:table-cell table:formula="of:=SUM([.$M$3:.M93])" office:value-type="float" office:value="49305.6877120978" calcext:value-type="float">
            <text:p>49305.6877120978</text:p>
          </table:table-cell>
          <table:table-cell office:value-type="percentage" office:value="0" calcext:value-type="percentage">
            <text:p>0.00%</text:p>
          </table:table-cell>
          <table:table-cell table:formula="of:=IF([.N93]&gt;10000;0;10000-[.N93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6</text:p>
          </table:table-cell>
          <table:table-cell office:value-type="float" office:value="8575" calcext:value-type="float">
            <text:p>8575</text:p>
          </table:table-cell>
          <table:table-cell table:style-name="ce13" office:value-type="string" calcext:value-type="string">
            <text:p>2016/6/6</text:p>
          </table:table-cell>
          <table:table-cell office:value-type="string" calcext:value-type="string">
            <text:p>201606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買權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10000/(50*[.G94])" office:value-type="float" office:value="5.40540540540541" calcext:value-type="float">
            <text:p>5</text:p>
          </table:table-cell>
          <table:table-cell/>
          <table:table-cell table:formula="of:=[.I94]*[.G94]*50" office:value-type="float" office:value="10000" calcext:value-type="float">
            <text:p>10000</text:p>
          </table:table-cell>
          <table:table-cell table:formula="of:=[.I94]*[.H94]*50" office:value-type="float" office:value="8378.37837837838" calcext:value-type="float">
            <text:p>8378.3783783784</text:p>
          </table:table-cell>
          <table:table-cell table:formula="of:=[.L94]-[.K94]" office:value-type="float" office:value="-1621.62162162162" calcext:value-type="float">
            <text:p>-1621.6216216216</text:p>
          </table:table-cell>
          <table:table-cell table:formula="of:=SUM([.$M$3:.M94])" office:value-type="float" office:value="47684.0660904762" calcext:value-type="float">
            <text:p>47684.0660904762</text:p>
          </table:table-cell>
          <table:table-cell table:formula="of:=1+[.N94]/[.K94]" office:value-type="percentage" office:value="5.76840660904762" calcext:value-type="percentage">
            <text:p>576.84%</text:p>
          </table:table-cell>
          <table:table-cell table:formula="of:=IF([.N94]&gt;10000;0;10000-[.N9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7</text:p>
          </table:table-cell>
          <table:table-cell office:value-type="float" office:value="8614" calcext:value-type="float">
            <text:p>8614</text:p>
          </table:table-cell>
          <table:table-cell table:style-name="ce13" office:value-type="string" calcext:value-type="string">
            <text:p>2016/6/7</text:p>
          </table:table-cell>
          <table:table-cell office:value-type="string" calcext:value-type="string">
            <text:p>201606W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賣權</text:p>
          </table:table-cell>
          <table:table-cell office:value-type="float" office:value="28.5" calcext:value-type="float">
            <text:p>28.5</text:p>
          </table:table-cell>
          <table:table-cell office:value-type="float" office:value="4.9" calcext:value-type="float">
            <text:p>4.9</text:p>
          </table:table-cell>
          <table:table-cell table:formula="of:=10000/(50*[.G95])" office:value-type="float" office:value="7.01754385964912" calcext:value-type="float">
            <text:p>7</text:p>
          </table:table-cell>
          <table:table-cell/>
          <table:table-cell table:formula="of:=[.I95]*[.G95]*50" office:value-type="float" office:value="10000" calcext:value-type="float">
            <text:p>10000</text:p>
          </table:table-cell>
          <table:table-cell table:formula="of:=[.I95]*[.H95]*50" office:value-type="float" office:value="1719.29824561404" calcext:value-type="float">
            <text:p>1719.298245614</text:p>
          </table:table-cell>
          <table:table-cell table:formula="of:=[.L95]-[.K95]" office:value-type="float" office:value="-8280.70175438597" calcext:value-type="float">
            <text:p>-8280.701754386</text:p>
          </table:table-cell>
          <table:table-cell table:formula="of:=SUM([.$M$3:.M95])" office:value-type="float" office:value="39403.3643360902" calcext:value-type="float">
            <text:p>39403.3643360902</text:p>
          </table:table-cell>
          <table:table-cell table:formula="of:=1+[.N95]/[.K95]" office:value-type="percentage" office:value="4.94033643360902" calcext:value-type="percentage">
            <text:p>494.03%</text:p>
          </table:table-cell>
          <table:table-cell table:formula="of:=IF([.N95]&gt;10000;0;10000-[.N95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6/8</text:p>
          </table:table-cell>
          <table:table-cell office:value-type="float" office:value="8673" calcext:value-type="float">
            <text:p>86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I96]*[.G96]*50" office:value-type="float" office:value="0" calcext:value-type="float">
            <text:p>0</text:p>
          </table:table-cell>
          <table:table-cell table:formula="of:=[.I96]*[.H96]*50" office:value-type="float" office:value="0" calcext:value-type="float">
            <text:p>0</text:p>
          </table:table-cell>
          <table:table-cell table:formula="of:=[.L96]-[.K96]" office:value-type="float" office:value="0" calcext:value-type="float">
            <text:p>0</text:p>
          </table:table-cell>
          <table:table-cell table:formula="of:=SUM([.$M$3:.M96])" office:value-type="float" office:value="39403.3643360902" calcext:value-type="float">
            <text:p>39403.3643360902</text:p>
          </table:table-cell>
          <table:table-cell office:value-type="percentage" office:value="0" calcext:value-type="percentage">
            <text:p>0.00%</text:p>
          </table:table-cell>
          <table:table-cell table:formula="of:=IF([.N96]&gt;10000;0;10000-[.N9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13</text:p>
          </table:table-cell>
          <table:table-cell office:value-type="float" office:value="8635" calcext:value-type="float">
            <text:p>8635</text:p>
          </table:table-cell>
          <table:table-cell table:style-name="ce13" office:value-type="string" calcext:value-type="string">
            <text:p>2016/6/13</text:p>
          </table:table-cell>
          <table:table-cell office:value-type="float" office:value="201606" calcext:value-type="float">
            <text:p>201606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賣權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table:formula="of:=10000/(50*[.G97])" office:value-type="float" office:value="3.33333333333333" calcext:value-type="float">
            <text:p>3</text:p>
          </table:table-cell>
          <table:table-cell/>
          <table:table-cell table:formula="of:=[.I97]*[.G97]*50" office:value-type="float" office:value="10000" calcext:value-type="float">
            <text:p>10000</text:p>
          </table:table-cell>
          <table:table-cell table:formula="of:=[.I97]*[.H97]*50" office:value-type="float" office:value="21833.3333333333" calcext:value-type="float">
            <text:p>21833.3333333333</text:p>
          </table:table-cell>
          <table:table-cell table:formula="of:=[.L97]-[.K97]" office:value-type="float" office:value="11833.3333333333" calcext:value-type="float">
            <text:p>11833.3333333333</text:p>
          </table:table-cell>
          <table:table-cell table:formula="of:=SUM([.$M$3:.M97])" office:value-type="float" office:value="51236.6976694235" calcext:value-type="float">
            <text:p>51236.6976694235</text:p>
          </table:table-cell>
          <table:table-cell table:formula="of:=1+[.N97]/[.K97]" office:value-type="percentage" office:value="6.12366976694235" calcext:value-type="percentage">
            <text:p>612.37%</text:p>
          </table:table-cell>
          <table:table-cell table:formula="of:=IF([.N97]&gt;10000;0;10000-[.N97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14</text:p>
          </table:table-cell>
          <table:table-cell office:value-type="float" office:value="8495" calcext:value-type="float">
            <text:p>8495</text:p>
          </table:table-cell>
          <table:table-cell table:style-name="ce13" office:value-type="string" calcext:value-type="string">
            <text:p>2016/6/14</text:p>
          </table:table-cell>
          <table:table-cell office:value-type="float" office:value="201606" calcext:value-type="float">
            <text:p>20160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.4</text:p>
          </table:table-cell>
          <table:table-cell table:formula="of:=10000/(50*[.G98])" office:value-type="float" office:value="4.16666666666667" calcext:value-type="float">
            <text:p>4</text:p>
          </table:table-cell>
          <table:table-cell/>
          <table:table-cell table:formula="of:=[.I98]*[.G98]*50" office:value-type="float" office:value="10000" calcext:value-type="float">
            <text:p>10000</text:p>
          </table:table-cell>
          <table:table-cell table:formula="of:=[.I98]*[.H98]*50" office:value-type="float" office:value="1750" calcext:value-type="float">
            <text:p>1750</text:p>
          </table:table-cell>
          <table:table-cell table:formula="of:=[.L98]-[.K98]" office:value-type="float" office:value="-8250" calcext:value-type="float">
            <text:p>-8250</text:p>
          </table:table-cell>
          <table:table-cell table:formula="of:=SUM([.$M$3:.M98])" office:value-type="float" office:value="42986.6976694235" calcext:value-type="float">
            <text:p>42986.6976694235</text:p>
          </table:table-cell>
          <table:table-cell table:formula="of:=1+[.N98]/[.K98]" office:value-type="percentage" office:value="5.29866976694235" calcext:value-type="percentage">
            <text:p>529.87%</text:p>
          </table:table-cell>
          <table:table-cell table:formula="of:=IF([.N98]&gt;10000;0;10000-[.N98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6/15</text:p>
          </table:table-cell>
          <table:table-cell office:value-type="float" office:value="8552" calcext:value-type="float">
            <text:p>855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99]*[.G99]*50" office:value-type="float" office:value="0" calcext:value-type="float">
            <text:p>0</text:p>
          </table:table-cell>
          <table:table-cell table:formula="of:=[.I99]*[.H99]*50" office:value-type="float" office:value="0" calcext:value-type="float">
            <text:p>0</text:p>
          </table:table-cell>
          <table:table-cell table:formula="of:=[.L99]-[.K99]" office:value-type="float" office:value="0" calcext:value-type="float">
            <text:p>0</text:p>
          </table:table-cell>
          <table:table-cell table:formula="of:=SUM([.$M$3:.M99])" office:value-type="float" office:value="42986.6976694235" calcext:value-type="float">
            <text:p>42986.6976694235</text:p>
          </table:table-cell>
          <table:table-cell office:value-type="percentage" office:value="0" calcext:value-type="percentage">
            <text:p>0.00%</text:p>
          </table:table-cell>
          <table:table-cell table:formula="of:=IF([.N99]&gt;10000;0;10000-[.N9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16</text:p>
          </table:table-cell>
          <table:table-cell office:value-type="float" office:value="8410" calcext:value-type="float">
            <text:p>8410</text:p>
          </table:table-cell>
          <table:table-cell table:style-name="ce13" office:value-type="string" calcext:value-type="string">
            <text:p>2016/6/16</text:p>
          </table:table-cell>
          <table:table-cell office:value-type="string" calcext:value-type="string">
            <text:p>201606W4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賣權</text:p>
          </table:table-cell>
          <table:table-cell office:value-type="float" office:value="16.5" calcext:value-type="float">
            <text:p>16.5</text:p>
          </table:table-cell>
          <table:table-cell office:value-type="float" office:value="49.5" calcext:value-type="float">
            <text:p>49.5</text:p>
          </table:table-cell>
          <table:table-cell table:formula="of:=10000/(50*[.G100])" office:value-type="float" office:value="12.1212121212121" calcext:value-type="float">
            <text:p>12</text:p>
          </table:table-cell>
          <table:table-cell/>
          <table:table-cell table:formula="of:=[.I100]*[.G100]*50" office:value-type="float" office:value="10000" calcext:value-type="float">
            <text:p>10000</text:p>
          </table:table-cell>
          <table:table-cell table:formula="of:=[.I100]*[.H100]*50" office:value-type="float" office:value="30000" calcext:value-type="float">
            <text:p>30000</text:p>
          </table:table-cell>
          <table:table-cell table:formula="of:=[.L100]-[.K100]" office:value-type="float" office:value="20000" calcext:value-type="float">
            <text:p>20000</text:p>
          </table:table-cell>
          <table:table-cell table:formula="of:=SUM([.$M$3:.M100])" office:value-type="float" office:value="62986.6976694235" calcext:value-type="float">
            <text:p>62986.6976694235</text:p>
          </table:table-cell>
          <table:table-cell table:formula="of:=1+[.N100]/[.K100]" office:value-type="percentage" office:value="7.29866976694235" calcext:value-type="percentage">
            <text:p>729.87%</text:p>
          </table:table-cell>
          <table:table-cell table:formula="of:=IF([.N100]&gt;10000;0;10000-[.N100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17</text:p>
          </table:table-cell>
          <table:table-cell office:value-type="float" office:value="8348" calcext:value-type="float">
            <text:p>8348</text:p>
          </table:table-cell>
          <table:table-cell table:style-name="ce13" office:value-type="string" calcext:value-type="string">
            <text:p>2016/6/17</text:p>
          </table:table-cell>
          <table:table-cell office:value-type="string" calcext:value-type="string">
            <text:p>201606W4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賣權</text:p>
          </table:table-cell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  <table:table-cell table:formula="of:=10000/(50*[.G101])" office:value-type="float" office:value="11.7647058823529" calcext:value-type="float">
            <text:p>12</text:p>
          </table:table-cell>
          <table:table-cell/>
          <table:table-cell table:formula="of:=[.I101]*[.G101]*50" office:value-type="float" office:value="10000" calcext:value-type="float">
            <text:p>10000</text:p>
          </table:table-cell>
          <table:table-cell table:formula="of:=[.I101]*[.H101]*50" office:value-type="float" office:value="2705.88235294118" calcext:value-type="float">
            <text:p>2705.8823529412</text:p>
          </table:table-cell>
          <table:table-cell table:formula="of:=[.L101]-[.K101]" office:value-type="float" office:value="-7294.11764705882" calcext:value-type="float">
            <text:p>-7294.1176470588</text:p>
          </table:table-cell>
          <table:table-cell table:formula="of:=SUM([.$M$3:.M101])" office:value-type="float" office:value="55692.5800223647" calcext:value-type="float">
            <text:p>55692.5800223647</text:p>
          </table:table-cell>
          <table:table-cell table:formula="of:=1+[.N101]/[.K101]" office:value-type="percentage" office:value="6.56925800223647" calcext:value-type="percentage">
            <text:p>656.93%</text:p>
          </table:table-cell>
          <table:table-cell table:formula="of:=IF([.N101]&gt;10000;0;10000-[.N10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6/20</text:p>
          </table:table-cell>
          <table:table-cell office:value-type="float" office:value="8503" calcext:value-type="float">
            <text:p>8503</text:p>
          </table:table-cell>
          <table:table-cell table:style-name="ce13" office:value-type="string" calcext:value-type="string">
            <text:p>2016/6/20</text:p>
          </table:table-cell>
          <table:table-cell office:value-type="string" calcext:value-type="string">
            <text:p>201606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買權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table:formula="of:=10000/(50*[.G102])" office:value-type="float" office:value="1.15606936416185" calcext:value-type="float">
            <text:p>1</text:p>
          </table:table-cell>
          <table:table-cell/>
          <table:table-cell table:formula="of:=[.I102]*[.G102]*50" office:value-type="float" office:value="10000" calcext:value-type="float">
            <text:p>10000</text:p>
          </table:table-cell>
          <table:table-cell table:formula="of:=[.I102]*[.H102]*50" office:value-type="float" office:value="8670.52023121387" calcext:value-type="float">
            <text:p>8670.5202312139</text:p>
          </table:table-cell>
          <table:table-cell table:formula="of:=[.L102]-[.K102]" office:value-type="float" office:value="-1329.47976878613" calcext:value-type="float">
            <text:p>-1329.4797687861</text:p>
          </table:table-cell>
          <table:table-cell table:formula="of:=SUM([.$M$3:.M102])" office:value-type="float" office:value="54363.1002535786" calcext:value-type="float">
            <text:p>54363.1002535786</text:p>
          </table:table-cell>
          <table:table-cell table:formula="of:=1+[.N102]/[.K102]" office:value-type="percentage" office:value="6.43631002535786" calcext:value-type="percentage">
            <text:p>643.63%</text:p>
          </table:table-cell>
          <table:table-cell table:formula="of:=IF([.N102]&gt;10000;0;10000-[.N10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6/21</text:p>
          </table:table-cell>
          <table:table-cell office:value-type="float" office:value="8459" calcext:value-type="float">
            <text:p>8459</text:p>
          </table:table-cell>
          <table:table-cell table:style-name="ce13" office:value-type="string" calcext:value-type="string">
            <text:p>2016/6/21</text:p>
          </table:table-cell>
          <table:table-cell office:value-type="string" calcext:value-type="string">
            <text:p>201606W4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買權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formula="of:=10000/(50*[.G103])" office:value-type="float" office:value="1.42857142857143" calcext:value-type="float">
            <text:p>1</text:p>
          </table:table-cell>
          <table:table-cell/>
          <table:table-cell table:formula="of:=[.I103]*[.G103]*50" office:value-type="float" office:value="10000" calcext:value-type="float">
            <text:p>10000</text:p>
          </table:table-cell>
          <table:table-cell table:formula="of:=[.I103]*[.H103]*50" office:value-type="float" office:value="12857.1428571429" calcext:value-type="float">
            <text:p>12857.1428571429</text:p>
          </table:table-cell>
          <table:table-cell table:formula="of:=[.L103]-[.K103]" office:value-type="float" office:value="2857.14285714286" calcext:value-type="float">
            <text:p>2857.1428571429</text:p>
          </table:table-cell>
          <table:table-cell table:formula="of:=SUM([.$M$3:.M103])" office:value-type="float" office:value="57220.2431107214" calcext:value-type="float">
            <text:p>57220.2431107214</text:p>
          </table:table-cell>
          <table:table-cell table:formula="of:=1+[.N103]/[.K103]" office:value-type="percentage" office:value="6.72202431107214" calcext:value-type="percentage">
            <text:p>672.20%</text:p>
          </table:table-cell>
          <table:table-cell table:formula="of:=IF([.N103]&gt;10000;0;10000-[.N103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2016/6/22</text:p>
          </table:table-cell>
          <table:table-cell office:value-type="float" office:value="8510" calcext:value-type="float">
            <text:p>85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104]*[.G104]*50" office:value-type="float" office:value="0" calcext:value-type="float">
            <text:p>0</text:p>
          </table:table-cell>
          <table:table-cell table:formula="of:=[.I104]*[.H104]*50" office:value-type="float" office:value="0" calcext:value-type="float">
            <text:p>0</text:p>
          </table:table-cell>
          <table:table-cell table:formula="of:=[.L104]-[.K104]" office:value-type="float" office:value="0" calcext:value-type="float">
            <text:p>0</text:p>
          </table:table-cell>
          <table:table-cell table:formula="of:=SUM([.$M$3:.M104])" office:value-type="float" office:value="57220.2431107214" calcext:value-type="float">
            <text:p>57220.2431107214</text:p>
          </table:table-cell>
          <table:table-cell office:value-type="percentage" office:value="0" calcext:value-type="percentage">
            <text:p>0.00%</text:p>
          </table:table-cell>
          <table:table-cell table:formula="of:=IF([.N104]&gt;10000;0;10000-[.N10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23</text:p>
          </table:table-cell>
          <table:table-cell office:value-type="float" office:value="8515" calcext:value-type="float">
            <text:p>8515</text:p>
          </table:table-cell>
          <table:table-cell table:style-name="ce13" office:value-type="string" calcext:value-type="string">
            <text:p>2016/6/23</text:p>
          </table:table-cell>
          <table:table-cell office:value-type="string" calcext:value-type="string">
            <text:p>201606W5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10000/(50*[.G105])" office:value-type="float" office:value="3.92156862745098" calcext:value-type="float">
            <text:p>4</text:p>
          </table:table-cell>
          <table:table-cell/>
          <table:table-cell table:formula="of:=[.I105]*[.G105]*50" office:value-type="float" office:value="10000" calcext:value-type="float">
            <text:p>10000</text:p>
          </table:table-cell>
          <table:table-cell table:formula="of:=[.I105]*[.H105]*50" office:value-type="float" office:value="9607.8431372549" calcext:value-type="float">
            <text:p>9607.8431372549</text:p>
          </table:table-cell>
          <table:table-cell table:formula="of:=[.L105]-[.K105]" office:value-type="float" office:value="-392.156862745098" calcext:value-type="float">
            <text:p>-392.1568627451</text:p>
          </table:table-cell>
          <table:table-cell table:formula="of:=SUM([.$M$3:.M105])" office:value-type="float" office:value="56828.0862479763" calcext:value-type="float">
            <text:p>56828.0862479763</text:p>
          </table:table-cell>
          <table:table-cell table:formula="of:=1+[.N105]/[.K105]" office:value-type="percentage" office:value="6.68280862479763" calcext:value-type="percentage">
            <text:p>668.28%</text:p>
          </table:table-cell>
          <table:table-cell table:formula="of:=IF([.N105]&gt;10000;0;10000-[.N105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24</text:p>
          </table:table-cell>
          <table:table-cell office:value-type="float" office:value="8500" calcext:value-type="float">
            <text:p>8500</text:p>
          </table:table-cell>
          <table:table-cell table:style-name="ce13" office:value-type="string" calcext:value-type="string">
            <text:p>2016/6/24</text:p>
          </table:table-cell>
          <table:table-cell office:value-type="string" calcext:value-type="string">
            <text:p>201606W5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賣權</text:p>
          </table:table-cell>
          <table:table-cell office:value-type="float" office:value="46.5" calcext:value-type="float">
            <text:p>46.5</text:p>
          </table:table-cell>
          <table:table-cell office:value-type="float" office:value="139.5" calcext:value-type="float">
            <text:p>139.5</text:p>
          </table:table-cell>
          <table:table-cell table:formula="of:=10000/(50*[.G106])" office:value-type="float" office:value="4.3010752688172" calcext:value-type="float">
            <text:p>4</text:p>
          </table:table-cell>
          <table:table-cell/>
          <table:table-cell table:formula="of:=[.I106]*[.G106]*50" office:value-type="float" office:value="10000" calcext:value-type="float">
            <text:p>10000</text:p>
          </table:table-cell>
          <table:table-cell table:formula="of:=[.I106]*[.H106]*50" office:value-type="float" office:value="30000" calcext:value-type="float">
            <text:p>30000</text:p>
          </table:table-cell>
          <table:table-cell table:formula="of:=[.L106]-[.K106]" office:value-type="float" office:value="20000" calcext:value-type="float">
            <text:p>20000</text:p>
          </table:table-cell>
          <table:table-cell table:formula="of:=SUM([.$M$3:.M106])" office:value-type="float" office:value="76828.0862479763" calcext:value-type="float">
            <text:p>76828.0862479763</text:p>
          </table:table-cell>
          <table:table-cell table:formula="of:=1+[.N106]/[.K106]" office:value-type="percentage" office:value="8.68280862479763" calcext:value-type="percentage">
            <text:p>868.28%</text:p>
          </table:table-cell>
          <table:table-cell table:formula="of:=IF([.N106]&gt;10000;0;10000-[.N10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016/6/27</text:p>
          </table:table-cell>
          <table:table-cell office:value-type="float" office:value="8250" calcext:value-type="float">
            <text:p>8250</text:p>
          </table:table-cell>
          <table:table-cell table:style-name="ce13" office:value-type="string" calcext:value-type="string">
            <text:p>2016/6/27</text:p>
          </table:table-cell>
          <table:table-cell office:value-type="string" calcext:value-type="string">
            <text:p>201606W5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賣權</text:p>
          </table:table-cell>
          <table:table-cell office:value-type="float" office:value="55" calcext:value-type="float">
            <text:p>55</text:p>
          </table:table-cell>
          <table:table-cell office:value-type="float" office:value="11.5" calcext:value-type="float">
            <text:p>11.5</text:p>
          </table:table-cell>
          <table:table-cell table:formula="of:=10000/(50*[.G107])" office:value-type="float" office:value="3.63636363636364" calcext:value-type="float">
            <text:p>4</text:p>
          </table:table-cell>
          <table:table-cell/>
          <table:table-cell table:formula="of:=[.I107]*[.G107]*50" office:value-type="float" office:value="10000" calcext:value-type="float">
            <text:p>10000</text:p>
          </table:table-cell>
          <table:table-cell table:formula="of:=[.I107]*[.H107]*50" office:value-type="float" office:value="2090.90909090909" calcext:value-type="float">
            <text:p>2090.9090909091</text:p>
          </table:table-cell>
          <table:table-cell table:formula="of:=[.L107]-[.K107]" office:value-type="float" office:value="-7909.09090909091" calcext:value-type="float">
            <text:p>-7909.0909090909</text:p>
          </table:table-cell>
          <table:table-cell table:formula="of:=SUM([.$M$3:.M107])" office:value-type="float" office:value="68918.9953388854" calcext:value-type="float">
            <text:p>68918.9953388854</text:p>
          </table:table-cell>
          <table:table-cell table:formula="of:=1+[.N107]/[.K107]" office:value-type="percentage" office:value="7.89189953388854" calcext:value-type="percentage">
            <text:p>789.19%</text:p>
          </table:table-cell>
          <table:table-cell table:formula="of:=IF([.N107]&gt;10000;0;10000-[.N10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6/28</text:p>
          </table:table-cell>
          <table:table-cell office:value-type="float" office:value="8274" calcext:value-type="float">
            <text:p>8274</text:p>
          </table:table-cell>
          <table:table-cell table:style-name="ce13" office:value-type="string" calcext:value-type="string">
            <text:p>2016/6/28</text:p>
          </table:table-cell>
          <table:table-cell office:value-type="string" calcext:value-type="string">
            <text:p>201606W5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買權</text:p>
          </table:table-cell>
          <table:table-cell office:value-type="float" office:value="157" calcext:value-type="float">
            <text:p>157</text:p>
          </table:table-cell>
          <table:table-cell office:value-type="float" office:value="252" calcext:value-type="float">
            <text:p>252</text:p>
          </table:table-cell>
          <table:table-cell table:formula="of:=10000/(50*[.G108])" office:value-type="float" office:value="1.27388535031847" calcext:value-type="float">
            <text:p>1</text:p>
          </table:table-cell>
          <table:table-cell/>
          <table:table-cell table:formula="of:=[.I108]*[.G108]*50" office:value-type="float" office:value="10000" calcext:value-type="float">
            <text:p>10000</text:p>
          </table:table-cell>
          <table:table-cell table:formula="of:=[.I108]*[.H108]*50" office:value-type="float" office:value="16050.9554140127" calcext:value-type="float">
            <text:p>16050.9554140127</text:p>
          </table:table-cell>
          <table:table-cell table:formula="of:=[.L108]-[.K108]" office:value-type="float" office:value="6050.95541401274" calcext:value-type="float">
            <text:p>6050.9554140127</text:p>
          </table:table-cell>
          <table:table-cell table:formula="of:=SUM([.$M$3:.M108])" office:value-type="float" office:value="74969.9507528981" calcext:value-type="float">
            <text:p>74969.9507528981</text:p>
          </table:table-cell>
          <table:table-cell table:formula="of:=1+[.N108]/[.K108]" office:value-type="percentage" office:value="8.49699507528981" calcext:value-type="percentage">
            <text:p>849.70%</text:p>
          </table:table-cell>
          <table:table-cell table:formula="of:=IF([.N108]&gt;10000;0;10000-[.N108])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2016/6/29</text:p>
          </table:table-cell>
          <table:table-cell office:value-type="float" office:value="8392" calcext:value-type="float">
            <text:p>839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I109]*[.G109]*50" office:value-type="float" office:value="0" calcext:value-type="float">
            <text:p>0</text:p>
          </table:table-cell>
          <table:table-cell table:formula="of:=[.I109]*[.H109]*50" office:value-type="float" office:value="0" calcext:value-type="float">
            <text:p>0</text:p>
          </table:table-cell>
          <table:table-cell table:formula="of:=[.L109]-[.K109]" office:value-type="float" office:value="0" calcext:value-type="float">
            <text:p>0</text:p>
          </table:table-cell>
          <table:table-cell table:formula="of:=SUM([.$M$3:.M109])" office:value-type="float" office:value="74969.9507528981" calcext:value-type="float">
            <text:p>74969.9507528981</text:p>
          </table:table-cell>
          <table:table-cell office:value-type="percentage" office:value="0" calcext:value-type="percentage">
            <text:p>0.00%</text:p>
          </table:table-cell>
          <table:table-cell table:formula="of:=IF([.N109]&gt;10000;0;10000-[.N10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2016/6/30</text:p>
          </table:table-cell>
          <table:table-cell office:value-type="float" office:value="8492" calcext:value-type="float">
            <text:p>8492</text:p>
          </table:table-cell>
          <table:table-cell table:style-name="ce13" office:value-type="string" calcext:value-type="string">
            <text:p>2016/6/30</text:p>
          </table:table-cell>
          <table:table-cell office:value-type="string" calcext:value-type="string">
            <text:p>201607W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買權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formula="of:=10000/(50*[.G110])" office:value-type="float" office:value="1.70940170940171" calcext:value-type="float">
            <text:p>2</text:p>
          </table:table-cell>
          <table:table-cell/>
          <table:table-cell table:formula="of:=[.I110]*[.G110]*50" office:value-type="float" office:value="10000" calcext:value-type="float">
            <text:p>10000</text:p>
          </table:table-cell>
          <table:table-cell table:formula="of:=[.I110]*[.H110]*50" office:value-type="float" office:value="11452.9914529915" calcext:value-type="float">
            <text:p>11452.9914529915</text:p>
          </table:table-cell>
          <table:table-cell table:formula="of:=[.L110]-[.K110]" office:value-type="float" office:value="1452.99145299145" calcext:value-type="float">
            <text:p>1452.9914529915</text:p>
          </table:table-cell>
          <table:table-cell table:formula="of:=SUM([.$M$3:.M110])" office:value-type="float" office:value="76422.9422058896" calcext:value-type="float">
            <text:p>76422.9422058896</text:p>
          </table:table-cell>
          <table:table-cell table:formula="of:=1+[.N110]/[.K110]" office:value-type="percentage" office:value="8.64229422058896" calcext:value-type="percentage">
            <text:p>864.23%</text:p>
          </table:table-cell>
          <table:table-cell table:formula="of:=IF([.N110]&gt;10000;0;10000-[.N110])" office:value-type="float" office:value="0" calcext:value-type="float">
            <text:p>0</text:p>
          </table:table-cell>
        </table:table-row>
        <table:table-row table:style-name="ro1" table:number-rows-repeated="104846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買賣大台指" table:style-name="ta1">
        <table:table-column table:style-name="co1" table:default-cell-style-name="ce17"/>
        <table:table-column table:style-name="co1" table:number-columns-repeated="4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8" office:value-type="string" calcext:value-type="string">
            <text:p>date</text:p>
          </table:table-cell>
          <table:table-cell table:style-name="ce12" office:value-type="string" calcext:value-type="string">
            <text:p>買進</text:p>
          </table:table-cell>
          <table:table-cell table:style-name="ce12" office:value-type="string" calcext:value-type="string">
            <text:p>賣出</text:p>
          </table:table-cell>
          <table:table-cell table:style-name="ce12" office:value-type="string" calcext:value-type="string">
            <text:p>賺幾點</text:p>
          </table:table-cell>
          <table:table-cell office:value-type="string" calcext:value-type="string">
            <text:p>戶頭金額(起始金額200000)</text:p>
          </table:table-cell>
          <table:table-cell office:value-type="string" calcext:value-type="string">
            <text:p>口數</text:p>
          </table:table-cell>
          <table:table-cell office:value-type="string" calcext:value-type="string">
            <text:p>支出</text:p>
          </table:table-cell>
          <table:table-cell office:value-type="string" calcext:value-type="string">
            <text:p>收入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18</text:p>
          </table:table-cell>
          <table:table-cell office:value-type="float" office:value="7513" calcext:value-type="float">
            <text:p>7513</text:p>
          </table:table-cell>
          <table:table-cell table:style-name="ce25" office:value-type="float" office:value="7810" calcext:value-type="float">
            <text:p>7810</text:p>
          </table:table-cell>
          <table:table-cell table:formula="of:=[.C2]-[.B2]-1" office:value-type="float" office:value="296" calcext:value-type="float">
            <text:p>29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]*[.F2]*200" office:value-type="float" office:value="1502600" calcext:value-type="float">
            <text:p>1502600</text:p>
          </table:table-cell>
          <table:table-cell table:formula="of:=[.G2]+[.D2]*200" office:value-type="float" office:value="1561800" calcext:value-type="float">
            <text:p>15618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19</text:p>
          </table:table-cell>
          <table:table-cell office:value-type="float" office:value="7786" calcext:value-type="float">
            <text:p>7786</text:p>
          </table:table-cell>
          <table:table-cell table:style-name="ce25" office:value-type="float" office:value="7866" calcext:value-type="float">
            <text:p>7866</text:p>
          </table:table-cell>
          <table:table-cell table:formula="of:=[.C3]-[.B3]-1"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*[.F3]*200" office:value-type="float" office:value="1557200" calcext:value-type="float">
            <text:p>1557200</text:p>
          </table:table-cell>
          <table:table-cell table:formula="of:=[.G3]+[.D3]*200" office:value-type="float" office:value="1573000" calcext:value-type="float">
            <text:p>15730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0</text:p>
          </table:table-cell>
          <table:table-cell office:value-type="float" office:value="7797" calcext:value-type="float">
            <text:p>7797</text:p>
          </table:table-cell>
          <table:table-cell table:style-name="ce25" office:value-type="float" office:value="7704" calcext:value-type="float">
            <text:p>7704</text:p>
          </table:table-cell>
          <table:table-cell table:formula="of:=[.C4]-[.B4]-1" office:value-type="float" office:value="-94" calcext:value-type="float">
            <text:p>-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*[.F4]*200" office:value-type="float" office:value="1559400" calcext:value-type="float">
            <text:p>1559400</text:p>
          </table:table-cell>
          <table:table-cell table:formula="of:=[.G4]+[.D4]*200" office:value-type="float" office:value="1540600" calcext:value-type="float">
            <text:p>15406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1</text:p>
          </table:table-cell>
          <table:table-cell office:value-type="float" office:value="7659" calcext:value-type="float">
            <text:p>7659</text:p>
          </table:table-cell>
          <table:table-cell table:style-name="ce25" office:value-type="float" office:value="7613" calcext:value-type="float">
            <text:p>7613</text:p>
          </table:table-cell>
          <table:table-cell table:formula="of:=[.C5]-[.B5]-1" office:value-type="float" office:value="-47" calcext:value-type="float">
            <text:p>-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*[.F5]*200" office:value-type="float" office:value="1531800" calcext:value-type="float">
            <text:p>1531800</text:p>
          </table:table-cell>
          <table:table-cell table:formula="of:=[.G5]+[.D5]*200" office:value-type="float" office:value="1522400" calcext:value-type="float">
            <text:p>15224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2</text:p>
          </table:table-cell>
          <table:table-cell office:value-type="float" office:value="7730" calcext:value-type="float">
            <text:p>7730</text:p>
          </table:table-cell>
          <table:table-cell table:style-name="ce25" office:value-type="float" office:value="7748" calcext:value-type="float">
            <text:p>7748</text:p>
          </table:table-cell>
          <table:table-cell table:formula="of:=[.C6]-[.B6]-1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*[.F6]*200" office:value-type="float" office:value="1546000" calcext:value-type="float">
            <text:p>1546000</text:p>
          </table:table-cell>
          <table:table-cell table:formula="of:=[.G6]+[.D6]*200" office:value-type="float" office:value="1549400" calcext:value-type="float">
            <text:p>15494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5</text:p>
          </table:table-cell>
          <table:table-cell office:value-type="float" office:value="7768" calcext:value-type="float">
            <text:p>7768</text:p>
          </table:table-cell>
          <table:table-cell table:style-name="ce25" office:value-type="float" office:value="7835" calcext:value-type="float">
            <text:p>7835</text:p>
          </table:table-cell>
          <table:table-cell table:formula="of:=[.C7]-[.B7]-1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*[.F7]*200" office:value-type="float" office:value="1553600" calcext:value-type="float">
            <text:p>1553600</text:p>
          </table:table-cell>
          <table:table-cell table:formula="of:=[.G7]+[.D7]*200" office:value-type="float" office:value="1566800" calcext:value-type="float">
            <text:p>15668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6</text:p>
          </table:table-cell>
          <table:table-cell office:value-type="float" office:value="7784" calcext:value-type="float">
            <text:p>7784</text:p>
          </table:table-cell>
          <table:table-cell table:style-name="ce25" office:value-type="float" office:value="7778" calcext:value-type="float">
            <text:p>7778</text:p>
          </table:table-cell>
          <table:table-cell table:formula="of:=[.C8]-[.B8]-1" office:value-type="float" office:value="-7" calcext:value-type="float">
            <text:p>-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*[.F8]*200" office:value-type="float" office:value="1556800" calcext:value-type="float">
            <text:p>1556800</text:p>
          </table:table-cell>
          <table:table-cell table:formula="of:=[.G8]+[.D8]*200" office:value-type="float" office:value="1555400" calcext:value-type="float">
            <text:p>15554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7</text:p>
          </table:table-cell>
          <table:table-cell office:value-type="float" office:value="7850" calcext:value-type="float">
            <text:p>7850</text:p>
          </table:table-cell>
          <table:table-cell table:style-name="ce25" office:value-type="float" office:value="7838" calcext:value-type="float">
            <text:p>7838</text:p>
          </table:table-cell>
          <table:table-cell table:formula="of:=[.C9]-[.B9]-1" office:value-type="float" office:value="-13" calcext:value-type="float">
            <text:p>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]*[.F9]*200" office:value-type="float" office:value="1570000" calcext:value-type="float">
            <text:p>1570000</text:p>
          </table:table-cell>
          <table:table-cell table:formula="of:=[.G9]+[.D9]*200" office:value-type="float" office:value="1567400" calcext:value-type="float">
            <text:p>15674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8</text:p>
          </table:table-cell>
          <table:table-cell office:value-type="float" office:value="7800" calcext:value-type="float">
            <text:p>7800</text:p>
          </table:table-cell>
          <table:table-cell table:style-name="ce25" office:value-type="float" office:value="7858" calcext:value-type="float">
            <text:p>7858</text:p>
          </table:table-cell>
          <table:table-cell table:formula="of:=[.C10]-[.B10]-1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]*[.F10]*200" office:value-type="float" office:value="1560000" calcext:value-type="float">
            <text:p>1560000</text:p>
          </table:table-cell>
          <table:table-cell table:formula="of:=[.G10]+[.D10]*200" office:value-type="float" office:value="1571400" calcext:value-type="float">
            <text:p>15714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29</text:p>
          </table:table-cell>
          <table:table-cell office:value-type="float" office:value="7841" calcext:value-type="float">
            <text:p>7841</text:p>
          </table:table-cell>
          <table:table-cell table:style-name="ce25" office:value-type="float" office:value="8053" calcext:value-type="float">
            <text:p>8053</text:p>
          </table:table-cell>
          <table:table-cell table:formula="of:=[.C11]-[.B11]-1" office:value-type="float" office:value="211" calcext:value-type="float">
            <text:p>2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]*[.F11]*200" office:value-type="float" office:value="1568200" calcext:value-type="float">
            <text:p>1568200</text:p>
          </table:table-cell>
          <table:table-cell table:formula="of:=[.G11]+[.D11]*200" office:value-type="float" office:value="1610400" calcext:value-type="float">
            <text:p>16104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2016/1/30</text:p>
          </table:table-cell>
          <table:table-cell office:value-type="float" office:value="8103" calcext:value-type="float">
            <text:p>8103</text:p>
          </table:table-cell>
          <table:table-cell table:style-name="ce25" office:value-type="float" office:value="8164" calcext:value-type="float">
            <text:p>8164</text:p>
          </table:table-cell>
          <table:table-cell table:formula="of:=[.C12]-[.B12]-1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2]*[.F12]*200" office:value-type="float" office:value="1620600" calcext:value-type="float">
            <text:p>1620600</text:p>
          </table:table-cell>
          <table:table-cell table:formula="of:=[.G12]+[.D12]*200" office:value-type="float" office:value="1632600" calcext:value-type="float">
            <text:p>1632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1</text:p>
          </table:table-cell>
          <table:table-cell office:value-type="float" office:value="8131" calcext:value-type="float">
            <text:p>8131</text:p>
          </table:table-cell>
          <table:table-cell table:style-name="ce25" office:value-type="float" office:value="8126" calcext:value-type="float">
            <text:p>8126</text:p>
          </table:table-cell>
          <table:table-cell table:formula="of:=[.B13]-[.C13]-1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]*[.F13]*200" office:value-type="float" office:value="1626200" calcext:value-type="float">
            <text:p>1626200</text:p>
          </table:table-cell>
          <table:table-cell table:formula="of:=[.G13]+[.D13]*200" office:value-type="float" office:value="1627000" calcext:value-type="float">
            <text:p>1627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2</text:p>
          </table:table-cell>
          <table:table-cell office:value-type="float" office:value="8079" calcext:value-type="float">
            <text:p>8079</text:p>
          </table:table-cell>
          <table:table-cell table:style-name="ce25" office:value-type="float" office:value="8104" calcext:value-type="float">
            <text:p>8104</text:p>
          </table:table-cell>
          <table:table-cell table:formula="of:=[.B14]-[.C14]-1" office:value-type="float" office:value="-26" calcext:value-type="float">
            <text:p>-2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4]*[.F14]*200" office:value-type="float" office:value="1615800" calcext:value-type="float">
            <text:p>1615800</text:p>
          </table:table-cell>
          <table:table-cell table:formula="of:=[.G14]+[.D14]*200" office:value-type="float" office:value="1610600" calcext:value-type="float">
            <text:p>1610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3</text:p>
          </table:table-cell>
          <table:table-cell office:value-type="float" office:value="8026" calcext:value-type="float">
            <text:p>8026</text:p>
          </table:table-cell>
          <table:table-cell table:style-name="ce25" office:value-type="float" office:value="8036" calcext:value-type="float">
            <text:p>8036</text:p>
          </table:table-cell>
          <table:table-cell table:formula="of:=[.B15]-[.C15]-1" office:value-type="float" office:value="-11" calcext:value-type="float">
            <text:p>-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5]*[.F15]*200" office:value-type="float" office:value="1605200" calcext:value-type="float">
            <text:p>1605200</text:p>
          </table:table-cell>
          <table:table-cell table:formula="of:=[.G15]+[.D15]*200" office:value-type="float" office:value="1603000" calcext:value-type="float">
            <text:p>1603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15</text:p>
          </table:table-cell>
          <table:table-cell office:value-type="float" office:value="7920" calcext:value-type="float">
            <text:p>7920</text:p>
          </table:table-cell>
          <table:table-cell table:style-name="ce25" office:value-type="float" office:value="8043" calcext:value-type="float">
            <text:p>8043</text:p>
          </table:table-cell>
          <table:table-cell table:formula="of:=[.B16]-[.C16]-1" office:value-type="float" office:value="-124" calcext:value-type="float">
            <text:p>-1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6]*[.F16]*200" office:value-type="float" office:value="1584000" calcext:value-type="float">
            <text:p>1584000</text:p>
          </table:table-cell>
          <table:table-cell table:formula="of:=[.G16]+[.D16]*200" office:value-type="float" office:value="1559200" calcext:value-type="float">
            <text:p>1559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16</text:p>
          </table:table-cell>
          <table:table-cell office:value-type="float" office:value="8080" calcext:value-type="float">
            <text:p>8080</text:p>
          </table:table-cell>
          <table:table-cell table:style-name="ce25" office:value-type="float" office:value="8206" calcext:value-type="float">
            <text:p>8206</text:p>
          </table:table-cell>
          <table:table-cell table:formula="of:=[.B17]-[.C17]-1" office:value-type="float" office:value="-127" calcext:value-type="float">
            <text:p>-1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7]*[.F17]*200" office:value-type="float" office:value="1616000" calcext:value-type="float">
            <text:p>1616000</text:p>
          </table:table-cell>
          <table:table-cell table:formula="of:=[.G17]+[.D17]*200" office:value-type="float" office:value="1590600" calcext:value-type="float">
            <text:p>1590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17</text:p>
          </table:table-cell>
          <table:table-cell office:value-type="float" office:value="8232" calcext:value-type="float">
            <text:p>8232</text:p>
          </table:table-cell>
          <table:table-cell table:style-name="ce25" office:value-type="float" office:value="8212" calcext:value-type="float">
            <text:p>8212</text:p>
          </table:table-cell>
          <table:table-cell table:formula="of:=[.B18]-[.C18]-1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8]*[.F18]*200" office:value-type="float" office:value="1646400" calcext:value-type="float">
            <text:p>1646400</text:p>
          </table:table-cell>
          <table:table-cell table:formula="of:=[.G18]+[.D18]*200" office:value-type="float" office:value="1650200" calcext:value-type="float">
            <text:p>1650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18</text:p>
          </table:table-cell>
          <table:table-cell office:value-type="float" office:value="8290" calcext:value-type="float">
            <text:p>8290</text:p>
          </table:table-cell>
          <table:table-cell table:style-name="ce25" office:value-type="float" office:value="8285" calcext:value-type="float">
            <text:p>8285</text:p>
          </table:table-cell>
          <table:table-cell table:formula="of:=[.B19]-[.C19]-1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9]*[.F19]*200" office:value-type="float" office:value="1658000" calcext:value-type="float">
            <text:p>1658000</text:p>
          </table:table-cell>
          <table:table-cell table:formula="of:=[.G19]+[.D19]*200" office:value-type="float" office:value="1658800" calcext:value-type="float">
            <text:p>1658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19</text:p>
          </table:table-cell>
          <table:table-cell office:value-type="float" office:value="8278" calcext:value-type="float">
            <text:p>8278</text:p>
          </table:table-cell>
          <table:table-cell table:style-name="ce25" office:value-type="float" office:value="8307" calcext:value-type="float">
            <text:p>8307</text:p>
          </table:table-cell>
          <table:table-cell table:formula="of:=[.B20]-[.C20]-1" office:value-type="float" office:value="-30" calcext:value-type="float">
            <text:p>-3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]*[.F20]*200" office:value-type="float" office:value="1655600" calcext:value-type="float">
            <text:p>1655600</text:p>
          </table:table-cell>
          <table:table-cell table:formula="of:=[.G20]+[.D20]*200" office:value-type="float" office:value="1649600" calcext:value-type="float">
            <text:p>1649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22</text:p>
          </table:table-cell>
          <table:table-cell office:value-type="float" office:value="8289" calcext:value-type="float">
            <text:p>8289</text:p>
          </table:table-cell>
          <table:table-cell table:style-name="ce25" office:value-type="float" office:value="8300" calcext:value-type="float">
            <text:p>8300</text:p>
          </table:table-cell>
          <table:table-cell table:formula="of:=[.B21]-[.C21]-1"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]*[.F21]*200" office:value-type="float" office:value="1657800" calcext:value-type="float">
            <text:p>1657800</text:p>
          </table:table-cell>
          <table:table-cell table:formula="of:=[.G21]+[.D21]*200" office:value-type="float" office:value="1655400" calcext:value-type="float">
            <text:p>1655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23</text:p>
          </table:table-cell>
          <table:table-cell office:value-type="float" office:value="8321" calcext:value-type="float">
            <text:p>8321</text:p>
          </table:table-cell>
          <table:table-cell table:style-name="ce25" office:value-type="float" office:value="8319" calcext:value-type="float">
            <text:p>8319</text:p>
          </table:table-cell>
          <table:table-cell table:formula="of:=[.B22]-[.C22]-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]*[.F22]*200" office:value-type="float" office:value="1664200" calcext:value-type="float">
            <text:p>1664200</text:p>
          </table:table-cell>
          <table:table-cell table:formula="of:=[.G22]+[.D22]*200" office:value-type="float" office:value="1664400" calcext:value-type="float">
            <text:p>1664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24</text:p>
          </table:table-cell>
          <table:table-cell office:value-type="float" office:value="8300" calcext:value-type="float">
            <text:p>8300</text:p>
          </table:table-cell>
          <table:table-cell table:style-name="ce25" office:value-type="float" office:value="8247" calcext:value-type="float">
            <text:p>8247</text:p>
          </table:table-cell>
          <table:table-cell table:formula="of:=[.B23]-[.C23]-1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]*[.F23]*200" office:value-type="float" office:value="1660000" calcext:value-type="float">
            <text:p>1660000</text:p>
          </table:table-cell>
          <table:table-cell table:formula="of:=[.G23]+[.D23]*200" office:value-type="float" office:value="1670400" calcext:value-type="float">
            <text:p>1670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25</text:p>
          </table:table-cell>
          <table:table-cell office:value-type="float" office:value="8287" calcext:value-type="float">
            <text:p>8287</text:p>
          </table:table-cell>
          <table:table-cell table:style-name="ce25" office:value-type="float" office:value="8338" calcext:value-type="float">
            <text:p>8338</text:p>
          </table:table-cell>
          <table:table-cell table:formula="of:=[.B24]-[.C24]-1" office:value-type="float" office:value="-52" calcext:value-type="float">
            <text:p>-5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]*[.F24]*200" office:value-type="float" office:value="1657400" calcext:value-type="float">
            <text:p>1657400</text:p>
          </table:table-cell>
          <table:table-cell table:formula="of:=[.G24]+[.D24]*200" office:value-type="float" office:value="1647000" calcext:value-type="float">
            <text:p>1647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2/26</text:p>
          </table:table-cell>
          <table:table-cell office:value-type="float" office:value="8390" calcext:value-type="float">
            <text:p>8390</text:p>
          </table:table-cell>
          <table:table-cell table:style-name="ce25" office:value-type="float" office:value="8389" calcext:value-type="float">
            <text:p>8389</text:p>
          </table:table-cell>
          <table:table-cell table:formula="of:=[.B25]-[.C25]-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*[.F25]*200" office:value-type="float" office:value="1678000" calcext:value-type="float">
            <text:p>1678000</text:p>
          </table:table-cell>
          <table:table-cell table:formula="of:=[.G25]+[.D25]*200" office:value-type="float" office:value="1678000" calcext:value-type="float">
            <text:p>1678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</text:p>
          </table:table-cell>
          <table:table-cell office:value-type="float" office:value="8372" calcext:value-type="float">
            <text:p>8372</text:p>
          </table:table-cell>
          <table:table-cell table:style-name="ce25" office:value-type="float" office:value="8448" calcext:value-type="float">
            <text:p>8448</text:p>
          </table:table-cell>
          <table:table-cell table:formula="of:=[.B26]-[.C26]-1" office:value-type="float" office:value="-77" calcext:value-type="float">
            <text:p>-7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6]*[.F26]*200" office:value-type="float" office:value="1674400" calcext:value-type="float">
            <text:p>1674400</text:p>
          </table:table-cell>
          <table:table-cell table:formula="of:=[.G26]+[.D26]*200" office:value-type="float" office:value="1659000" calcext:value-type="float">
            <text:p>1659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</text:p>
          </table:table-cell>
          <table:table-cell office:value-type="float" office:value="8540" calcext:value-type="float">
            <text:p>8540</text:p>
          </table:table-cell>
          <table:table-cell table:style-name="ce25" office:value-type="float" office:value="8518" calcext:value-type="float">
            <text:p>8518</text:p>
          </table:table-cell>
          <table:table-cell table:formula="of:=[.B27]-[.C27]-1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7]*[.F27]*200" office:value-type="float" office:value="1708000" calcext:value-type="float">
            <text:p>1708000</text:p>
          </table:table-cell>
          <table:table-cell table:formula="of:=[.G27]+[.D27]*200" office:value-type="float" office:value="1712200" calcext:value-type="float">
            <text:p>1712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3</text:p>
          </table:table-cell>
          <table:table-cell office:value-type="float" office:value="8530" calcext:value-type="float">
            <text:p>8530</text:p>
          </table:table-cell>
          <table:table-cell table:style-name="ce25" office:value-type="float" office:value="8564" calcext:value-type="float">
            <text:p>8564</text:p>
          </table:table-cell>
          <table:table-cell table:formula="of:=[.B28]-[.C28]-1" office:value-type="float" office:value="-35" calcext:value-type="float">
            <text:p>-3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8]*[.F28]*200" office:value-type="float" office:value="1706000" calcext:value-type="float">
            <text:p>1706000</text:p>
          </table:table-cell>
          <table:table-cell table:formula="of:=[.G28]+[.D28]*200" office:value-type="float" office:value="1699000" calcext:value-type="float">
            <text:p>1699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4</text:p>
          </table:table-cell>
          <table:table-cell office:value-type="float" office:value="8570" calcext:value-type="float">
            <text:p>8570</text:p>
          </table:table-cell>
          <table:table-cell table:style-name="ce25" office:value-type="float" office:value="8601" calcext:value-type="float">
            <text:p>8601</text:p>
          </table:table-cell>
          <table:table-cell table:formula="of:=[.B29]-[.C29]-1" office:value-type="float" office:value="-32" calcext:value-type="float">
            <text:p>-3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9]*[.F29]*200" office:value-type="float" office:value="1714000" calcext:value-type="float">
            <text:p>1714000</text:p>
          </table:table-cell>
          <table:table-cell table:formula="of:=[.G29]+[.D29]*200" office:value-type="float" office:value="1707600" calcext:value-type="float">
            <text:p>1707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7</text:p>
          </table:table-cell>
          <table:table-cell office:value-type="float" office:value="8605" calcext:value-type="float">
            <text:p>8605</text:p>
          </table:table-cell>
          <table:table-cell table:style-name="ce25" office:value-type="float" office:value="8604" calcext:value-type="float">
            <text:p>8604</text:p>
          </table:table-cell>
          <table:table-cell table:formula="of:=[.B30]-[.C30]-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0]*[.F30]*200" office:value-type="float" office:value="1721000" calcext:value-type="float">
            <text:p>1721000</text:p>
          </table:table-cell>
          <table:table-cell table:formula="of:=[.G30]+[.D30]*200" office:value-type="float" office:value="1721000" calcext:value-type="float">
            <text:p>1721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8</text:p>
          </table:table-cell>
          <table:table-cell office:value-type="float" office:value="8611" calcext:value-type="float">
            <text:p>8611</text:p>
          </table:table-cell>
          <table:table-cell table:style-name="ce25" office:value-type="float" office:value="8614" calcext:value-type="float">
            <text:p>8614</text:p>
          </table:table-cell>
          <table:table-cell table:formula="of:=[.B31]-[.C31]-1" office:value-type="float" office:value="-4" calcext:value-type="float">
            <text:p>-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1]*[.F31]*200" office:value-type="float" office:value="1722200" calcext:value-type="float">
            <text:p>1722200</text:p>
          </table:table-cell>
          <table:table-cell table:formula="of:=[.G31]+[.D31]*200" office:value-type="float" office:value="1721400" calcext:value-type="float">
            <text:p>1721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9</text:p>
          </table:table-cell>
          <table:table-cell office:value-type="float" office:value="8613" calcext:value-type="float">
            <text:p>8613</text:p>
          </table:table-cell>
          <table:table-cell table:style-name="ce25" office:value-type="float" office:value="8618" calcext:value-type="float">
            <text:p>8618</text:p>
          </table:table-cell>
          <table:table-cell table:formula="of:=[.B32]-[.C32]-1" office:value-type="float" office:value="-6" calcext:value-type="float">
            <text:p>-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2]*[.F32]*200" office:value-type="float" office:value="1722600" calcext:value-type="float">
            <text:p>1722600</text:p>
          </table:table-cell>
          <table:table-cell table:formula="of:=[.G32]+[.D32]*200" office:value-type="float" office:value="1721400" calcext:value-type="float">
            <text:p>1721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0</text:p>
          </table:table-cell>
          <table:table-cell office:value-type="float" office:value="8629" calcext:value-type="float">
            <text:p>8629</text:p>
          </table:table-cell>
          <table:table-cell table:style-name="ce25" office:value-type="float" office:value="8641" calcext:value-type="float">
            <text:p>8641</text:p>
          </table:table-cell>
          <table:table-cell table:formula="of:=[.B33]-[.C33]-1" office:value-type="float" office:value="-13" calcext:value-type="float">
            <text:p>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3]*[.F33]*200" office:value-type="float" office:value="1725800" calcext:value-type="float">
            <text:p>1725800</text:p>
          </table:table-cell>
          <table:table-cell table:formula="of:=[.G33]+[.D33]*200" office:value-type="float" office:value="1723200" calcext:value-type="float">
            <text:p>1723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1</text:p>
          </table:table-cell>
          <table:table-cell office:value-type="float" office:value="8618" calcext:value-type="float">
            <text:p>8618</text:p>
          </table:table-cell>
          <table:table-cell table:style-name="ce25" office:value-type="float" office:value="8705" calcext:value-type="float">
            <text:p>8705</text:p>
          </table:table-cell>
          <table:table-cell table:formula="of:=[.B34]-[.C34]-1" office:value-type="float" office:value="-88" calcext:value-type="float">
            <text:p>-8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4]*[.F34]*200" office:value-type="float" office:value="1723600" calcext:value-type="float">
            <text:p>1723600</text:p>
          </table:table-cell>
          <table:table-cell table:formula="of:=[.G34]+[.D34]*200" office:value-type="float" office:value="1706000" calcext:value-type="float">
            <text:p>1706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4</text:p>
          </table:table-cell>
          <table:table-cell office:value-type="float" office:value="8727" calcext:value-type="float">
            <text:p>8727</text:p>
          </table:table-cell>
          <table:table-cell table:style-name="ce25" office:value-type="float" office:value="8741" calcext:value-type="float">
            <text:p>8741</text:p>
          </table:table-cell>
          <table:table-cell table:formula="of:=[.B35]-[.C35]-1" office:value-type="float" office:value="-15" calcext:value-type="float">
            <text:p>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5]*[.F35]*200" office:value-type="float" office:value="1745400" calcext:value-type="float">
            <text:p>1745400</text:p>
          </table:table-cell>
          <table:table-cell table:formula="of:=[.G35]+[.D35]*200" office:value-type="float" office:value="1742400" calcext:value-type="float">
            <text:p>1742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5</text:p>
          </table:table-cell>
          <table:table-cell office:value-type="float" office:value="8739" calcext:value-type="float">
            <text:p>8739</text:p>
          </table:table-cell>
          <table:table-cell table:style-name="ce25" office:value-type="float" office:value="8603" calcext:value-type="float">
            <text:p>8603</text:p>
          </table:table-cell>
          <table:table-cell table:formula="of:=[.B36]-[.C36]-1" office:value-type="float" office:value="135" calcext:value-type="float">
            <text:p>13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6]*[.F36]*200" office:value-type="float" office:value="1747800" calcext:value-type="float">
            <text:p>1747800</text:p>
          </table:table-cell>
          <table:table-cell table:formula="of:=[.G36]+[.D36]*200" office:value-type="float" office:value="1774800" calcext:value-type="float">
            <text:p>1774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6</text:p>
          </table:table-cell>
          <table:table-cell office:value-type="float" office:value="8636" calcext:value-type="float">
            <text:p>8636</text:p>
          </table:table-cell>
          <table:table-cell table:style-name="ce25" office:value-type="float" office:value="8691" calcext:value-type="float">
            <text:p>8691</text:p>
          </table:table-cell>
          <table:table-cell table:formula="of:=[.B37]-[.C37]-1" office:value-type="float" office:value="-56" calcext:value-type="float">
            <text:p>-5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7]*[.F37]*200" office:value-type="float" office:value="1727200" calcext:value-type="float">
            <text:p>1727200</text:p>
          </table:table-cell>
          <table:table-cell table:formula="of:=[.G37]+[.D37]*200" office:value-type="float" office:value="1716000" calcext:value-type="float">
            <text:p>1716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7</text:p>
          </table:table-cell>
          <table:table-cell office:value-type="float" office:value="8754" calcext:value-type="float">
            <text:p>8754</text:p>
          </table:table-cell>
          <table:table-cell table:style-name="ce25" office:value-type="float" office:value="8698" calcext:value-type="float">
            <text:p>8698</text:p>
          </table:table-cell>
          <table:table-cell table:formula="of:=[.B38]-[.C38]-1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8]*[.F38]*200" office:value-type="float" office:value="1750800" calcext:value-type="float">
            <text:p>1750800</text:p>
          </table:table-cell>
          <table:table-cell table:formula="of:=[.G38]+[.D38]*200" office:value-type="float" office:value="1761800" calcext:value-type="float">
            <text:p>1761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18</text:p>
          </table:table-cell>
          <table:table-cell office:value-type="float" office:value="8725" calcext:value-type="float">
            <text:p>8725</text:p>
          </table:table-cell>
          <table:table-cell table:style-name="ce25" office:value-type="float" office:value="8765" calcext:value-type="float">
            <text:p>8765</text:p>
          </table:table-cell>
          <table:table-cell table:formula="of:=[.B39]-[.C39]-1" office:value-type="float" office:value="-41" calcext:value-type="float">
            <text:p>-4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9]*[.F39]*200" office:value-type="float" office:value="1745000" calcext:value-type="float">
            <text:p>1745000</text:p>
          </table:table-cell>
          <table:table-cell table:formula="of:=[.G39]+[.D39]*200" office:value-type="float" office:value="1736800" calcext:value-type="float">
            <text:p>1736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1</text:p>
          </table:table-cell>
          <table:table-cell office:value-type="float" office:value="8798" calcext:value-type="float">
            <text:p>8798</text:p>
          </table:table-cell>
          <table:table-cell table:style-name="ce25" office:value-type="float" office:value="8746" calcext:value-type="float">
            <text:p>8746</text:p>
          </table:table-cell>
          <table:table-cell table:formula="of:=[.B40]-[.C40]-1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0]*[.F40]*200" office:value-type="float" office:value="1759600" calcext:value-type="float">
            <text:p>1759600</text:p>
          </table:table-cell>
          <table:table-cell table:formula="of:=[.G40]+[.D40]*200" office:value-type="float" office:value="1769800" calcext:value-type="float">
            <text:p>1769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2</text:p>
          </table:table-cell>
          <table:table-cell office:value-type="float" office:value="8775" calcext:value-type="float">
            <text:p>8775</text:p>
          </table:table-cell>
          <table:table-cell table:style-name="ce25" office:value-type="float" office:value="8750" calcext:value-type="float">
            <text:p>8750</text:p>
          </table:table-cell>
          <table:table-cell table:formula="of:=[.B41]-[.C41]-1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1]*[.F41]*200" office:value-type="float" office:value="1755000" calcext:value-type="float">
            <text:p>1755000</text:p>
          </table:table-cell>
          <table:table-cell table:formula="of:=[.G41]+[.D41]*200" office:value-type="float" office:value="1759800" calcext:value-type="float">
            <text:p>1759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3</text:p>
          </table:table-cell>
          <table:table-cell office:value-type="float" office:value="8761" calcext:value-type="float">
            <text:p>8761</text:p>
          </table:table-cell>
          <table:table-cell table:style-name="ce25" office:value-type="float" office:value="8713" calcext:value-type="float">
            <text:p>8713</text:p>
          </table:table-cell>
          <table:table-cell table:formula="of:=[.B42]-[.C42]-1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2]*[.F42]*200" office:value-type="float" office:value="1752200" calcext:value-type="float">
            <text:p>1752200</text:p>
          </table:table-cell>
          <table:table-cell table:formula="of:=[.G42]+[.D42]*200" office:value-type="float" office:value="1761600" calcext:value-type="float">
            <text:p>1761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4</text:p>
          </table:table-cell>
          <table:table-cell office:value-type="float" office:value="8685" calcext:value-type="float">
            <text:p>8685</text:p>
          </table:table-cell>
          <table:table-cell table:style-name="ce25" office:value-type="float" office:value="8713" calcext:value-type="float">
            <text:p>8713</text:p>
          </table:table-cell>
          <table:table-cell table:formula="of:=[.B43]-[.C43]-1" office:value-type="float" office:value="-29" calcext:value-type="float">
            <text:p>-2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3]*[.F43]*200" office:value-type="float" office:value="1737000" calcext:value-type="float">
            <text:p>1737000</text:p>
          </table:table-cell>
          <table:table-cell table:formula="of:=[.G43]+[.D43]*200" office:value-type="float" office:value="1731200" calcext:value-type="float">
            <text:p>1731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5</text:p>
          </table:table-cell>
          <table:table-cell office:value-type="float" office:value="8727" calcext:value-type="float">
            <text:p>8727</text:p>
          </table:table-cell>
          <table:table-cell table:style-name="ce25" office:value-type="float" office:value="8700" calcext:value-type="float">
            <text:p>8700</text:p>
          </table:table-cell>
          <table:table-cell table:formula="of:=[.B44]-[.C44]-1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4]*[.F44]*200" office:value-type="float" office:value="1745400" calcext:value-type="float">
            <text:p>1745400</text:p>
          </table:table-cell>
          <table:table-cell table:formula="of:=[.G44]+[.D44]*200" office:value-type="float" office:value="1750600" calcext:value-type="float">
            <text:p>1750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8</text:p>
          </table:table-cell>
          <table:table-cell office:value-type="float" office:value="8720" calcext:value-type="float">
            <text:p>8720</text:p>
          </table:table-cell>
          <table:table-cell table:style-name="ce25" office:value-type="float" office:value="8685" calcext:value-type="float">
            <text:p>8685</text:p>
          </table:table-cell>
          <table:table-cell table:formula="of:=[.B45]-[.C45]-1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5]*[.F45]*200" office:value-type="float" office:value="1744000" calcext:value-type="float">
            <text:p>1744000</text:p>
          </table:table-cell>
          <table:table-cell table:formula="of:=[.G45]+[.D45]*200" office:value-type="float" office:value="1750800" calcext:value-type="float">
            <text:p>1750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29</text:p>
          </table:table-cell>
          <table:table-cell office:value-type="float" office:value="8682" calcext:value-type="float">
            <text:p>8682</text:p>
          </table:table-cell>
          <table:table-cell table:style-name="ce25" office:value-type="float" office:value="8601" calcext:value-type="float">
            <text:p>8601</text:p>
          </table:table-cell>
          <table:table-cell table:formula="of:=[.B46]-[.C46]-1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6]*[.F46]*200" office:value-type="float" office:value="1736400" calcext:value-type="float">
            <text:p>1736400</text:p>
          </table:table-cell>
          <table:table-cell table:formula="of:=[.G46]+[.D46]*200" office:value-type="float" office:value="1752400" calcext:value-type="float">
            <text:p>1752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30</text:p>
          </table:table-cell>
          <table:table-cell office:value-type="float" office:value="8645" calcext:value-type="float">
            <text:p>8645</text:p>
          </table:table-cell>
          <table:table-cell table:style-name="ce25" office:value-type="float" office:value="8740" calcext:value-type="float">
            <text:p>8740</text:p>
          </table:table-cell>
          <table:table-cell table:formula="of:=[.B47]-[.C47]-1" office:value-type="float" office:value="-96" calcext:value-type="float">
            <text:p>-9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7]*[.F47]*200" office:value-type="float" office:value="1729000" calcext:value-type="float">
            <text:p>1729000</text:p>
          </table:table-cell>
          <table:table-cell table:formula="of:=[.G47]+[.D47]*200" office:value-type="float" office:value="1709800" calcext:value-type="float">
            <text:p>1709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3/31</text:p>
          </table:table-cell>
          <table:table-cell office:value-type="float" office:value="8784" calcext:value-type="float">
            <text:p>8784</text:p>
          </table:table-cell>
          <table:table-cell table:style-name="ce25" office:value-type="float" office:value="8716" calcext:value-type="float">
            <text:p>8716</text:p>
          </table:table-cell>
          <table:table-cell table:formula="of:=[.B48]-[.C48]-1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8]*[.F48]*200" office:value-type="float" office:value="1756800" calcext:value-type="float">
            <text:p>1756800</text:p>
          </table:table-cell>
          <table:table-cell table:formula="of:=[.G48]+[.D48]*200" office:value-type="float" office:value="1770200" calcext:value-type="float">
            <text:p>1770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1</text:p>
          </table:table-cell>
          <table:table-cell office:value-type="float" office:value="8670" calcext:value-type="float">
            <text:p>8670</text:p>
          </table:table-cell>
          <table:table-cell table:style-name="ce25" office:value-type="float" office:value="8628" calcext:value-type="float">
            <text:p>8628</text:p>
          </table:table-cell>
          <table:table-cell table:formula="of:=[.B49]-[.C49]-1"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9]*[.F49]*200" office:value-type="float" office:value="1734000" calcext:value-type="float">
            <text:p>1734000</text:p>
          </table:table-cell>
          <table:table-cell table:formula="of:=[.G49]+[.D49]*200" office:value-type="float" office:value="1742200" calcext:value-type="float">
            <text:p>1742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6</text:p>
          </table:table-cell>
          <table:table-cell office:value-type="float" office:value="8591" calcext:value-type="float">
            <text:p>8591</text:p>
          </table:table-cell>
          <table:table-cell table:style-name="ce25" office:value-type="float" office:value="8458" calcext:value-type="float">
            <text:p>8458</text:p>
          </table:table-cell>
          <table:table-cell table:formula="of:=[.B50]-[.C50]-1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0]*[.F50]*200" office:value-type="float" office:value="1718200" calcext:value-type="float">
            <text:p>1718200</text:p>
          </table:table-cell>
          <table:table-cell table:formula="of:=[.G50]+[.D50]*200" office:value-type="float" office:value="1744600" calcext:value-type="float">
            <text:p>1744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7</text:p>
          </table:table-cell>
          <table:table-cell office:value-type="float" office:value="8470" calcext:value-type="float">
            <text:p>8470</text:p>
          </table:table-cell>
          <table:table-cell table:style-name="ce25" office:value-type="float" office:value="8438" calcext:value-type="float">
            <text:p>8438</text:p>
          </table:table-cell>
          <table:table-cell table:formula="of:=[.B51]-[.C51]-1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1]*[.F51]*200" office:value-type="float" office:value="1694000" calcext:value-type="float">
            <text:p>1694000</text:p>
          </table:table-cell>
          <table:table-cell table:formula="of:=[.G51]+[.D51]*200" office:value-type="float" office:value="1700200" calcext:value-type="float">
            <text:p>170020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2016/4/8</text:p>
          </table:table-cell>
          <table:table-cell office:value-type="float" office:value="8388" calcext:value-type="float">
            <text:p>8388</text:p>
          </table:table-cell>
          <table:table-cell table:style-name="ce25" office:value-type="float" office:value="8485" calcext:value-type="float">
            <text:p>8485</text:p>
          </table:table-cell>
          <table:table-cell table:formula="of:=[.C52]-[.B52]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2]*[.F52]*200" office:value-type="float" office:value="1677600" calcext:value-type="float">
            <text:p>1677600</text:p>
          </table:table-cell>
          <table:table-cell table:formula="of:=[.G52]+[.D52]*200" office:value-type="float" office:value="1697000" calcext:value-type="float">
            <text:p>169700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2016/4/11</text:p>
          </table:table-cell>
          <table:table-cell office:value-type="float" office:value="8456" calcext:value-type="float">
            <text:p>8456</text:p>
          </table:table-cell>
          <table:table-cell table:style-name="ce25" office:value-type="float" office:value="8515" calcext:value-type="float">
            <text:p>8515</text:p>
          </table:table-cell>
          <table:table-cell table:formula="of:=[.C53]-[.B53]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3]*[.F53]*200" office:value-type="float" office:value="1691200" calcext:value-type="float">
            <text:p>1691200</text:p>
          </table:table-cell>
          <table:table-cell table:formula="of:=[.G53]+[.D53]*200" office:value-type="float" office:value="1703000" calcext:value-type="float">
            <text:p>170300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2016/4/12</text:p>
          </table:table-cell>
          <table:table-cell office:value-type="float" office:value="8541" calcext:value-type="float">
            <text:p>8541</text:p>
          </table:table-cell>
          <table:table-cell table:style-name="ce25" office:value-type="float" office:value="8496" calcext:value-type="float">
            <text:p>8496</text:p>
          </table:table-cell>
          <table:table-cell table:formula="of:=[.C54]-[.B54]" office:value-type="float" office:value="-45" calcext:value-type="float">
            <text:p>-4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4]*[.F54]*200" office:value-type="float" office:value="1708200" calcext:value-type="float">
            <text:p>1708200</text:p>
          </table:table-cell>
          <table:table-cell table:formula="of:=[.G54]+[.D54]*200" office:value-type="float" office:value="1699200" calcext:value-type="float">
            <text:p>169920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2016/4/13</text:p>
          </table:table-cell>
          <table:table-cell office:value-type="float" office:value="8542" calcext:value-type="float">
            <text:p>8542</text:p>
          </table:table-cell>
          <table:table-cell table:style-name="ce25" office:value-type="float" office:value="8636" calcext:value-type="float">
            <text:p>8636</text:p>
          </table:table-cell>
          <table:table-cell table:formula="of:=[.C55]-[.B55]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5]*[.F55]*200" office:value-type="float" office:value="1708400" calcext:value-type="float">
            <text:p>1708400</text:p>
          </table:table-cell>
          <table:table-cell table:formula="of:=[.G55]+[.D55]*200" office:value-type="float" office:value="1727200" calcext:value-type="float">
            <text:p>1727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14</text:p>
          </table:table-cell>
          <table:table-cell office:value-type="float" office:value="8705" calcext:value-type="float">
            <text:p>8705</text:p>
          </table:table-cell>
          <table:table-cell table:style-name="ce25" office:value-type="float" office:value="8660" calcext:value-type="float">
            <text:p>8660</text:p>
          </table:table-cell>
          <table:table-cell table:formula="of:=[.B56]-[.C56]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6]*[.F56]*200" office:value-type="float" office:value="1741000" calcext:value-type="float">
            <text:p>1741000</text:p>
          </table:table-cell>
          <table:table-cell table:formula="of:=[.G56]+[.D56]*200" office:value-type="float" office:value="1750000" calcext:value-type="float">
            <text:p>1750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15</text:p>
          </table:table-cell>
          <table:table-cell office:value-type="float" office:value="8620" calcext:value-type="float">
            <text:p>8620</text:p>
          </table:table-cell>
          <table:table-cell table:style-name="ce25" office:value-type="float" office:value="8717" calcext:value-type="float">
            <text:p>8717</text:p>
          </table:table-cell>
          <table:table-cell table:formula="of:=[.B57]-[.C57]" office:value-type="float" office:value="-97" calcext:value-type="float">
            <text:p>-9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7]*[.F57]*200" office:value-type="float" office:value="1724000" calcext:value-type="float">
            <text:p>1724000</text:p>
          </table:table-cell>
          <table:table-cell table:formula="of:=[.G57]+[.D57]*200" office:value-type="float" office:value="1704600" calcext:value-type="float">
            <text:p>1704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18</text:p>
          </table:table-cell>
          <table:table-cell office:value-type="float" office:value="8651" calcext:value-type="float">
            <text:p>8651</text:p>
          </table:table-cell>
          <table:table-cell table:style-name="ce25" office:value-type="float" office:value="8644" calcext:value-type="float">
            <text:p>8644</text:p>
          </table:table-cell>
          <table:table-cell table:formula="of:=[.B58]-[.C58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8]*[.F58]*200" office:value-type="float" office:value="1730200" calcext:value-type="float">
            <text:p>1730200</text:p>
          </table:table-cell>
          <table:table-cell table:formula="of:=[.G58]+[.D58]*200" office:value-type="float" office:value="1731600" calcext:value-type="float">
            <text:p>1731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19</text:p>
          </table:table-cell>
          <table:table-cell office:value-type="float" office:value="8700" calcext:value-type="float">
            <text:p>8700</text:p>
          </table:table-cell>
          <table:table-cell table:style-name="ce25" office:value-type="float" office:value="8636" calcext:value-type="float">
            <text:p>8636</text:p>
          </table:table-cell>
          <table:table-cell table:formula="of:=[.B59]-[.C59]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9]*[.F59]*200" office:value-type="float" office:value="1740000" calcext:value-type="float">
            <text:p>1740000</text:p>
          </table:table-cell>
          <table:table-cell table:formula="of:=[.G59]+[.D59]*200" office:value-type="float" office:value="1752800" calcext:value-type="float">
            <text:p>1752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20</text:p>
          </table:table-cell>
          <table:table-cell office:value-type="float" office:value="8657" calcext:value-type="float">
            <text:p>8657</text:p>
          </table:table-cell>
          <table:table-cell table:style-name="ce25" office:value-type="float" office:value="8519" calcext:value-type="float">
            <text:p>8519</text:p>
          </table:table-cell>
          <table:table-cell table:formula="of:=[.B60]-[.C60]" office:value-type="float" office:value="138" calcext:value-type="float">
            <text:p>13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0]*[.F60]*200" office:value-type="float" office:value="1731400" calcext:value-type="float">
            <text:p>1731400</text:p>
          </table:table-cell>
          <table:table-cell table:formula="of:=[.G60]+[.D60]*200" office:value-type="float" office:value="1759000" calcext:value-type="float">
            <text:p>1759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21</text:p>
          </table:table-cell>
          <table:table-cell office:value-type="float" office:value="8513" calcext:value-type="float">
            <text:p>8513</text:p>
          </table:table-cell>
          <table:table-cell table:style-name="ce25" office:value-type="float" office:value="8530" calcext:value-type="float">
            <text:p>8530</text:p>
          </table:table-cell>
          <table:table-cell table:formula="of:=[.B61]-[.C61]" office:value-type="float" office:value="-17" calcext:value-type="float">
            <text:p>-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1]*[.F61]*200" office:value-type="float" office:value="1702600" calcext:value-type="float">
            <text:p>1702600</text:p>
          </table:table-cell>
          <table:table-cell table:formula="of:=[.G61]+[.D61]*200" office:value-type="float" office:value="1699200" calcext:value-type="float">
            <text:p>1699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22</text:p>
          </table:table-cell>
          <table:table-cell office:value-type="float" office:value="8513" calcext:value-type="float">
            <text:p>8513</text:p>
          </table:table-cell>
          <table:table-cell table:style-name="ce25" office:value-type="float" office:value="8500" calcext:value-type="float">
            <text:p>8500</text:p>
          </table:table-cell>
          <table:table-cell table:formula="of:=[.B62]-[.C62]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2]*[.F62]*200" office:value-type="float" office:value="1702600" calcext:value-type="float">
            <text:p>1702600</text:p>
          </table:table-cell>
          <table:table-cell table:formula="of:=[.G62]+[.D62]*200" office:value-type="float" office:value="1705200" calcext:value-type="float">
            <text:p>1705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25</text:p>
          </table:table-cell>
          <table:table-cell office:value-type="float" office:value="8519" calcext:value-type="float">
            <text:p>8519</text:p>
          </table:table-cell>
          <table:table-cell table:style-name="ce25" office:value-type="float" office:value="8527" calcext:value-type="float">
            <text:p>8527</text:p>
          </table:table-cell>
          <table:table-cell table:formula="of:=[.B63]-[.C63]"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3]*[.F63]*200" office:value-type="float" office:value="1703800" calcext:value-type="float">
            <text:p>1703800</text:p>
          </table:table-cell>
          <table:table-cell table:formula="of:=[.G63]+[.D63]*200" office:value-type="float" office:value="1702200" calcext:value-type="float">
            <text:p>1702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4/26</text:p>
          </table:table-cell>
          <table:table-cell office:value-type="float" office:value="8533" calcext:value-type="float">
            <text:p>8533</text:p>
          </table:table-cell>
          <table:table-cell table:style-name="ce25" office:value-type="float" office:value="8570" calcext:value-type="float">
            <text:p>8570</text:p>
          </table:table-cell>
          <table:table-cell table:formula="of:=[.C64]-[.B64]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4]*[.F64]*200" office:value-type="float" office:value="1706600" calcext:value-type="float">
            <text:p>1706600</text:p>
          </table:table-cell>
          <table:table-cell table:formula="of:=[.G64]+[.D64]*200" office:value-type="float" office:value="1714000" calcext:value-type="float">
            <text:p>1714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27</text:p>
          </table:table-cell>
          <table:table-cell office:value-type="float" office:value="8560" calcext:value-type="float">
            <text:p>8560</text:p>
          </table:table-cell>
          <table:table-cell table:style-name="ce25" office:value-type="float" office:value="8560" calcext:value-type="float">
            <text:p>8560</text:p>
          </table:table-cell>
          <table:table-cell table:formula="of:=[.B65]-[.C6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5]*[.F65]*200" office:value-type="float" office:value="1712000" calcext:value-type="float">
            <text:p>1712000</text:p>
          </table:table-cell>
          <table:table-cell table:formula="of:=[.G65]+[.D65]*200" office:value-type="float" office:value="1712000" calcext:value-type="float">
            <text:p>1712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4/28</text:p>
          </table:table-cell>
          <table:table-cell office:value-type="float" office:value="8586" calcext:value-type="float">
            <text:p>8586</text:p>
          </table:table-cell>
          <table:table-cell table:style-name="ce25" office:value-type="float" office:value="8415" calcext:value-type="float">
            <text:p>8415</text:p>
          </table:table-cell>
          <table:table-cell table:formula="of:=[.B66]-[.C66]"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6]*[.F66]*200" office:value-type="float" office:value="1717200" calcext:value-type="float">
            <text:p>1717200</text:p>
          </table:table-cell>
          <table:table-cell table:formula="of:=[.G66]+[.D66]*200" office:value-type="float" office:value="1751400" calcext:value-type="float">
            <text:p>17514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4/29</text:p>
          </table:table-cell>
          <table:table-cell office:value-type="float" office:value="8375" calcext:value-type="float">
            <text:p>8375</text:p>
          </table:table-cell>
          <table:table-cell table:style-name="ce25" office:value-type="float" office:value="8311" calcext:value-type="float">
            <text:p>8311</text:p>
          </table:table-cell>
          <table:table-cell table:formula="of:=[.C67]-[.B67]" office:value-type="float" office:value="-64" calcext:value-type="float">
            <text:p>-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7]*[.F67]*200" office:value-type="float" office:value="1675000" calcext:value-type="float">
            <text:p>1675000</text:p>
          </table:table-cell>
          <table:table-cell table:formula="of:=[.G67]+[.D67]*200" office:value-type="float" office:value="1662200" calcext:value-type="float">
            <text:p>1662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3</text:p>
          </table:table-cell>
          <table:table-cell office:value-type="float" office:value="8319" calcext:value-type="float">
            <text:p>8319</text:p>
          </table:table-cell>
          <table:table-cell table:style-name="ce25" office:value-type="float" office:value="8261" calcext:value-type="float">
            <text:p>8261</text:p>
          </table:table-cell>
          <table:table-cell table:formula="of:=[.C68]-[.B68]" office:value-type="float" office:value="-58" calcext:value-type="float">
            <text:p>-5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8]*[.F68]*200" office:value-type="float" office:value="1663800" calcext:value-type="float">
            <text:p>1663800</text:p>
          </table:table-cell>
          <table:table-cell table:formula="of:=[.G68]+[.D68]*200" office:value-type="float" office:value="1652200" calcext:value-type="float">
            <text:p>1652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4</text:p>
          </table:table-cell>
          <table:table-cell office:value-type="float" office:value="8238" calcext:value-type="float">
            <text:p>8238</text:p>
          </table:table-cell>
          <table:table-cell table:style-name="ce25" office:value-type="float" office:value="8181" calcext:value-type="float">
            <text:p>8181</text:p>
          </table:table-cell>
          <table:table-cell table:formula="of:=[.C69]-[.B69]" office:value-type="float" office:value="-57" calcext:value-type="float">
            <text:p>-5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9]*[.F69]*200" office:value-type="float" office:value="1647600" calcext:value-type="float">
            <text:p>1647600</text:p>
          </table:table-cell>
          <table:table-cell table:formula="of:=[.G69]+[.D69]*200" office:value-type="float" office:value="1636200" calcext:value-type="float">
            <text:p>1636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5</text:p>
          </table:table-cell>
          <table:table-cell office:value-type="float" office:value="8160" calcext:value-type="float">
            <text:p>8160</text:p>
          </table:table-cell>
          <table:table-cell table:style-name="ce25" office:value-type="float" office:value="8146" calcext:value-type="float">
            <text:p>8146</text:p>
          </table:table-cell>
          <table:table-cell table:formula="of:=[.C70]-[.B70]" office:value-type="float" office:value="-14" calcext:value-type="float">
            <text:p>-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0]*[.F70]*200" office:value-type="float" office:value="1632000" calcext:value-type="float">
            <text:p>1632000</text:p>
          </table:table-cell>
          <table:table-cell table:formula="of:=[.G70]+[.D70]*200" office:value-type="float" office:value="1629200" calcext:value-type="float">
            <text:p>1629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6</text:p>
          </table:table-cell>
          <table:table-cell office:value-type="float" office:value="8118" calcext:value-type="float">
            <text:p>8118</text:p>
          </table:table-cell>
          <table:table-cell table:style-name="ce25" office:value-type="float" office:value="8105" calcext:value-type="float">
            <text:p>8105</text:p>
          </table:table-cell>
          <table:table-cell table:formula="of:=[.C71]-[.B71]" office:value-type="float" office:value="-13" calcext:value-type="float">
            <text:p>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1]*[.F71]*200" office:value-type="float" office:value="1623600" calcext:value-type="float">
            <text:p>1623600</text:p>
          </table:table-cell>
          <table:table-cell table:formula="of:=[.G71]+[.D71]*200" office:value-type="float" office:value="1621000" calcext:value-type="float">
            <text:p>16210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9</text:p>
          </table:table-cell>
          <table:table-cell office:value-type="float" office:value="8141" calcext:value-type="float">
            <text:p>8141</text:p>
          </table:table-cell>
          <table:table-cell table:style-name="ce25" office:value-type="float" office:value="8116" calcext:value-type="float">
            <text:p>8116</text:p>
          </table:table-cell>
          <table:table-cell table:formula="of:=[.C72]-[.B72]" office:value-type="float" office:value="-25" calcext:value-type="float">
            <text:p>-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2]*[.F72]*200" office:value-type="float" office:value="1628200" calcext:value-type="float">
            <text:p>1628200</text:p>
          </table:table-cell>
          <table:table-cell table:formula="of:=[.G72]+[.D72]*200" office:value-type="float" office:value="1623200" calcext:value-type="float">
            <text:p>1623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0</text:p>
          </table:table-cell>
          <table:table-cell office:value-type="float" office:value="8116" calcext:value-type="float">
            <text:p>8116</text:p>
          </table:table-cell>
          <table:table-cell table:style-name="ce25" office:value-type="float" office:value="8152" calcext:value-type="float">
            <text:p>8152</text:p>
          </table:table-cell>
          <table:table-cell table:formula="of:=[.C73]-[.B73]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3]*[.F73]*200" office:value-type="float" office:value="1623200" calcext:value-type="float">
            <text:p>1623200</text:p>
          </table:table-cell>
          <table:table-cell table:formula="of:=[.G73]+[.D73]*200" office:value-type="float" office:value="1630400" calcext:value-type="float">
            <text:p>16304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1</text:p>
          </table:table-cell>
          <table:table-cell office:value-type="float" office:value="8177" calcext:value-type="float">
            <text:p>8177</text:p>
          </table:table-cell>
          <table:table-cell table:style-name="ce25" office:value-type="float" office:value="8124" calcext:value-type="float">
            <text:p>8124</text:p>
          </table:table-cell>
          <table:table-cell table:formula="of:=[.C74]-[.B74]" office:value-type="float" office:value="-53" calcext:value-type="float">
            <text:p>-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4]*[.F74]*200" office:value-type="float" office:value="1635400" calcext:value-type="float">
            <text:p>1635400</text:p>
          </table:table-cell>
          <table:table-cell table:formula="of:=[.G74]+[.D74]*200" office:value-type="float" office:value="1624800" calcext:value-type="float">
            <text:p>16248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2</text:p>
          </table:table-cell>
          <table:table-cell office:value-type="float" office:value="8096" calcext:value-type="float">
            <text:p>8096</text:p>
          </table:table-cell>
          <table:table-cell table:style-name="ce25" office:value-type="float" office:value="8082" calcext:value-type="float">
            <text:p>8082</text:p>
          </table:table-cell>
          <table:table-cell table:formula="of:=[.C75]-[.B75]" office:value-type="float" office:value="-14" calcext:value-type="float">
            <text:p>-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5]*[.F75]*200" office:value-type="float" office:value="1619200" calcext:value-type="float">
            <text:p>1619200</text:p>
          </table:table-cell>
          <table:table-cell table:formula="of:=[.G75]+[.D75]*200" office:value-type="float" office:value="1616400" calcext:value-type="float">
            <text:p>16164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3</text:p>
          </table:table-cell>
          <table:table-cell office:value-type="float" office:value="8067" calcext:value-type="float">
            <text:p>8067</text:p>
          </table:table-cell>
          <table:table-cell table:style-name="ce25" office:value-type="float" office:value="8022" calcext:value-type="float">
            <text:p>8022</text:p>
          </table:table-cell>
          <table:table-cell table:formula="of:=[.C76]-[.B76]" office:value-type="float" office:value="-45" calcext:value-type="float">
            <text:p>-4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6]*[.F76]*200" office:value-type="float" office:value="1613400" calcext:value-type="float">
            <text:p>1613400</text:p>
          </table:table-cell>
          <table:table-cell table:formula="of:=[.G76]+[.D76]*200" office:value-type="float" office:value="1604400" calcext:value-type="float">
            <text:p>16044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6</text:p>
          </table:table-cell>
          <table:table-cell office:value-type="float" office:value="8021" calcext:value-type="float">
            <text:p>8021</text:p>
          </table:table-cell>
          <table:table-cell table:style-name="ce25" office:value-type="float" office:value="8063" calcext:value-type="float">
            <text:p>8063</text:p>
          </table:table-cell>
          <table:table-cell table:formula="of:=[.C77]-[.B77]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7]*[.F77]*200" office:value-type="float" office:value="1604200" calcext:value-type="float">
            <text:p>1604200</text:p>
          </table:table-cell>
          <table:table-cell table:formula="of:=[.G77]+[.D77]*200" office:value-type="float" office:value="1612600" calcext:value-type="float">
            <text:p>16126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7</text:p>
          </table:table-cell>
          <table:table-cell office:value-type="float" office:value="8076" calcext:value-type="float">
            <text:p>8076</text:p>
          </table:table-cell>
          <table:table-cell table:style-name="ce25" office:value-type="float" office:value="8146" calcext:value-type="float">
            <text:p>8146</text:p>
          </table:table-cell>
          <table:table-cell table:formula="of:=[.C78]-[.B78]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8]*[.F78]*200" office:value-type="float" office:value="1615200" calcext:value-type="float">
            <text:p>1615200</text:p>
          </table:table-cell>
          <table:table-cell table:formula="of:=[.G78]+[.D78]*200" office:value-type="float" office:value="1629200" calcext:value-type="float">
            <text:p>1629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8</text:p>
          </table:table-cell>
          <table:table-cell office:value-type="float" office:value="8093" calcext:value-type="float">
            <text:p>8093</text:p>
          </table:table-cell>
          <table:table-cell table:style-name="ce25" office:value-type="float" office:value="8149" calcext:value-type="float">
            <text:p>8149</text:p>
          </table:table-cell>
          <table:table-cell table:formula="of:=[.C79]-[.B79]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9]*[.F79]*200" office:value-type="float" office:value="1618600" calcext:value-type="float">
            <text:p>1618600</text:p>
          </table:table-cell>
          <table:table-cell table:formula="of:=[.G79]+[.D79]*200" office:value-type="float" office:value="1629800" calcext:value-type="float">
            <text:p>16298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19</text:p>
          </table:table-cell>
          <table:table-cell office:value-type="float" office:value="8118" calcext:value-type="float">
            <text:p>8118</text:p>
          </table:table-cell>
          <table:table-cell table:style-name="ce25" office:value-type="float" office:value="8033" calcext:value-type="float">
            <text:p>8033</text:p>
          </table:table-cell>
          <table:table-cell table:formula="of:=[.C80]-[.B80]" office:value-type="float" office:value="-85" calcext:value-type="float">
            <text:p>-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0]*[.F80]*200" office:value-type="float" office:value="1623600" calcext:value-type="float">
            <text:p>1623600</text:p>
          </table:table-cell>
          <table:table-cell table:formula="of:=[.G80]+[.D80]*200" office:value-type="float" office:value="1606600" calcext:value-type="float">
            <text:p>16066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20</text:p>
          </table:table-cell>
          <table:table-cell office:value-type="float" office:value="8035" calcext:value-type="float">
            <text:p>8035</text:p>
          </table:table-cell>
          <table:table-cell table:style-name="ce25" office:value-type="float" office:value="8103" calcext:value-type="float">
            <text:p>8103</text:p>
          </table:table-cell>
          <table:table-cell table:formula="of:=[.C81]-[.B81]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1]*[.F81]*200" office:value-type="float" office:value="1607000" calcext:value-type="float">
            <text:p>1607000</text:p>
          </table:table-cell>
          <table:table-cell table:formula="of:=[.G81]+[.D81]*200" office:value-type="float" office:value="1620600" calcext:value-type="float">
            <text:p>16206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23</text:p>
          </table:table-cell>
          <table:table-cell office:value-type="float" office:value="8121" calcext:value-type="float">
            <text:p>8121</text:p>
          </table:table-cell>
          <table:table-cell table:style-name="ce25" office:value-type="float" office:value="8343" calcext:value-type="float">
            <text:p>8343</text:p>
          </table:table-cell>
          <table:table-cell table:formula="of:=[.C82]-[.B82]" office:value-type="float" office:value="222" calcext:value-type="float">
            <text:p>22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2]*[.F82]*200" office:value-type="float" office:value="1624200" calcext:value-type="float">
            <text:p>1624200</text:p>
          </table:table-cell>
          <table:table-cell table:formula="of:=[.G82]+[.D82]*200" office:value-type="float" office:value="1668600" calcext:value-type="float">
            <text:p>16686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24</text:p>
          </table:table-cell>
          <table:table-cell office:value-type="float" office:value="8329" calcext:value-type="float">
            <text:p>8329</text:p>
          </table:table-cell>
          <table:table-cell table:style-name="ce25" office:value-type="float" office:value="8284" calcext:value-type="float">
            <text:p>8284</text:p>
          </table:table-cell>
          <table:table-cell table:formula="of:=[.C83]-[.B83]" office:value-type="float" office:value="-45" calcext:value-type="float">
            <text:p>-4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3]*[.F83]*200" office:value-type="float" office:value="1665800" calcext:value-type="float">
            <text:p>1665800</text:p>
          </table:table-cell>
          <table:table-cell table:formula="of:=[.G83]+[.D83]*200" office:value-type="float" office:value="1656800" calcext:value-type="float">
            <text:p>16568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25</text:p>
          </table:table-cell>
          <table:table-cell office:value-type="float" office:value="8341" calcext:value-type="float">
            <text:p>8341</text:p>
          </table:table-cell>
          <table:table-cell table:style-name="ce25" office:value-type="float" office:value="8384" calcext:value-type="float">
            <text:p>8384</text:p>
          </table:table-cell>
          <table:table-cell table:formula="of:=[.C84]-[.B84]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4]*[.F84]*200" office:value-type="float" office:value="1668200" calcext:value-type="float">
            <text:p>1668200</text:p>
          </table:table-cell>
          <table:table-cell table:formula="of:=[.G84]+[.D84]*200" office:value-type="float" office:value="1676800" calcext:value-type="float">
            <text:p>16768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5/26</text:p>
          </table:table-cell>
          <table:table-cell office:value-type="float" office:value="8401" calcext:value-type="float">
            <text:p>8401</text:p>
          </table:table-cell>
          <table:table-cell table:style-name="ce25" office:value-type="float" office:value="8383" calcext:value-type="float">
            <text:p>8383</text:p>
          </table:table-cell>
          <table:table-cell table:formula="of:=[.C85]-[.B85]" office:value-type="float" office:value="-18" calcext:value-type="float">
            <text:p>-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5]*[.F85]*200" office:value-type="float" office:value="1680200" calcext:value-type="float">
            <text:p>1680200</text:p>
          </table:table-cell>
          <table:table-cell table:formula="of:=[.G85]+[.D85]*200" office:value-type="float" office:value="1676600" calcext:value-type="float">
            <text:p>1676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5/27</text:p>
          </table:table-cell>
          <table:table-cell office:value-type="float" office:value="8416" calcext:value-type="float">
            <text:p>8416</text:p>
          </table:table-cell>
          <table:table-cell table:style-name="ce25" office:value-type="float" office:value="8462" calcext:value-type="float">
            <text:p>8462</text:p>
          </table:table-cell>
          <table:table-cell table:formula="of:=[.B86]-[.C86]" office:value-type="float" office:value="-46" calcext:value-type="float">
            <text:p>-4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6]*[.F86]*200" office:value-type="float" office:value="1683200" calcext:value-type="float">
            <text:p>1683200</text:p>
          </table:table-cell>
          <table:table-cell table:formula="of:=[.G86]+[.D86]*200" office:value-type="float" office:value="1674000" calcext:value-type="float">
            <text:p>1674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5/30</text:p>
          </table:table-cell>
          <table:table-cell office:value-type="float" office:value="8481" calcext:value-type="float">
            <text:p>8481</text:p>
          </table:table-cell>
          <table:table-cell table:style-name="ce25" office:value-type="float" office:value="8509" calcext:value-type="float">
            <text:p>8509</text:p>
          </table:table-cell>
          <table:table-cell table:formula="of:=[.B87]-[.C87]" office:value-type="float" office:value="-28" calcext:value-type="float">
            <text:p>-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7]*[.F87]*200" office:value-type="float" office:value="1696200" calcext:value-type="float">
            <text:p>1696200</text:p>
          </table:table-cell>
          <table:table-cell table:formula="of:=[.G87]+[.D87]*200" office:value-type="float" office:value="1690600" calcext:value-type="float">
            <text:p>1690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5/31</text:p>
          </table:table-cell>
          <table:table-cell office:value-type="float" office:value="8499" calcext:value-type="float">
            <text:p>8499</text:p>
          </table:table-cell>
          <table:table-cell table:style-name="ce25" office:value-type="float" office:value="8510" calcext:value-type="float">
            <text:p>8510</text:p>
          </table:table-cell>
          <table:table-cell table:formula="of:=[.B88]-[.C88]" office:value-type="float" office:value="-11" calcext:value-type="float">
            <text:p>-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8]*[.F88]*200" office:value-type="float" office:value="1699800" calcext:value-type="float">
            <text:p>1699800</text:p>
          </table:table-cell>
          <table:table-cell table:formula="of:=[.G88]+[.D88]*200" office:value-type="float" office:value="1697600" calcext:value-type="float">
            <text:p>1697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1</text:p>
          </table:table-cell>
          <table:table-cell office:value-type="float" office:value="8490" calcext:value-type="float">
            <text:p>8490</text:p>
          </table:table-cell>
          <table:table-cell table:style-name="ce25" office:value-type="float" office:value="8564" calcext:value-type="float">
            <text:p>8564</text:p>
          </table:table-cell>
          <table:table-cell table:formula="of:=[.B89]-[.C89]" office:value-type="float" office:value="-74" calcext:value-type="float">
            <text:p>-7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9]*[.F89]*200" office:value-type="float" office:value="1698000" calcext:value-type="float">
            <text:p>1698000</text:p>
          </table:table-cell>
          <table:table-cell table:formula="of:=[.G89]+[.D89]*200" office:value-type="float" office:value="1683200" calcext:value-type="float">
            <text:p>1683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2</text:p>
          </table:table-cell>
          <table:table-cell office:value-type="float" office:value="8568" calcext:value-type="float">
            <text:p>8568</text:p>
          </table:table-cell>
          <table:table-cell table:style-name="ce25" office:value-type="float" office:value="8550" calcext:value-type="float">
            <text:p>8550</text:p>
          </table:table-cell>
          <table:table-cell table:formula="of:=[.B90]-[.C90]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0]*[.F90]*200" office:value-type="float" office:value="1713600" calcext:value-type="float">
            <text:p>1713600</text:p>
          </table:table-cell>
          <table:table-cell table:formula="of:=[.G90]+[.D90]*200" office:value-type="float" office:value="1717200" calcext:value-type="float">
            <text:p>1717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3</text:p>
          </table:table-cell>
          <table:table-cell office:value-type="float" office:value="8561" calcext:value-type="float">
            <text:p>8561</text:p>
          </table:table-cell>
          <table:table-cell table:style-name="ce25" office:value-type="float" office:value="8565" calcext:value-type="float">
            <text:p>8565</text:p>
          </table:table-cell>
          <table:table-cell table:formula="of:=[.B91]-[.C91]" office:value-type="float" office:value="-4" calcext:value-type="float">
            <text:p>-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1]*[.F91]*200" office:value-type="float" office:value="1712200" calcext:value-type="float">
            <text:p>1712200</text:p>
          </table:table-cell>
          <table:table-cell table:formula="of:=[.G91]+[.D91]*200" office:value-type="float" office:value="1711400" calcext:value-type="float">
            <text:p>1711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4</text:p>
          </table:table-cell>
          <table:table-cell office:value-type="float" office:value="8566" calcext:value-type="float">
            <text:p>8566</text:p>
          </table:table-cell>
          <table:table-cell table:style-name="ce25" office:value-type="float" office:value="8577" calcext:value-type="float">
            <text:p>8577</text:p>
          </table:table-cell>
          <table:table-cell table:formula="of:=[.B92]-[.C92]" office:value-type="float" office:value="-11" calcext:value-type="float">
            <text:p>-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2]*[.F92]*200" office:value-type="float" office:value="1713200" calcext:value-type="float">
            <text:p>1713200</text:p>
          </table:table-cell>
          <table:table-cell table:formula="of:=[.G92]+[.D92]*200" office:value-type="float" office:value="1711000" calcext:value-type="float">
            <text:p>1711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6</text:p>
          </table:table-cell>
          <table:table-cell office:value-type="float" office:value="8575" calcext:value-type="float">
            <text:p>8575</text:p>
          </table:table-cell>
          <table:table-cell table:style-name="ce25" office:value-type="float" office:value="8573" calcext:value-type="float">
            <text:p>8573</text:p>
          </table:table-cell>
          <table:table-cell table:formula="of:=[.B93]-[.C9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3]*[.F93]*200" office:value-type="float" office:value="1715000" calcext:value-type="float">
            <text:p>1715000</text:p>
          </table:table-cell>
          <table:table-cell table:formula="of:=[.G93]+[.D93]*200" office:value-type="float" office:value="1715400" calcext:value-type="float">
            <text:p>1715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7</text:p>
          </table:table-cell>
          <table:table-cell office:value-type="float" office:value="8614" calcext:value-type="float">
            <text:p>8614</text:p>
          </table:table-cell>
          <table:table-cell table:style-name="ce25" office:value-type="float" office:value="8667" calcext:value-type="float">
            <text:p>8667</text:p>
          </table:table-cell>
          <table:table-cell table:formula="of:=[.B94]-[.C94]" office:value-type="float" office:value="-53" calcext:value-type="float">
            <text:p>-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4]*[.F94]*200" office:value-type="float" office:value="1722800" calcext:value-type="float">
            <text:p>1722800</text:p>
          </table:table-cell>
          <table:table-cell table:formula="of:=[.G94]+[.D94]*200" office:value-type="float" office:value="1712200" calcext:value-type="float">
            <text:p>1712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8</text:p>
          </table:table-cell>
          <table:table-cell office:value-type="float" office:value="8673" calcext:value-type="float">
            <text:p>8673</text:p>
          </table:table-cell>
          <table:table-cell table:style-name="ce25" office:value-type="float" office:value="8713" calcext:value-type="float">
            <text:p>8713</text:p>
          </table:table-cell>
          <table:table-cell table:formula="of:=[.B95]-[.C95]" office:value-type="float" office:value="-40" calcext:value-type="float">
            <text:p>-4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5]*[.F95]*200" office:value-type="float" office:value="1734600" calcext:value-type="float">
            <text:p>1734600</text:p>
          </table:table-cell>
          <table:table-cell table:formula="of:=[.G95]+[.D95]*200" office:value-type="float" office:value="1726600" calcext:value-type="float">
            <text:p>1726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13</text:p>
          </table:table-cell>
          <table:table-cell office:value-type="float" office:value="8635" calcext:value-type="float">
            <text:p>8635</text:p>
          </table:table-cell>
          <table:table-cell table:style-name="ce25" office:value-type="float" office:value="8525" calcext:value-type="float">
            <text:p>8525</text:p>
          </table:table-cell>
          <table:table-cell table:formula="of:=[.B96]-[.C96]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6]*[.F96]*200" office:value-type="float" office:value="1727000" calcext:value-type="float">
            <text:p>1727000</text:p>
          </table:table-cell>
          <table:table-cell table:formula="of:=[.G96]+[.D96]*200" office:value-type="float" office:value="1749000" calcext:value-type="float">
            <text:p>1749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14</text:p>
          </table:table-cell>
          <table:table-cell office:value-type="float" office:value="8495" calcext:value-type="float">
            <text:p>8495</text:p>
          </table:table-cell>
          <table:table-cell table:style-name="ce25" office:value-type="float" office:value="8574" calcext:value-type="float">
            <text:p>8574</text:p>
          </table:table-cell>
          <table:table-cell table:formula="of:=[.B97]-[.C97]" office:value-type="float" office:value="-79" calcext:value-type="float">
            <text:p>-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7]*[.F97]*200" office:value-type="float" office:value="1699000" calcext:value-type="float">
            <text:p>1699000</text:p>
          </table:table-cell>
          <table:table-cell table:formula="of:=[.G97]+[.D97]*200" office:value-type="float" office:value="1683200" calcext:value-type="float">
            <text:p>16832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15</text:p>
          </table:table-cell>
          <table:table-cell office:value-type="float" office:value="8552" calcext:value-type="float">
            <text:p>8552</text:p>
          </table:table-cell>
          <table:table-cell table:style-name="ce25" office:value-type="float" office:value="8602" calcext:value-type="float">
            <text:p>8602</text:p>
          </table:table-cell>
          <table:table-cell table:formula="of:=[.B98]-[.C98]" office:value-type="float" office:value="-50" calcext:value-type="float">
            <text:p>-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8]*[.F98]*200" office:value-type="float" office:value="1710400" calcext:value-type="float">
            <text:p>1710400</text:p>
          </table:table-cell>
          <table:table-cell table:formula="of:=[.G98]+[.D98]*200" office:value-type="float" office:value="1700400" calcext:value-type="float">
            <text:p>1700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16</text:p>
          </table:table-cell>
          <table:table-cell office:value-type="float" office:value="8410" calcext:value-type="float">
            <text:p>8410</text:p>
          </table:table-cell>
          <table:table-cell table:style-name="ce25" office:value-type="float" office:value="8281" calcext:value-type="float">
            <text:p>8281</text:p>
          </table:table-cell>
          <table:table-cell table:formula="of:=[.B99]-[.C99]" office:value-type="float" office:value="129" calcext:value-type="float">
            <text:p>12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9]*[.F99]*200" office:value-type="float" office:value="1682000" calcext:value-type="float">
            <text:p>1682000</text:p>
          </table:table-cell>
          <table:table-cell table:formula="of:=[.G99]+[.D99]*200" office:value-type="float" office:value="1707800" calcext:value-type="float">
            <text:p>17078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17</text:p>
          </table:table-cell>
          <table:table-cell office:value-type="float" office:value="8348" calcext:value-type="float">
            <text:p>8348</text:p>
          </table:table-cell>
          <table:table-cell table:style-name="ce25" office:value-type="float" office:value="8395" calcext:value-type="float">
            <text:p>8395</text:p>
          </table:table-cell>
          <table:table-cell table:formula="of:=[.B100]-[.C100]" office:value-type="float" office:value="-47" calcext:value-type="float">
            <text:p>-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0]*[.F100]*200" office:value-type="float" office:value="1669600" calcext:value-type="float">
            <text:p>1669600</text:p>
          </table:table-cell>
          <table:table-cell table:formula="of:=[.G100]+[.D100]*200" office:value-type="float" office:value="1660200" calcext:value-type="float">
            <text:p>1660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6/20</text:p>
          </table:table-cell>
          <table:table-cell office:value-type="float" office:value="8503" calcext:value-type="float">
            <text:p>8503</text:p>
          </table:table-cell>
          <table:table-cell table:style-name="ce25" office:value-type="float" office:value="8469" calcext:value-type="float">
            <text:p>8469</text:p>
          </table:table-cell>
          <table:table-cell table:formula="of:=[.B101]-[.C101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1]*[.F101]*200" office:value-type="float" office:value="1700600" calcext:value-type="float">
            <text:p>1700600</text:p>
          </table:table-cell>
          <table:table-cell table:formula="of:=[.G101]+[.D101]*200" office:value-type="float" office:value="1707400" calcext:value-type="float">
            <text:p>17074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6/21</text:p>
          </table:table-cell>
          <table:table-cell office:value-type="float" office:value="8459" calcext:value-type="float">
            <text:p>8459</text:p>
          </table:table-cell>
          <table:table-cell table:style-name="ce25" office:value-type="float" office:value="8510" calcext:value-type="float">
            <text:p>8510</text:p>
          </table:table-cell>
          <table:table-cell table:formula="of:=[.B102]-[.C102]" office:value-type="float" office:value="-51" calcext:value-type="float">
            <text:p>-5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2]*[.F102]*200" office:value-type="float" office:value="1691800" calcext:value-type="float">
            <text:p>1691800</text:p>
          </table:table-cell>
          <table:table-cell table:formula="of:=[.G102]+[.D102]*200" office:value-type="float" office:value="1681600" calcext:value-type="float">
            <text:p>16816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22</text:p>
          </table:table-cell>
          <table:table-cell office:value-type="float" office:value="8510" calcext:value-type="float">
            <text:p>8510</text:p>
          </table:table-cell>
          <table:table-cell table:style-name="ce25" office:value-type="float" office:value="8510" calcext:value-type="float">
            <text:p>8510</text:p>
          </table:table-cell>
          <table:table-cell table:formula="of:=[.B103]-[.C10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3]*[.F103]*200" office:value-type="float" office:value="1702000" calcext:value-type="float">
            <text:p>1702000</text:p>
          </table:table-cell>
          <table:table-cell table:formula="of:=[.G103]+[.D103]*200" office:value-type="float" office:value="1702000" calcext:value-type="float">
            <text:p>1702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23</text:p>
          </table:table-cell>
          <table:table-cell office:value-type="float" office:value="8515" calcext:value-type="float">
            <text:p>8515</text:p>
          </table:table-cell>
          <table:table-cell table:style-name="ce25" office:value-type="float" office:value="8510" calcext:value-type="float">
            <text:p>8510</text:p>
          </table:table-cell>
          <table:table-cell table:formula="of:=[.B104]-[.C104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4]*[.F104]*200" office:value-type="float" office:value="1703000" calcext:value-type="float">
            <text:p>1703000</text:p>
          </table:table-cell>
          <table:table-cell table:formula="of:=[.G104]+[.D104]*200" office:value-type="float" office:value="1704000" calcext:value-type="float">
            <text:p>17040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24</text:p>
          </table:table-cell>
          <table:table-cell office:value-type="float" office:value="8500" calcext:value-type="float">
            <text:p>8500</text:p>
          </table:table-cell>
          <table:table-cell table:style-name="ce25" office:value-type="float" office:value="8238" calcext:value-type="float">
            <text:p>8238</text:p>
          </table:table-cell>
          <table:table-cell table:formula="of:=[.B105]-[.C105]" office:value-type="float" office:value="262" calcext:value-type="float">
            <text:p>26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5]*[.F105]*200" office:value-type="float" office:value="1700000" calcext:value-type="float">
            <text:p>1700000</text:p>
          </table:table-cell>
          <table:table-cell table:formula="of:=[.G105]+[.D105]*200" office:value-type="float" office:value="1752400" calcext:value-type="float">
            <text:p>17524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2016/6/27</text:p>
          </table:table-cell>
          <table:table-cell office:value-type="float" office:value="8250" calcext:value-type="float">
            <text:p>8250</text:p>
          </table:table-cell>
          <table:table-cell table:style-name="ce25" office:value-type="float" office:value="8326" calcext:value-type="float">
            <text:p>8326</text:p>
          </table:table-cell>
          <table:table-cell table:formula="of:=[.B106]-[.C106]" office:value-type="float" office:value="-76" calcext:value-type="float">
            <text:p>-7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6]*[.F106]*200" office:value-type="float" office:value="1650000" calcext:value-type="float">
            <text:p>1650000</text:p>
          </table:table-cell>
          <table:table-cell table:formula="of:=[.G106]+[.D106]*200" office:value-type="float" office:value="1634800" calcext:value-type="float">
            <text:p>16348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6/28</text:p>
          </table:table-cell>
          <table:table-cell office:value-type="float" office:value="8274" calcext:value-type="float">
            <text:p>8274</text:p>
          </table:table-cell>
          <table:table-cell table:style-name="ce25" office:value-type="float" office:value="8376" calcext:value-type="float">
            <text:p>8376</text:p>
          </table:table-cell>
          <table:table-cell table:formula="of:=[.C107]-[.B107]"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7]*[.F107]*200" office:value-type="float" office:value="1654800" calcext:value-type="float">
            <text:p>1654800</text:p>
          </table:table-cell>
          <table:table-cell table:formula="of:=[.G107]+[.D107]*200" office:value-type="float" office:value="1675200" calcext:value-type="float">
            <text:p>16752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016/6/29</text:p>
          </table:table-cell>
          <table:table-cell office:value-type="float" office:value="8392" calcext:value-type="float">
            <text:p>8392</text:p>
          </table:table-cell>
          <table:table-cell table:style-name="ce25" office:value-type="float" office:value="8436" calcext:value-type="float">
            <text:p>8436</text:p>
          </table:table-cell>
          <table:table-cell table:formula="of:=[.C108]-[.B108]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8]*[.F108]*200" office:value-type="float" office:value="1678400" calcext:value-type="float">
            <text:p>1678400</text:p>
          </table:table-cell>
          <table:table-cell table:formula="of:=[.G108]+[.D108]*200" office:value-type="float" office:value="1687200" calcext:value-type="float">
            <text:p>1687200</text:p>
          </table:table-cell>
          <table:table-cell table:number-columns-repeated="3"/>
          <table:table-cell office:value-type="string" calcext:value-type="string">
            <text:p>roi</text:p>
          </table:table-cell>
        </table:table-row>
        <table:table-row table:style-name="ro1">
          <table:table-cell table:style-name="ce22" office:value-type="string" calcext:value-type="string">
            <text:p>2016/6/30</text:p>
          </table:table-cell>
          <table:table-cell office:value-type="float" office:value="8492" calcext:value-type="float">
            <text:p>8492</text:p>
          </table:table-cell>
          <table:table-cell table:style-name="ce25" office:value-type="float" office:value="8519" calcext:value-type="float">
            <text:p>8519</text:p>
          </table:table-cell>
          <table:table-cell table:formula="of:=[.C109]-[.B109]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9]*[.F109]*200" office:value-type="float" office:value="1698400" calcext:value-type="float">
            <text:p>1698400</text:p>
          </table:table-cell>
          <table:table-cell table:formula="of:=[.G109]+[.D109]*200" office:value-type="float" office:value="1703800" calcext:value-type="float">
            <text:p>1703800</text:p>
          </table:table-cell>
          <table:table-cell/>
          <table:table-cell office:value-type="float" office:value="1812354" calcext:value-type="float">
            <text:p>1812354</text:p>
          </table:table-cell>
          <table:table-cell office:value-type="float" office:value="18096400" calcext:value-type="float">
            <text:p>18096400</text:p>
          </table:table-cell>
          <table:table-cell table:formula="of:=[.J109]/[.K109]" office:value-type="float" office:value="0.10014997458058" calcext:value-type="float">
            <text:p>0.1001499746</text:p>
          </table:table-cell>
        </table:table-row>
        <table:table-row table:style-name="ro1">
          <table:table-cell table:style-name="ce20" office:value-type="string" calcext:value-type="string">
            <text:p>2016/7/1</text:p>
          </table:table-cell>
          <table:table-cell office:value-type="float" office:value="8568" calcext:value-type="float">
            <text:p>8568</text:p>
          </table:table-cell>
          <table:table-cell table:style-name="ce25" office:value-type="float" office:value="8623" calcext:value-type="float">
            <text:p>862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4</text:p>
          </table:table-cell>
          <table:table-cell office:value-type="float" office:value="8636" calcext:value-type="float">
            <text:p>8636</text:p>
          </table:table-cell>
          <table:table-cell table:style-name="ce25" office:value-type="float" office:value="8632" calcext:value-type="float">
            <text:p>863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5</text:p>
          </table:table-cell>
          <table:table-cell office:value-type="float" office:value="8600" calcext:value-type="float">
            <text:p>8600</text:p>
          </table:table-cell>
          <table:table-cell table:style-name="ce25" office:value-type="float" office:value="8610" calcext:value-type="float">
            <text:p>861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6</text:p>
          </table:table-cell>
          <table:table-cell office:value-type="float" office:value="8552" calcext:value-type="float">
            <text:p>8552</text:p>
          </table:table-cell>
          <table:table-cell table:style-name="ce25" office:value-type="float" office:value="8469" calcext:value-type="float">
            <text:p>846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7</text:p>
          </table:table-cell>
          <table:table-cell office:value-type="float" office:value="8508" calcext:value-type="float">
            <text:p>8508</text:p>
          </table:table-cell>
          <table:table-cell table:style-name="ce25" office:value-type="float" office:value="8561" calcext:value-type="float">
            <text:p>856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1</text:p>
          </table:table-cell>
          <table:table-cell office:value-type="float" office:value="8683" calcext:value-type="float">
            <text:p>8683</text:p>
          </table:table-cell>
          <table:table-cell table:style-name="ce25" office:value-type="float" office:value="8734" calcext:value-type="float">
            <text:p>873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2</text:p>
          </table:table-cell>
          <table:table-cell office:value-type="float" office:value="8751" calcext:value-type="float">
            <text:p>8751</text:p>
          </table:table-cell>
          <table:table-cell table:style-name="ce25" office:value-type="float" office:value="8776" calcext:value-type="float">
            <text:p>877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3</text:p>
          </table:table-cell>
          <table:table-cell office:value-type="float" office:value="8825" calcext:value-type="float">
            <text:p>8825</text:p>
          </table:table-cell>
          <table:table-cell table:style-name="ce25" office:value-type="float" office:value="8793" calcext:value-type="float">
            <text:p>879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4</text:p>
          </table:table-cell>
          <table:table-cell office:value-type="float" office:value="8800" calcext:value-type="float">
            <text:p>8800</text:p>
          </table:table-cell>
          <table:table-cell table:style-name="ce25" office:value-type="float" office:value="8813" calcext:value-type="float">
            <text:p>881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5</text:p>
          </table:table-cell>
          <table:table-cell office:value-type="float" office:value="8846" calcext:value-type="float">
            <text:p>8846</text:p>
          </table:table-cell>
          <table:table-cell table:style-name="ce25" office:value-type="float" office:value="8912" calcext:value-type="float">
            <text:p>891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8</text:p>
          </table:table-cell>
          <table:table-cell office:value-type="float" office:value="8918" calcext:value-type="float">
            <text:p>8918</text:p>
          </table:table-cell>
          <table:table-cell table:style-name="ce25" office:value-type="float" office:value="8999" calcext:value-type="float">
            <text:p>899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19</text:p>
          </table:table-cell>
          <table:table-cell office:value-type="float" office:value="9020" calcext:value-type="float">
            <text:p>9020</text:p>
          </table:table-cell>
          <table:table-cell table:style-name="ce25" office:value-type="float" office:value="9032" calcext:value-type="float">
            <text:p>903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0</text:p>
          </table:table-cell>
          <table:table-cell office:value-type="float" office:value="9010" calcext:value-type="float">
            <text:p>9010</text:p>
          </table:table-cell>
          <table:table-cell table:style-name="ce25" office:value-type="float" office:value="9003" calcext:value-type="float">
            <text:p>900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1</text:p>
          </table:table-cell>
          <table:table-cell office:value-type="float" office:value="8922" calcext:value-type="float">
            <text:p>8922</text:p>
          </table:table-cell>
          <table:table-cell table:style-name="ce25" office:value-type="float" office:value="8984" calcext:value-type="float">
            <text:p>898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2</text:p>
          </table:table-cell>
          <table:table-cell office:value-type="float" office:value="8965" calcext:value-type="float">
            <text:p>8965</text:p>
          </table:table-cell>
          <table:table-cell table:style-name="ce25" office:value-type="float" office:value="8927" calcext:value-type="float">
            <text:p>892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5</text:p>
          </table:table-cell>
          <table:table-cell office:value-type="float" office:value="8967" calcext:value-type="float">
            <text:p>8967</text:p>
          </table:table-cell>
          <table:table-cell table:style-name="ce25" office:value-type="float" office:value="8891" calcext:value-type="float">
            <text:p>889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6</text:p>
          </table:table-cell>
          <table:table-cell office:value-type="float" office:value="8871" calcext:value-type="float">
            <text:p>8871</text:p>
          </table:table-cell>
          <table:table-cell table:style-name="ce25" office:value-type="float" office:value="8965" calcext:value-type="float">
            <text:p>896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7</text:p>
          </table:table-cell>
          <table:table-cell office:value-type="float" office:value="9016" calcext:value-type="float">
            <text:p>9016</text:p>
          </table:table-cell>
          <table:table-cell table:style-name="ce25" office:value-type="float" office:value="8979" calcext:value-type="float">
            <text:p>897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8</text:p>
          </table:table-cell>
          <table:table-cell office:value-type="float" office:value="8982" calcext:value-type="float">
            <text:p>8982</text:p>
          </table:table-cell>
          <table:table-cell table:style-name="ce25" office:value-type="float" office:value="8979" calcext:value-type="float">
            <text:p>897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7/29</text:p>
          </table:table-cell>
          <table:table-cell office:value-type="float" office:value="9003" calcext:value-type="float">
            <text:p>9003</text:p>
          </table:table-cell>
          <table:table-cell table:style-name="ce25" office:value-type="float" office:value="8894" calcext:value-type="float">
            <text:p>889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</text:p>
          </table:table-cell>
          <table:table-cell office:value-type="float" office:value="8940" calcext:value-type="float">
            <text:p>8940</text:p>
          </table:table-cell>
          <table:table-cell table:style-name="ce25" office:value-type="float" office:value="9040" calcext:value-type="float">
            <text:p>904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</text:p>
          </table:table-cell>
          <table:table-cell office:value-type="float" office:value="9014" calcext:value-type="float">
            <text:p>9014</text:p>
          </table:table-cell>
          <table:table-cell table:style-name="ce25" office:value-type="float" office:value="9012" calcext:value-type="float">
            <text:p>901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3</text:p>
          </table:table-cell>
          <table:table-cell office:value-type="float" office:value="8914" calcext:value-type="float">
            <text:p>8914</text:p>
          </table:table-cell>
          <table:table-cell table:style-name="ce25" office:value-type="float" office:value="8935" calcext:value-type="float">
            <text:p>893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4</text:p>
          </table:table-cell>
          <table:table-cell office:value-type="float" office:value="8990" calcext:value-type="float">
            <text:p>8990</text:p>
          </table:table-cell>
          <table:table-cell table:style-name="ce25" office:value-type="float" office:value="8970" calcext:value-type="float">
            <text:p>897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5</text:p>
          </table:table-cell>
          <table:table-cell office:value-type="float" office:value="8996" calcext:value-type="float">
            <text:p>8996</text:p>
          </table:table-cell>
          <table:table-cell table:style-name="ce25" office:value-type="float" office:value="9062" calcext:value-type="float">
            <text:p>906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8</text:p>
          </table:table-cell>
          <table:table-cell office:value-type="float" office:value="9133" calcext:value-type="float">
            <text:p>9133</text:p>
          </table:table-cell>
          <table:table-cell table:style-name="ce25" office:value-type="float" office:value="9116" calcext:value-type="float">
            <text:p>911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9</text:p>
          </table:table-cell>
          <table:table-cell office:value-type="float" office:value="9122" calcext:value-type="float">
            <text:p>9122</text:p>
          </table:table-cell>
          <table:table-cell table:style-name="ce25" office:value-type="float" office:value="9117" calcext:value-type="float">
            <text:p>911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0</text:p>
          </table:table-cell>
          <table:table-cell office:value-type="float" office:value="9136" calcext:value-type="float">
            <text:p>9136</text:p>
          </table:table-cell>
          <table:table-cell table:style-name="ce25" office:value-type="float" office:value="9149" calcext:value-type="float">
            <text:p>914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1</text:p>
          </table:table-cell>
          <table:table-cell office:value-type="float" office:value="9125" calcext:value-type="float">
            <text:p>9125</text:p>
          </table:table-cell>
          <table:table-cell table:style-name="ce25" office:value-type="float" office:value="9087" calcext:value-type="float">
            <text:p>908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2</text:p>
          </table:table-cell>
          <table:table-cell office:value-type="float" office:value="9129" calcext:value-type="float">
            <text:p>9129</text:p>
          </table:table-cell>
          <table:table-cell table:style-name="ce25" office:value-type="float" office:value="9130" calcext:value-type="float">
            <text:p>913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5</text:p>
          </table:table-cell>
          <table:table-cell office:value-type="float" office:value="9147" calcext:value-type="float">
            <text:p>9147</text:p>
          </table:table-cell>
          <table:table-cell table:style-name="ce25" office:value-type="float" office:value="9124" calcext:value-type="float">
            <text:p>912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6</text:p>
          </table:table-cell>
          <table:table-cell office:value-type="float" office:value="9155" calcext:value-type="float">
            <text:p>9155</text:p>
          </table:table-cell>
          <table:table-cell table:style-name="ce25" office:value-type="float" office:value="9085" calcext:value-type="float">
            <text:p>908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7</text:p>
          </table:table-cell>
          <table:table-cell office:value-type="float" office:value="9073" calcext:value-type="float">
            <text:p>9073</text:p>
          </table:table-cell>
          <table:table-cell table:style-name="ce25" office:value-type="float" office:value="9121" calcext:value-type="float">
            <text:p>912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8</text:p>
          </table:table-cell>
          <table:table-cell office:value-type="float" office:value="9010" calcext:value-type="float">
            <text:p>9010</text:p>
          </table:table-cell>
          <table:table-cell table:style-name="ce25" office:value-type="float" office:value="9041" calcext:value-type="float">
            <text:p>904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19</text:p>
          </table:table-cell>
          <table:table-cell office:value-type="float" office:value="9050" calcext:value-type="float">
            <text:p>9050</text:p>
          </table:table-cell>
          <table:table-cell table:style-name="ce25" office:value-type="float" office:value="8948" calcext:value-type="float">
            <text:p>894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2</text:p>
          </table:table-cell>
          <table:table-cell office:value-type="float" office:value="8941" calcext:value-type="float">
            <text:p>8941</text:p>
          </table:table-cell>
          <table:table-cell table:style-name="ce25" office:value-type="float" office:value="8895" calcext:value-type="float">
            <text:p>889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3</text:p>
          </table:table-cell>
          <table:table-cell office:value-type="float" office:value="8921" calcext:value-type="float">
            <text:p>8921</text:p>
          </table:table-cell>
          <table:table-cell table:style-name="ce25" office:value-type="float" office:value="8983" calcext:value-type="float">
            <text:p>898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4</text:p>
          </table:table-cell>
          <table:table-cell office:value-type="float" office:value="9002" calcext:value-type="float">
            <text:p>9002</text:p>
          </table:table-cell>
          <table:table-cell table:style-name="ce25" office:value-type="float" office:value="8954" calcext:value-type="float">
            <text:p>895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5</text:p>
          </table:table-cell>
          <table:table-cell office:value-type="float" office:value="8942" calcext:value-type="float">
            <text:p>8942</text:p>
          </table:table-cell>
          <table:table-cell table:style-name="ce25" office:value-type="float" office:value="9070" calcext:value-type="float">
            <text:p>907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6</text:p>
          </table:table-cell>
          <table:table-cell office:value-type="float" office:value="9055" calcext:value-type="float">
            <text:p>9055</text:p>
          </table:table-cell>
          <table:table-cell table:style-name="ce25" office:value-type="float" office:value="9080" calcext:value-type="float">
            <text:p>908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29</text:p>
          </table:table-cell>
          <table:table-cell office:value-type="float" office:value="9045" calcext:value-type="float">
            <text:p>9045</text:p>
          </table:table-cell>
          <table:table-cell table:style-name="ce25" office:value-type="float" office:value="9042" calcext:value-type="float">
            <text:p>904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30</text:p>
          </table:table-cell>
          <table:table-cell office:value-type="float" office:value="9075" calcext:value-type="float">
            <text:p>9075</text:p>
          </table:table-cell>
          <table:table-cell table:style-name="ce25" office:value-type="float" office:value="9035" calcext:value-type="float">
            <text:p>903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8/31</text:p>
          </table:table-cell>
          <table:table-cell office:value-type="float" office:value="9018" calcext:value-type="float">
            <text:p>9018</text:p>
          </table:table-cell>
          <table:table-cell table:style-name="ce25" office:value-type="float" office:value="8976" calcext:value-type="float">
            <text:p>897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1</text:p>
          </table:table-cell>
          <table:table-cell office:value-type="float" office:value="8971" calcext:value-type="float">
            <text:p>8971</text:p>
          </table:table-cell>
          <table:table-cell table:style-name="ce25" office:value-type="float" office:value="8942" calcext:value-type="float">
            <text:p>894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</text:p>
          </table:table-cell>
          <table:table-cell office:value-type="float" office:value="8948" calcext:value-type="float">
            <text:p>8948</text:p>
          </table:table-cell>
          <table:table-cell table:style-name="ce25" office:value-type="float" office:value="8932" calcext:value-type="float">
            <text:p>893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5</text:p>
          </table:table-cell>
          <table:table-cell office:value-type="float" office:value="9000" calcext:value-type="float">
            <text:p>9000</text:p>
          </table:table-cell>
          <table:table-cell table:style-name="ce25" office:value-type="float" office:value="9063" calcext:value-type="float">
            <text:p>906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6</text:p>
          </table:table-cell>
          <table:table-cell office:value-type="float" office:value="9073" calcext:value-type="float">
            <text:p>9073</text:p>
          </table:table-cell>
          <table:table-cell table:style-name="ce25" office:value-type="float" office:value="9151" calcext:value-type="float">
            <text:p>915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7</text:p>
          </table:table-cell>
          <table:table-cell office:value-type="float" office:value="9156" calcext:value-type="float">
            <text:p>9156</text:p>
          </table:table-cell>
          <table:table-cell table:style-name="ce25" office:value-type="float" office:value="9253" calcext:value-type="float">
            <text:p>925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8</text:p>
          </table:table-cell>
          <table:table-cell office:value-type="float" office:value="9251" calcext:value-type="float">
            <text:p>9251</text:p>
          </table:table-cell>
          <table:table-cell table:style-name="ce25" office:value-type="float" office:value="9239" calcext:value-type="float">
            <text:p>923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9</text:p>
          </table:table-cell>
          <table:table-cell office:value-type="float" office:value="9182" calcext:value-type="float">
            <text:p>9182</text:p>
          </table:table-cell>
          <table:table-cell table:style-name="ce25" office:value-type="float" office:value="9126" calcext:value-type="float">
            <text:p>912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10</text:p>
          </table:table-cell>
          <table:table-cell office:value-type="float" office:value="8930" calcext:value-type="float">
            <text:p>8930</text:p>
          </table:table-cell>
          <table:table-cell table:style-name="ce25" office:value-type="float" office:value="8953" calcext:value-type="float">
            <text:p>895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12</text:p>
          </table:table-cell>
          <table:table-cell office:value-type="float" office:value="8990" calcext:value-type="float">
            <text:p>8990</text:p>
          </table:table-cell>
          <table:table-cell table:style-name="ce25" office:value-type="float" office:value="8900" calcext:value-type="float">
            <text:p>890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13</text:p>
          </table:table-cell>
          <table:table-cell office:value-type="float" office:value="8974" calcext:value-type="float">
            <text:p>8974</text:p>
          </table:table-cell>
          <table:table-cell table:style-name="ce25" office:value-type="float" office:value="8905" calcext:value-type="float">
            <text:p>8905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9/14</text:p>
          </table:table-cell>
          <table:table-cell office:value-type="float" office:value="8866" calcext:value-type="float">
            <text:p>8866</text:p>
          </table:table-cell>
          <table:table-cell table:style-name="ce25" office:value-type="float" office:value="8875" calcext:value-type="float">
            <text:p>8875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9/19</text:p>
          </table:table-cell>
          <table:table-cell office:value-type="float" office:value="8949" calcext:value-type="float">
            <text:p>8949</text:p>
          </table:table-cell>
          <table:table-cell table:style-name="ce25" office:value-type="float" office:value="9149" calcext:value-type="float">
            <text:p>914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0</text:p>
          </table:table-cell>
          <table:table-cell office:value-type="float" office:value="9142" calcext:value-type="float">
            <text:p>9142</text:p>
          </table:table-cell>
          <table:table-cell table:style-name="ce25" office:value-type="float" office:value="9142" calcext:value-type="float">
            <text:p>914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1</text:p>
          </table:table-cell>
          <table:table-cell office:value-type="float" office:value="9129" calcext:value-type="float">
            <text:p>9129</text:p>
          </table:table-cell>
          <table:table-cell table:style-name="ce25" office:value-type="float" office:value="9221" calcext:value-type="float">
            <text:p>922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2</text:p>
          </table:table-cell>
          <table:table-cell office:value-type="float" office:value="9221" calcext:value-type="float">
            <text:p>9221</text:p>
          </table:table-cell>
          <table:table-cell table:style-name="ce25" office:value-type="float" office:value="9187" calcext:value-type="float">
            <text:p>918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3</text:p>
          </table:table-cell>
          <table:table-cell office:value-type="float" office:value="9234" calcext:value-type="float">
            <text:p>9234</text:p>
          </table:table-cell>
          <table:table-cell table:style-name="ce25" office:value-type="float" office:value="9236" calcext:value-type="float">
            <text:p>923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6</text:p>
          </table:table-cell>
          <table:table-cell office:value-type="float" office:value="9222" calcext:value-type="float">
            <text:p>9222</text:p>
          </table:table-cell>
          <table:table-cell table:style-name="ce25" office:value-type="float" office:value="9152" calcext:value-type="float">
            <text:p>915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29</text:p>
          </table:table-cell>
          <table:table-cell office:value-type="float" office:value="9226" calcext:value-type="float">
            <text:p>9226</text:p>
          </table:table-cell>
          <table:table-cell table:style-name="ce25" office:value-type="float" office:value="9251" calcext:value-type="float">
            <text:p>925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9/30</text:p>
          </table:table-cell>
          <table:table-cell office:value-type="float" office:value="9183" calcext:value-type="float">
            <text:p>9183</text:p>
          </table:table-cell>
          <table:table-cell table:style-name="ce25" office:value-type="float" office:value="9130" calcext:value-type="float">
            <text:p>913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3</text:p>
          </table:table-cell>
          <table:table-cell office:value-type="float" office:value="9205" calcext:value-type="float">
            <text:p>9205</text:p>
          </table:table-cell>
          <table:table-cell table:style-name="ce25" office:value-type="float" office:value="9193" calcext:value-type="float">
            <text:p>919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4</text:p>
          </table:table-cell>
          <table:table-cell office:value-type="float" office:value="9202" calcext:value-type="float">
            <text:p>9202</text:p>
          </table:table-cell>
          <table:table-cell table:style-name="ce25" office:value-type="float" office:value="9251" calcext:value-type="float">
            <text:p>925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5</text:p>
          </table:table-cell>
          <table:table-cell office:value-type="float" office:value="9210" calcext:value-type="float">
            <text:p>9210</text:p>
          </table:table-cell>
          <table:table-cell table:style-name="ce25" office:value-type="float" office:value="9238" calcext:value-type="float">
            <text:p>923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6</text:p>
          </table:table-cell>
          <table:table-cell office:value-type="float" office:value="9281" calcext:value-type="float">
            <text:p>9281</text:p>
          </table:table-cell>
          <table:table-cell table:style-name="ce25" office:value-type="float" office:value="9257" calcext:value-type="float">
            <text:p>925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7</text:p>
          </table:table-cell>
          <table:table-cell office:value-type="float" office:value="9250" calcext:value-type="float">
            <text:p>9250</text:p>
          </table:table-cell>
          <table:table-cell table:style-name="ce25" office:value-type="float" office:value="9251" calcext:value-type="float">
            <text:p>925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1</text:p>
          </table:table-cell>
          <table:table-cell office:value-type="float" office:value="9300" calcext:value-type="float">
            <text:p>9300</text:p>
          </table:table-cell>
          <table:table-cell table:style-name="ce25" office:value-type="float" office:value="9189" calcext:value-type="float">
            <text:p>918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2</text:p>
          </table:table-cell>
          <table:table-cell office:value-type="float" office:value="9180" calcext:value-type="float">
            <text:p>9180</text:p>
          </table:table-cell>
          <table:table-cell table:style-name="ce25" office:value-type="float" office:value="9259" calcext:value-type="float">
            <text:p>925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3</text:p>
          </table:table-cell>
          <table:table-cell office:value-type="float" office:value="9268" calcext:value-type="float">
            <text:p>9268</text:p>
          </table:table-cell>
          <table:table-cell table:style-name="ce25" office:value-type="float" office:value="9201" calcext:value-type="float">
            <text:p>920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4</text:p>
          </table:table-cell>
          <table:table-cell office:value-type="float" office:value="9207" calcext:value-type="float">
            <text:p>9207</text:p>
          </table:table-cell>
          <table:table-cell table:style-name="ce25" office:value-type="float" office:value="9167" calcext:value-type="float">
            <text:p>916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7</text:p>
          </table:table-cell>
          <table:table-cell office:value-type="float" office:value="9178" calcext:value-type="float">
            <text:p>9178</text:p>
          </table:table-cell>
          <table:table-cell table:style-name="ce25" office:value-type="float" office:value="9167" calcext:value-type="float">
            <text:p>916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8</text:p>
          </table:table-cell>
          <table:table-cell office:value-type="float" office:value="9183" calcext:value-type="float">
            <text:p>9183</text:p>
          </table:table-cell>
          <table:table-cell table:style-name="ce25" office:value-type="float" office:value="9210" calcext:value-type="float">
            <text:p>921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19</text:p>
          </table:table-cell>
          <table:table-cell office:value-type="float" office:value="9223" calcext:value-type="float">
            <text:p>9223</text:p>
          </table:table-cell>
          <table:table-cell table:style-name="ce25" office:value-type="float" office:value="9280" calcext:value-type="float">
            <text:p>928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0</text:p>
          </table:table-cell>
          <table:table-cell office:value-type="float" office:value="9269" calcext:value-type="float">
            <text:p>9269</text:p>
          </table:table-cell>
          <table:table-cell table:style-name="ce25" office:value-type="float" office:value="9277" calcext:value-type="float">
            <text:p>927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1</text:p>
          </table:table-cell>
          <table:table-cell office:value-type="float" office:value="9259" calcext:value-type="float">
            <text:p>9259</text:p>
          </table:table-cell>
          <table:table-cell table:style-name="ce25" office:value-type="float" office:value="9264" calcext:value-type="float">
            <text:p>926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4</text:p>
          </table:table-cell>
          <table:table-cell office:value-type="float" office:value="9294" calcext:value-type="float">
            <text:p>9294</text:p>
          </table:table-cell>
          <table:table-cell table:style-name="ce25" office:value-type="float" office:value="9309" calcext:value-type="float">
            <text:p>930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5</text:p>
          </table:table-cell>
          <table:table-cell office:value-type="float" office:value="9328" calcext:value-type="float">
            <text:p>9328</text:p>
          </table:table-cell>
          <table:table-cell table:style-name="ce25" office:value-type="float" office:value="9375" calcext:value-type="float">
            <text:p>937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6</text:p>
          </table:table-cell>
          <table:table-cell office:value-type="float" office:value="9340" calcext:value-type="float">
            <text:p>9340</text:p>
          </table:table-cell>
          <table:table-cell table:style-name="ce25" office:value-type="float" office:value="9334" calcext:value-type="float">
            <text:p>933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7</text:p>
          </table:table-cell>
          <table:table-cell office:value-type="float" office:value="9324" calcext:value-type="float">
            <text:p>9324</text:p>
          </table:table-cell>
          <table:table-cell table:style-name="ce25" office:value-type="float" office:value="9288" calcext:value-type="float">
            <text:p>928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28</text:p>
          </table:table-cell>
          <table:table-cell office:value-type="float" office:value="9286" calcext:value-type="float">
            <text:p>9286</text:p>
          </table:table-cell>
          <table:table-cell table:style-name="ce25" office:value-type="float" office:value="9279" calcext:value-type="float">
            <text:p>927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0/31</text:p>
          </table:table-cell>
          <table:table-cell office:value-type="float" office:value="9263" calcext:value-type="float">
            <text:p>9263</text:p>
          </table:table-cell>
          <table:table-cell table:style-name="ce25" office:value-type="float" office:value="9284" calcext:value-type="float">
            <text:p>928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1</text:p>
          </table:table-cell>
          <table:table-cell office:value-type="float" office:value="9259" calcext:value-type="float">
            <text:p>9259</text:p>
          </table:table-cell>
          <table:table-cell table:style-name="ce25" office:value-type="float" office:value="9278" calcext:value-type="float">
            <text:p>927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2</text:p>
          </table:table-cell>
          <table:table-cell office:value-type="float" office:value="9199" calcext:value-type="float">
            <text:p>9199</text:p>
          </table:table-cell>
          <table:table-cell table:style-name="ce25" office:value-type="float" office:value="9158" calcext:value-type="float">
            <text:p>915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3</text:p>
          </table:table-cell>
          <table:table-cell office:value-type="float" office:value="9131" calcext:value-type="float">
            <text:p>9131</text:p>
          </table:table-cell>
          <table:table-cell table:style-name="ce25" office:value-type="float" office:value="9088" calcext:value-type="float">
            <text:p>908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4</text:p>
          </table:table-cell>
          <table:table-cell office:value-type="float" office:value="9058" calcext:value-type="float">
            <text:p>9058</text:p>
          </table:table-cell>
          <table:table-cell table:style-name="ce25" office:value-type="float" office:value="9063" calcext:value-type="float">
            <text:p>9063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2016/11/7</text:p>
          </table:table-cell>
          <table:table-cell office:value-type="float" office:value="9131" calcext:value-type="float">
            <text:p>9131</text:p>
          </table:table-cell>
          <table:table-cell table:style-name="ce25" office:value-type="float" office:value="9196" calcext:value-type="float">
            <text:p>9196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2016/11/8</text:p>
          </table:table-cell>
          <table:table-cell office:value-type="float" office:value="9216" calcext:value-type="float">
            <text:p>9216</text:p>
          </table:table-cell>
          <table:table-cell table:style-name="ce25" office:value-type="float" office:value="9223" calcext:value-type="float">
            <text:p>9223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2016/11/9</text:p>
          </table:table-cell>
          <table:table-cell office:value-type="float" office:value="9223" calcext:value-type="float">
            <text:p>9223</text:p>
          </table:table-cell>
          <table:table-cell table:style-name="ce25" office:value-type="float" office:value="8926" calcext:value-type="float">
            <text:p>8926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2016/11/10</text:p>
          </table:table-cell>
          <table:table-cell office:value-type="float" office:value="9140" calcext:value-type="float">
            <text:p>9140</text:p>
          </table:table-cell>
          <table:table-cell table:style-name="ce25" office:value-type="float" office:value="9176" calcext:value-type="float">
            <text:p>917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11</text:p>
          </table:table-cell>
          <table:table-cell office:value-type="float" office:value="9048" calcext:value-type="float">
            <text:p>9048</text:p>
          </table:table-cell>
          <table:table-cell table:style-name="ce25" office:value-type="float" office:value="8967" calcext:value-type="float">
            <text:p>8967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14</text:p>
          </table:table-cell>
          <table:table-cell office:value-type="float" office:value="8957" calcext:value-type="float">
            <text:p>8957</text:p>
          </table:table-cell>
          <table:table-cell table:style-name="ce25" office:value-type="float" office:value="8945" calcext:value-type="float">
            <text:p>8945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15</text:p>
          </table:table-cell>
          <table:table-cell office:value-type="float" office:value="8900" calcext:value-type="float">
            <text:p>8900</text:p>
          </table:table-cell>
          <table:table-cell table:style-name="ce25" office:value-type="float" office:value="8938" calcext:value-type="float">
            <text:p>8938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16</text:p>
          </table:table-cell>
          <table:table-cell office:value-type="float" office:value="8990" calcext:value-type="float">
            <text:p>8990</text:p>
          </table:table-cell>
          <table:table-cell table:style-name="ce25" office:value-type="float" office:value="8984" calcext:value-type="float">
            <text:p>8984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17</text:p>
          </table:table-cell>
          <table:table-cell office:value-type="float" office:value="8942" calcext:value-type="float">
            <text:p>8942</text:p>
          </table:table-cell>
          <table:table-cell table:style-name="ce25" office:value-type="float" office:value="8960" calcext:value-type="float">
            <text:p>8960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18</text:p>
          </table:table-cell>
          <table:table-cell office:value-type="float" office:value="8979" calcext:value-type="float">
            <text:p>8979</text:p>
          </table:table-cell>
          <table:table-cell table:style-name="ce25" office:value-type="float" office:value="8987" calcext:value-type="float">
            <text:p>8987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21</text:p>
          </table:table-cell>
          <table:table-cell office:value-type="float" office:value="8980" calcext:value-type="float">
            <text:p>8980</text:p>
          </table:table-cell>
          <table:table-cell table:style-name="ce25" office:value-type="float" office:value="9017" calcext:value-type="float">
            <text:p>9017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1/22</text:p>
          </table:table-cell>
          <table:table-cell office:value-type="float" office:value="9050" calcext:value-type="float">
            <text:p>9050</text:p>
          </table:table-cell>
          <table:table-cell table:style-name="ce25" office:value-type="float" office:value="9139" calcext:value-type="float">
            <text:p>913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23</text:p>
          </table:table-cell>
          <table:table-cell office:value-type="float" office:value="9150" calcext:value-type="float">
            <text:p>9150</text:p>
          </table:table-cell>
          <table:table-cell table:style-name="ce25" office:value-type="float" office:value="9177" calcext:value-type="float">
            <text:p>917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24</text:p>
          </table:table-cell>
          <table:table-cell office:value-type="float" office:value="9156" calcext:value-type="float">
            <text:p>9156</text:p>
          </table:table-cell>
          <table:table-cell table:style-name="ce25" office:value-type="float" office:value="9142" calcext:value-type="float">
            <text:p>914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25</text:p>
          </table:table-cell>
          <table:table-cell office:value-type="float" office:value="9142" calcext:value-type="float">
            <text:p>9142</text:p>
          </table:table-cell>
          <table:table-cell table:style-name="ce25" office:value-type="float" office:value="9161" calcext:value-type="float">
            <text:p>916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28</text:p>
          </table:table-cell>
          <table:table-cell office:value-type="float" office:value="9157" calcext:value-type="float">
            <text:p>9157</text:p>
          </table:table-cell>
          <table:table-cell table:style-name="ce25" office:value-type="float" office:value="9223" calcext:value-type="float">
            <text:p>922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29</text:p>
          </table:table-cell>
          <table:table-cell office:value-type="float" office:value="9222" calcext:value-type="float">
            <text:p>9222</text:p>
          </table:table-cell>
          <table:table-cell table:style-name="ce25" office:value-type="float" office:value="9202" calcext:value-type="float">
            <text:p>920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1/30</text:p>
          </table:table-cell>
          <table:table-cell office:value-type="float" office:value="9211" calcext:value-type="float">
            <text:p>9211</text:p>
          </table:table-cell>
          <table:table-cell table:style-name="ce25" office:value-type="float" office:value="9227" calcext:value-type="float">
            <text:p>922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</text:p>
          </table:table-cell>
          <table:table-cell office:value-type="float" office:value="9229" calcext:value-type="float">
            <text:p>9229</text:p>
          </table:table-cell>
          <table:table-cell table:style-name="ce25"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2</text:p>
          </table:table-cell>
          <table:table-cell office:value-type="float" office:value="9199" calcext:value-type="float">
            <text:p>9199</text:p>
          </table:table-cell>
          <table:table-cell table:style-name="ce25" office:value-type="float" office:value="9163" calcext:value-type="float">
            <text:p>9163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5</text:p>
          </table:table-cell>
          <table:table-cell office:value-type="float" office:value="9159" calcext:value-type="float">
            <text:p>9159</text:p>
          </table:table-cell>
          <table:table-cell table:style-name="ce25" office:value-type="float" office:value="9157" calcext:value-type="float">
            <text:p>915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6</text:p>
          </table:table-cell>
          <table:table-cell office:value-type="float" office:value="9232" calcext:value-type="float">
            <text:p>9232</text:p>
          </table:table-cell>
          <table:table-cell table:style-name="ce25" office:value-type="float" office:value="9262" calcext:value-type="float">
            <text:p>926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7</text:p>
          </table:table-cell>
          <table:table-cell office:value-type="float" office:value="9300" calcext:value-type="float">
            <text:p>9300</text:p>
          </table:table-cell>
          <table:table-cell table:style-name="ce25" office:value-type="float" office:value="9262" calcext:value-type="float">
            <text:p>9262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8</text:p>
          </table:table-cell>
          <table:table-cell office:value-type="float" office:value="9360" calcext:value-type="float">
            <text:p>9360</text:p>
          </table:table-cell>
          <table:table-cell table:style-name="ce25" office:value-type="float" office:value="9368" calcext:value-type="float">
            <text:p>936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9</text:p>
          </table:table-cell>
          <table:table-cell office:value-type="float" office:value="9377" calcext:value-type="float">
            <text:p>9377</text:p>
          </table:table-cell>
          <table:table-cell table:style-name="ce25" office:value-type="float" office:value="9389" calcext:value-type="float">
            <text:p>938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2</text:p>
          </table:table-cell>
          <table:table-cell office:value-type="float" office:value="9420" calcext:value-type="float">
            <text:p>9420</text:p>
          </table:table-cell>
          <table:table-cell table:style-name="ce25" office:value-type="float" office:value="9356" calcext:value-type="float">
            <text:p>9356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3</text:p>
          </table:table-cell>
          <table:table-cell office:value-type="float" office:value="9340" calcext:value-type="float">
            <text:p>9340</text:p>
          </table:table-cell>
          <table:table-cell table:style-name="ce25" office:value-type="float" office:value="9379" calcext:value-type="float">
            <text:p>937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4</text:p>
          </table:table-cell>
          <table:table-cell office:value-type="float" office:value="9409" calcext:value-type="float">
            <text:p>9409</text:p>
          </table:table-cell>
          <table:table-cell table:style-name="ce25" office:value-type="float" office:value="9369" calcext:value-type="float">
            <text:p>9369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5</text:p>
          </table:table-cell>
          <table:table-cell office:value-type="float" office:value="9330" calcext:value-type="float">
            <text:p>9330</text:p>
          </table:table-cell>
          <table:table-cell table:style-name="ce25" office:value-type="float" office:value="9368" calcext:value-type="float">
            <text:p>9368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6</text:p>
          </table:table-cell>
          <table:table-cell office:value-type="float" office:value="9367" calcext:value-type="float">
            <text:p>9367</text:p>
          </table:table-cell>
          <table:table-cell table:style-name="ce25" office:value-type="float" office:value="9311" calcext:value-type="float">
            <text:p>9311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19</text:p>
          </table:table-cell>
          <table:table-cell office:value-type="float" office:value="9290" calcext:value-type="float">
            <text:p>9290</text:p>
          </table:table-cell>
          <table:table-cell table:style-name="ce25" office:value-type="float" office:value="9244" calcext:value-type="float">
            <text:p>924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20</text:p>
          </table:table-cell>
          <table:table-cell office:value-type="float" office:value="9261" calcext:value-type="float">
            <text:p>9261</text:p>
          </table:table-cell>
          <table:table-cell table:style-name="ce25" office:value-type="float" office:value="9260" calcext:value-type="float">
            <text:p>926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6/12/21</text:p>
          </table:table-cell>
          <table:table-cell office:value-type="float" office:value="9261" calcext:value-type="float">
            <text:p>9261</text:p>
          </table:table-cell>
          <table:table-cell table:style-name="ce25" office:value-type="float" office:value="9232" calcext:value-type="float">
            <text:p>9232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2/22</text:p>
          </table:table-cell>
          <table:table-cell office:value-type="float" office:value="9211" calcext:value-type="float">
            <text:p>9211</text:p>
          </table:table-cell>
          <table:table-cell table:style-name="ce25" office:value-type="float" office:value="9128" calcext:value-type="float">
            <text:p>9128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2/23</text:p>
          </table:table-cell>
          <table:table-cell office:value-type="float" office:value="9115" calcext:value-type="float">
            <text:p>9115</text:p>
          </table:table-cell>
          <table:table-cell table:style-name="ce25" office:value-type="float" office:value="9092" calcext:value-type="float">
            <text:p>9092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2/26</text:p>
          </table:table-cell>
          <table:table-cell office:value-type="float" office:value="9107" calcext:value-type="float">
            <text:p>9107</text:p>
          </table:table-cell>
          <table:table-cell table:style-name="ce25" office:value-type="float" office:value="9124" calcext:value-type="float">
            <text:p>9124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2/27</text:p>
          </table:table-cell>
          <table:table-cell office:value-type="float" office:value="9123" calcext:value-type="float">
            <text:p>9123</text:p>
          </table:table-cell>
          <table:table-cell table:style-name="ce25" office:value-type="float" office:value="9113" calcext:value-type="float">
            <text:p>9113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2/28</text:p>
          </table:table-cell>
          <table:table-cell office:value-type="float" office:value="9110" calcext:value-type="float">
            <text:p>9110</text:p>
          </table:table-cell>
          <table:table-cell table:style-name="ce25" office:value-type="float" office:value="9211" calcext:value-type="float">
            <text:p>9211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>
            <text:p>2016/12/29</text:p>
          </table:table-cell>
          <table:table-cell office:value-type="float" office:value="9188" calcext:value-type="float">
            <text:p>9188</text:p>
          </table:table-cell>
          <table:table-cell table:style-name="ce25" office:value-type="float" office:value="9181" calcext:value-type="float">
            <text:p>9181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6/12/30</text:p>
          </table:table-cell>
          <table:table-cell office:value-type="float" office:value="9215" calcext:value-type="float">
            <text:p>9215</text:p>
          </table:table-cell>
          <table:table-cell table:style-name="ce25" office:value-type="float" office:value="9262" calcext:value-type="float">
            <text:p>9262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3</text:p>
          </table:table-cell>
          <table:table-cell office:value-type="float" office:value="9266" calcext:value-type="float">
            <text:p>9266</text:p>
          </table:table-cell>
          <table:table-cell table:style-name="ce25" office:value-type="float" office:value="9280" calcext:value-type="float">
            <text:p>9280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4</text:p>
          </table:table-cell>
          <table:table-cell office:value-type="float" office:value="9281" calcext:value-type="float">
            <text:p>9281</text:p>
          </table:table-cell>
          <table:table-cell table:style-name="ce25" office:value-type="float" office:value="9271" calcext:value-type="float">
            <text:p>9271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5</text:p>
          </table:table-cell>
          <table:table-cell office:value-type="float" office:value="9270" calcext:value-type="float">
            <text:p>9270</text:p>
          </table:table-cell>
          <table:table-cell table:style-name="ce25" office:value-type="float" office:value="9342" calcext:value-type="float">
            <text:p>9342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6</text:p>
          </table:table-cell>
          <table:table-cell office:value-type="float" office:value="9353" calcext:value-type="float">
            <text:p>9353</text:p>
          </table:table-cell>
          <table:table-cell table:style-name="ce25" office:value-type="float" office:value="9365" calcext:value-type="float">
            <text:p>9365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9</text:p>
          </table:table-cell>
          <table:table-cell office:value-type="float" office:value="9379" calcext:value-type="float">
            <text:p>9379</text:p>
          </table:table-cell>
          <table:table-cell table:style-name="ce25" office:value-type="float" office:value="9342" calcext:value-type="float">
            <text:p>9342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10</text:p>
          </table:table-cell>
          <table:table-cell office:value-type="float" office:value="9332" calcext:value-type="float">
            <text:p>9332</text:p>
          </table:table-cell>
          <table:table-cell table:style-name="ce25" office:value-type="float" office:value="9341" calcext:value-type="float">
            <text:p>9341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11</text:p>
          </table:table-cell>
          <table:table-cell office:value-type="float" office:value="9395" calcext:value-type="float">
            <text:p>9395</text:p>
          </table:table-cell>
          <table:table-cell table:style-name="ce25" office:value-type="float" office:value="9337" calcext:value-type="float">
            <text:p>933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12</text:p>
          </table:table-cell>
          <table:table-cell office:value-type="float" office:value="9353" calcext:value-type="float">
            <text:p>9353</text:p>
          </table:table-cell>
          <table:table-cell table:style-name="ce25" office:value-type="float" office:value="9411" calcext:value-type="float">
            <text:p>9411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13</text:p>
          </table:table-cell>
          <table:table-cell office:value-type="float" office:value="9388" calcext:value-type="float">
            <text:p>9388</text:p>
          </table:table-cell>
          <table:table-cell table:style-name="ce25" office:value-type="float" office:value="9375" calcext:value-type="float">
            <text:p>937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16</text:p>
          </table:table-cell>
          <table:table-cell office:value-type="float" office:value="9360" calcext:value-type="float">
            <text:p>9360</text:p>
          </table:table-cell>
          <table:table-cell table:style-name="ce25" office:value-type="float" office:value="9285" calcext:value-type="float">
            <text:p>9285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17</text:p>
          </table:table-cell>
          <table:table-cell office:value-type="float" office:value="9282" calcext:value-type="float">
            <text:p>9282</text:p>
          </table:table-cell>
          <table:table-cell table:style-name="ce25"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18</text:p>
          </table:table-cell>
          <table:table-cell office:value-type="float" office:value="9336" calcext:value-type="float">
            <text:p>9336</text:p>
          </table:table-cell>
          <table:table-cell table:style-name="ce25" office:value-type="float" office:value="9340" calcext:value-type="float">
            <text:p>934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19</text:p>
          </table:table-cell>
          <table:table-cell office:value-type="float" office:value="9337" calcext:value-type="float">
            <text:p>9337</text:p>
          </table:table-cell>
          <table:table-cell table:style-name="ce25" office:value-type="float" office:value="9304" calcext:value-type="float">
            <text:p>9304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20</text:p>
          </table:table-cell>
          <table:table-cell office:value-type="float" office:value="9283" calcext:value-type="float">
            <text:p>9283</text:p>
          </table:table-cell>
          <table:table-cell table:style-name="ce25" office:value-type="float" office:value="9330" calcext:value-type="float">
            <text:p>9330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2017/1/23</text:p>
          </table:table-cell>
          <table:table-cell office:value-type="float" office:value="9319" calcext:value-type="float">
            <text:p>9319</text:p>
          </table:table-cell>
          <table:table-cell table:style-name="ce25" office:value-type="float" office:value="9407" calcext:value-type="float">
            <text:p>9407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1/24</text:p>
          </table:table-cell>
          <table:table-cell office:value-type="float" office:value="9423" calcext:value-type="float">
            <text:p>9423</text:p>
          </table:table-cell>
          <table:table-cell table:style-name="ce25" office:value-type="float" office:value="9442" calcext:value-type="float">
            <text:p>9442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2017/2/2</text:p>
          </table:table-cell>
          <table:table-cell office:value-type="float" office:value="9500" calcext:value-type="float">
            <text:p>9500</text:p>
          </table:table-cell>
          <table:table-cell table:style-name="ce25" office:value-type="float" office:value="9375" calcext:value-type="float">
            <text:p>9375</text:p>
          </table:table-cell>
          <table:table-cell table:number-columns-repeated="9"/>
        </table:table-row>
        <table:table-row table:style-name="ro1" table:number-rows-repeated="104832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0" loext:min-decimal-places="0" number:min-integer-digits="1" number:grouping="true"/>
    </number:number-style>
    <number:number-style style:name="N10161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3P0" style:volatile="true" number:language="zh" number:country="TW">
      <number:number number:decimal-places="2" loext:min-decimal-places="2" number:min-integer-digits="1" number:grouping="true"/>
    </number:number-style>
    <number:number-style style:name="N10163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3P0"/>
    </number:number-style>
    <number:number-style style:name="N10167P0" style:volatile="true" number:language="zh" number:country="TW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7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7P2" style:volatile="true" number:language="zh" number:country="TW">
      <loext:fill-character> </loext:fill-character>
      <number:text>- </number:text>
    </number:number-style>
    <number:text-style style:name="N10167" number:language="zh" number:country="TW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1P2" style:volatile="true" number:language="zh" number:country="TW">
      <loext:text> $</loext:text>
      <loext:fill-character> </loext:fill-character>
      <number:text>- </number:text>
    </number:number-style>
    <number:text-style style:name="N10171" number:language="zh" number:country="TW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zh" number:country="TW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5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5P2" style:volatile="true" number:language="zh" number:country="TW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5" number:language="zh" number:country="TW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9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9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9" number:language="zh" number:country="TW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00/00/00</text:date>, <text:time style:data-style-name="N2" text:time-value="12:06:35.83979569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4:53.814447301</meta:creation-date>
    <dc:date>2017-04-10T15:02:40.517034315</dc:date>
    <meta:editing-duration>PT1H30M41S</meta:editing-duration>
    <meta:editing-cycles>9</meta:editing-cycles>
    <meta:generator>LibreOffice/5.1.6.2$Linux_X86_64 LibreOffice_project/10m0$Build-2</meta:generator>
    <meta:document-statistic meta:table-count="3" meta:cell-count="4019" meta:object-count="0"/>
  </office:meta>
</office:document-meta>
</file>